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99.55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104.94pt"/>
    </style:style>
    <style:style style:name="co1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Crop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200x199</text:p>
          </table:table-cell>
          <table:table-cell office:value-type="string" calcext:value-type="string">
            <text:p>estimativaRG-0.56-200x20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number-columns-repeated="3" office:value-type="float" office:value="1342" calcext:value-type="float">
            <text:p>134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3"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number-columns-repeated="3"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76" calcext:value-type="float">
            <text:p>2376</text:p>
          </table:table-cell>
          <table:table-cell table:number-columns-repeated="3" office:value-type="float" office:value="2924" calcext:value-type="float">
            <text:p>29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3"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1" calcext:value-type="float">
            <text:p>1751</text:p>
          </table:table-cell>
          <table:table-cell table:number-columns-repeated="3" office:value-type="float" office:value="2187" calcext:value-type="float">
            <text:p>21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number-columns-repeated="3"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3"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3"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table:number-columns-repeated="3" office:value-type="float" office:value="1244" calcext:value-type="float">
            <text:p>124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number-columns-repeated="3" office:value-type="float" office:value="1390" calcext:value-type="float">
            <text:p>139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number-columns-repeated="3" office:value-type="float" office:value="913" calcext:value-type="float">
            <text:p>9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number-columns-repeated="3" office:value-type="float" office:value="648" calcext:value-type="float">
            <text:p>6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table:number-columns-repeated="3" office:value-type="float" office:value="1546" calcext:value-type="float">
            <text:p>154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table:number-columns-repeated="3" office:value-type="float" office:value="2351" calcext:value-type="float">
            <text:p>235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3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3"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table:number-columns-repeated="3" office:value-type="float" office:value="1058" calcext:value-type="float">
            <text:p>10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table:number-columns-repeated="3" office:value-type="float" office:value="1763" calcext:value-type="float">
            <text:p>176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3"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number-columns-repeated="3"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number-columns-repeated="3" office:value-type="float" office:value="939" calcext:value-type="float">
            <text:p>93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3"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number-columns-repeated="3" office:value-type="float" office:value="784" calcext:value-type="float">
            <text:p>78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85" calcext:value-type="float">
            <text:p>2785</text:p>
          </table:table-cell>
          <table:table-cell table:number-columns-repeated="3" office:value-type="float" office:value="3321" calcext:value-type="float">
            <text:p>33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3"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3"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number-columns-repeated="3" office:value-type="float" office:value="1197" calcext:value-type="float">
            <text:p>11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table:number-columns-repeated="3" office:value-type="float" office:value="968" calcext:value-type="float">
            <text:p>9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number-columns-repeated="3" office:value-type="float" office:value="509" calcext:value-type="float">
            <text:p>50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10" calcext:value-type="float">
            <text:p>3110</text:p>
          </table:table-cell>
          <table:table-cell table:number-columns-repeated="3" office:value-type="float" office:value="3687" calcext:value-type="float">
            <text:p>368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number-columns-repeated="3" office:value-type="float" office:value="543" calcext:value-type="float">
            <text:p>54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number-columns-repeated="3" office:value-type="float" office:value="601" calcext:value-type="float">
            <text:p>60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3" office:value-type="float" office:value="717" calcext:value-type="float">
            <text:p>71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3"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3" office:value-type="float" office:value="489" calcext:value-type="float">
            <text:p>48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table:number-columns-repeated="3" office:value-type="float" office:value="2720" calcext:value-type="float">
            <text:p>27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17" calcext:value-type="float">
            <text:p>1317</text:p>
          </table:table-cell>
          <table:table-cell table:number-columns-repeated="3" office:value-type="float" office:value="1614" calcext:value-type="float">
            <text:p>16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number-columns-repeated="3" office:value-type="float" office:value="519" calcext:value-type="float">
            <text:p>5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table:number-columns-repeated="3" office:value-type="float" office:value="2198" calcext:value-type="float">
            <text:p>21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number-columns-repeated="3" office:value-type="float" office:value="1074" calcext:value-type="float">
            <text:p>107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7" calcext:value-type="float">
            <text:p>1807</text:p>
          </table:table-cell>
          <table:table-cell table:number-columns-repeated="3" office:value-type="float" office:value="2228" calcext:value-type="float">
            <text:p>22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3"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3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3" office:value-type="float" office:value="508" calcext:value-type="float">
            <text:p>5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table:number-columns-repeated="3" office:value-type="float" office:value="1193" calcext:value-type="float">
            <text:p>119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3" office:value-type="float" office:value="972" calcext:value-type="float">
            <text:p>97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5" calcext:value-type="float">
            <text:p>1715</text:p>
          </table:table-cell>
          <table:table-cell table:number-columns-repeated="3" office:value-type="float" office:value="1920" calcext:value-type="float">
            <text:p>19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number-columns-repeated="3" office:value-type="float" office:value="622" calcext:value-type="float">
            <text:p>6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number-columns-repeated="3"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75" calcext:value-type="float">
            <text:p>3275</text:p>
          </table:table-cell>
          <table:table-cell table:number-columns-repeated="3" office:value-type="float" office:value="3773" calcext:value-type="float">
            <text:p>37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table:number-columns-repeated="3" office:value-type="float" office:value="2551" calcext:value-type="float">
            <text:p>255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table:number-columns-repeated="3" office:value-type="float" office:value="1671" calcext:value-type="float">
            <text:p>167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59" calcext:value-type="float">
            <text:p>2559</text:p>
          </table:table-cell>
          <table:table-cell table:number-columns-repeated="3" office:value-type="float" office:value="3084" calcext:value-type="float">
            <text:p>308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table:number-columns-repeated="3" office:value-type="float" office:value="2436" calcext:value-type="float">
            <text:p>24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table:number-columns-repeated="3" office:value-type="float" office:value="2477" calcext:value-type="float">
            <text:p>24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number-columns-repeated="3" office:value-type="float" office:value="420" calcext:value-type="float">
            <text:p>4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number-columns-repeated="3" office:value-type="float" office:value="567" calcext:value-type="float">
            <text:p>56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3"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table:number-columns-repeated="3" office:value-type="float" office:value="2582" calcext:value-type="float">
            <text:p>25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3"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  <table:table-cell table:number-columns-repeated="3" office:value-type="float" office:value="2189" calcext:value-type="float">
            <text:p>218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number-columns-repeated="3" office:value-type="float" office:value="642" calcext:value-type="float">
            <text:p>6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number-columns-repeated="3" office:value-type="float" office:value="580" calcext:value-type="float">
            <text:p>5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17" calcext:value-type="float">
            <text:p>1417</text:p>
          </table:table-cell>
          <table:table-cell table:number-columns-repeated="3" office:value-type="float" office:value="1726" calcext:value-type="float">
            <text:p>17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number-columns-repeated="3" office:value-type="float" office:value="1158" calcext:value-type="float">
            <text:p>11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9" calcext:value-type="float">
            <text:p>1759</text:p>
          </table:table-cell>
          <table:table-cell table:number-columns-repeated="3" office:value-type="float" office:value="2095" calcext:value-type="float">
            <text:p>20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number-columns-repeated="3"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71" calcext:value-type="float">
            <text:p>1571</text:p>
          </table:table-cell>
          <table:table-cell table:number-columns-repeated="3"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table:number-columns-repeated="3" office:value-type="float" office:value="1225" calcext:value-type="float">
            <text:p>122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number-columns-repeated="3" office:value-type="float" office:value="1081" calcext:value-type="float">
            <text:p>108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table:number-columns-repeated="3" office:value-type="float" office:value="3324" calcext:value-type="float">
            <text:p>33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number-columns-repeated="3" office:value-type="float" office:value="675" calcext:value-type="float">
            <text:p>67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3" office:value-type="float" office:value="959" calcext:value-type="float">
            <text:p>9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3"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table:number-columns-repeated="3" office:value-type="float" office:value="1464" calcext:value-type="float">
            <text:p>146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number-columns-repeated="3" office:value-type="float" office:value="517" calcext:value-type="float">
            <text:p>5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number-columns-repeated="3" office:value-type="float" office:value="1278" calcext:value-type="float">
            <text:p>12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3"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number-columns-repeated="3"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number-columns-repeated="3" office:value-type="float" office:value="514" calcext:value-type="float">
            <text:p>5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3" office:value-type="float" office:value="341" calcext:value-type="float">
            <text:p>3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number-columns-repeated="3" office:value-type="float" office:value="1168" calcext:value-type="float">
            <text:p>116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table:number-columns-repeated="3" office:value-type="float" office:value="809" calcext:value-type="float">
            <text:p>8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number-columns-repeated="3" office:value-type="float" office:value="1535" calcext:value-type="float">
            <text:p>15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29" calcext:value-type="float">
            <text:p>2629</text:p>
          </table:table-cell>
          <table:table-cell table:number-columns-repeated="3" office:value-type="float" office:value="3129" calcext:value-type="float">
            <text:p>31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3" office:value-type="float" office:value="370" calcext:value-type="float">
            <text:p>37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table:number-columns-repeated="3" office:value-type="float" office:value="2850" calcext:value-type="float">
            <text:p>28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table:number-columns-repeated="3" office:value-type="float" office:value="1542" calcext:value-type="float">
            <text:p>15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table:number-columns-repeated="3" office:value-type="float" office:value="3702" calcext:value-type="float">
            <text:p>370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number-columns-repeated="3"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table:number-columns-repeated="3" office:value-type="float" office:value="1814" calcext:value-type="float">
            <text:p>18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table:number-columns-repeated="3" office:value-type="float" office:value="1083" calcext:value-type="float">
            <text:p>10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number-columns-repeated="3" office:value-type="float" office:value="381" calcext:value-type="float">
            <text:p>38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number-columns-repeated="3" office:value-type="float" office:value="652" calcext:value-type="float">
            <text:p>65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27" calcext:value-type="float">
            <text:p>1727</text:p>
          </table:table-cell>
          <table:table-cell table:number-columns-repeated="3" office:value-type="float" office:value="2162" calcext:value-type="float">
            <text:p>216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3"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number-columns-repeated="3" office:value-type="float" office:value="622" calcext:value-type="float">
            <text:p>62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3"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table:number-columns-repeated="3" office:value-type="float" office:value="1502" calcext:value-type="float">
            <text:p>150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number-columns-repeated="3" office:value-type="float" office:value="466" calcext:value-type="float">
            <text:p>46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table:number-columns-repeated="3" office:value-type="float" office:value="2442" calcext:value-type="float">
            <text:p>24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number-columns-repeated="3"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69" calcext:value-type="float">
            <text:p>3569</text:p>
          </table:table-cell>
          <table:table-cell table:number-columns-repeated="3" office:value-type="float" office:value="4364" calcext:value-type="float">
            <text:p>43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number-columns-repeated="3" office:value-type="float" office:value="847" calcext:value-type="float">
            <text:p>84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06" calcext:value-type="float">
            <text:p>2306</text:p>
          </table:table-cell>
          <table:table-cell table:number-columns-repeated="3" office:value-type="float" office:value="2860" calcext:value-type="float">
            <text:p>286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table:number-columns-repeated="3" office:value-type="float" office:value="1820" calcext:value-type="float">
            <text:p>182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table:number-columns-repeated="3" office:value-type="float" office:value="2246" calcext:value-type="float">
            <text:p>22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21" calcext:value-type="float">
            <text:p>3221</text:p>
          </table:table-cell>
          <table:table-cell table:number-columns-repeated="3" office:value-type="float" office:value="3948" calcext:value-type="float">
            <text:p>39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table:number-columns-repeated="3" office:value-type="float" office:value="1418" calcext:value-type="float">
            <text:p>14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number-columns-repeated="3" office:value-type="float" office:value="461" calcext:value-type="float">
            <text:p>46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 table:number-columns-repeated="3" office:value-type="float" office:value="2315" calcext:value-type="float">
            <text:p>23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number-columns-repeated="3"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table:number-columns-repeated="3"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3"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number-columns-repeated="3" office:value-type="float" office:value="929" calcext:value-type="float">
            <text:p>9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3"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number-columns-repeated="3" office:value-type="float" office:value="675" calcext:value-type="float">
            <text:p>67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3"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table:number-columns-repeated="3" office:value-type="float" office:value="1349" calcext:value-type="float">
            <text:p>134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table:number-columns-repeated="3" office:value-type="float" office:value="1532" calcext:value-type="float">
            <text:p>153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table:number-columns-repeated="3" office:value-type="float" office:value="1810" calcext:value-type="float">
            <text:p>18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number-columns-repeated="3" office:value-type="float" office:value="451" calcext:value-type="float">
            <text:p>45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number-columns-repeated="3" office:value-type="float" office:value="1277" calcext:value-type="float">
            <text:p>127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table:number-columns-repeated="3" office:value-type="float" office:value="1501" calcext:value-type="float">
            <text:p>15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number-columns-repeated="3" office:value-type="float" office:value="684" calcext:value-type="float">
            <text:p>68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3"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3"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29" calcext:value-type="float">
            <text:p>2329</text:p>
          </table:table-cell>
          <table:table-cell table:number-columns-repeated="3" office:value-type="float" office:value="2805" calcext:value-type="float">
            <text:p>28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number-columns-repeated="3" office:value-type="float" office:value="575" calcext:value-type="float">
            <text:p>5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table:number-columns-repeated="3"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29" calcext:value-type="float">
            <text:p>1329</text:p>
          </table:table-cell>
          <table:table-cell table:number-columns-repeated="3" office:value-type="float" office:value="1557" calcext:value-type="float">
            <text:p>155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table:number-columns-repeated="3" office:value-type="float" office:value="1237" calcext:value-type="float">
            <text:p>123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table:number-columns-repeated="3" office:value-type="float" office:value="1043" calcext:value-type="float">
            <text:p>10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number-columns-repeated="3" office:value-type="float" office:value="1111" calcext:value-type="float">
            <text:p>11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3"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number-columns-repeated="3" office:value-type="float" office:value="1271" calcext:value-type="float">
            <text:p>12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number-columns-repeated="3" office:value-type="float" office:value="649" calcext:value-type="float">
            <text:p>64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number-columns-repeated="3"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number-columns-repeated="3"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number-columns-repeated="3"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69" calcext:value-type="float">
            <text:p>2469</text:p>
          </table:table-cell>
          <table:table-cell table:number-columns-repeated="3" office:value-type="float" office:value="2840" calcext:value-type="float">
            <text:p>284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number-columns-repeated="3" office:value-type="float" office:value="807" calcext:value-type="float">
            <text:p>8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number-columns-repeated="3" office:value-type="float" office:value="432" calcext:value-type="float">
            <text:p>4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number-columns-repeated="3"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81" calcext:value-type="float">
            <text:p>2381</text:p>
          </table:table-cell>
          <table:table-cell table:number-columns-repeated="3" office:value-type="float" office:value="2871" calcext:value-type="float">
            <text:p>28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number-columns-repeated="3"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30" calcext:value-type="float">
            <text:p>2230</text:p>
          </table:table-cell>
          <table:table-cell table:number-columns-repeated="3" office:value-type="float" office:value="2680" calcext:value-type="float">
            <text:p>268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number-columns-repeated="3" office:value-type="float" office:value="851" calcext:value-type="float">
            <text:p>85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59" calcext:value-type="float">
            <text:p>2059</text:p>
          </table:table-cell>
          <table:table-cell table:number-columns-repeated="3" office:value-type="float" office:value="2553" calcext:value-type="float">
            <text:p>255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number-columns-repeated="3" office:value-type="float" office:value="575" calcext:value-type="float">
            <text:p>5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number-columns-repeated="3"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table:number-columns-repeated="3" office:value-type="float" office:value="2027" calcext:value-type="float">
            <text:p>202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3"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number-columns-repeated="3" office:value-type="float" office:value="1289" calcext:value-type="float">
            <text:p>128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Crops.B2:.B501])" office:value-type="float" office:value="162191" calcext:value-type="float">
            <text:p>162191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Crops.C2:.C501] - [Crops.B2:.B501]))" office:value-type="float" office:value="34373" calcext:value-type="float">
            <text:p>34373</text:p>
          </table:table-cell>
          <table:table-cell table:style-name="ce3" table:number-matrix-columns-spanned="1" table:number-matrix-rows-spanned="1" table:formula="of:=SUM(ABS([Crops.D2:.D501] - [Crops.B2:.B501]))" office:value-type="float" office:value="34376" calcext:value-type="float">
            <text:p>34376</text:p>
          </table:table-cell>
          <table:table-cell table:style-name="ce3" table:number-matrix-columns-spanned="1" table:number-matrix-rows-spanned="1" table:formula="of:=SUM(ABS([Crops.E2:.E501] - [Crops.B2:.B501]))" office:value-type="float" office:value="34373" calcext:value-type="float">
            <text:p>34373</text:p>
          </table:table-cell>
          <table:table-cell table:style-name="ce1" table:number-matrix-columns-spanned="1" table:number-matrix-rows-spanned="1" table:formula="of:=SUM(ABS([Crops.F2:.F501] - [Crops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Crops.G2:.G501] - [Crops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Crops.H2:.H501] - [Crops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Crops.I2:.I501] - [Crops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Crops.J2:.J501] - [Crops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Crops.K2:.K501] - [Crops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Crops.L2:.L501] - [Crops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Crops.M2:.M501] - [Crops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Crops.N2:.N501] - [Crops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Crops.O2:.O501] - [Crops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Crops.P2:.P501] - [Crops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Crops.Q2:.Q501] - [Crops.B2:.B501]))" office:value-type="float" office:value="162191" calcext:value-type="float">
            <text:p>162191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Crops.C503] / [Crops.B502]" office:value-type="float" office:value="0.211929145267" calcext:value-type="float">
            <text:p>0.211929</text:p>
          </table:table-cell>
          <table:table-cell table:style-name="ce4" table:formula="of:=[Crops.D503] / [Crops.B502]" office:value-type="float" office:value="0.211947641977668" calcext:value-type="float">
            <text:p>0.211948</text:p>
          </table:table-cell>
          <table:table-cell table:style-name="ce4" table:formula="of:=[Crops.E503] / [Crops.B502]" office:value-type="float" office:value="0.211929145267" calcext:value-type="float">
            <text:p>0.211929</text:p>
          </table:table-cell>
          <table:table-cell table:style-name="ce4" table:formula="of:=[Crops.F503] / [Crops.B502]" office:value-type="float" office:value="1" calcext:value-type="float">
            <text:p>1.000000</text:p>
          </table:table-cell>
          <table:table-cell table:style-name="ce4" table:formula="of:=[Crops.G503] / [Crops.B502]" office:value-type="float" office:value="1" calcext:value-type="float">
            <text:p>1.000000</text:p>
          </table:table-cell>
          <table:table-cell table:style-name="ce4" table:formula="of:=[Crops.H503] / [Crops.B502]" office:value-type="float" office:value="1" calcext:value-type="float">
            <text:p>1.000000</text:p>
          </table:table-cell>
          <table:table-cell table:style-name="ce4" table:formula="of:=[Crops.I503] / [Crops.B502]" office:value-type="float" office:value="1" calcext:value-type="float">
            <text:p>1.000000</text:p>
          </table:table-cell>
          <table:table-cell table:style-name="ce4" table:formula="of:=[Crops.J503] / [Crops.B502]" office:value-type="float" office:value="1" calcext:value-type="float">
            <text:p>1.000000</text:p>
          </table:table-cell>
          <table:table-cell table:style-name="ce4" table:formula="of:=[Crops.K503] / [Crops.B502]" office:value-type="float" office:value="1" calcext:value-type="float">
            <text:p>1.000000</text:p>
          </table:table-cell>
          <table:table-cell table:style-name="ce4" table:formula="of:=[Crops.L503] / [Crops.B502]" office:value-type="float" office:value="1" calcext:value-type="float">
            <text:p>1.000000</text:p>
          </table:table-cell>
          <table:table-cell table:style-name="ce4" table:formula="of:=[Crops.M503] / [Crops.B502]" office:value-type="float" office:value="1" calcext:value-type="float">
            <text:p>1.000000</text:p>
          </table:table-cell>
          <table:table-cell table:style-name="ce4" table:formula="of:=[Crops.N503] / [Crops.B502]" office:value-type="float" office:value="1" calcext:value-type="float">
            <text:p>1.000000</text:p>
          </table:table-cell>
          <table:table-cell table:style-name="ce4" table:formula="of:=[Crops.O503] / [Crops.B502]" office:value-type="float" office:value="1" calcext:value-type="float">
            <text:p>1.000000</text:p>
          </table:table-cell>
          <table:table-cell table:style-name="ce4" table:formula="of:=[Crops.P503] / [Crops.B502]" office:value-type="float" office:value="1" calcext:value-type="float">
            <text:p>1.000000</text:p>
          </table:table-cell>
          <table:table-cell table:style-name="ce4" table:formula="of:=[Crops.Q503] / [Crops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Crops.C2:.C501] - [Crops.B2:.B501]))" office:value-type="float" office:value="135.081447593665" calcext:value-type="float">
            <text:p>135.081448</text:p>
          </table:table-cell>
          <table:table-cell table:style-name="ce4" table:number-matrix-columns-spanned="1" table:number-matrix-rows-spanned="1" table:formula="of:=COM.MICROSOFT.STDEV.P(ABS([Crops.D2:.D501] - [Crops.B2:.B501]))" office:value-type="float" office:value="135.079363694089" calcext:value-type="float">
            <text:p>135.079364</text:p>
          </table:table-cell>
          <table:table-cell table:style-name="ce4" table:number-matrix-columns-spanned="1" table:number-matrix-rows-spanned="1" table:formula="of:=COM.MICROSOFT.STDEV.P(ABS([Crops.E2:.E501] - [Crops.B2:.B501]))" office:value-type="float" office:value="135.081447593665" calcext:value-type="float">
            <text:p>135.081448</text:p>
          </table:table-cell>
          <table:table-cell table:style-name="ce4" table:number-matrix-columns-spanned="1" table:number-matrix-rows-spanned="1" table:formula="of:=COM.MICROSOFT.STDEV.P(ABS([Crops.F2:.F501] - [Crops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Crops.G2:.G501] - [Crops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Crops.H2:.H501] - [Crops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Crops.I2:.I501] - [Crops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Crops.J2:.J501] - [Crops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Crops.K2:.K501] - [Crops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Crops.L2:.L501] - [Crops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Crops.M2:.M501] - [Crops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Crops.N2:.N501] - [Crops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Crops.O2:.O501] - [Crops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Crops.P2:.P501] - [Crops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Crops.Q2:.Q501] - [Crops.B2:.B501]))" office:value-type="float" office:value="640.316096998973" calcext:value-type="float">
            <text:p>640.316097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11929" calcext:value-type="float">
            <text:p>0.211929</text:p>
          </table:table-cell>
          <table:table-cell office:value-type="float" office:value="135.081448" calcext:value-type="float">
            <text:p>135.081448</text:p>
          </table:table-cell>
          <table:table-cell office:value-type="float" office:value="34373" calcext:value-type="float">
            <text:p>34373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Crops.shp</text:p>
          </table:table-cell>
          <table:table-cell office:value-type="float" office:value="68.746" calcext:value-type="float">
            <text:p>68.746</text:p>
          </table:table-cell>
          <table:table-cell table:number-columns-repeated="1017"/>
        </table:table-row>
      </table:table>
      <table:table table:name="Sheet14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11947641977668" calcext:value-type="float">
            <text:p>0.211947641977668</text:p>
          </table:table-cell>
          <table:table-cell office:value-type="float" office:value="135.079363694089" calcext:value-type="float">
            <text:p>135.07936369408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211947641977668" calcext:value-type="float">
            <text:p>0.211947641977668</text:p>
          </table:table-cell>
          <table:table-cell office:value-type="float" office:value="135.079363694089" calcext:value-type="float">
            <text:p>135.07936369408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211947641977668" calcext:value-type="float">
            <text:p>0.211947641977668</text:p>
          </table:table-cell>
          <table:table-cell office:value-type="float" office:value="135.079363694089" calcext:value-type="float">
            <text:p>135.07936369408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</table:table>
      <table:table table:name="elevcontou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98x187</text:p>
          </table:table-cell>
          <table:table-cell office:value-type="string" calcext:value-type="string">
            <text:p>estimativaRG-0.52-199x188</text:p>
          </table:table-cell>
          <table:table-cell office:value-type="string" calcext:value-type="string">
            <text:p>estimativaRG-0.54-199x190</text:p>
          </table:table-cell>
          <table:table-cell office:value-type="string" calcext:value-type="string">
            <text:p>estimativaRG-0.56-199x191</text:p>
          </table:table-cell>
          <table:table-cell office:value-type="string" calcext:value-type="string">
            <text:p>estimativaRG-0.58-200x191</text:p>
          </table:table-cell>
          <table:table-cell/>
          <table:table-cell office:value-type="string" calcext:value-type="string">
            <text:p>estimativaRG-0.68-200x192</text:p>
          </table:table-cell>
          <table:table-cell office:value-type="string" calcext:value-type="string">
            <text:p>estimativaRG-0.70-200x195</text:p>
          </table:table-cell>
          <table:table-cell/>
          <table:table-cell office:value-type="string" calcext:value-type="string">
            <text:p>estimativaRG-0.74-200x196</text:p>
          </table:table-cell>
          <table:table-cell/>
          <table:table-cell office:value-type="string" calcext:value-type="string">
            <text:p>estimativaRG-0.78-200x197</text:p>
          </table:table-cell>
          <table:table-cell office:value-type="string" calcext:value-type="string">
            <text:p>estimativaRG-0.84-200x198</text:p>
          </table:table-cell>
          <table:table-cell/>
          <table:table-cell office:value-type="string" calcext:value-type="string">
            <text:p>estimativaRG-0.90-200x19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26" calcext:value-type="float">
            <text:p>3826</text:p>
          </table:table-cell>
          <table:table-cell table:number-columns-repeated="6" office:value-type="float" office:value="4919" calcext:value-type="float">
            <text:p>4919</text:p>
          </table:table-cell>
          <table:table-cell/>
          <table:table-cell table:number-columns-repeated="2" office:value-type="float" office:value="4919" calcext:value-type="float">
            <text:p>4919</text:p>
          </table:table-cell>
          <table:table-cell/>
          <table:table-cell office:value-type="float" office:value="4919" calcext:value-type="float">
            <text:p>4919</text:p>
          </table:table-cell>
          <table:table-cell/>
          <table:table-cell table:number-columns-repeated="2" office:value-type="float" office:value="4919" calcext:value-type="float">
            <text:p>4919</text:p>
          </table:table-cell>
          <table:table-cell/>
          <table:table-cell office:value-type="float" office:value="4919" calcext:value-type="float">
            <text:p>491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22" calcext:value-type="float">
            <text:p>22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239" calcext:value-type="float">
            <text:p>9239</text:p>
          </table:table-cell>
          <table:table-cell table:number-columns-repeated="6" office:value-type="float" office:value="10609" calcext:value-type="float">
            <text:p>10609</text:p>
          </table:table-cell>
          <table:table-cell/>
          <table:table-cell table:number-columns-repeated="2" office:value-type="float" office:value="10609" calcext:value-type="float">
            <text:p>10609</text:p>
          </table:table-cell>
          <table:table-cell/>
          <table:table-cell office:value-type="float" office:value="10609" calcext:value-type="float">
            <text:p>10609</text:p>
          </table:table-cell>
          <table:table-cell/>
          <table:table-cell table:number-columns-repeated="2" office:value-type="float" office:value="10609" calcext:value-type="float">
            <text:p>10609</text:p>
          </table:table-cell>
          <table:table-cell/>
          <table:table-cell office:value-type="float" office:value="10609" calcext:value-type="float">
            <text:p>1060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6" office:value-type="float" office:value="259" calcext:value-type="float">
            <text:p>259</text:p>
          </table:table-cell>
          <table:table-cell/>
          <table:table-cell table:number-columns-repeated="2" office:value-type="float" office:value="259" calcext:value-type="float">
            <text:p>259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table:number-columns-repeated="2" office:value-type="float" office:value="259" calcext:value-type="float">
            <text:p>259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614" calcext:value-type="float">
            <text:p>4614</text:p>
          </table:table-cell>
          <table:table-cell table:number-columns-repeated="6" office:value-type="float" office:value="5424" calcext:value-type="float">
            <text:p>5424</text:p>
          </table:table-cell>
          <table:table-cell/>
          <table:table-cell table:number-columns-repeated="2" office:value-type="float" office:value="5424" calcext:value-type="float">
            <text:p>5424</text:p>
          </table:table-cell>
          <table:table-cell/>
          <table:table-cell office:value-type="float" office:value="5424" calcext:value-type="float">
            <text:p>5424</text:p>
          </table:table-cell>
          <table:table-cell/>
          <table:table-cell table:number-columns-repeated="2" office:value-type="float" office:value="5424" calcext:value-type="float">
            <text:p>5424</text:p>
          </table:table-cell>
          <table:table-cell/>
          <table:table-cell office:value-type="float" office:value="5424" calcext:value-type="float">
            <text:p>542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63" calcext:value-type="float">
            <text:p>63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436" calcext:value-type="float">
            <text:p>436</text:p>
          </table:table-cell>
          <table:table-cell table:number-columns-repeated="5" office:value-type="float" office:value="469" calcext:value-type="float">
            <text:p>469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40" calcext:value-type="float">
            <text:p>440</text:p>
          </table:table-cell>
          <table:table-cell/>
          <table:table-cell table:number-columns-repeated="2" office:value-type="float" office:value="436" calcext:value-type="float">
            <text:p>436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094" calcext:value-type="float">
            <text:p>6094</text:p>
          </table:table-cell>
          <table:table-cell table:number-columns-repeated="6" office:value-type="float" office:value="7033" calcext:value-type="float">
            <text:p>7033</text:p>
          </table:table-cell>
          <table:table-cell/>
          <table:table-cell table:number-columns-repeated="2" office:value-type="float" office:value="7033" calcext:value-type="float">
            <text:p>7033</text:p>
          </table:table-cell>
          <table:table-cell/>
          <table:table-cell office:value-type="float" office:value="7033" calcext:value-type="float">
            <text:p>7033</text:p>
          </table:table-cell>
          <table:table-cell/>
          <table:table-cell table:number-columns-repeated="2" office:value-type="float" office:value="7033" calcext:value-type="float">
            <text:p>7033</text:p>
          </table:table-cell>
          <table:table-cell/>
          <table:table-cell office:value-type="float" office:value="7033" calcext:value-type="float">
            <text:p>703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43" calcext:value-type="float">
            <text:p>4543</text:p>
          </table:table-cell>
          <table:table-cell table:number-columns-repeated="6" office:value-type="float" office:value="4964" calcext:value-type="float">
            <text:p>4964</text:p>
          </table:table-cell>
          <table:table-cell/>
          <table:table-cell table:number-columns-repeated="2" office:value-type="float" office:value="4964" calcext:value-type="float">
            <text:p>4964</text:p>
          </table:table-cell>
          <table:table-cell/>
          <table:table-cell office:value-type="float" office:value="4964" calcext:value-type="float">
            <text:p>4964</text:p>
          </table:table-cell>
          <table:table-cell/>
          <table:table-cell table:number-columns-repeated="2" office:value-type="float" office:value="4964" calcext:value-type="float">
            <text:p>4964</text:p>
          </table:table-cell>
          <table:table-cell/>
          <table:table-cell office:value-type="float" office:value="4964" calcext:value-type="float">
            <text:p>496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353" calcext:value-type="float">
            <text:p>3353</text:p>
          </table:table-cell>
          <table:table-cell table:number-columns-repeated="6" office:value-type="float" office:value="3825" calcext:value-type="float">
            <text:p>3825</text:p>
          </table:table-cell>
          <table:table-cell/>
          <table:table-cell table:number-columns-repeated="2" office:value-type="float" office:value="3825" calcext:value-type="float">
            <text:p>3825</text:p>
          </table:table-cell>
          <table:table-cell/>
          <table:table-cell office:value-type="float" office:value="3825" calcext:value-type="float">
            <text:p>3825</text:p>
          </table:table-cell>
          <table:table-cell/>
          <table:table-cell table:number-columns-repeated="2" office:value-type="float" office:value="3825" calcext:value-type="float">
            <text:p>3825</text:p>
          </table:table-cell>
          <table:table-cell/>
          <table:table-cell office:value-type="float" office:value="3825" calcext:value-type="float">
            <text:p>382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646" calcext:value-type="float">
            <text:p>4646</text:p>
          </table:table-cell>
          <table:table-cell table:number-columns-repeated="6" office:value-type="float" office:value="5154" calcext:value-type="float">
            <text:p>5154</text:p>
          </table:table-cell>
          <table:table-cell/>
          <table:table-cell table:number-columns-repeated="2" office:value-type="float" office:value="5154" calcext:value-type="float">
            <text:p>5154</text:p>
          </table:table-cell>
          <table:table-cell/>
          <table:table-cell office:value-type="float" office:value="5154" calcext:value-type="float">
            <text:p>5154</text:p>
          </table:table-cell>
          <table:table-cell/>
          <table:table-cell table:number-columns-repeated="2" office:value-type="float" office:value="5154" calcext:value-type="float">
            <text:p>5154</text:p>
          </table:table-cell>
          <table:table-cell/>
          <table:table-cell office:value-type="float" office:value="5154" calcext:value-type="float">
            <text:p>515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table:number-columns-repeated="6" office:value-type="float" office:value="1288" calcext:value-type="float">
            <text:p>1288</text:p>
          </table:table-cell>
          <table:table-cell/>
          <table:table-cell table:number-columns-repeated="2" office:value-type="float" office:value="1288" calcext:value-type="float">
            <text:p>1288</text:p>
          </table:table-cell>
          <table:table-cell/>
          <table:table-cell office:value-type="float" office:value="1288" calcext:value-type="float">
            <text:p>1288</text:p>
          </table:table-cell>
          <table:table-cell/>
          <table:table-cell table:number-columns-repeated="2" office:value-type="float" office:value="1288" calcext:value-type="float">
            <text:p>1288</text:p>
          </table:table-cell>
          <table:table-cell/>
          <table:table-cell office:value-type="float" office:value="1288" calcext:value-type="float">
            <text:p>12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6" office:value-type="float" office:value="113" calcext:value-type="float">
            <text:p>113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602" calcext:value-type="float">
            <text:p>4602</text:p>
          </table:table-cell>
          <table:table-cell table:number-columns-repeated="6" office:value-type="float" office:value="5105" calcext:value-type="float">
            <text:p>5105</text:p>
          </table:table-cell>
          <table:table-cell/>
          <table:table-cell table:number-columns-repeated="2" office:value-type="float" office:value="5105" calcext:value-type="float">
            <text:p>5105</text:p>
          </table:table-cell>
          <table:table-cell/>
          <table:table-cell office:value-type="float" office:value="5105" calcext:value-type="float">
            <text:p>5105</text:p>
          </table:table-cell>
          <table:table-cell/>
          <table:table-cell table:number-columns-repeated="2" office:value-type="float" office:value="5105" calcext:value-type="float">
            <text:p>5105</text:p>
          </table:table-cell>
          <table:table-cell/>
          <table:table-cell office:value-type="float" office:value="5105" calcext:value-type="float">
            <text:p>510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320" calcext:value-type="float">
            <text:p>5320</text:p>
          </table:table-cell>
          <table:table-cell table:number-columns-repeated="6" office:value-type="float" office:value="5926" calcext:value-type="float">
            <text:p>5926</text:p>
          </table:table-cell>
          <table:table-cell/>
          <table:table-cell table:number-columns-repeated="2" office:value-type="float" office:value="5926" calcext:value-type="float">
            <text:p>5926</text:p>
          </table:table-cell>
          <table:table-cell/>
          <table:table-cell office:value-type="float" office:value="5926" calcext:value-type="float">
            <text:p>5926</text:p>
          </table:table-cell>
          <table:table-cell/>
          <table:table-cell table:number-columns-repeated="2" office:value-type="float" office:value="5926" calcext:value-type="float">
            <text:p>5926</text:p>
          </table:table-cell>
          <table:table-cell/>
          <table:table-cell office:value-type="float" office:value="5926" calcext:value-type="float">
            <text:p>592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6" office:value-type="float" office:value="222" calcext:value-type="float">
            <text:p>222</text:p>
          </table:table-cell>
          <table:table-cell/>
          <table:table-cell table:number-columns-repeated="2"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table:number-columns-repeated="2"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003" calcext:value-type="float">
            <text:p>10003</text:p>
          </table:table-cell>
          <table:table-cell table:number-columns-repeated="6" office:value-type="float" office:value="11641" calcext:value-type="float">
            <text:p>11641</text:p>
          </table:table-cell>
          <table:table-cell/>
          <table:table-cell table:number-columns-repeated="2" office:value-type="float" office:value="11641" calcext:value-type="float">
            <text:p>11641</text:p>
          </table:table-cell>
          <table:table-cell/>
          <table:table-cell office:value-type="float" office:value="11641" calcext:value-type="float">
            <text:p>11641</text:p>
          </table:table-cell>
          <table:table-cell/>
          <table:table-cell table:number-columns-repeated="2" office:value-type="float" office:value="11641" calcext:value-type="float">
            <text:p>11641</text:p>
          </table:table-cell>
          <table:table-cell/>
          <table:table-cell office:value-type="float" office:value="11641" calcext:value-type="float">
            <text:p>1164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771" calcext:value-type="float">
            <text:p>9771</text:p>
          </table:table-cell>
          <table:table-cell table:number-columns-repeated="6" office:value-type="float" office:value="11364" calcext:value-type="float">
            <text:p>11364</text:p>
          </table:table-cell>
          <table:table-cell/>
          <table:table-cell table:number-columns-repeated="2" office:value-type="float" office:value="11364" calcext:value-type="float">
            <text:p>11364</text:p>
          </table:table-cell>
          <table:table-cell/>
          <table:table-cell office:value-type="float" office:value="11364" calcext:value-type="float">
            <text:p>11364</text:p>
          </table:table-cell>
          <table:table-cell/>
          <table:table-cell table:number-columns-repeated="2" office:value-type="float" office:value="11364" calcext:value-type="float">
            <text:p>11364</text:p>
          </table:table-cell>
          <table:table-cell/>
          <table:table-cell office:value-type="float" office:value="11364" calcext:value-type="float">
            <text:p>1136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table:number-columns-repeated="6" office:value-type="float" office:value="2338" calcext:value-type="float">
            <text:p>2338</text:p>
          </table:table-cell>
          <table:table-cell/>
          <table:table-cell table:number-columns-repeated="2" office:value-type="float" office:value="2338" calcext:value-type="float">
            <text:p>2338</text:p>
          </table:table-cell>
          <table:table-cell/>
          <table:table-cell office:value-type="float" office:value="2338" calcext:value-type="float">
            <text:p>2338</text:p>
          </table:table-cell>
          <table:table-cell/>
          <table:table-cell table:number-columns-repeated="2" office:value-type="float" office:value="2338" calcext:value-type="float">
            <text:p>2338</text:p>
          </table:table-cell>
          <table:table-cell/>
          <table:table-cell office:value-type="float" office:value="2338" calcext:value-type="float">
            <text:p>233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952" calcext:value-type="float">
            <text:p>3952</text:p>
          </table:table-cell>
          <table:table-cell table:number-columns-repeated="6" office:value-type="float" office:value="4408" calcext:value-type="float">
            <text:p>4408</text:p>
          </table:table-cell>
          <table:table-cell/>
          <table:table-cell table:number-columns-repeated="2" office:value-type="float" office:value="4408" calcext:value-type="float">
            <text:p>4408</text:p>
          </table:table-cell>
          <table:table-cell/>
          <table:table-cell office:value-type="float" office:value="4408" calcext:value-type="float">
            <text:p>4408</text:p>
          </table:table-cell>
          <table:table-cell/>
          <table:table-cell table:number-columns-repeated="2" office:value-type="float" office:value="4408" calcext:value-type="float">
            <text:p>4408</text:p>
          </table:table-cell>
          <table:table-cell/>
          <table:table-cell office:value-type="float" office:value="4408" calcext:value-type="float">
            <text:p>440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016" calcext:value-type="float">
            <text:p>7016</text:p>
          </table:table-cell>
          <table:table-cell table:number-columns-repeated="6" office:value-type="float" office:value="7886" calcext:value-type="float">
            <text:p>7886</text:p>
          </table:table-cell>
          <table:table-cell/>
          <table:table-cell table:number-columns-repeated="2" office:value-type="float" office:value="7886" calcext:value-type="float">
            <text:p>7886</text:p>
          </table:table-cell>
          <table:table-cell/>
          <table:table-cell office:value-type="float" office:value="7886" calcext:value-type="float">
            <text:p>7886</text:p>
          </table:table-cell>
          <table:table-cell/>
          <table:table-cell table:number-columns-repeated="2" office:value-type="float" office:value="7886" calcext:value-type="float">
            <text:p>7886</text:p>
          </table:table-cell>
          <table:table-cell/>
          <table:table-cell office:value-type="float" office:value="7886" calcext:value-type="float">
            <text:p>788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39" calcext:value-type="float">
            <text:p>1339</text:p>
          </table:table-cell>
          <table:table-cell table:number-columns-repeated="6" office:value-type="float" office:value="1511" calcext:value-type="float">
            <text:p>1511</text:p>
          </table:table-cell>
          <table:table-cell/>
          <table:table-cell table:number-columns-repeated="2" office:value-type="float" office:value="1511" calcext:value-type="float">
            <text:p>1511</text:p>
          </table:table-cell>
          <table:table-cell/>
          <table:table-cell office:value-type="float" office:value="1511" calcext:value-type="float">
            <text:p>1511</text:p>
          </table:table-cell>
          <table:table-cell/>
          <table:table-cell table:number-columns-repeated="2" office:value-type="float" office:value="1511" calcext:value-type="float">
            <text:p>1511</text:p>
          </table:table-cell>
          <table:table-cell/>
          <table:table-cell office:value-type="float" office:value="1511" calcext:value-type="float">
            <text:p>151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804" calcext:value-type="float">
            <text:p>4804</text:p>
          </table:table-cell>
          <table:table-cell table:number-columns-repeated="6" office:value-type="float" office:value="5402" calcext:value-type="float">
            <text:p>5402</text:p>
          </table:table-cell>
          <table:table-cell/>
          <table:table-cell table:number-columns-repeated="2" office:value-type="float" office:value="5402" calcext:value-type="float">
            <text:p>5402</text:p>
          </table:table-cell>
          <table:table-cell/>
          <table:table-cell office:value-type="float" office:value="5402" calcext:value-type="float">
            <text:p>5402</text:p>
          </table:table-cell>
          <table:table-cell/>
          <table:table-cell table:number-columns-repeated="2" office:value-type="float" office:value="5402" calcext:value-type="float">
            <text:p>5402</text:p>
          </table:table-cell>
          <table:table-cell/>
          <table:table-cell office:value-type="float" office:value="5402" calcext:value-type="float">
            <text:p>540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6"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table:number-columns-repeated="6" office:value-type="float" office:value="2163" calcext:value-type="float">
            <text:p>2163</text:p>
          </table:table-cell>
          <table:table-cell/>
          <table:table-cell table:number-columns-repeated="2" office:value-type="float" office:value="2163" calcext:value-type="float">
            <text:p>2163</text:p>
          </table:table-cell>
          <table:table-cell/>
          <table:table-cell office:value-type="float" office:value="2163" calcext:value-type="float">
            <text:p>2163</text:p>
          </table:table-cell>
          <table:table-cell/>
          <table:table-cell table:number-columns-repeated="2" office:value-type="float" office:value="2163" calcext:value-type="float">
            <text:p>2163</text:p>
          </table:table-cell>
          <table:table-cell/>
          <table:table-cell office:value-type="float" office:value="2163" calcext:value-type="float">
            <text:p>2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437" calcext:value-type="float">
            <text:p>9437</text:p>
          </table:table-cell>
          <table:table-cell table:number-columns-repeated="6" office:value-type="float" office:value="10256" calcext:value-type="float">
            <text:p>10256</text:p>
          </table:table-cell>
          <table:table-cell/>
          <table:table-cell table:number-columns-repeated="2" office:value-type="float" office:value="10256" calcext:value-type="float">
            <text:p>10256</text:p>
          </table:table-cell>
          <table:table-cell/>
          <table:table-cell office:value-type="float" office:value="10256" calcext:value-type="float">
            <text:p>10256</text:p>
          </table:table-cell>
          <table:table-cell/>
          <table:table-cell table:number-columns-repeated="2" office:value-type="float" office:value="10256" calcext:value-type="float">
            <text:p>10256</text:p>
          </table:table-cell>
          <table:table-cell/>
          <table:table-cell office:value-type="float" office:value="10256" calcext:value-type="float">
            <text:p>1025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83" calcext:value-type="float">
            <text:p>2383</text:p>
          </table:table-cell>
          <table:table-cell table:number-columns-repeated="6" office:value-type="float" office:value="3106" calcext:value-type="float">
            <text:p>3106</text:p>
          </table:table-cell>
          <table:table-cell/>
          <table:table-cell table:number-columns-repeated="2" office:value-type="float" office:value="3106" calcext:value-type="float">
            <text:p>3106</text:p>
          </table:table-cell>
          <table:table-cell/>
          <table:table-cell office:value-type="float" office:value="3106" calcext:value-type="float">
            <text:p>3106</text:p>
          </table:table-cell>
          <table:table-cell/>
          <table:table-cell table:number-columns-repeated="2" office:value-type="float" office:value="3106" calcext:value-type="float">
            <text:p>3106</text:p>
          </table:table-cell>
          <table:table-cell/>
          <table:table-cell office:value-type="float" office:value="3106" calcext:value-type="float">
            <text:p>310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015" calcext:value-type="float">
            <text:p>4015</text:p>
          </table:table-cell>
          <table:table-cell table:number-columns-repeated="6" office:value-type="float" office:value="4557" calcext:value-type="float">
            <text:p>4557</text:p>
          </table:table-cell>
          <table:table-cell/>
          <table:table-cell table:number-columns-repeated="2" office:value-type="float" office:value="4557" calcext:value-type="float">
            <text:p>4557</text:p>
          </table:table-cell>
          <table:table-cell/>
          <table:table-cell office:value-type="float" office:value="4557" calcext:value-type="float">
            <text:p>4557</text:p>
          </table:table-cell>
          <table:table-cell/>
          <table:table-cell table:number-columns-repeated="2" office:value-type="float" office:value="4557" calcext:value-type="float">
            <text:p>4557</text:p>
          </table:table-cell>
          <table:table-cell/>
          <table:table-cell office:value-type="float" office:value="4557" calcext:value-type="float">
            <text:p>455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972" calcext:value-type="float">
            <text:p>6972</text:p>
          </table:table-cell>
          <table:table-cell table:number-columns-repeated="6" office:value-type="float" office:value="8048" calcext:value-type="float">
            <text:p>8048</text:p>
          </table:table-cell>
          <table:table-cell/>
          <table:table-cell table:number-columns-repeated="2" office:value-type="float" office:value="8048" calcext:value-type="float">
            <text:p>8048</text:p>
          </table:table-cell>
          <table:table-cell/>
          <table:table-cell office:value-type="float" office:value="8048" calcext:value-type="float">
            <text:p>8048</text:p>
          </table:table-cell>
          <table:table-cell/>
          <table:table-cell table:number-columns-repeated="2" office:value-type="float" office:value="8048" calcext:value-type="float">
            <text:p>8048</text:p>
          </table:table-cell>
          <table:table-cell/>
          <table:table-cell office:value-type="float" office:value="8048" calcext:value-type="float">
            <text:p>8048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table:number-columns-repeated="5" office:value-type="float" office:value="158" calcext:value-type="float">
            <text:p>1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6" office:value-type="float" office:value="81" calcext:value-type="float">
            <text:p>81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table:number-columns-repeated="6" office:value-type="float" office:value="1569" calcext:value-type="float">
            <text:p>1569</text:p>
          </table:table-cell>
          <table:table-cell/>
          <table:table-cell table:number-columns-repeated="2" office:value-type="float" office:value="1569" calcext:value-type="float">
            <text:p>1569</text:p>
          </table:table-cell>
          <table:table-cell/>
          <table:table-cell office:value-type="float" office:value="1569" calcext:value-type="float">
            <text:p>1569</text:p>
          </table:table-cell>
          <table:table-cell/>
          <table:table-cell table:number-columns-repeated="2" office:value-type="float" office:value="1569" calcext:value-type="float">
            <text:p>1569</text:p>
          </table:table-cell>
          <table:table-cell/>
          <table:table-cell office:value-type="float" office:value="1569" calcext:value-type="float">
            <text:p>156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52" calcext:value-type="float">
            <text:p>52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54" calcext:value-type="float">
            <text:p>2754</text:p>
          </table:table-cell>
          <table:table-cell table:number-columns-repeated="6" office:value-type="float" office:value="3496" calcext:value-type="float">
            <text:p>3496</text:p>
          </table:table-cell>
          <table:table-cell/>
          <table:table-cell table:number-columns-repeated="2" office:value-type="float" office:value="3496" calcext:value-type="float">
            <text:p>3496</text:p>
          </table:table-cell>
          <table:table-cell/>
          <table:table-cell office:value-type="float" office:value="3496" calcext:value-type="float">
            <text:p>3496</text:p>
          </table:table-cell>
          <table:table-cell/>
          <table:table-cell table:number-columns-repeated="2" office:value-type="float" office:value="3496" calcext:value-type="float">
            <text:p>3496</text:p>
          </table:table-cell>
          <table:table-cell/>
          <table:table-cell office:value-type="float" office:value="3496" calcext:value-type="float">
            <text:p>349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308" calcext:value-type="float">
            <text:p>4308</text:p>
          </table:table-cell>
          <table:table-cell table:number-columns-repeated="6" office:value-type="float" office:value="4908" calcext:value-type="float">
            <text:p>4908</text:p>
          </table:table-cell>
          <table:table-cell/>
          <table:table-cell table:number-columns-repeated="2" office:value-type="float" office:value="4908" calcext:value-type="float">
            <text:p>4908</text:p>
          </table:table-cell>
          <table:table-cell/>
          <table:table-cell office:value-type="float" office:value="4908" calcext:value-type="float">
            <text:p>4908</text:p>
          </table:table-cell>
          <table:table-cell/>
          <table:table-cell table:number-columns-repeated="2" office:value-type="float" office:value="4908" calcext:value-type="float">
            <text:p>4908</text:p>
          </table:table-cell>
          <table:table-cell/>
          <table:table-cell office:value-type="float" office:value="4908" calcext:value-type="float">
            <text:p>490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87" calcext:value-type="float">
            <text:p>1687</text:p>
          </table:table-cell>
          <table:table-cell table:number-columns-repeated="6" office:value-type="float" office:value="1957" calcext:value-type="float">
            <text:p>1957</text:p>
          </table:table-cell>
          <table:table-cell/>
          <table:table-cell table:number-columns-repeated="2" office:value-type="float" office:value="1957" calcext:value-type="float">
            <text:p>1957</text:p>
          </table:table-cell>
          <table:table-cell/>
          <table:table-cell office:value-type="float" office:value="1957" calcext:value-type="float">
            <text:p>1957</text:p>
          </table:table-cell>
          <table:table-cell/>
          <table:table-cell table:number-columns-repeated="2" office:value-type="float" office:value="1957" calcext:value-type="float">
            <text:p>1957</text:p>
          </table:table-cell>
          <table:table-cell/>
          <table:table-cell office:value-type="float" office:value="1957" calcext:value-type="float">
            <text:p>195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417" calcext:value-type="float">
            <text:p>7417</text:p>
          </table:table-cell>
          <table:table-cell table:number-columns-repeated="6" office:value-type="float" office:value="7732" calcext:value-type="float">
            <text:p>7732</text:p>
          </table:table-cell>
          <table:table-cell/>
          <table:table-cell table:number-columns-repeated="2" office:value-type="float" office:value="7732" calcext:value-type="float">
            <text:p>7732</text:p>
          </table:table-cell>
          <table:table-cell/>
          <table:table-cell office:value-type="float" office:value="7732" calcext:value-type="float">
            <text:p>7732</text:p>
          </table:table-cell>
          <table:table-cell/>
          <table:table-cell table:number-columns-repeated="2" office:value-type="float" office:value="7732" calcext:value-type="float">
            <text:p>7732</text:p>
          </table:table-cell>
          <table:table-cell/>
          <table:table-cell office:value-type="float" office:value="7732" calcext:value-type="float">
            <text:p>773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number-columns-repeated="6" office:value-type="float" office:value="1144" calcext:value-type="float">
            <text:p>1144</text:p>
          </table:table-cell>
          <table:table-cell/>
          <table:table-cell table:number-columns-repeated="2" office:value-type="float" office:value="1144" calcext:value-type="float">
            <text:p>1144</text:p>
          </table:table-cell>
          <table:table-cell/>
          <table:table-cell office:value-type="float" office:value="1144" calcext:value-type="float">
            <text:p>1144</text:p>
          </table:table-cell>
          <table:table-cell/>
          <table:table-cell table:number-columns-repeated="2" office:value-type="float" office:value="1144" calcext:value-type="float">
            <text:p>1144</text:p>
          </table:table-cell>
          <table:table-cell/>
          <table:table-cell office:value-type="float" office:value="1144" calcext:value-type="float">
            <text:p>114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41" calcext:value-type="float">
            <text:p>2541</text:p>
          </table:table-cell>
          <table:table-cell table:number-columns-repeated="6" office:value-type="float" office:value="2981" calcext:value-type="float">
            <text:p>2981</text:p>
          </table:table-cell>
          <table:table-cell/>
          <table:table-cell table:number-columns-repeated="2" office:value-type="float" office:value="2981" calcext:value-type="float">
            <text:p>2981</text:p>
          </table:table-cell>
          <table:table-cell/>
          <table:table-cell office:value-type="float" office:value="2981" calcext:value-type="float">
            <text:p>2981</text:p>
          </table:table-cell>
          <table:table-cell/>
          <table:table-cell table:number-columns-repeated="2" office:value-type="float" office:value="2981" calcext:value-type="float">
            <text:p>2981</text:p>
          </table:table-cell>
          <table:table-cell/>
          <table:table-cell office:value-type="float" office:value="2981" calcext:value-type="float">
            <text:p>298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600" calcext:value-type="float">
            <text:p>6600</text:p>
          </table:table-cell>
          <table:table-cell table:number-columns-repeated="6" office:value-type="float" office:value="7057" calcext:value-type="float">
            <text:p>7057</text:p>
          </table:table-cell>
          <table:table-cell/>
          <table:table-cell table:number-columns-repeated="2" office:value-type="float" office:value="7057" calcext:value-type="float">
            <text:p>7057</text:p>
          </table:table-cell>
          <table:table-cell/>
          <table:table-cell office:value-type="float" office:value="7057" calcext:value-type="float">
            <text:p>7057</text:p>
          </table:table-cell>
          <table:table-cell/>
          <table:table-cell table:number-columns-repeated="2" office:value-type="float" office:value="7057" calcext:value-type="float">
            <text:p>7057</text:p>
          </table:table-cell>
          <table:table-cell/>
          <table:table-cell office:value-type="float" office:value="7057" calcext:value-type="float">
            <text:p>705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70" calcext:value-type="float">
            <text:p>2370</text:p>
          </table:table-cell>
          <table:table-cell table:number-columns-repeated="6" office:value-type="float" office:value="2779" calcext:value-type="float">
            <text:p>2779</text:p>
          </table:table-cell>
          <table:table-cell/>
          <table:table-cell table:number-columns-repeated="2" office:value-type="float" office:value="2779" calcext:value-type="float">
            <text:p>2779</text:p>
          </table:table-cell>
          <table:table-cell/>
          <table:table-cell office:value-type="float" office:value="2779" calcext:value-type="float">
            <text:p>2779</text:p>
          </table:table-cell>
          <table:table-cell/>
          <table:table-cell table:number-columns-repeated="2" office:value-type="float" office:value="2779" calcext:value-type="float">
            <text:p>2779</text:p>
          </table:table-cell>
          <table:table-cell/>
          <table:table-cell office:value-type="float" office:value="2779" calcext:value-type="float">
            <text:p>277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808" calcext:value-type="float">
            <text:p>13808</text:p>
          </table:table-cell>
          <table:table-cell table:number-columns-repeated="6" office:value-type="float" office:value="15039" calcext:value-type="float">
            <text:p>15039</text:p>
          </table:table-cell>
          <table:table-cell/>
          <table:table-cell table:number-columns-repeated="2" office:value-type="float" office:value="15039" calcext:value-type="float">
            <text:p>15039</text:p>
          </table:table-cell>
          <table:table-cell/>
          <table:table-cell office:value-type="float" office:value="15039" calcext:value-type="float">
            <text:p>15039</text:p>
          </table:table-cell>
          <table:table-cell/>
          <table:table-cell table:number-columns-repeated="2" office:value-type="float" office:value="15039" calcext:value-type="float">
            <text:p>15039</text:p>
          </table:table-cell>
          <table:table-cell/>
          <table:table-cell office:value-type="float" office:value="15039" calcext:value-type="float">
            <text:p>1503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61" calcext:value-type="float">
            <text:p>3061</text:p>
          </table:table-cell>
          <table:table-cell table:number-columns-repeated="6" office:value-type="float" office:value="3588" calcext:value-type="float">
            <text:p>3588</text:p>
          </table:table-cell>
          <table:table-cell/>
          <table:table-cell table:number-columns-repeated="2" office:value-type="float" office:value="3588" calcext:value-type="float">
            <text:p>3588</text:p>
          </table:table-cell>
          <table:table-cell/>
          <table:table-cell office:value-type="float" office:value="3588" calcext:value-type="float">
            <text:p>3588</text:p>
          </table:table-cell>
          <table:table-cell/>
          <table:table-cell table:number-columns-repeated="2" office:value-type="float" office:value="3588" calcext:value-type="float">
            <text:p>3588</text:p>
          </table:table-cell>
          <table:table-cell/>
          <table:table-cell office:value-type="float" office:value="3588" calcext:value-type="float">
            <text:p>35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6" office:value-type="float" office:value="56" calcext:value-type="float">
            <text:p>56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table:number-columns-repeated="6" office:value-type="float" office:value="2157" calcext:value-type="float">
            <text:p>2157</text:p>
          </table:table-cell>
          <table:table-cell/>
          <table:table-cell table:number-columns-repeated="2" office:value-type="float" office:value="2157" calcext:value-type="float">
            <text:p>2157</text:p>
          </table:table-cell>
          <table:table-cell/>
          <table:table-cell office:value-type="float" office:value="2157" calcext:value-type="float">
            <text:p>2157</text:p>
          </table:table-cell>
          <table:table-cell/>
          <table:table-cell table:number-columns-repeated="2" office:value-type="float" office:value="2157" calcext:value-type="float">
            <text:p>2157</text:p>
          </table:table-cell>
          <table:table-cell/>
          <table:table-cell office:value-type="float" office:value="2157" calcext:value-type="float">
            <text:p>215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22" calcext:value-type="float">
            <text:p>222</text:p>
          </table:table-cell>
          <table:table-cell table:number-columns-repeated="5" office:value-type="float" office:value="224" calcext:value-type="float">
            <text:p>224</text:p>
          </table:table-cell>
          <table:table-cell/>
          <table:table-cell table:number-columns-repeated="2"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table:number-columns-repeated="2"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 table:number-columns-repeated="6" office:value-type="float" office:value="2148" calcext:value-type="float">
            <text:p>2148</text:p>
          </table:table-cell>
          <table:table-cell/>
          <table:table-cell table:number-columns-repeated="2" office:value-type="float" office:value="2148" calcext:value-type="float">
            <text:p>2148</text:p>
          </table:table-cell>
          <table:table-cell/>
          <table:table-cell office:value-type="float" office:value="2148" calcext:value-type="float">
            <text:p>2148</text:p>
          </table:table-cell>
          <table:table-cell/>
          <table:table-cell table:number-columns-repeated="2" office:value-type="float" office:value="2148" calcext:value-type="float">
            <text:p>2148</text:p>
          </table:table-cell>
          <table:table-cell/>
          <table:table-cell office:value-type="float" office:value="2148" calcext:value-type="float">
            <text:p>214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937" calcext:value-type="float">
            <text:p>5937</text:p>
          </table:table-cell>
          <table:table-cell table:number-columns-repeated="6" office:value-type="float" office:value="6990" calcext:value-type="float">
            <text:p>6990</text:p>
          </table:table-cell>
          <table:table-cell/>
          <table:table-cell table:number-columns-repeated="2" office:value-type="float" office:value="6990" calcext:value-type="float">
            <text:p>6990</text:p>
          </table:table-cell>
          <table:table-cell/>
          <table:table-cell office:value-type="float" office:value="6990" calcext:value-type="float">
            <text:p>6990</text:p>
          </table:table-cell>
          <table:table-cell/>
          <table:table-cell table:number-columns-repeated="2" office:value-type="float" office:value="6990" calcext:value-type="float">
            <text:p>6990</text:p>
          </table:table-cell>
          <table:table-cell/>
          <table:table-cell office:value-type="float" office:value="6990" calcext:value-type="float">
            <text:p>699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329" calcext:value-type="float">
            <text:p>7329</text:p>
          </table:table-cell>
          <table:table-cell table:number-columns-repeated="6" office:value-type="float" office:value="8345" calcext:value-type="float">
            <text:p>8345</text:p>
          </table:table-cell>
          <table:table-cell/>
          <table:table-cell table:number-columns-repeated="2" office:value-type="float" office:value="8345" calcext:value-type="float">
            <text:p>8345</text:p>
          </table:table-cell>
          <table:table-cell/>
          <table:table-cell office:value-type="float" office:value="8345" calcext:value-type="float">
            <text:p>8345</text:p>
          </table:table-cell>
          <table:table-cell/>
          <table:table-cell table:number-columns-repeated="2" office:value-type="float" office:value="8345" calcext:value-type="float">
            <text:p>8345</text:p>
          </table:table-cell>
          <table:table-cell/>
          <table:table-cell office:value-type="float" office:value="8345" calcext:value-type="float">
            <text:p>834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33" calcext:value-type="float">
            <text:p>1933</text:p>
          </table:table-cell>
          <table:table-cell table:number-columns-repeated="6" office:value-type="float" office:value="2227" calcext:value-type="float">
            <text:p>2227</text:p>
          </table:table-cell>
          <table:table-cell/>
          <table:table-cell table:number-columns-repeated="2" office:value-type="float" office:value="2227" calcext:value-type="float">
            <text:p>2227</text:p>
          </table:table-cell>
          <table:table-cell/>
          <table:table-cell office:value-type="float" office:value="2227" calcext:value-type="float">
            <text:p>2227</text:p>
          </table:table-cell>
          <table:table-cell/>
          <table:table-cell table:number-columns-repeated="2" office:value-type="float" office:value="2227" calcext:value-type="float">
            <text:p>2227</text:p>
          </table:table-cell>
          <table:table-cell/>
          <table:table-cell office:value-type="float" office:value="2227" calcext:value-type="float">
            <text:p>222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6"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53" calcext:value-type="float">
            <text:p>53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31" calcext:value-type="float">
            <text:p>2531</text:p>
          </table:table-cell>
          <table:table-cell table:number-columns-repeated="6" office:value-type="float" office:value="2908" calcext:value-type="float">
            <text:p>2908</text:p>
          </table:table-cell>
          <table:table-cell/>
          <table:table-cell table:number-columns-repeated="2" office:value-type="float" office:value="2908" calcext:value-type="float">
            <text:p>2908</text:p>
          </table:table-cell>
          <table:table-cell/>
          <table:table-cell office:value-type="float" office:value="2908" calcext:value-type="float">
            <text:p>2908</text:p>
          </table:table-cell>
          <table:table-cell/>
          <table:table-cell table:number-columns-repeated="2" office:value-type="float" office:value="2908" calcext:value-type="float">
            <text:p>2908</text:p>
          </table:table-cell>
          <table:table-cell/>
          <table:table-cell office:value-type="float" office:value="2908" calcext:value-type="float">
            <text:p>2908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979" calcext:value-type="float">
            <text:p>18979</text:p>
          </table:table-cell>
          <table:table-cell table:number-columns-repeated="6" office:value-type="float" office:value="20959" calcext:value-type="float">
            <text:p>20959</text:p>
          </table:table-cell>
          <table:table-cell/>
          <table:table-cell table:number-columns-repeated="2" office:value-type="float" office:value="20959" calcext:value-type="float">
            <text:p>20959</text:p>
          </table:table-cell>
          <table:table-cell/>
          <table:table-cell office:value-type="float" office:value="20959" calcext:value-type="float">
            <text:p>20959</text:p>
          </table:table-cell>
          <table:table-cell/>
          <table:table-cell table:number-columns-repeated="2" office:value-type="float" office:value="20959" calcext:value-type="float">
            <text:p>20959</text:p>
          </table:table-cell>
          <table:table-cell/>
          <table:table-cell office:value-type="float" office:value="20959" calcext:value-type="float">
            <text:p>2095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33" calcext:value-type="float">
            <text:p>4533</text:p>
          </table:table-cell>
          <table:table-cell table:number-columns-repeated="6" office:value-type="float" office:value="5394" calcext:value-type="float">
            <text:p>5394</text:p>
          </table:table-cell>
          <table:table-cell/>
          <table:table-cell table:number-columns-repeated="2" office:value-type="float" office:value="5394" calcext:value-type="float">
            <text:p>5394</text:p>
          </table:table-cell>
          <table:table-cell/>
          <table:table-cell office:value-type="float" office:value="5394" calcext:value-type="float">
            <text:p>5394</text:p>
          </table:table-cell>
          <table:table-cell/>
          <table:table-cell table:number-columns-repeated="2" office:value-type="float" office:value="5394" calcext:value-type="float">
            <text:p>5394</text:p>
          </table:table-cell>
          <table:table-cell/>
          <table:table-cell office:value-type="float" office:value="5394" calcext:value-type="float">
            <text:p>539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608" calcext:value-type="float">
            <text:p>9608</text:p>
          </table:table-cell>
          <table:table-cell table:number-columns-repeated="6" office:value-type="float" office:value="10485" calcext:value-type="float">
            <text:p>10485</text:p>
          </table:table-cell>
          <table:table-cell/>
          <table:table-cell table:number-columns-repeated="2" office:value-type="float" office:value="10485" calcext:value-type="float">
            <text:p>10485</text:p>
          </table:table-cell>
          <table:table-cell/>
          <table:table-cell office:value-type="float" office:value="10485" calcext:value-type="float">
            <text:p>10485</text:p>
          </table:table-cell>
          <table:table-cell/>
          <table:table-cell table:number-columns-repeated="2" office:value-type="float" office:value="10485" calcext:value-type="float">
            <text:p>10485</text:p>
          </table:table-cell>
          <table:table-cell/>
          <table:table-cell office:value-type="float" office:value="10485" calcext:value-type="float">
            <text:p>1048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6" office:value-type="float" office:value="93" calcext:value-type="float">
            <text:p>93</text:p>
          </table:table-cell>
          <table:table-cell/>
          <table:table-cell table:number-columns-repeated="2" office:value-type="float" office:value="93" calcext:value-type="float">
            <text:p>93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93" calcext:value-type="float">
            <text:p>93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058" calcext:value-type="float">
            <text:p>7058</text:p>
          </table:table-cell>
          <table:table-cell table:number-columns-repeated="6" office:value-type="float" office:value="8190" calcext:value-type="float">
            <text:p>8190</text:p>
          </table:table-cell>
          <table:table-cell/>
          <table:table-cell table:number-columns-repeated="2" office:value-type="float" office:value="8190" calcext:value-type="float">
            <text:p>8190</text:p>
          </table:table-cell>
          <table:table-cell/>
          <table:table-cell office:value-type="float" office:value="8190" calcext:value-type="float">
            <text:p>8190</text:p>
          </table:table-cell>
          <table:table-cell/>
          <table:table-cell table:number-columns-repeated="2" office:value-type="float" office:value="8190" calcext:value-type="float">
            <text:p>8190</text:p>
          </table:table-cell>
          <table:table-cell/>
          <table:table-cell office:value-type="float" office:value="8190" calcext:value-type="float">
            <text:p>819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15" calcext:value-type="float">
            <text:p>15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11" calcext:value-type="float">
            <text:p>211</text:p>
          </table:table-cell>
          <table:table-cell table:number-columns-repeated="5" office:value-type="float" office:value="206" calcext:value-type="float">
            <text:p>206</text:p>
          </table:table-cell>
          <table:table-cell/>
          <table:table-cell table:number-columns-repeated="2" office:value-type="float" office:value="206" calcext:value-type="float">
            <text:p>206</text:p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number-columns-repeated="6" office:value-type="float" office:value="966" calcext:value-type="float">
            <text:p>966</text:p>
          </table:table-cell>
          <table:table-cell/>
          <table:table-cell table:number-columns-repeated="2" office:value-type="float" office:value="966" calcext:value-type="float">
            <text:p>966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table:number-columns-repeated="2" office:value-type="float" office:value="966" calcext:value-type="float">
            <text:p>966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4" calcext:value-type="float">
            <text:p>114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6" office:value-type="float" office:value="40" calcext:value-type="float">
            <text:p>4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number-columns-repeated="6" office:value-type="float" office:value="643" calcext:value-type="float">
            <text:p>643</text:p>
          </table:table-cell>
          <table:table-cell/>
          <table:table-cell table:number-columns-repeated="2" office:value-type="float" office:value="643" calcext:value-type="float">
            <text:p>643</text:p>
          </table:table-cell>
          <table:table-cell/>
          <table:table-cell office:value-type="float" office:value="643" calcext:value-type="float">
            <text:p>643</text:p>
          </table:table-cell>
          <table:table-cell/>
          <table:table-cell table:number-columns-repeated="2" office:value-type="float" office:value="643" calcext:value-type="float">
            <text:p>643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number-columns-repeated="6" office:value-type="float" office:value="573" calcext:value-type="float">
            <text:p>573</text:p>
          </table:table-cell>
          <table:table-cell/>
          <table:table-cell table:number-columns-repeated="2" office:value-type="float" office:value="573" calcext:value-type="float">
            <text:p>573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table:number-columns-repeated="2" office:value-type="float" office:value="573" calcext:value-type="float">
            <text:p>573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45" calcext:value-type="float">
            <text:p>3045</text:p>
          </table:table-cell>
          <table:table-cell table:number-columns-repeated="6" office:value-type="float" office:value="3367" calcext:value-type="float">
            <text:p>3367</text:p>
          </table:table-cell>
          <table:table-cell/>
          <table:table-cell table:number-columns-repeated="2" office:value-type="float" office:value="3367" calcext:value-type="float">
            <text:p>3367</text:p>
          </table:table-cell>
          <table:table-cell/>
          <table:table-cell office:value-type="float" office:value="3367" calcext:value-type="float">
            <text:p>3367</text:p>
          </table:table-cell>
          <table:table-cell/>
          <table:table-cell table:number-columns-repeated="2" office:value-type="float" office:value="3367" calcext:value-type="float">
            <text:p>3367</text:p>
          </table:table-cell>
          <table:table-cell/>
          <table:table-cell office:value-type="float" office:value="3367" calcext:value-type="float">
            <text:p>336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34" calcext:value-type="float">
            <text:p>1734</text:p>
          </table:table-cell>
          <table:table-cell table:number-columns-repeated="6" office:value-type="float" office:value="1946" calcext:value-type="float">
            <text:p>1946</text:p>
          </table:table-cell>
          <table:table-cell/>
          <table:table-cell table:number-columns-repeated="2" office:value-type="float" office:value="1946" calcext:value-type="float">
            <text:p>1946</text:p>
          </table:table-cell>
          <table:table-cell/>
          <table:table-cell office:value-type="float" office:value="1946" calcext:value-type="float">
            <text:p>1946</text:p>
          </table:table-cell>
          <table:table-cell/>
          <table:table-cell table:number-columns-repeated="2" office:value-type="float" office:value="1946" calcext:value-type="float">
            <text:p>1946</text:p>
          </table:table-cell>
          <table:table-cell/>
          <table:table-cell office:value-type="float" office:value="1946" calcext:value-type="float">
            <text:p>194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table:number-columns-repeated="6" office:value-type="float" office:value="4495" calcext:value-type="float">
            <text:p>4495</text:p>
          </table:table-cell>
          <table:table-cell/>
          <table:table-cell table:number-columns-repeated="2" office:value-type="float" office:value="4495" calcext:value-type="float">
            <text:p>4495</text:p>
          </table:table-cell>
          <table:table-cell/>
          <table:table-cell office:value-type="float" office:value="4495" calcext:value-type="float">
            <text:p>4495</text:p>
          </table:table-cell>
          <table:table-cell/>
          <table:table-cell table:number-columns-repeated="2" office:value-type="float" office:value="4495" calcext:value-type="float">
            <text:p>4495</text:p>
          </table:table-cell>
          <table:table-cell/>
          <table:table-cell office:value-type="float" office:value="4495" calcext:value-type="float">
            <text:p>449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692" calcext:value-type="float">
            <text:p>2692</text:p>
          </table:table-cell>
          <table:table-cell table:number-columns-repeated="6" office:value-type="float" office:value="3044" calcext:value-type="float">
            <text:p>3044</text:p>
          </table:table-cell>
          <table:table-cell/>
          <table:table-cell table:number-columns-repeated="2" office:value-type="float" office:value="3044" calcext:value-type="float">
            <text:p>3044</text:p>
          </table:table-cell>
          <table:table-cell/>
          <table:table-cell office:value-type="float" office:value="3044" calcext:value-type="float">
            <text:p>3044</text:p>
          </table:table-cell>
          <table:table-cell/>
          <table:table-cell table:number-columns-repeated="2" office:value-type="float" office:value="3044" calcext:value-type="float">
            <text:p>3044</text:p>
          </table:table-cell>
          <table:table-cell/>
          <table:table-cell office:value-type="float" office:value="3044" calcext:value-type="float">
            <text:p>304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table:number-columns-repeated="6" office:value-type="float" office:value="1375" calcext:value-type="float">
            <text:p>1375</text:p>
          </table:table-cell>
          <table:table-cell/>
          <table:table-cell table:number-columns-repeated="2" office:value-type="float" office:value="1375" calcext:value-type="float">
            <text:p>1375</text:p>
          </table:table-cell>
          <table:table-cell/>
          <table:table-cell office:value-type="float" office:value="1375" calcext:value-type="float">
            <text:p>1375</text:p>
          </table:table-cell>
          <table:table-cell/>
          <table:table-cell table:number-columns-repeated="2" office:value-type="float" office:value="1375" calcext:value-type="float">
            <text:p>1375</text:p>
          </table:table-cell>
          <table:table-cell/>
          <table:table-cell office:value-type="float" office:value="1375" calcext:value-type="float">
            <text:p>1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6" office:value-type="float" office:value="67" calcext:value-type="float">
            <text:p>67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table:number-columns-repeated="6" office:value-type="float" office:value="1782" calcext:value-type="float">
            <text:p>1782</text:p>
          </table:table-cell>
          <table:table-cell/>
          <table:table-cell table:number-columns-repeated="2" office:value-type="float" office:value="1782" calcext:value-type="float">
            <text:p>1782</text:p>
          </table:table-cell>
          <table:table-cell/>
          <table:table-cell office:value-type="float" office:value="1782" calcext:value-type="float">
            <text:p>1782</text:p>
          </table:table-cell>
          <table:table-cell/>
          <table:table-cell table:number-columns-repeated="2" office:value-type="float" office:value="1782" calcext:value-type="float">
            <text:p>1782</text:p>
          </table:table-cell>
          <table:table-cell/>
          <table:table-cell office:value-type="float" office:value="1782" calcext:value-type="float">
            <text:p>178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number-columns-repeated="6" office:value-type="float" office:value="542" calcext:value-type="float">
            <text:p>542</text:p>
          </table:table-cell>
          <table:table-cell/>
          <table:table-cell table:number-columns-repeated="2" office:value-type="float" office:value="542" calcext:value-type="float">
            <text:p>542</text:p>
          </table:table-cell>
          <table:table-cell/>
          <table:table-cell office:value-type="float" office:value="542" calcext:value-type="float">
            <text:p>542</text:p>
          </table:table-cell>
          <table:table-cell/>
          <table:table-cell table:number-columns-repeated="2" office:value-type="float" office:value="542" calcext:value-type="float">
            <text:p>542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 table:number-columns-repeated="6" office:value-type="float" office:value="6868" calcext:value-type="float">
            <text:p>6868</text:p>
          </table:table-cell>
          <table:table-cell/>
          <table:table-cell table:number-columns-repeated="2" office:value-type="float" office:value="6868" calcext:value-type="float">
            <text:p>6868</text:p>
          </table:table-cell>
          <table:table-cell/>
          <table:table-cell office:value-type="float" office:value="6868" calcext:value-type="float">
            <text:p>6868</text:p>
          </table:table-cell>
          <table:table-cell/>
          <table:table-cell table:number-columns-repeated="2" office:value-type="float" office:value="6868" calcext:value-type="float">
            <text:p>6868</text:p>
          </table:table-cell>
          <table:table-cell/>
          <table:table-cell office:value-type="float" office:value="6868" calcext:value-type="float">
            <text:p>686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17" calcext:value-type="float">
            <text:p>2717</text:p>
          </table:table-cell>
          <table:table-cell table:number-columns-repeated="6" office:value-type="float" office:value="3049" calcext:value-type="float">
            <text:p>3049</text:p>
          </table:table-cell>
          <table:table-cell/>
          <table:table-cell table:number-columns-repeated="2" office:value-type="float" office:value="3049" calcext:value-type="float">
            <text:p>3049</text:p>
          </table:table-cell>
          <table:table-cell/>
          <table:table-cell office:value-type="float" office:value="3049" calcext:value-type="float">
            <text:p>3049</text:p>
          </table:table-cell>
          <table:table-cell/>
          <table:table-cell table:number-columns-repeated="2" office:value-type="float" office:value="3049" calcext:value-type="float">
            <text:p>3049</text:p>
          </table:table-cell>
          <table:table-cell/>
          <table:table-cell office:value-type="float" office:value="3049" calcext:value-type="float">
            <text:p>304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6" office:value-type="float" office:value="75" calcext:value-type="float">
            <text:p>75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number-columns-repeated="6" office:value-type="float" office:value="769" calcext:value-type="float">
            <text:p>769</text:p>
          </table:table-cell>
          <table:table-cell/>
          <table:table-cell table:number-columns-repeated="2" office:value-type="float" office:value="769" calcext:value-type="float">
            <text:p>769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table:number-columns-repeated="2" office:value-type="float" office:value="769" calcext:value-type="float">
            <text:p>769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623" calcext:value-type="float">
            <text:p>16623</text:p>
          </table:table-cell>
          <table:table-cell table:number-columns-repeated="6" office:value-type="float" office:value="18536" calcext:value-type="float">
            <text:p>18536</text:p>
          </table:table-cell>
          <table:table-cell/>
          <table:table-cell table:number-columns-repeated="2" office:value-type="float" office:value="18536" calcext:value-type="float">
            <text:p>18536</text:p>
          </table:table-cell>
          <table:table-cell/>
          <table:table-cell office:value-type="float" office:value="18536" calcext:value-type="float">
            <text:p>18536</text:p>
          </table:table-cell>
          <table:table-cell/>
          <table:table-cell table:number-columns-repeated="2" office:value-type="float" office:value="18536" calcext:value-type="float">
            <text:p>18536</text:p>
          </table:table-cell>
          <table:table-cell/>
          <table:table-cell office:value-type="float" office:value="18536" calcext:value-type="float">
            <text:p>1853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57" calcext:value-type="float">
            <text:p>57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95" calcext:value-type="float">
            <text:p>2295</text:p>
          </table:table-cell>
          <table:table-cell table:number-columns-repeated="6" office:value-type="float" office:value="2754" calcext:value-type="float">
            <text:p>2754</text:p>
          </table:table-cell>
          <table:table-cell/>
          <table:table-cell table:number-columns-repeated="2" office:value-type="float" office:value="2754" calcext:value-type="float">
            <text:p>2754</text:p>
          </table:table-cell>
          <table:table-cell/>
          <table:table-cell office:value-type="float" office:value="2754" calcext:value-type="float">
            <text:p>2754</text:p>
          </table:table-cell>
          <table:table-cell/>
          <table:table-cell table:number-columns-repeated="2" office:value-type="float" office:value="2754" calcext:value-type="float">
            <text:p>2754</text:p>
          </table:table-cell>
          <table:table-cell/>
          <table:table-cell office:value-type="float" office:value="2754" calcext:value-type="float">
            <text:p>275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91" calcext:value-type="float">
            <text:p>2591</text:p>
          </table:table-cell>
          <table:table-cell table:number-columns-repeated="6" office:value-type="float" office:value="3046" calcext:value-type="float">
            <text:p>3046</text:p>
          </table:table-cell>
          <table:table-cell/>
          <table:table-cell table:number-columns-repeated="2" office:value-type="float" office:value="3046" calcext:value-type="float">
            <text:p>3046</text:p>
          </table:table-cell>
          <table:table-cell/>
          <table:table-cell office:value-type="float" office:value="3046" calcext:value-type="float">
            <text:p>3046</text:p>
          </table:table-cell>
          <table:table-cell/>
          <table:table-cell table:number-columns-repeated="2" office:value-type="float" office:value="3046" calcext:value-type="float">
            <text:p>3046</text:p>
          </table:table-cell>
          <table:table-cell/>
          <table:table-cell office:value-type="float" office:value="3046" calcext:value-type="float">
            <text:p>304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64" calcext:value-type="float">
            <text:p>2864</text:p>
          </table:table-cell>
          <table:table-cell table:number-columns-repeated="6" office:value-type="float" office:value="3561" calcext:value-type="float">
            <text:p>3561</text:p>
          </table:table-cell>
          <table:table-cell/>
          <table:table-cell table:number-columns-repeated="2" office:value-type="float" office:value="3561" calcext:value-type="float">
            <text:p>3561</text:p>
          </table:table-cell>
          <table:table-cell/>
          <table:table-cell office:value-type="float" office:value="3561" calcext:value-type="float">
            <text:p>3561</text:p>
          </table:table-cell>
          <table:table-cell/>
          <table:table-cell table:number-columns-repeated="2" office:value-type="float" office:value="3561" calcext:value-type="float">
            <text:p>3561</text:p>
          </table:table-cell>
          <table:table-cell/>
          <table:table-cell office:value-type="float" office:value="3561" calcext:value-type="float">
            <text:p>356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588" calcext:value-type="float">
            <text:p>8588</text:p>
          </table:table-cell>
          <table:table-cell table:number-columns-repeated="6" office:value-type="float" office:value="9741" calcext:value-type="float">
            <text:p>9741</text:p>
          </table:table-cell>
          <table:table-cell/>
          <table:table-cell table:number-columns-repeated="2" office:value-type="float" office:value="9741" calcext:value-type="float">
            <text:p>9741</text:p>
          </table:table-cell>
          <table:table-cell/>
          <table:table-cell office:value-type="float" office:value="9741" calcext:value-type="float">
            <text:p>9741</text:p>
          </table:table-cell>
          <table:table-cell/>
          <table:table-cell table:number-columns-repeated="2" office:value-type="float" office:value="9741" calcext:value-type="float">
            <text:p>9741</text:p>
          </table:table-cell>
          <table:table-cell/>
          <table:table-cell office:value-type="float" office:value="9741" calcext:value-type="float">
            <text:p>974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number-columns-repeated="6" office:value-type="float" office:value="428" calcext:value-type="float">
            <text:p>428</text:p>
          </table:table-cell>
          <table:table-cell/>
          <table:table-cell table:number-columns-repeated="2" office:value-type="float" office:value="428" calcext:value-type="float">
            <text:p>428</text:p>
          </table:table-cell>
          <table:table-cell/>
          <table:table-cell office:value-type="float" office:value="428" calcext:value-type="float">
            <text:p>428</text:p>
          </table:table-cell>
          <table:table-cell/>
          <table:table-cell table:number-columns-repeated="2" office:value-type="float" office:value="428" calcext:value-type="float">
            <text:p>428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767" calcext:value-type="float">
            <text:p>3767</text:p>
          </table:table-cell>
          <table:table-cell table:number-columns-repeated="6" office:value-type="float" office:value="4643" calcext:value-type="float">
            <text:p>4643</text:p>
          </table:table-cell>
          <table:table-cell/>
          <table:table-cell table:number-columns-repeated="2" office:value-type="float" office:value="4643" calcext:value-type="float">
            <text:p>4643</text:p>
          </table:table-cell>
          <table:table-cell/>
          <table:table-cell office:value-type="float" office:value="4643" calcext:value-type="float">
            <text:p>4643</text:p>
          </table:table-cell>
          <table:table-cell/>
          <table:table-cell table:number-columns-repeated="2" office:value-type="float" office:value="4643" calcext:value-type="float">
            <text:p>4643</text:p>
          </table:table-cell>
          <table:table-cell/>
          <table:table-cell office:value-type="float" office:value="4643" calcext:value-type="float">
            <text:p>464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756" calcext:value-type="float">
            <text:p>14756</text:p>
          </table:table-cell>
          <table:table-cell table:number-columns-repeated="6" office:value-type="float" office:value="16034" calcext:value-type="float">
            <text:p>16034</text:p>
          </table:table-cell>
          <table:table-cell/>
          <table:table-cell table:number-columns-repeated="2" office:value-type="float" office:value="16034" calcext:value-type="float">
            <text:p>16034</text:p>
          </table:table-cell>
          <table:table-cell/>
          <table:table-cell office:value-type="float" office:value="16034" calcext:value-type="float">
            <text:p>16034</text:p>
          </table:table-cell>
          <table:table-cell/>
          <table:table-cell table:number-columns-repeated="2" office:value-type="float" office:value="16034" calcext:value-type="float">
            <text:p>16034</text:p>
          </table:table-cell>
          <table:table-cell/>
          <table:table-cell office:value-type="float" office:value="16034" calcext:value-type="float">
            <text:p>1603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6" office:value-type="float" office:value="33" calcext:value-type="float">
            <text:p>33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840" calcext:value-type="float">
            <text:p>7840</text:p>
          </table:table-cell>
          <table:table-cell table:number-columns-repeated="6" office:value-type="float" office:value="9044" calcext:value-type="float">
            <text:p>9044</text:p>
          </table:table-cell>
          <table:table-cell/>
          <table:table-cell table:number-columns-repeated="2" office:value-type="float" office:value="9044" calcext:value-type="float">
            <text:p>9044</text:p>
          </table:table-cell>
          <table:table-cell/>
          <table:table-cell office:value-type="float" office:value="9044" calcext:value-type="float">
            <text:p>9044</text:p>
          </table:table-cell>
          <table:table-cell/>
          <table:table-cell table:number-columns-repeated="2" office:value-type="float" office:value="9044" calcext:value-type="float">
            <text:p>9044</text:p>
          </table:table-cell>
          <table:table-cell/>
          <table:table-cell office:value-type="float" office:value="9044" calcext:value-type="float">
            <text:p>904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 table:number-columns-repeated="6" office:value-type="float" office:value="2680" calcext:value-type="float">
            <text:p>2680</text:p>
          </table:table-cell>
          <table:table-cell/>
          <table:table-cell table:number-columns-repeated="2" office:value-type="float" office:value="2680" calcext:value-type="float">
            <text:p>2680</text:p>
          </table:table-cell>
          <table:table-cell/>
          <table:table-cell office:value-type="float" office:value="2680" calcext:value-type="float">
            <text:p>2680</text:p>
          </table:table-cell>
          <table:table-cell/>
          <table:table-cell table:number-columns-repeated="2" office:value-type="float" office:value="2680" calcext:value-type="float">
            <text:p>2680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float" office:value="154" calcext:value-type="float">
            <text:p>154</text:p>
          </table:table-cell>
          <table:table-cell/>
          <table:table-cell table:number-columns-repeated="2" office:value-type="float" office:value="153" calcext:value-type="float">
            <text:p>153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table:number-columns-repeated="2" office:value-type="float" office:value="154" calcext:value-type="float">
            <text:p>154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754" calcext:value-type="float">
            <text:p>3754</text:p>
          </table:table-cell>
          <table:table-cell table:number-columns-repeated="6" office:value-type="float" office:value="4797" calcext:value-type="float">
            <text:p>4797</text:p>
          </table:table-cell>
          <table:table-cell/>
          <table:table-cell table:number-columns-repeated="2" office:value-type="float" office:value="4797" calcext:value-type="float">
            <text:p>4797</text:p>
          </table:table-cell>
          <table:table-cell/>
          <table:table-cell office:value-type="float" office:value="4797" calcext:value-type="float">
            <text:p>4797</text:p>
          </table:table-cell>
          <table:table-cell/>
          <table:table-cell table:number-columns-repeated="2" office:value-type="float" office:value="4797" calcext:value-type="float">
            <text:p>4797</text:p>
          </table:table-cell>
          <table:table-cell/>
          <table:table-cell office:value-type="float" office:value="4797" calcext:value-type="float">
            <text:p>479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table:number-columns-repeated="6" office:value-type="float" office:value="3142" calcext:value-type="float">
            <text:p>3142</text:p>
          </table:table-cell>
          <table:table-cell/>
          <table:table-cell table:number-columns-repeated="2" office:value-type="float" office:value="3142" calcext:value-type="float">
            <text:p>3142</text:p>
          </table:table-cell>
          <table:table-cell/>
          <table:table-cell office:value-type="float" office:value="3142" calcext:value-type="float">
            <text:p>3142</text:p>
          </table:table-cell>
          <table:table-cell/>
          <table:table-cell table:number-columns-repeated="2" office:value-type="float" office:value="3142" calcext:value-type="float">
            <text:p>3142</text:p>
          </table:table-cell>
          <table:table-cell/>
          <table:table-cell office:value-type="float" office:value="3142" calcext:value-type="float">
            <text:p>314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22" calcext:value-type="float">
            <text:p>22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164" calcext:value-type="float">
            <text:p>16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table:number-columns-repeated="2" office:value-type="float" office:value="167" calcext:value-type="float">
            <text:p>167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 table:number-columns-repeated="6" office:value-type="float" office:value="1824" calcext:value-type="float">
            <text:p>1824</text:p>
          </table:table-cell>
          <table:table-cell/>
          <table:table-cell table:number-columns-repeated="2" office:value-type="float" office:value="1824" calcext:value-type="float">
            <text:p>1824</text:p>
          </table:table-cell>
          <table:table-cell/>
          <table:table-cell office:value-type="float" office:value="1824" calcext:value-type="float">
            <text:p>1824</text:p>
          </table:table-cell>
          <table:table-cell/>
          <table:table-cell table:number-columns-repeated="2" office:value-type="float" office:value="1824" calcext:value-type="float">
            <text:p>1824</text:p>
          </table:table-cell>
          <table:table-cell/>
          <table:table-cell office:value-type="float" office:value="1824" calcext:value-type="float">
            <text:p>182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table:number-columns-repeated="6" office:value-type="float" office:value="2556" calcext:value-type="float">
            <text:p>2556</text:p>
          </table:table-cell>
          <table:table-cell/>
          <table:table-cell table:number-columns-repeated="2" office:value-type="float" office:value="2556" calcext:value-type="float">
            <text:p>2556</text:p>
          </table:table-cell>
          <table:table-cell/>
          <table:table-cell office:value-type="float" office:value="2556" calcext:value-type="float">
            <text:p>2556</text:p>
          </table:table-cell>
          <table:table-cell/>
          <table:table-cell table:number-columns-repeated="2" office:value-type="float" office:value="2556" calcext:value-type="float">
            <text:p>2556</text:p>
          </table:table-cell>
          <table:table-cell/>
          <table:table-cell office:value-type="float" office:value="2556" calcext:value-type="float">
            <text:p>255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207" calcext:value-type="float">
            <text:p>4207</text:p>
          </table:table-cell>
          <table:table-cell table:number-columns-repeated="6" office:value-type="float" office:value="5013" calcext:value-type="float">
            <text:p>5013</text:p>
          </table:table-cell>
          <table:table-cell/>
          <table:table-cell table:number-columns-repeated="2" office:value-type="float" office:value="5013" calcext:value-type="float">
            <text:p>5013</text:p>
          </table:table-cell>
          <table:table-cell/>
          <table:table-cell office:value-type="float" office:value="5013" calcext:value-type="float">
            <text:p>5013</text:p>
          </table:table-cell>
          <table:table-cell/>
          <table:table-cell table:number-columns-repeated="2" office:value-type="float" office:value="5013" calcext:value-type="float">
            <text:p>5013</text:p>
          </table:table-cell>
          <table:table-cell/>
          <table:table-cell office:value-type="float" office:value="5013" calcext:value-type="float">
            <text:p>501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5"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table:number-columns-repeated="2" office:value-type="float" office:value="264" calcext:value-type="float">
            <text:p>264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table:number-columns-repeated="6" office:value-type="float" office:value="1278" calcext:value-type="float">
            <text:p>1278</text:p>
          </table:table-cell>
          <table:table-cell/>
          <table:table-cell table:number-columns-repeated="2" office:value-type="float" office:value="1278" calcext:value-type="float">
            <text:p>1278</text:p>
          </table:table-cell>
          <table:table-cell/>
          <table:table-cell office:value-type="float" office:value="1278" calcext:value-type="float">
            <text:p>1278</text:p>
          </table:table-cell>
          <table:table-cell/>
          <table:table-cell table:number-columns-repeated="2" office:value-type="float" office:value="1278" calcext:value-type="float">
            <text:p>1278</text:p>
          </table:table-cell>
          <table:table-cell/>
          <table:table-cell office:value-type="float" office:value="1278" calcext:value-type="float">
            <text:p>127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216" calcext:value-type="float">
            <text:p>8216</text:p>
          </table:table-cell>
          <table:table-cell table:number-columns-repeated="6" office:value-type="float" office:value="8614" calcext:value-type="float">
            <text:p>8614</text:p>
          </table:table-cell>
          <table:table-cell/>
          <table:table-cell table:number-columns-repeated="2" office:value-type="float" office:value="8614" calcext:value-type="float">
            <text:p>8614</text:p>
          </table:table-cell>
          <table:table-cell/>
          <table:table-cell office:value-type="float" office:value="8614" calcext:value-type="float">
            <text:p>8614</text:p>
          </table:table-cell>
          <table:table-cell/>
          <table:table-cell table:number-columns-repeated="2" office:value-type="float" office:value="8614" calcext:value-type="float">
            <text:p>8614</text:p>
          </table:table-cell>
          <table:table-cell/>
          <table:table-cell office:value-type="float" office:value="8614" calcext:value-type="float">
            <text:p>861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6" office:value-type="float" office:value="63" calcext:value-type="float">
            <text:p>63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139" calcext:value-type="float">
            <text:p>4139</text:p>
          </table:table-cell>
          <table:table-cell table:number-columns-repeated="6" office:value-type="float" office:value="4676" calcext:value-type="float">
            <text:p>4676</text:p>
          </table:table-cell>
          <table:table-cell/>
          <table:table-cell table:number-columns-repeated="2" office:value-type="float" office:value="4676" calcext:value-type="float">
            <text:p>4676</text:p>
          </table:table-cell>
          <table:table-cell/>
          <table:table-cell office:value-type="float" office:value="4676" calcext:value-type="float">
            <text:p>4676</text:p>
          </table:table-cell>
          <table:table-cell/>
          <table:table-cell table:number-columns-repeated="2" office:value-type="float" office:value="4676" calcext:value-type="float">
            <text:p>4676</text:p>
          </table:table-cell>
          <table:table-cell/>
          <table:table-cell office:value-type="float" office:value="4676" calcext:value-type="float">
            <text:p>467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72" calcext:value-type="float">
            <text:p>72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179" calcext:value-type="float">
            <text:p>3179</text:p>
          </table:table-cell>
          <table:table-cell table:number-columns-repeated="6" office:value-type="float" office:value="3534" calcext:value-type="float">
            <text:p>3534</text:p>
          </table:table-cell>
          <table:table-cell/>
          <table:table-cell table:number-columns-repeated="2" office:value-type="float" office:value="3534" calcext:value-type="float">
            <text:p>3534</text:p>
          </table:table-cell>
          <table:table-cell/>
          <table:table-cell office:value-type="float" office:value="3534" calcext:value-type="float">
            <text:p>3534</text:p>
          </table:table-cell>
          <table:table-cell/>
          <table:table-cell table:number-columns-repeated="2" office:value-type="float" office:value="3534" calcext:value-type="float">
            <text:p>3534</text:p>
          </table:table-cell>
          <table:table-cell/>
          <table:table-cell office:value-type="float" office:value="3534" calcext:value-type="float">
            <text:p>353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697" calcext:value-type="float">
            <text:p>2697</text:p>
          </table:table-cell>
          <table:table-cell table:number-columns-repeated="6" office:value-type="float" office:value="3159" calcext:value-type="float">
            <text:p>3159</text:p>
          </table:table-cell>
          <table:table-cell/>
          <table:table-cell table:number-columns-repeated="2" office:value-type="float" office:value="3159" calcext:value-type="float">
            <text:p>3159</text:p>
          </table:table-cell>
          <table:table-cell/>
          <table:table-cell office:value-type="float" office:value="3159" calcext:value-type="float">
            <text:p>3159</text:p>
          </table:table-cell>
          <table:table-cell/>
          <table:table-cell table:number-columns-repeated="2" office:value-type="float" office:value="3159" calcext:value-type="float">
            <text:p>3159</text:p>
          </table:table-cell>
          <table:table-cell/>
          <table:table-cell office:value-type="float" office:value="3159" calcext:value-type="float">
            <text:p>315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table:number-columns-repeated="6" office:value-type="float" office:value="6079" calcext:value-type="float">
            <text:p>6079</text:p>
          </table:table-cell>
          <table:table-cell/>
          <table:table-cell table:number-columns-repeated="2" office:value-type="float" office:value="6079" calcext:value-type="float">
            <text:p>6079</text:p>
          </table:table-cell>
          <table:table-cell/>
          <table:table-cell office:value-type="float" office:value="6079" calcext:value-type="float">
            <text:p>6079</text:p>
          </table:table-cell>
          <table:table-cell/>
          <table:table-cell table:number-columns-repeated="2" office:value-type="float" office:value="6079" calcext:value-type="float">
            <text:p>6079</text:p>
          </table:table-cell>
          <table:table-cell/>
          <table:table-cell office:value-type="float" office:value="6079" calcext:value-type="float">
            <text:p>607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number-columns-repeated="6" office:value-type="float" office:value="782" calcext:value-type="float">
            <text:p>782</text:p>
          </table:table-cell>
          <table:table-cell/>
          <table:table-cell table:number-columns-repeated="2" office:value-type="float" office:value="782" calcext:value-type="float">
            <text:p>782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table:number-columns-repeated="2" office:value-type="float" office:value="782" calcext:value-type="float">
            <text:p>782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table:number-columns-repeated="6" office:value-type="float" office:value="2166" calcext:value-type="float">
            <text:p>2166</text:p>
          </table:table-cell>
          <table:table-cell/>
          <table:table-cell table:number-columns-repeated="2" office:value-type="float" office:value="2166" calcext:value-type="float">
            <text:p>2166</text:p>
          </table:table-cell>
          <table:table-cell/>
          <table:table-cell office:value-type="float" office:value="2166" calcext:value-type="float">
            <text:p>2166</text:p>
          </table:table-cell>
          <table:table-cell/>
          <table:table-cell table:number-columns-repeated="2" office:value-type="float" office:value="2166" calcext:value-type="float">
            <text:p>2166</text:p>
          </table:table-cell>
          <table:table-cell/>
          <table:table-cell office:value-type="float" office:value="2166" calcext:value-type="float">
            <text:p>216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136" calcext:value-type="float">
            <text:p>19136</text:p>
          </table:table-cell>
          <table:table-cell table:number-columns-repeated="6" office:value-type="float" office:value="21019" calcext:value-type="float">
            <text:p>21019</text:p>
          </table:table-cell>
          <table:table-cell/>
          <table:table-cell table:number-columns-repeated="2" office:value-type="float" office:value="21019" calcext:value-type="float">
            <text:p>21019</text:p>
          </table:table-cell>
          <table:table-cell/>
          <table:table-cell office:value-type="float" office:value="21019" calcext:value-type="float">
            <text:p>21019</text:p>
          </table:table-cell>
          <table:table-cell/>
          <table:table-cell table:number-columns-repeated="2" office:value-type="float" office:value="21019" calcext:value-type="float">
            <text:p>21019</text:p>
          </table:table-cell>
          <table:table-cell/>
          <table:table-cell office:value-type="float" office:value="21019" calcext:value-type="float">
            <text:p>2101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777" calcext:value-type="float">
            <text:p>6777</text:p>
          </table:table-cell>
          <table:table-cell table:number-columns-repeated="6" office:value-type="float" office:value="7826" calcext:value-type="float">
            <text:p>7826</text:p>
          </table:table-cell>
          <table:table-cell/>
          <table:table-cell table:number-columns-repeated="2" office:value-type="float" office:value="7826" calcext:value-type="float">
            <text:p>7826</text:p>
          </table:table-cell>
          <table:table-cell/>
          <table:table-cell office:value-type="float" office:value="7826" calcext:value-type="float">
            <text:p>7826</text:p>
          </table:table-cell>
          <table:table-cell/>
          <table:table-cell table:number-columns-repeated="2" office:value-type="float" office:value="7826" calcext:value-type="float">
            <text:p>7826</text:p>
          </table:table-cell>
          <table:table-cell/>
          <table:table-cell office:value-type="float" office:value="7826" calcext:value-type="float">
            <text:p>782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18" calcext:value-type="float">
            <text:p>18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table:number-columns-repeated="6" office:value-type="float" office:value="5723" calcext:value-type="float">
            <text:p>5723</text:p>
          </table:table-cell>
          <table:table-cell/>
          <table:table-cell table:number-columns-repeated="2" office:value-type="float" office:value="5723" calcext:value-type="float">
            <text:p>5723</text:p>
          </table:table-cell>
          <table:table-cell/>
          <table:table-cell office:value-type="float" office:value="5723" calcext:value-type="float">
            <text:p>5723</text:p>
          </table:table-cell>
          <table:table-cell/>
          <table:table-cell table:number-columns-repeated="2" office:value-type="float" office:value="5723" calcext:value-type="float">
            <text:p>5723</text:p>
          </table:table-cell>
          <table:table-cell/>
          <table:table-cell office:value-type="float" office:value="5723" calcext:value-type="float">
            <text:p>572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67" calcext:value-type="float">
            <text:p>267</text:p>
          </table:table-cell>
          <table:table-cell table:number-columns-repeated="5" office:value-type="float" office:value="268" calcext:value-type="float">
            <text:p>268</text:p>
          </table:table-cell>
          <table:table-cell/>
          <table:table-cell table:number-columns-repeated="2" office:value-type="float" office:value="266" calcext:value-type="float">
            <text:p>266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266" calcext:value-type="float">
            <text:p>266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66" calcext:value-type="float">
            <text:p>266</text:p>
          </table:table-cell>
          <table:table-cell table:number-columns-repeated="5" office:value-type="float" office:value="261" calcext:value-type="float">
            <text:p>261</text:p>
          </table:table-cell>
          <table:table-cell/>
          <table:table-cell table:number-columns-repeated="2" office:value-type="float" office:value="261" calcext:value-type="float">
            <text:p>261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947" calcext:value-type="float">
            <text:p>9947</text:p>
          </table:table-cell>
          <table:table-cell table:number-columns-repeated="6" office:value-type="float" office:value="11780" calcext:value-type="float">
            <text:p>11780</text:p>
          </table:table-cell>
          <table:table-cell/>
          <table:table-cell table:number-columns-repeated="2" office:value-type="float" office:value="11780" calcext:value-type="float">
            <text:p>11780</text:p>
          </table:table-cell>
          <table:table-cell/>
          <table:table-cell office:value-type="float" office:value="11780" calcext:value-type="float">
            <text:p>11780</text:p>
          </table:table-cell>
          <table:table-cell/>
          <table:table-cell table:number-columns-repeated="2" office:value-type="float" office:value="11780" calcext:value-type="float">
            <text:p>11780</text:p>
          </table:table-cell>
          <table:table-cell/>
          <table:table-cell office:value-type="float" office:value="11780" calcext:value-type="float">
            <text:p>1178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97" calcext:value-type="float">
            <text:p>2297</text:p>
          </table:table-cell>
          <table:table-cell table:number-columns-repeated="6" office:value-type="float" office:value="2942" calcext:value-type="float">
            <text:p>2942</text:p>
          </table:table-cell>
          <table:table-cell/>
          <table:table-cell table:number-columns-repeated="2" office:value-type="float" office:value="2942" calcext:value-type="float">
            <text:p>2942</text:p>
          </table:table-cell>
          <table:table-cell/>
          <table:table-cell office:value-type="float" office:value="2942" calcext:value-type="float">
            <text:p>2942</text:p>
          </table:table-cell>
          <table:table-cell/>
          <table:table-cell table:number-columns-repeated="2" office:value-type="float" office:value="2942" calcext:value-type="float">
            <text:p>2942</text:p>
          </table:table-cell>
          <table:table-cell/>
          <table:table-cell office:value-type="float" office:value="2942" calcext:value-type="float">
            <text:p>294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60" calcext:value-type="float">
            <text:p>260</text:p>
          </table:table-cell>
          <table:table-cell table:number-columns-repeated="5" office:value-type="float" office:value="258" calcext:value-type="float">
            <text:p>258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table:number-columns-repeated="2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7" calcext:value-type="float">
            <text:p>147</text:p>
          </table:table-cell>
          <table:table-cell table:number-columns-repeated="4"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office:value-type="float" office:value="2585" calcext:value-type="float">
            <text:p>2585</text:p>
          </table:table-cell>
          <table:table-cell table:number-columns-repeated="4" office:value-type="float" office:value="2577" calcext:value-type="float">
            <text:p>2577</text:p>
          </table:table-cell>
          <table:table-cell office:value-type="float" office:value="2585" calcext:value-type="float">
            <text:p>2585</text:p>
          </table:table-cell>
          <table:table-cell/>
          <table:table-cell table:number-columns-repeated="2" office:value-type="float" office:value="2585" calcext:value-type="float">
            <text:p>2585</text:p>
          </table:table-cell>
          <table:table-cell/>
          <table:table-cell office:value-type="float" office:value="2585" calcext:value-type="float">
            <text:p>2585</text:p>
          </table:table-cell>
          <table:table-cell/>
          <table:table-cell table:number-columns-repeated="2" office:value-type="float" office:value="2585" calcext:value-type="float">
            <text:p>2585</text:p>
          </table:table-cell>
          <table:table-cell/>
          <table:table-cell office:value-type="float" office:value="2585" calcext:value-type="float">
            <text:p>258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249" calcext:value-type="float">
            <text:p>3249</text:p>
          </table:table-cell>
          <table:table-cell table:number-columns-repeated="6" office:value-type="float" office:value="3504" calcext:value-type="float">
            <text:p>3504</text:p>
          </table:table-cell>
          <table:table-cell/>
          <table:table-cell table:number-columns-repeated="2" office:value-type="float" office:value="3504" calcext:value-type="float">
            <text:p>3504</text:p>
          </table:table-cell>
          <table:table-cell/>
          <table:table-cell office:value-type="float" office:value="3504" calcext:value-type="float">
            <text:p>3504</text:p>
          </table:table-cell>
          <table:table-cell/>
          <table:table-cell table:number-columns-repeated="2" office:value-type="float" office:value="3504" calcext:value-type="float">
            <text:p>3504</text:p>
          </table:table-cell>
          <table:table-cell/>
          <table:table-cell office:value-type="float" office:value="3504" calcext:value-type="float">
            <text:p>350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99" calcext:value-type="float">
            <text:p>2399</text:p>
          </table:table-cell>
          <table:table-cell table:number-columns-repeated="6" office:value-type="float" office:value="2699" calcext:value-type="float">
            <text:p>2699</text:p>
          </table:table-cell>
          <table:table-cell/>
          <table:table-cell table:number-columns-repeated="2" office:value-type="float" office:value="2699" calcext:value-type="float">
            <text:p>2699</text:p>
          </table:table-cell>
          <table:table-cell/>
          <table:table-cell office:value-type="float" office:value="2699" calcext:value-type="float">
            <text:p>2699</text:p>
          </table:table-cell>
          <table:table-cell/>
          <table:table-cell table:number-columns-repeated="2" office:value-type="float" office:value="2699" calcext:value-type="float">
            <text:p>2699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number-columns-repeated="6" office:value-type="float" office:value="472" calcext:value-type="float">
            <text:p>472</text:p>
          </table:table-cell>
          <table:table-cell/>
          <table:table-cell table:number-columns-repeated="2" office:value-type="float" office:value="472" calcext:value-type="float">
            <text:p>472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table:number-columns-repeated="2" office:value-type="float" office:value="472" calcext:value-type="float">
            <text:p>472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table:number-columns-repeated="6" office:value-type="float" office:value="1392" calcext:value-type="float">
            <text:p>1392</text:p>
          </table:table-cell>
          <table:table-cell/>
          <table:table-cell table:number-columns-repeated="2" office:value-type="float" office:value="1392" calcext:value-type="float">
            <text:p>1392</text:p>
          </table:table-cell>
          <table:table-cell/>
          <table:table-cell office:value-type="float" office:value="1392" calcext:value-type="float">
            <text:p>1392</text:p>
          </table:table-cell>
          <table:table-cell/>
          <table:table-cell table:number-columns-repeated="2" office:value-type="float" office:value="1392" calcext:value-type="float">
            <text:p>1392</text:p>
          </table:table-cell>
          <table:table-cell/>
          <table:table-cell office:value-type="float" office:value="1392" calcext:value-type="float">
            <text:p>139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34" calcext:value-type="float">
            <text:p>1834</text:p>
          </table:table-cell>
          <table:table-cell table:number-columns-repeated="6" office:value-type="float" office:value="2567" calcext:value-type="float">
            <text:p>2567</text:p>
          </table:table-cell>
          <table:table-cell/>
          <table:table-cell table:number-columns-repeated="2" office:value-type="float" office:value="2567" calcext:value-type="float">
            <text:p>2567</text:p>
          </table:table-cell>
          <table:table-cell/>
          <table:table-cell office:value-type="float" office:value="2567" calcext:value-type="float">
            <text:p>2567</text:p>
          </table:table-cell>
          <table:table-cell/>
          <table:table-cell table:number-columns-repeated="2" office:value-type="float" office:value="2567" calcext:value-type="float">
            <text:p>2567</text:p>
          </table:table-cell>
          <table:table-cell/>
          <table:table-cell office:value-type="float" office:value="2567" calcext:value-type="float">
            <text:p>256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34" calcext:value-type="float">
            <text:p>2434</text:p>
          </table:table-cell>
          <table:table-cell table:number-columns-repeated="6" office:value-type="float" office:value="3205" calcext:value-type="float">
            <text:p>3205</text:p>
          </table:table-cell>
          <table:table-cell/>
          <table:table-cell table:number-columns-repeated="2" office:value-type="float" office:value="3205" calcext:value-type="float">
            <text:p>3205</text:p>
          </table:table-cell>
          <table:table-cell/>
          <table:table-cell office:value-type="float" office:value="3205" calcext:value-type="float">
            <text:p>3205</text:p>
          </table:table-cell>
          <table:table-cell/>
          <table:table-cell table:number-columns-repeated="2" office:value-type="float" office:value="3205" calcext:value-type="float">
            <text:p>3205</text:p>
          </table:table-cell>
          <table:table-cell/>
          <table:table-cell office:value-type="float" office:value="3205" calcext:value-type="float">
            <text:p>320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81" calcext:value-type="float">
            <text:p>181</text:p>
          </table:table-cell>
          <table:table-cell table:number-columns-repeated="5"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table:number-columns-repeated="2" office:value-type="float" office:value="176" calcext:value-type="float">
            <text:p>176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160" calcext:value-type="float">
            <text:p>6160</text:p>
          </table:table-cell>
          <table:table-cell table:number-columns-repeated="6" office:value-type="float" office:value="7119" calcext:value-type="float">
            <text:p>7119</text:p>
          </table:table-cell>
          <table:table-cell/>
          <table:table-cell table:number-columns-repeated="2" office:value-type="float" office:value="7119" calcext:value-type="float">
            <text:p>7119</text:p>
          </table:table-cell>
          <table:table-cell/>
          <table:table-cell office:value-type="float" office:value="7119" calcext:value-type="float">
            <text:p>7119</text:p>
          </table:table-cell>
          <table:table-cell/>
          <table:table-cell table:number-columns-repeated="2" office:value-type="float" office:value="7119" calcext:value-type="float">
            <text:p>7119</text:p>
          </table:table-cell>
          <table:table-cell/>
          <table:table-cell office:value-type="float" office:value="7119" calcext:value-type="float">
            <text:p>711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06" calcext:value-type="float">
            <text:p>2206</text:p>
          </table:table-cell>
          <table:table-cell table:number-columns-repeated="6" office:value-type="float" office:value="2875" calcext:value-type="float">
            <text:p>2875</text:p>
          </table:table-cell>
          <table:table-cell/>
          <table:table-cell table:number-columns-repeated="2" office:value-type="float" office:value="2875" calcext:value-type="float">
            <text:p>2875</text:p>
          </table:table-cell>
          <table:table-cell/>
          <table:table-cell office:value-type="float" office:value="2875" calcext:value-type="float">
            <text:p>2875</text:p>
          </table:table-cell>
          <table:table-cell/>
          <table:table-cell table:number-columns-repeated="2" office:value-type="float" office:value="2875" calcext:value-type="float">
            <text:p>2875</text:p>
          </table:table-cell>
          <table:table-cell/>
          <table:table-cell office:value-type="float" office:value="2875" calcext:value-type="float">
            <text:p>28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6" office:value-type="float" office:value="388" calcext:value-type="float">
            <text:p>388</text:p>
          </table:table-cell>
          <table:table-cell/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8" calcext:value-type="float">
            <text:p>8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6" office:value-type="float" office:value="92" calcext:value-type="float">
            <text:p>92</text:p>
          </table:table-cell>
          <table:table-cell/>
          <table:table-cell table:number-columns-repeated="2"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82" calcext:value-type="float">
            <text:p>282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289" calcext:value-type="float">
            <text:p>289</text:p>
          </table:table-cell>
          <table:table-cell/>
          <table:table-cell table:number-columns-repeated="2"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table:number-columns-repeated="2"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385" calcext:value-type="float">
            <text:p>385</text:p>
          </table:table-cell>
          <table:table-cell table:number-columns-repeated="5" office:value-type="float" office:value="387" calcext:value-type="float">
            <text:p>387</text:p>
          </table:table-cell>
          <table:table-cell/>
          <table:table-cell table:number-columns-repeated="2" office:value-type="float" office:value="387" calcext:value-type="float">
            <text:p>387</text:p>
          </table:table-cell>
          <table:table-cell/>
          <table:table-cell office:value-type="float" office:value="387" calcext:value-type="float">
            <text:p>387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25" calcext:value-type="float">
            <text:p>2325</text:p>
          </table:table-cell>
          <table:table-cell table:number-columns-repeated="6" office:value-type="float" office:value="2633" calcext:value-type="float">
            <text:p>2633</text:p>
          </table:table-cell>
          <table:table-cell/>
          <table:table-cell table:number-columns-repeated="2" office:value-type="float" office:value="2633" calcext:value-type="float">
            <text:p>2633</text:p>
          </table:table-cell>
          <table:table-cell/>
          <table:table-cell office:value-type="float" office:value="2633" calcext:value-type="float">
            <text:p>2633</text:p>
          </table:table-cell>
          <table:table-cell/>
          <table:table-cell table:number-columns-repeated="2" office:value-type="float" office:value="2633" calcext:value-type="float">
            <text:p>2633</text:p>
          </table:table-cell>
          <table:table-cell/>
          <table:table-cell office:value-type="float" office:value="2633" calcext:value-type="float">
            <text:p>263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6" office:value-type="float" office:value="77" calcext:value-type="float">
            <text:p>77</text:p>
          </table:table-cell>
          <table:table-cell/>
          <table:table-cell table:number-columns-repeated="2"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number-columns-repeated="2"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6" office:value-type="float" office:value="17" calcext:value-type="float">
            <text:p>1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312" calcext:value-type="float">
            <text:p>5312</text:p>
          </table:table-cell>
          <table:table-cell table:number-columns-repeated="6" office:value-type="float" office:value="5837" calcext:value-type="float">
            <text:p>5837</text:p>
          </table:table-cell>
          <table:table-cell/>
          <table:table-cell table:number-columns-repeated="2" office:value-type="float" office:value="5837" calcext:value-type="float">
            <text:p>5837</text:p>
          </table:table-cell>
          <table:table-cell/>
          <table:table-cell office:value-type="float" office:value="5837" calcext:value-type="float">
            <text:p>5837</text:p>
          </table:table-cell>
          <table:table-cell/>
          <table:table-cell table:number-columns-repeated="2" office:value-type="float" office:value="5837" calcext:value-type="float">
            <text:p>5837</text:p>
          </table:table-cell>
          <table:table-cell/>
          <table:table-cell office:value-type="float" office:value="5837" calcext:value-type="float">
            <text:p>583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number-columns-repeated="6" office:value-type="float" office:value="986" calcext:value-type="float">
            <text:p>986</text:p>
          </table:table-cell>
          <table:table-cell/>
          <table:table-cell table:number-columns-repeated="2" office:value-type="float" office:value="986" calcext:value-type="float">
            <text:p>986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table:number-columns-repeated="2" office:value-type="float" office:value="986" calcext:value-type="float">
            <text:p>986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49" calcext:value-type="float">
            <text:p>149</text:p>
          </table:table-cell>
          <table:table-cell table:number-columns-repeated="5" office:value-type="float" office:value="145" calcext:value-type="float">
            <text:p>14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771" calcext:value-type="float">
            <text:p>3771</text:p>
          </table:table-cell>
          <table:table-cell table:number-columns-repeated="6" office:value-type="float" office:value="4362" calcext:value-type="float">
            <text:p>4362</text:p>
          </table:table-cell>
          <table:table-cell/>
          <table:table-cell table:number-columns-repeated="2" office:value-type="float" office:value="4362" calcext:value-type="float">
            <text:p>4362</text:p>
          </table:table-cell>
          <table:table-cell/>
          <table:table-cell office:value-type="float" office:value="4362" calcext:value-type="float">
            <text:p>4362</text:p>
          </table:table-cell>
          <table:table-cell/>
          <table:table-cell table:number-columns-repeated="2" office:value-type="float" office:value="4362" calcext:value-type="float">
            <text:p>4362</text:p>
          </table:table-cell>
          <table:table-cell/>
          <table:table-cell office:value-type="float" office:value="4362" calcext:value-type="float">
            <text:p>436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table:number-columns-repeated="6" office:value-type="float" office:value="2682" calcext:value-type="float">
            <text:p>2682</text:p>
          </table:table-cell>
          <table:table-cell/>
          <table:table-cell table:number-columns-repeated="2" office:value-type="float" office:value="2682" calcext:value-type="float">
            <text:p>2682</text:p>
          </table:table-cell>
          <table:table-cell/>
          <table:table-cell office:value-type="float" office:value="2682" calcext:value-type="float">
            <text:p>2682</text:p>
          </table:table-cell>
          <table:table-cell/>
          <table:table-cell table:number-columns-repeated="2" office:value-type="float" office:value="2682" calcext:value-type="float">
            <text:p>2682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table:number-columns-repeated="6" office:value-type="float" office:value="3669" calcext:value-type="float">
            <text:p>3669</text:p>
          </table:table-cell>
          <table:table-cell/>
          <table:table-cell table:number-columns-repeated="2" office:value-type="float" office:value="3669" calcext:value-type="float">
            <text:p>3669</text:p>
          </table:table-cell>
          <table:table-cell/>
          <table:table-cell office:value-type="float" office:value="3669" calcext:value-type="float">
            <text:p>3669</text:p>
          </table:table-cell>
          <table:table-cell/>
          <table:table-cell table:number-columns-repeated="2" office:value-type="float" office:value="3669" calcext:value-type="float">
            <text:p>3669</text:p>
          </table:table-cell>
          <table:table-cell/>
          <table:table-cell office:value-type="float" office:value="3669" calcext:value-type="float">
            <text:p>366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3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878" calcext:value-type="float">
            <text:p>6878</text:p>
          </table:table-cell>
          <table:table-cell table:number-columns-repeated="6" office:value-type="float" office:value="7672" calcext:value-type="float">
            <text:p>7672</text:p>
          </table:table-cell>
          <table:table-cell/>
          <table:table-cell table:number-columns-repeated="2" office:value-type="float" office:value="7672" calcext:value-type="float">
            <text:p>7672</text:p>
          </table:table-cell>
          <table:table-cell/>
          <table:table-cell office:value-type="float" office:value="7672" calcext:value-type="float">
            <text:p>7672</text:p>
          </table:table-cell>
          <table:table-cell/>
          <table:table-cell table:number-columns-repeated="2" office:value-type="float" office:value="7672" calcext:value-type="float">
            <text:p>7672</text:p>
          </table:table-cell>
          <table:table-cell/>
          <table:table-cell office:value-type="float" office:value="7672" calcext:value-type="float">
            <text:p>767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47" calcext:value-type="float">
            <text:p>1747</text:p>
          </table:table-cell>
          <table:table-cell table:number-columns-repeated="6" office:value-type="float" office:value="2139" calcext:value-type="float">
            <text:p>2139</text:p>
          </table:table-cell>
          <table:table-cell/>
          <table:table-cell table:number-columns-repeated="2" office:value-type="float" office:value="2139" calcext:value-type="float">
            <text:p>2139</text:p>
          </table:table-cell>
          <table:table-cell/>
          <table:table-cell office:value-type="float" office:value="2139" calcext:value-type="float">
            <text:p>2139</text:p>
          </table:table-cell>
          <table:table-cell/>
          <table:table-cell table:number-columns-repeated="2" office:value-type="float" office:value="2139" calcext:value-type="float">
            <text:p>2139</text:p>
          </table:table-cell>
          <table:table-cell/>
          <table:table-cell office:value-type="float" office:value="2139" calcext:value-type="float">
            <text:p>213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6" office:value-type="float" office:value="69" calcext:value-type="float">
            <text:p>69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191" calcext:value-type="float">
            <text:p>191</text:p>
          </table:table-cell>
          <table:table-cell/>
          <table:table-cell table:number-columns-repeated="2" office:value-type="float" office:value="191" calcext:value-type="float">
            <text:p>19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261" calcext:value-type="float">
            <text:p>6261</text:p>
          </table:table-cell>
          <table:table-cell table:number-columns-repeated="6" office:value-type="float" office:value="6940" calcext:value-type="float">
            <text:p>6940</text:p>
          </table:table-cell>
          <table:table-cell/>
          <table:table-cell table:number-columns-repeated="2" office:value-type="float" office:value="6940" calcext:value-type="float">
            <text:p>6940</text:p>
          </table:table-cell>
          <table:table-cell/>
          <table:table-cell office:value-type="float" office:value="6940" calcext:value-type="float">
            <text:p>6940</text:p>
          </table:table-cell>
          <table:table-cell/>
          <table:table-cell table:number-columns-repeated="2" office:value-type="float" office:value="6940" calcext:value-type="float">
            <text:p>6940</text:p>
          </table:table-cell>
          <table:table-cell/>
          <table:table-cell office:value-type="float" office:value="6940" calcext:value-type="float">
            <text:p>694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6" office:value-type="float" office:value="4316" calcext:value-type="float">
            <text:p>4316</text:p>
          </table:table-cell>
          <table:table-cell/>
          <table:table-cell table:number-columns-repeated="2" office:value-type="float" office:value="4316" calcext:value-type="float">
            <text:p>4316</text:p>
          </table:table-cell>
          <table:table-cell/>
          <table:table-cell office:value-type="float" office:value="4316" calcext:value-type="float">
            <text:p>4316</text:p>
          </table:table-cell>
          <table:table-cell/>
          <table:table-cell table:number-columns-repeated="2" office:value-type="float" office:value="4316" calcext:value-type="float">
            <text:p>4316</text:p>
          </table:table-cell>
          <table:table-cell/>
          <table:table-cell office:value-type="float" office:value="4316" calcext:value-type="float">
            <text:p>431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143" calcext:value-type="float">
            <text:p>3143</text:p>
          </table:table-cell>
          <table:table-cell table:number-columns-repeated="6" office:value-type="float" office:value="3695" calcext:value-type="float">
            <text:p>3695</text:p>
          </table:table-cell>
          <table:table-cell/>
          <table:table-cell table:number-columns-repeated="2" office:value-type="float" office:value="3695" calcext:value-type="float">
            <text:p>3695</text:p>
          </table:table-cell>
          <table:table-cell/>
          <table:table-cell office:value-type="float" office:value="3695" calcext:value-type="float">
            <text:p>3695</text:p>
          </table:table-cell>
          <table:table-cell/>
          <table:table-cell table:number-columns-repeated="2" office:value-type="float" office:value="3695" calcext:value-type="float">
            <text:p>3695</text:p>
          </table:table-cell>
          <table:table-cell/>
          <table:table-cell office:value-type="float" office:value="3695" calcext:value-type="float">
            <text:p>369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6" office:value-type="float" office:value="203" calcext:value-type="float">
            <text:p>203</text:p>
          </table:table-cell>
          <table:table-cell/>
          <table:table-cell table:number-columns-repeated="2" office:value-type="float" office:value="203" calcext:value-type="float">
            <text:p>203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table:number-columns-repeated="2" office:value-type="float" office:value="203" calcext:value-type="float">
            <text:p>203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01" calcext:value-type="float">
            <text:p>1601</text:p>
          </table:table-cell>
          <table:table-cell table:number-columns-repeated="6" office:value-type="float" office:value="1556" calcext:value-type="float">
            <text:p>1556</text:p>
          </table:table-cell>
          <table:table-cell/>
          <table:table-cell table:number-columns-repeated="2" office:value-type="float" office:value="1556" calcext:value-type="float">
            <text:p>1556</text:p>
          </table:table-cell>
          <table:table-cell/>
          <table:table-cell office:value-type="float" office:value="1556" calcext:value-type="float">
            <text:p>1556</text:p>
          </table:table-cell>
          <table:table-cell/>
          <table:table-cell table:number-columns-repeated="2" office:value-type="float" office:value="1556" calcext:value-type="float">
            <text:p>1556</text:p>
          </table:table-cell>
          <table:table-cell/>
          <table:table-cell office:value-type="float" office:value="1556" calcext:value-type="float">
            <text:p>155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table:number-columns-repeated="6" office:value-type="float" office:value="1968" calcext:value-type="float">
            <text:p>1968</text:p>
          </table:table-cell>
          <table:table-cell/>
          <table:table-cell table:number-columns-repeated="2" office:value-type="float" office:value="1968" calcext:value-type="float">
            <text:p>1968</text:p>
          </table:table-cell>
          <table:table-cell/>
          <table:table-cell office:value-type="float" office:value="1968" calcext:value-type="float">
            <text:p>1968</text:p>
          </table:table-cell>
          <table:table-cell/>
          <table:table-cell table:number-columns-repeated="2" office:value-type="float" office:value="1968" calcext:value-type="float">
            <text:p>1968</text:p>
          </table:table-cell>
          <table:table-cell/>
          <table:table-cell office:value-type="float" office:value="1968" calcext:value-type="float">
            <text:p>196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335" calcext:value-type="float">
            <text:p>3335</text:p>
          </table:table-cell>
          <table:table-cell table:number-columns-repeated="6" office:value-type="float" office:value="3725" calcext:value-type="float">
            <text:p>3725</text:p>
          </table:table-cell>
          <table:table-cell/>
          <table:table-cell table:number-columns-repeated="2" office:value-type="float" office:value="3725" calcext:value-type="float">
            <text:p>3725</text:p>
          </table:table-cell>
          <table:table-cell/>
          <table:table-cell office:value-type="float" office:value="3725" calcext:value-type="float">
            <text:p>3725</text:p>
          </table:table-cell>
          <table:table-cell/>
          <table:table-cell table:number-columns-repeated="2" office:value-type="float" office:value="3725" calcext:value-type="float">
            <text:p>3725</text:p>
          </table:table-cell>
          <table:table-cell/>
          <table:table-cell office:value-type="float" office:value="3725" calcext:value-type="float">
            <text:p>372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table:number-columns-repeated="6" office:value-type="float" office:value="942" calcext:value-type="float">
            <text:p>942</text:p>
          </table:table-cell>
          <table:table-cell/>
          <table:table-cell table:number-columns-repeated="2" office:value-type="float" office:value="942" calcext:value-type="float">
            <text:p>942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table:number-columns-repeated="2" office:value-type="float" office:value="942" calcext:value-type="float">
            <text:p>942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number-columns-repeated="6" office:value-type="float" office:value="4576" calcext:value-type="float">
            <text:p>4576</text:p>
          </table:table-cell>
          <table:table-cell/>
          <table:table-cell table:number-columns-repeated="2" office:value-type="float" office:value="4576" calcext:value-type="float">
            <text:p>4576</text:p>
          </table:table-cell>
          <table:table-cell/>
          <table:table-cell office:value-type="float" office:value="4576" calcext:value-type="float">
            <text:p>4576</text:p>
          </table:table-cell>
          <table:table-cell/>
          <table:table-cell table:number-columns-repeated="2" office:value-type="float" office:value="4576" calcext:value-type="float">
            <text:p>4576</text:p>
          </table:table-cell>
          <table:table-cell/>
          <table:table-cell office:value-type="float" office:value="4576" calcext:value-type="float">
            <text:p>457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787" calcext:value-type="float">
            <text:p>7787</text:p>
          </table:table-cell>
          <table:table-cell table:number-columns-repeated="6" office:value-type="float" office:value="9255" calcext:value-type="float">
            <text:p>9255</text:p>
          </table:table-cell>
          <table:table-cell/>
          <table:table-cell table:number-columns-repeated="2" office:value-type="float" office:value="9255" calcext:value-type="float">
            <text:p>9255</text:p>
          </table:table-cell>
          <table:table-cell/>
          <table:table-cell office:value-type="float" office:value="9255" calcext:value-type="float">
            <text:p>9255</text:p>
          </table:table-cell>
          <table:table-cell/>
          <table:table-cell table:number-columns-repeated="2" office:value-type="float" office:value="9255" calcext:value-type="float">
            <text:p>9255</text:p>
          </table:table-cell>
          <table:table-cell/>
          <table:table-cell office:value-type="float" office:value="9255" calcext:value-type="float">
            <text:p>925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6" office:value-type="float" office:value="270" calcext:value-type="float">
            <text:p>270</text:p>
          </table:table-cell>
          <table:table-cell/>
          <table:table-cell table:number-columns-repeated="2" office:value-type="float" office:value="270" calcext:value-type="float">
            <text:p>270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number-columns-repeated="2" office:value-type="float" office:value="270" calcext:value-type="float">
            <text:p>270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table:number-columns-repeated="6" office:value-type="float" office:value="3685" calcext:value-type="float">
            <text:p>3685</text:p>
          </table:table-cell>
          <table:table-cell/>
          <table:table-cell table:number-columns-repeated="2" office:value-type="float" office:value="3685" calcext:value-type="float">
            <text:p>3685</text:p>
          </table:table-cell>
          <table:table-cell/>
          <table:table-cell office:value-type="float" office:value="3685" calcext:value-type="float">
            <text:p>3685</text:p>
          </table:table-cell>
          <table:table-cell/>
          <table:table-cell table:number-columns-repeated="2" office:value-type="float" office:value="3685" calcext:value-type="float">
            <text:p>3685</text:p>
          </table:table-cell>
          <table:table-cell/>
          <table:table-cell office:value-type="float" office:value="3685" calcext:value-type="float">
            <text:p>368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032" calcext:value-type="float">
            <text:p>7032</text:p>
          </table:table-cell>
          <table:table-cell table:number-columns-repeated="6" office:value-type="float" office:value="8212" calcext:value-type="float">
            <text:p>8212</text:p>
          </table:table-cell>
          <table:table-cell/>
          <table:table-cell table:number-columns-repeated="2" office:value-type="float" office:value="8212" calcext:value-type="float">
            <text:p>8212</text:p>
          </table:table-cell>
          <table:table-cell/>
          <table:table-cell office:value-type="float" office:value="8212" calcext:value-type="float">
            <text:p>8212</text:p>
          </table:table-cell>
          <table:table-cell/>
          <table:table-cell table:number-columns-repeated="2" office:value-type="float" office:value="8212" calcext:value-type="float">
            <text:p>8212</text:p>
          </table:table-cell>
          <table:table-cell/>
          <table:table-cell office:value-type="float" office:value="8212" calcext:value-type="float">
            <text:p>821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office:value-type="float" office:value="1553" calcext:value-type="float">
            <text:p>1553</text:p>
          </table:table-cell>
          <table:table-cell office:value-type="float" office:value="1552" calcext:value-type="float">
            <text:p>1552</text:p>
          </table:table-cell>
          <table:table-cell table:number-columns-repeated="4" office:value-type="float" office:value="1553" calcext:value-type="float">
            <text:p>1553</text:p>
          </table:table-cell>
          <table:table-cell/>
          <table:table-cell table:number-columns-repeated="2" office:value-type="float" office:value="1553" calcext:value-type="float">
            <text:p>1553</text:p>
          </table:table-cell>
          <table:table-cell/>
          <table:table-cell office:value-type="float" office:value="1553" calcext:value-type="float">
            <text:p>1553</text:p>
          </table:table-cell>
          <table:table-cell/>
          <table:table-cell table:number-columns-repeated="2" office:value-type="float" office:value="1553" calcext:value-type="float">
            <text:p>1553</text:p>
          </table:table-cell>
          <table:table-cell/>
          <table:table-cell office:value-type="float" office:value="1553" calcext:value-type="float">
            <text:p>155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6" office:value-type="float" office:value="213" calcext:value-type="float">
            <text:p>213</text:p>
          </table:table-cell>
          <table:table-cell/>
          <table:table-cell table:number-columns-repeated="2" office:value-type="float" office:value="213" calcext:value-type="float">
            <text:p>213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table:number-columns-repeated="2" office:value-type="float" office:value="213" calcext:value-type="float">
            <text:p>213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 table:number-columns-repeated="6" office:value-type="float" office:value="2277" calcext:value-type="float">
            <text:p>2277</text:p>
          </table:table-cell>
          <table:table-cell/>
          <table:table-cell table:number-columns-repeated="2" office:value-type="float" office:value="2277" calcext:value-type="float">
            <text:p>2277</text:p>
          </table:table-cell>
          <table:table-cell/>
          <table:table-cell office:value-type="float" office:value="2277" calcext:value-type="float">
            <text:p>2277</text:p>
          </table:table-cell>
          <table:table-cell/>
          <table:table-cell table:number-columns-repeated="2" office:value-type="float" office:value="2277" calcext:value-type="float">
            <text:p>2277</text:p>
          </table:table-cell>
          <table:table-cell/>
          <table:table-cell office:value-type="float" office:value="2277" calcext:value-type="float">
            <text:p>227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number-columns-repeated="2"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774" calcext:value-type="float">
            <text:p>14774</text:p>
          </table:table-cell>
          <table:table-cell table:number-columns-repeated="6" office:value-type="float" office:value="16927" calcext:value-type="float">
            <text:p>16927</text:p>
          </table:table-cell>
          <table:table-cell/>
          <table:table-cell table:number-columns-repeated="2" office:value-type="float" office:value="16927" calcext:value-type="float">
            <text:p>16927</text:p>
          </table:table-cell>
          <table:table-cell/>
          <table:table-cell office:value-type="float" office:value="16927" calcext:value-type="float">
            <text:p>16927</text:p>
          </table:table-cell>
          <table:table-cell/>
          <table:table-cell table:number-columns-repeated="2" office:value-type="float" office:value="16927" calcext:value-type="float">
            <text:p>16927</text:p>
          </table:table-cell>
          <table:table-cell/>
          <table:table-cell office:value-type="float" office:value="16927" calcext:value-type="float">
            <text:p>1692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677" calcext:value-type="float">
            <text:p>12677</text:p>
          </table:table-cell>
          <table:table-cell table:number-columns-repeated="6" office:value-type="float" office:value="14717" calcext:value-type="float">
            <text:p>14717</text:p>
          </table:table-cell>
          <table:table-cell/>
          <table:table-cell table:number-columns-repeated="2" office:value-type="float" office:value="14717" calcext:value-type="float">
            <text:p>14717</text:p>
          </table:table-cell>
          <table:table-cell/>
          <table:table-cell office:value-type="float" office:value="14717" calcext:value-type="float">
            <text:p>14717</text:p>
          </table:table-cell>
          <table:table-cell/>
          <table:table-cell table:number-columns-repeated="2" office:value-type="float" office:value="14717" calcext:value-type="float">
            <text:p>14717</text:p>
          </table:table-cell>
          <table:table-cell/>
          <table:table-cell office:value-type="float" office:value="14717" calcext:value-type="float">
            <text:p>1471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623" calcext:value-type="float">
            <text:p>6623</text:p>
          </table:table-cell>
          <table:table-cell table:number-columns-repeated="6" office:value-type="float" office:value="7710" calcext:value-type="float">
            <text:p>7710</text:p>
          </table:table-cell>
          <table:table-cell/>
          <table:table-cell table:number-columns-repeated="2" office:value-type="float" office:value="7710" calcext:value-type="float">
            <text:p>7710</text:p>
          </table:table-cell>
          <table:table-cell/>
          <table:table-cell office:value-type="float" office:value="7710" calcext:value-type="float">
            <text:p>7710</text:p>
          </table:table-cell>
          <table:table-cell/>
          <table:table-cell table:number-columns-repeated="2" office:value-type="float" office:value="7710" calcext:value-type="float">
            <text:p>7710</text:p>
          </table:table-cell>
          <table:table-cell/>
          <table:table-cell office:value-type="float" office:value="7710" calcext:value-type="float">
            <text:p>771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6" office:value-type="float" office:value="88" calcext:value-type="float">
            <text:p>88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368" calcext:value-type="float">
            <text:p>3368</text:p>
          </table:table-cell>
          <table:table-cell table:number-columns-repeated="6" office:value-type="float" office:value="3968" calcext:value-type="float">
            <text:p>3968</text:p>
          </table:table-cell>
          <table:table-cell/>
          <table:table-cell table:number-columns-repeated="2" office:value-type="float" office:value="3968" calcext:value-type="float">
            <text:p>3968</text:p>
          </table:table-cell>
          <table:table-cell/>
          <table:table-cell office:value-type="float" office:value="3968" calcext:value-type="float">
            <text:p>3968</text:p>
          </table:table-cell>
          <table:table-cell/>
          <table:table-cell table:number-columns-repeated="2" office:value-type="float" office:value="3968" calcext:value-type="float">
            <text:p>3968</text:p>
          </table:table-cell>
          <table:table-cell/>
          <table:table-cell office:value-type="float" office:value="3968" calcext:value-type="float">
            <text:p>396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6" office:value-type="float" office:value="38" calcext:value-type="float">
            <text:p>38</text:p>
          </table:table-cell>
          <table:table-cell/>
          <table:table-cell table:number-columns-repeated="2"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6" office:value-type="float" office:value="273" calcext:value-type="float">
            <text:p>273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272" calcext:value-type="float">
            <text:p>272</text:p>
          </table:table-cell>
          <table:table-cell/>
          <table:table-cell table:number-columns-repeated="2" office:value-type="float" office:value="272" calcext:value-type="float">
            <text:p>272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978" calcext:value-type="float">
            <text:p>6978</text:p>
          </table:table-cell>
          <table:table-cell table:number-columns-repeated="6" office:value-type="float" office:value="8115" calcext:value-type="float">
            <text:p>8115</text:p>
          </table:table-cell>
          <table:table-cell/>
          <table:table-cell table:number-columns-repeated="2" office:value-type="float" office:value="8115" calcext:value-type="float">
            <text:p>8115</text:p>
          </table:table-cell>
          <table:table-cell/>
          <table:table-cell office:value-type="float" office:value="8115" calcext:value-type="float">
            <text:p>8115</text:p>
          </table:table-cell>
          <table:table-cell/>
          <table:table-cell table:number-columns-repeated="2" office:value-type="float" office:value="8115" calcext:value-type="float">
            <text:p>8115</text:p>
          </table:table-cell>
          <table:table-cell/>
          <table:table-cell office:value-type="float" office:value="8115" calcext:value-type="float">
            <text:p>811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table:number-columns-repeated="6" office:value-type="float" office:value="1097" calcext:value-type="float">
            <text:p>1097</text:p>
          </table:table-cell>
          <table:table-cell/>
          <table:table-cell table:number-columns-repeated="2" office:value-type="float" office:value="1097" calcext:value-type="float">
            <text:p>1097</text:p>
          </table:table-cell>
          <table:table-cell/>
          <table:table-cell office:value-type="float" office:value="1097" calcext:value-type="float">
            <text:p>1097</text:p>
          </table:table-cell>
          <table:table-cell/>
          <table:table-cell table:number-columns-repeated="2" office:value-type="float" office:value="1097" calcext:value-type="float">
            <text:p>1097</text:p>
          </table:table-cell>
          <table:table-cell/>
          <table:table-cell office:value-type="float" office:value="1097" calcext:value-type="float">
            <text:p>109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15" calcext:value-type="float">
            <text:p>2715</text:p>
          </table:table-cell>
          <table:table-cell table:number-columns-repeated="6" office:value-type="float" office:value="3534" calcext:value-type="float">
            <text:p>3534</text:p>
          </table:table-cell>
          <table:table-cell/>
          <table:table-cell table:number-columns-repeated="2" office:value-type="float" office:value="3534" calcext:value-type="float">
            <text:p>3534</text:p>
          </table:table-cell>
          <table:table-cell/>
          <table:table-cell office:value-type="float" office:value="3534" calcext:value-type="float">
            <text:p>3534</text:p>
          </table:table-cell>
          <table:table-cell/>
          <table:table-cell table:number-columns-repeated="2" office:value-type="float" office:value="3534" calcext:value-type="float">
            <text:p>3534</text:p>
          </table:table-cell>
          <table:table-cell/>
          <table:table-cell office:value-type="float" office:value="3534" calcext:value-type="float">
            <text:p>353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table:number-columns-repeated="6" office:value-type="float" office:value="1803" calcext:value-type="float">
            <text:p>1803</text:p>
          </table:table-cell>
          <table:table-cell/>
          <table:table-cell table:number-columns-repeated="2" office:value-type="float" office:value="1803" calcext:value-type="float">
            <text:p>1803</text:p>
          </table:table-cell>
          <table:table-cell/>
          <table:table-cell office:value-type="float" office:value="1803" calcext:value-type="float">
            <text:p>1803</text:p>
          </table:table-cell>
          <table:table-cell/>
          <table:table-cell table:number-columns-repeated="2" office:value-type="float" office:value="1803" calcext:value-type="float">
            <text:p>1803</text:p>
          </table:table-cell>
          <table:table-cell/>
          <table:table-cell office:value-type="float" office:value="1803" calcext:value-type="float">
            <text:p>180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223" calcext:value-type="float">
            <text:p>223</text:p>
          </table:table-cell>
          <table:table-cell/>
          <table:table-cell table:number-columns-repeated="2" office:value-type="float" office:value="218" calcext:value-type="float">
            <text:p>218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table:number-columns-repeated="2" office:value-type="float" office:value="217" calcext:value-type="float">
            <text:p>217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table:number-columns-repeated="6" office:value-type="float" office:value="1272" calcext:value-type="float">
            <text:p>1272</text:p>
          </table:table-cell>
          <table:table-cell/>
          <table:table-cell table:number-columns-repeated="2" office:value-type="float" office:value="1272" calcext:value-type="float">
            <text:p>1272</text:p>
          </table:table-cell>
          <table:table-cell/>
          <table:table-cell office:value-type="float" office:value="1272" calcext:value-type="float">
            <text:p>1272</text:p>
          </table:table-cell>
          <table:table-cell/>
          <table:table-cell table:number-columns-repeated="2" office:value-type="float" office:value="1272" calcext:value-type="float">
            <text:p>1272</text:p>
          </table:table-cell>
          <table:table-cell/>
          <table:table-cell office:value-type="float" office:value="1272" calcext:value-type="float">
            <text:p>127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960" calcext:value-type="float">
            <text:p>7960</text:p>
          </table:table-cell>
          <table:table-cell table:number-columns-repeated="6" office:value-type="float" office:value="8744" calcext:value-type="float">
            <text:p>8744</text:p>
          </table:table-cell>
          <table:table-cell/>
          <table:table-cell table:number-columns-repeated="2" office:value-type="float" office:value="8744" calcext:value-type="float">
            <text:p>8744</text:p>
          </table:table-cell>
          <table:table-cell/>
          <table:table-cell office:value-type="float" office:value="8744" calcext:value-type="float">
            <text:p>8744</text:p>
          </table:table-cell>
          <table:table-cell/>
          <table:table-cell table:number-columns-repeated="2" office:value-type="float" office:value="8744" calcext:value-type="float">
            <text:p>8744</text:p>
          </table:table-cell>
          <table:table-cell/>
          <table:table-cell office:value-type="float" office:value="8744" calcext:value-type="float">
            <text:p>874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30" calcext:value-type="float">
            <text:p>2830</text:p>
          </table:table-cell>
          <table:table-cell table:number-columns-repeated="6" office:value-type="float" office:value="3410" calcext:value-type="float">
            <text:p>3410</text:p>
          </table:table-cell>
          <table:table-cell/>
          <table:table-cell table:number-columns-repeated="2" office:value-type="float" office:value="3410" calcext:value-type="float">
            <text:p>3410</text:p>
          </table:table-cell>
          <table:table-cell/>
          <table:table-cell office:value-type="float" office:value="3410" calcext:value-type="float">
            <text:p>3410</text:p>
          </table:table-cell>
          <table:table-cell/>
          <table:table-cell table:number-columns-repeated="2" office:value-type="float" office:value="3410" calcext:value-type="float">
            <text:p>3410</text:p>
          </table:table-cell>
          <table:table-cell/>
          <table:table-cell office:value-type="float" office:value="3410" calcext:value-type="float">
            <text:p>341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70" calcext:value-type="float">
            <text:p>3870</text:p>
          </table:table-cell>
          <table:table-cell table:number-columns-repeated="6" office:value-type="float" office:value="4416" calcext:value-type="float">
            <text:p>4416</text:p>
          </table:table-cell>
          <table:table-cell/>
          <table:table-cell table:number-columns-repeated="2" office:value-type="float" office:value="4416" calcext:value-type="float">
            <text:p>4416</text:p>
          </table:table-cell>
          <table:table-cell/>
          <table:table-cell office:value-type="float" office:value="4416" calcext:value-type="float">
            <text:p>4416</text:p>
          </table:table-cell>
          <table:table-cell/>
          <table:table-cell table:number-columns-repeated="2" office:value-type="float" office:value="4416" calcext:value-type="float">
            <text:p>4416</text:p>
          </table:table-cell>
          <table:table-cell/>
          <table:table-cell office:value-type="float" office:value="4416" calcext:value-type="float">
            <text:p>441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954" calcext:value-type="float">
            <text:p>4954</text:p>
          </table:table-cell>
          <table:table-cell table:number-columns-repeated="6" office:value-type="float" office:value="5682" calcext:value-type="float">
            <text:p>5682</text:p>
          </table:table-cell>
          <table:table-cell/>
          <table:table-cell table:number-columns-repeated="2" office:value-type="float" office:value="5682" calcext:value-type="float">
            <text:p>5682</text:p>
          </table:table-cell>
          <table:table-cell/>
          <table:table-cell office:value-type="float" office:value="5682" calcext:value-type="float">
            <text:p>5682</text:p>
          </table:table-cell>
          <table:table-cell/>
          <table:table-cell table:number-columns-repeated="2" office:value-type="float" office:value="5682" calcext:value-type="float">
            <text:p>5682</text:p>
          </table:table-cell>
          <table:table-cell/>
          <table:table-cell office:value-type="float" office:value="5682" calcext:value-type="float">
            <text:p>568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11" calcext:value-type="float">
            <text:p>4511</text:p>
          </table:table-cell>
          <table:table-cell table:number-columns-repeated="6" office:value-type="float" office:value="4694" calcext:value-type="float">
            <text:p>4694</text:p>
          </table:table-cell>
          <table:table-cell/>
          <table:table-cell table:number-columns-repeated="2" office:value-type="float" office:value="4694" calcext:value-type="float">
            <text:p>4694</text:p>
          </table:table-cell>
          <table:table-cell/>
          <table:table-cell office:value-type="float" office:value="4694" calcext:value-type="float">
            <text:p>4694</text:p>
          </table:table-cell>
          <table:table-cell/>
          <table:table-cell table:number-columns-repeated="2" office:value-type="float" office:value="4694" calcext:value-type="float">
            <text:p>4694</text:p>
          </table:table-cell>
          <table:table-cell/>
          <table:table-cell office:value-type="float" office:value="4694" calcext:value-type="float">
            <text:p>469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635" calcext:value-type="float">
            <text:p>635</text:p>
          </table:table-cell>
          <table:table-cell table:number-columns-repeated="4" office:value-type="float" office:value="636" calcext:value-type="float">
            <text:p>636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635" calcext:value-type="float">
            <text:p>635</text:p>
          </table:table-cell>
          <table:table-cell/>
          <table:table-cell table:number-columns-repeated="2" office:value-type="float" office:value="635" calcext:value-type="float">
            <text:p>635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085" calcext:value-type="float">
            <text:p>7085</text:p>
          </table:table-cell>
          <table:table-cell table:number-columns-repeated="6" office:value-type="float" office:value="7658" calcext:value-type="float">
            <text:p>7658</text:p>
          </table:table-cell>
          <table:table-cell/>
          <table:table-cell table:number-columns-repeated="2" office:value-type="float" office:value="7658" calcext:value-type="float">
            <text:p>7658</text:p>
          </table:table-cell>
          <table:table-cell/>
          <table:table-cell office:value-type="float" office:value="7658" calcext:value-type="float">
            <text:p>7658</text:p>
          </table:table-cell>
          <table:table-cell/>
          <table:table-cell table:number-columns-repeated="2" office:value-type="float" office:value="7658" calcext:value-type="float">
            <text:p>7658</text:p>
          </table:table-cell>
          <table:table-cell/>
          <table:table-cell office:value-type="float" office:value="7658" calcext:value-type="float">
            <text:p>7658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33" calcext:value-type="float">
            <text:p>1733</text:p>
          </table:table-cell>
          <table:table-cell table:number-columns-repeated="6" office:value-type="float" office:value="2183" calcext:value-type="float">
            <text:p>2183</text:p>
          </table:table-cell>
          <table:table-cell/>
          <table:table-cell table:number-columns-repeated="2" office:value-type="float" office:value="2183" calcext:value-type="float">
            <text:p>2183</text:p>
          </table:table-cell>
          <table:table-cell/>
          <table:table-cell office:value-type="float" office:value="2183" calcext:value-type="float">
            <text:p>2183</text:p>
          </table:table-cell>
          <table:table-cell/>
          <table:table-cell table:number-columns-repeated="2" office:value-type="float" office:value="2183" calcext:value-type="float">
            <text:p>2183</text:p>
          </table:table-cell>
          <table:table-cell/>
          <table:table-cell office:value-type="float" office:value="2183" calcext:value-type="float">
            <text:p>218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table:number-columns-repeated="6" office:value-type="float" office:value="2636" calcext:value-type="float">
            <text:p>2636</text:p>
          </table:table-cell>
          <table:table-cell/>
          <table:table-cell table:number-columns-repeated="2" office:value-type="float" office:value="2636" calcext:value-type="float">
            <text:p>2636</text:p>
          </table:table-cell>
          <table:table-cell/>
          <table:table-cell office:value-type="float" office:value="2636" calcext:value-type="float">
            <text:p>2636</text:p>
          </table:table-cell>
          <table:table-cell/>
          <table:table-cell table:number-columns-repeated="2" office:value-type="float" office:value="2636" calcext:value-type="float">
            <text:p>2636</text:p>
          </table:table-cell>
          <table:table-cell/>
          <table:table-cell office:value-type="float" office:value="2636" calcext:value-type="float">
            <text:p>263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3" office:value-type="float" office:value="205" calcext:value-type="float">
            <text:p>205</text:p>
          </table:table-cell>
          <table:table-cell/>
          <table:table-cell table:number-columns-repeated="2"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table:number-columns-repeated="2"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86" calcext:value-type="float">
            <text:p>4586</text:p>
          </table:table-cell>
          <table:table-cell table:number-columns-repeated="6" office:value-type="float" office:value="5169" calcext:value-type="float">
            <text:p>5169</text:p>
          </table:table-cell>
          <table:table-cell/>
          <table:table-cell table:number-columns-repeated="2" office:value-type="float" office:value="5169" calcext:value-type="float">
            <text:p>5169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float" office:value="5169" calcext:value-type="float">
            <text:p>5169</text:p>
          </table:table-cell>
          <table:table-cell/>
          <table:table-cell office:value-type="float" office:value="5169" calcext:value-type="float">
            <text:p>516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table:number-columns-repeated="6" office:value-type="float" office:value="1197" calcext:value-type="float">
            <text:p>1197</text:p>
          </table:table-cell>
          <table:table-cell/>
          <table:table-cell table:number-columns-repeated="2" office:value-type="float" office:value="1197" calcext:value-type="float">
            <text:p>1197</text:p>
          </table:table-cell>
          <table:table-cell/>
          <table:table-cell office:value-type="float" office:value="1197" calcext:value-type="float">
            <text:p>1197</text:p>
          </table:table-cell>
          <table:table-cell/>
          <table:table-cell table:number-columns-repeated="2" office:value-type="float" office:value="1197" calcext:value-type="float">
            <text:p>1197</text:p>
          </table:table-cell>
          <table:table-cell/>
          <table:table-cell office:value-type="float" office:value="1197" calcext:value-type="float">
            <text:p>119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6" office:value-type="float" office:value="179" calcext:value-type="float">
            <text:p>179</text:p>
          </table:table-cell>
          <table:table-cell/>
          <table:table-cell table:number-columns-repeated="2" office:value-type="float" office:value="179" calcext:value-type="float">
            <text:p>179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table:number-columns-repeated="2" office:value-type="float" office:value="179" calcext:value-type="float">
            <text:p>17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02" calcext:value-type="float">
            <text:p>2202</text:p>
          </table:table-cell>
          <table:table-cell table:number-columns-repeated="6" office:value-type="float" office:value="2778" calcext:value-type="float">
            <text:p>2778</text:p>
          </table:table-cell>
          <table:table-cell/>
          <table:table-cell table:number-columns-repeated="2" office:value-type="float" office:value="2778" calcext:value-type="float">
            <text:p>2778</text:p>
          </table:table-cell>
          <table:table-cell/>
          <table:table-cell office:value-type="float" office:value="2778" calcext:value-type="float">
            <text:p>2778</text:p>
          </table:table-cell>
          <table:table-cell/>
          <table:table-cell table:number-columns-repeated="2" office:value-type="float" office:value="2778" calcext:value-type="float">
            <text:p>2778</text:p>
          </table:table-cell>
          <table:table-cell/>
          <table:table-cell office:value-type="float" office:value="2778" calcext:value-type="float">
            <text:p>277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3" office:value-type="float" office:value="60" calcext:value-type="float">
            <text:p>6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table:number-columns-repeated="5" office:value-type="float" office:value="204" calcext:value-type="float">
            <text:p>204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table:number-columns-repeated="2" office:value-type="float" office:value="206" calcext:value-type="float">
            <text:p>206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table:number-columns-repeated="6" office:value-type="float" office:value="1323" calcext:value-type="float">
            <text:p>1323</text:p>
          </table:table-cell>
          <table:table-cell/>
          <table:table-cell table:number-columns-repeated="2" office:value-type="float" office:value="1323" calcext:value-type="float">
            <text:p>1323</text:p>
          </table:table-cell>
          <table:table-cell/>
          <table:table-cell office:value-type="float" office:value="1323" calcext:value-type="float">
            <text:p>1323</text:p>
          </table:table-cell>
          <table:table-cell/>
          <table:table-cell table:number-columns-repeated="2" office:value-type="float" office:value="1323" calcext:value-type="float">
            <text:p>1323</text:p>
          </table:table-cell>
          <table:table-cell/>
          <table:table-cell office:value-type="float" office:value="1323" calcext:value-type="float">
            <text:p>132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number-columns-repeated="6" office:value-type="float" office:value="940" calcext:value-type="float">
            <text:p>940</text:p>
          </table:table-cell>
          <table:table-cell/>
          <table:table-cell table:number-columns-repeated="2" office:value-type="float" office:value="940" calcext:value-type="float">
            <text:p>940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table:number-columns-repeated="2" office:value-type="float" office:value="940" calcext:value-type="float">
            <text:p>940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148" calcext:value-type="float">
            <text:p>148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931" calcext:value-type="float">
            <text:p>4931</text:p>
          </table:table-cell>
          <table:table-cell table:number-columns-repeated="6" office:value-type="float" office:value="5486" calcext:value-type="float">
            <text:p>5486</text:p>
          </table:table-cell>
          <table:table-cell/>
          <table:table-cell table:number-columns-repeated="2" office:value-type="float" office:value="5486" calcext:value-type="float">
            <text:p>5486</text:p>
          </table:table-cell>
          <table:table-cell/>
          <table:table-cell office:value-type="float" office:value="5486" calcext:value-type="float">
            <text:p>5486</text:p>
          </table:table-cell>
          <table:table-cell/>
          <table:table-cell table:number-columns-repeated="2" office:value-type="float" office:value="5486" calcext:value-type="float">
            <text:p>5486</text:p>
          </table:table-cell>
          <table:table-cell/>
          <table:table-cell office:value-type="float" office:value="5486" calcext:value-type="float">
            <text:p>548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657" calcext:value-type="float">
            <text:p>7657</text:p>
          </table:table-cell>
          <table:table-cell table:number-columns-repeated="6" office:value-type="float" office:value="8583" calcext:value-type="float">
            <text:p>8583</text:p>
          </table:table-cell>
          <table:table-cell/>
          <table:table-cell table:number-columns-repeated="2" office:value-type="float" office:value="8583" calcext:value-type="float">
            <text:p>8583</text:p>
          </table:table-cell>
          <table:table-cell/>
          <table:table-cell office:value-type="float" office:value="8583" calcext:value-type="float">
            <text:p>8583</text:p>
          </table:table-cell>
          <table:table-cell/>
          <table:table-cell table:number-columns-repeated="2" office:value-type="float" office:value="8583" calcext:value-type="float">
            <text:p>8583</text:p>
          </table:table-cell>
          <table:table-cell/>
          <table:table-cell office:value-type="float" office:value="8583" calcext:value-type="float">
            <text:p>858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629" calcext:value-type="float">
            <text:p>2629</text:p>
          </table:table-cell>
          <table:table-cell table:number-columns-repeated="6" office:value-type="float" office:value="3035" calcext:value-type="float">
            <text:p>3035</text:p>
          </table:table-cell>
          <table:table-cell/>
          <table:table-cell table:number-columns-repeated="2" office:value-type="float" office:value="3035" calcext:value-type="float">
            <text:p>3035</text:p>
          </table:table-cell>
          <table:table-cell/>
          <table:table-cell office:value-type="float" office:value="3035" calcext:value-type="float">
            <text:p>3035</text:p>
          </table:table-cell>
          <table:table-cell/>
          <table:table-cell table:number-columns-repeated="2" office:value-type="float" office:value="3035" calcext:value-type="float">
            <text:p>3035</text:p>
          </table:table-cell>
          <table:table-cell/>
          <table:table-cell office:value-type="float" office:value="3035" calcext:value-type="float">
            <text:p>303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6" office:value-type="float" office:value="127" calcext:value-type="float">
            <text:p>127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746" calcext:value-type="float">
            <text:p>4746</text:p>
          </table:table-cell>
          <table:table-cell table:number-columns-repeated="6" office:value-type="float" office:value="5018" calcext:value-type="float">
            <text:p>5018</text:p>
          </table:table-cell>
          <table:table-cell/>
          <table:table-cell table:number-columns-repeated="2" office:value-type="float" office:value="5018" calcext:value-type="float">
            <text:p>5018</text:p>
          </table:table-cell>
          <table:table-cell/>
          <table:table-cell office:value-type="float" office:value="5018" calcext:value-type="float">
            <text:p>5018</text:p>
          </table:table-cell>
          <table:table-cell/>
          <table:table-cell table:number-columns-repeated="2" office:value-type="float" office:value="5018" calcext:value-type="float">
            <text:p>5018</text:p>
          </table:table-cell>
          <table:table-cell/>
          <table:table-cell office:value-type="float" office:value="5018" calcext:value-type="float">
            <text:p>501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table:number-columns-repeated="5" office:value-type="float" office:value="215" calcext:value-type="float">
            <text:p>215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number-columns-repeated="2" office:value-type="float" office:value="218" calcext:value-type="float">
            <text:p>218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6" office:value-type="float" office:value="351" calcext:value-type="float">
            <text:p>351</text:p>
          </table:table-cell>
          <table:table-cell/>
          <table:table-cell table:number-columns-repeated="2" office:value-type="float" office:value="351" calcext:value-type="float">
            <text:p>351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table:number-columns-repeated="2" office:value-type="float" office:value="351" calcext:value-type="float">
            <text:p>351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6" office:value-type="float" office:value="40" calcext:value-type="float">
            <text:p>4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table:number-columns-repeated="6" office:value-type="float" office:value="2594" calcext:value-type="float">
            <text:p>2594</text:p>
          </table:table-cell>
          <table:table-cell/>
          <table:table-cell table:number-columns-repeated="2" office:value-type="float" office:value="2594" calcext:value-type="float">
            <text:p>2594</text:p>
          </table:table-cell>
          <table:table-cell/>
          <table:table-cell office:value-type="float" office:value="2594" calcext:value-type="float">
            <text:p>2594</text:p>
          </table:table-cell>
          <table:table-cell/>
          <table:table-cell table:number-columns-repeated="2" office:value-type="float" office:value="2594" calcext:value-type="float">
            <text:p>2594</text:p>
          </table:table-cell>
          <table:table-cell/>
          <table:table-cell office:value-type="float" office:value="2594" calcext:value-type="float">
            <text:p>259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table:number-columns-repeated="4"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number-columns-repeated="6" office:value-type="float" office:value="454" calcext:value-type="float">
            <text:p>454</text:p>
          </table:table-cell>
          <table:table-cell/>
          <table:table-cell table:number-columns-repeated="2" office:value-type="float" office:value="454" calcext:value-type="float">
            <text:p>454</text:p>
          </table:table-cell>
          <table:table-cell/>
          <table:table-cell office:value-type="float" office:value="454" calcext:value-type="float">
            <text:p>454</text:p>
          </table:table-cell>
          <table:table-cell/>
          <table:table-cell table:number-columns-repeated="2" office:value-type="float" office:value="454" calcext:value-type="float">
            <text:p>454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59" calcext:value-type="float">
            <text:p>1559</text:p>
          </table:table-cell>
          <table:table-cell table:number-columns-repeated="6" office:value-type="float" office:value="1850" calcext:value-type="float">
            <text:p>1850</text:p>
          </table:table-cell>
          <table:table-cell/>
          <table:table-cell table:number-columns-repeated="2" office:value-type="float" office:value="1850" calcext:value-type="float">
            <text:p>1850</text:p>
          </table:table-cell>
          <table:table-cell/>
          <table:table-cell office:value-type="float" office:value="1850" calcext:value-type="float">
            <text:p>1850</text:p>
          </table:table-cell>
          <table:table-cell/>
          <table:table-cell table:number-columns-repeated="2" office:value-type="float" office:value="1850" calcext:value-type="float">
            <text:p>1850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table:number-columns-repeated="6" office:value-type="float" office:value="1424" calcext:value-type="float">
            <text:p>1424</text:p>
          </table:table-cell>
          <table:table-cell/>
          <table:table-cell table:number-columns-repeated="2" office:value-type="float" office:value="1424" calcext:value-type="float">
            <text:p>1424</text:p>
          </table:table-cell>
          <table:table-cell/>
          <table:table-cell office:value-type="float" office:value="1424" calcext:value-type="float">
            <text:p>1424</text:p>
          </table:table-cell>
          <table:table-cell/>
          <table:table-cell table:number-columns-repeated="2" office:value-type="float" office:value="1424" calcext:value-type="float">
            <text:p>1424</text:p>
          </table:table-cell>
          <table:table-cell/>
          <table:table-cell office:value-type="float" office:value="1424" calcext:value-type="float">
            <text:p>142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6" office:value-type="float" office:value="136" calcext:value-type="float">
            <text:p>136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table:number-columns-repeated="6" office:value-type="float" office:value="1582" calcext:value-type="float">
            <text:p>1582</text:p>
          </table:table-cell>
          <table:table-cell/>
          <table:table-cell table:number-columns-repeated="2" office:value-type="float" office:value="1582" calcext:value-type="float">
            <text:p>1582</text:p>
          </table:table-cell>
          <table:table-cell/>
          <table:table-cell office:value-type="float" office:value="1582" calcext:value-type="float">
            <text:p>1582</text:p>
          </table:table-cell>
          <table:table-cell/>
          <table:table-cell table:number-columns-repeated="2" office:value-type="float" office:value="1582" calcext:value-type="float">
            <text:p>1582</text:p>
          </table:table-cell>
          <table:table-cell/>
          <table:table-cell office:value-type="float" office:value="1582" calcext:value-type="float">
            <text:p>158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40" calcext:value-type="float">
            <text:p>2440</text:p>
          </table:table-cell>
          <table:table-cell table:number-columns-repeated="6" office:value-type="float" office:value="2749" calcext:value-type="float">
            <text:p>2749</text:p>
          </table:table-cell>
          <table:table-cell/>
          <table:table-cell table:number-columns-repeated="2" office:value-type="float" office:value="2749" calcext:value-type="float">
            <text:p>2749</text:p>
          </table:table-cell>
          <table:table-cell/>
          <table:table-cell office:value-type="float" office:value="2749" calcext:value-type="float">
            <text:p>2749</text:p>
          </table:table-cell>
          <table:table-cell/>
          <table:table-cell table:number-columns-repeated="2" office:value-type="float" office:value="2749" calcext:value-type="float">
            <text:p>2749</text:p>
          </table:table-cell>
          <table:table-cell/>
          <table:table-cell office:value-type="float" office:value="2749" calcext:value-type="float">
            <text:p>274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table:number-columns-repeated="6" office:value-type="float" office:value="1125" calcext:value-type="float">
            <text:p>1125</text:p>
          </table:table-cell>
          <table:table-cell/>
          <table:table-cell table:number-columns-repeated="2" office:value-type="float" office:value="1125" calcext:value-type="float">
            <text:p>1125</text:p>
          </table:table-cell>
          <table:table-cell/>
          <table:table-cell office:value-type="float" office:value="1125" calcext:value-type="float">
            <text:p>1125</text:p>
          </table:table-cell>
          <table:table-cell/>
          <table:table-cell table:number-columns-repeated="2" office:value-type="float" office:value="1125" calcext:value-type="float">
            <text:p>1125</text:p>
          </table:table-cell>
          <table:table-cell/>
          <table:table-cell office:value-type="float" office:value="1125" calcext:value-type="float">
            <text:p>112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60" calcext:value-type="float">
            <text:p>6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012" calcext:value-type="float">
            <text:p>19012</text:p>
          </table:table-cell>
          <table:table-cell table:number-columns-repeated="6" office:value-type="float" office:value="21296" calcext:value-type="float">
            <text:p>21296</text:p>
          </table:table-cell>
          <table:table-cell/>
          <table:table-cell table:number-columns-repeated="2" office:value-type="float" office:value="21296" calcext:value-type="float">
            <text:p>21296</text:p>
          </table:table-cell>
          <table:table-cell/>
          <table:table-cell office:value-type="float" office:value="21296" calcext:value-type="float">
            <text:p>21296</text:p>
          </table:table-cell>
          <table:table-cell/>
          <table:table-cell table:number-columns-repeated="2" office:value-type="float" office:value="21296" calcext:value-type="float">
            <text:p>21296</text:p>
          </table:table-cell>
          <table:table-cell/>
          <table:table-cell office:value-type="float" office:value="21296" calcext:value-type="float">
            <text:p>2129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6" office:value-type="float" office:value="307" calcext:value-type="float">
            <text:p>307</text:p>
          </table:table-cell>
          <table:table-cell/>
          <table:table-cell table:number-columns-repeated="2" office:value-type="float" office:value="307" calcext:value-type="float">
            <text:p>307</text:p>
          </table:table-cell>
          <table:table-cell/>
          <table:table-cell office:value-type="float" office:value="307" calcext:value-type="float">
            <text:p>307</text:p>
          </table:table-cell>
          <table:table-cell/>
          <table:table-cell table:number-columns-repeated="2" office:value-type="float" office:value="307" calcext:value-type="float">
            <text:p>307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6" office:value-type="float" office:value="198" calcext:value-type="float">
            <text:p>198</text:p>
          </table:table-cell>
          <table:table-cell/>
          <table:table-cell table:number-columns-repeated="2" office:value-type="float" office:value="198" calcext:value-type="float">
            <text:p>198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table:number-columns-repeated="2" office:value-type="float" office:value="198" calcext:value-type="float">
            <text:p>198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number-columns-repeated="6" office:value-type="float" office:value="523" calcext:value-type="float">
            <text:p>523</text:p>
          </table:table-cell>
          <table:table-cell/>
          <table:table-cell table:number-columns-repeated="2" office:value-type="float" office:value="523" calcext:value-type="float">
            <text:p>523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table:number-columns-repeated="2" office:value-type="float" office:value="523" calcext:value-type="float">
            <text:p>523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table:number-columns-repeated="6" office:value-type="float" office:value="2221" calcext:value-type="float">
            <text:p>2221</text:p>
          </table:table-cell>
          <table:table-cell/>
          <table:table-cell table:number-columns-repeated="2" office:value-type="float" office:value="2221" calcext:value-type="float">
            <text:p>2221</text:p>
          </table:table-cell>
          <table:table-cell/>
          <table:table-cell office:value-type="float" office:value="2221" calcext:value-type="float">
            <text:p>2221</text:p>
          </table:table-cell>
          <table:table-cell/>
          <table:table-cell table:number-columns-repeated="2" office:value-type="float" office:value="2221" calcext:value-type="float">
            <text:p>2221</text:p>
          </table:table-cell>
          <table:table-cell/>
          <table:table-cell office:value-type="float" office:value="2221" calcext:value-type="float">
            <text:p>222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53" calcext:value-type="float">
            <text:p>2353</text:p>
          </table:table-cell>
          <table:table-cell table:number-columns-repeated="6" office:value-type="float" office:value="2758" calcext:value-type="float">
            <text:p>2758</text:p>
          </table:table-cell>
          <table:table-cell/>
          <table:table-cell table:number-columns-repeated="2" office:value-type="float" office:value="2758" calcext:value-type="float">
            <text:p>2758</text:p>
          </table:table-cell>
          <table:table-cell/>
          <table:table-cell office:value-type="float" office:value="2758" calcext:value-type="float">
            <text:p>2758</text:p>
          </table:table-cell>
          <table:table-cell/>
          <table:table-cell table:number-columns-repeated="2" office:value-type="float" office:value="2758" calcext:value-type="float">
            <text:p>2758</text:p>
          </table:table-cell>
          <table:table-cell/>
          <table:table-cell office:value-type="float" office:value="2758" calcext:value-type="float">
            <text:p>275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6" office:value-type="float" office:value="183" calcext:value-type="float">
            <text:p>183</text:p>
          </table:table-cell>
          <table:table-cell/>
          <table:table-cell table:number-columns-repeated="2" office:value-type="float" office:value="183" calcext:value-type="float">
            <text:p>183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table:number-columns-repeated="2" office:value-type="float" office:value="183" calcext:value-type="float">
            <text:p>183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14" calcext:value-type="float">
            <text:p>2314</text:p>
          </table:table-cell>
          <table:table-cell table:number-columns-repeated="6" office:value-type="float" office:value="2845" calcext:value-type="float">
            <text:p>2845</text:p>
          </table:table-cell>
          <table:table-cell/>
          <table:table-cell table:number-columns-repeated="2" office:value-type="float" office:value="2845" calcext:value-type="float">
            <text:p>2845</text:p>
          </table:table-cell>
          <table:table-cell/>
          <table:table-cell office:value-type="float" office:value="2845" calcext:value-type="float">
            <text:p>2845</text:p>
          </table:table-cell>
          <table:table-cell/>
          <table:table-cell table:number-columns-repeated="2" office:value-type="float" office:value="2845" calcext:value-type="float">
            <text:p>2845</text:p>
          </table:table-cell>
          <table:table-cell/>
          <table:table-cell office:value-type="float" office:value="2845" calcext:value-type="float">
            <text:p>284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76" calcext:value-type="float">
            <text:p>1676</text:p>
          </table:table-cell>
          <table:table-cell table:number-columns-repeated="6" office:value-type="float" office:value="1782" calcext:value-type="float">
            <text:p>1782</text:p>
          </table:table-cell>
          <table:table-cell/>
          <table:table-cell table:number-columns-repeated="2" office:value-type="float" office:value="1782" calcext:value-type="float">
            <text:p>1782</text:p>
          </table:table-cell>
          <table:table-cell/>
          <table:table-cell office:value-type="float" office:value="1782" calcext:value-type="float">
            <text:p>1782</text:p>
          </table:table-cell>
          <table:table-cell/>
          <table:table-cell table:number-columns-repeated="2" office:value-type="float" office:value="1782" calcext:value-type="float">
            <text:p>1782</text:p>
          </table:table-cell>
          <table:table-cell/>
          <table:table-cell office:value-type="float" office:value="1782" calcext:value-type="float">
            <text:p>178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457" calcext:value-type="float">
            <text:p>4457</text:p>
          </table:table-cell>
          <table:table-cell table:number-columns-repeated="6" office:value-type="float" office:value="5186" calcext:value-type="float">
            <text:p>5186</text:p>
          </table:table-cell>
          <table:table-cell/>
          <table:table-cell table:number-columns-repeated="2" office:value-type="float" office:value="5186" calcext:value-type="float">
            <text:p>5186</text:p>
          </table:table-cell>
          <table:table-cell/>
          <table:table-cell office:value-type="float" office:value="5186" calcext:value-type="float">
            <text:p>5186</text:p>
          </table:table-cell>
          <table:table-cell/>
          <table:table-cell table:number-columns-repeated="2" office:value-type="float" office:value="5186" calcext:value-type="float">
            <text:p>5186</text:p>
          </table:table-cell>
          <table:table-cell/>
          <table:table-cell office:value-type="float" office:value="5186" calcext:value-type="float">
            <text:p>518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63" calcext:value-type="float">
            <text:p>163</text:p>
          </table:table-cell>
          <table:table-cell table:number-columns-repeated="5" office:value-type="float" office:value="161" calcext:value-type="float">
            <text:p>16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table:number-columns-repeated="2" office:value-type="float" office:value="163" calcext:value-type="float">
            <text:p>163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140" calcext:value-type="float">
            <text:p>8140</text:p>
          </table:table-cell>
          <table:table-cell table:number-columns-repeated="6" office:value-type="float" office:value="9399" calcext:value-type="float">
            <text:p>9399</text:p>
          </table:table-cell>
          <table:table-cell/>
          <table:table-cell table:number-columns-repeated="2" office:value-type="float" office:value="9399" calcext:value-type="float">
            <text:p>9399</text:p>
          </table:table-cell>
          <table:table-cell/>
          <table:table-cell office:value-type="float" office:value="9399" calcext:value-type="float">
            <text:p>9399</text:p>
          </table:table-cell>
          <table:table-cell/>
          <table:table-cell table:number-columns-repeated="2" office:value-type="float" office:value="9399" calcext:value-type="float">
            <text:p>9399</text:p>
          </table:table-cell>
          <table:table-cell/>
          <table:table-cell office:value-type="float" office:value="9399" calcext:value-type="float">
            <text:p>939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09" calcext:value-type="float">
            <text:p>3809</text:p>
          </table:table-cell>
          <table:table-cell table:number-columns-repeated="6" office:value-type="float" office:value="4529" calcext:value-type="float">
            <text:p>4529</text:p>
          </table:table-cell>
          <table:table-cell/>
          <table:table-cell table:number-columns-repeated="2" office:value-type="float" office:value="4529" calcext:value-type="float">
            <text:p>4529</text:p>
          </table:table-cell>
          <table:table-cell/>
          <table:table-cell office:value-type="float" office:value="4529" calcext:value-type="float">
            <text:p>4529</text:p>
          </table:table-cell>
          <table:table-cell/>
          <table:table-cell table:number-columns-repeated="2" office:value-type="float" office:value="4529" calcext:value-type="float">
            <text:p>4529</text:p>
          </table:table-cell>
          <table:table-cell/>
          <table:table-cell office:value-type="float" office:value="4529" calcext:value-type="float">
            <text:p>452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1" calcext:value-type="float">
            <text:p>11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719" calcext:value-type="float">
            <text:p>3719</text:p>
          </table:table-cell>
          <table:table-cell table:number-columns-repeated="6" office:value-type="float" office:value="4137" calcext:value-type="float">
            <text:p>4137</text:p>
          </table:table-cell>
          <table:table-cell/>
          <table:table-cell table:number-columns-repeated="2" office:value-type="float" office:value="4137" calcext:value-type="float">
            <text:p>4137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table:number-columns-repeated="2" office:value-type="float" office:value="4137" calcext:value-type="float">
            <text:p>4137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6" office:value-type="float" office:value="358" calcext:value-type="float">
            <text:p>358</text:p>
          </table:table-cell>
          <table:table-cell/>
          <table:table-cell table:number-columns-repeated="2" office:value-type="float" office:value="358" calcext:value-type="float">
            <text:p>358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table:number-columns-repeated="2" office:value-type="float" office:value="358" calcext:value-type="float">
            <text:p>358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225" calcext:value-type="float">
            <text:p>5225</text:p>
          </table:table-cell>
          <table:table-cell table:number-columns-repeated="6" office:value-type="float" office:value="5875" calcext:value-type="float">
            <text:p>5875</text:p>
          </table:table-cell>
          <table:table-cell/>
          <table:table-cell table:number-columns-repeated="2" office:value-type="float" office:value="5875" calcext:value-type="float">
            <text:p>5875</text:p>
          </table:table-cell>
          <table:table-cell/>
          <table:table-cell office:value-type="float" office:value="5875" calcext:value-type="float">
            <text:p>5875</text:p>
          </table:table-cell>
          <table:table-cell/>
          <table:table-cell table:number-columns-repeated="2" office:value-type="float" office:value="5875" calcext:value-type="float">
            <text:p>5875</text:p>
          </table:table-cell>
          <table:table-cell/>
          <table:table-cell office:value-type="float" office:value="5875" calcext:value-type="float">
            <text:p>58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164" calcext:value-type="float">
            <text:p>16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table:number-columns-repeated="6" office:value-type="float" office:value="3466" calcext:value-type="float">
            <text:p>3466</text:p>
          </table:table-cell>
          <table:table-cell/>
          <table:table-cell table:number-columns-repeated="2" office:value-type="float" office:value="3466" calcext:value-type="float">
            <text:p>3466</text:p>
          </table:table-cell>
          <table:table-cell/>
          <table:table-cell office:value-type="float" office:value="3466" calcext:value-type="float">
            <text:p>3466</text:p>
          </table:table-cell>
          <table:table-cell/>
          <table:table-cell table:number-columns-repeated="2" office:value-type="float" office:value="3466" calcext:value-type="float">
            <text:p>3466</text:p>
          </table:table-cell>
          <table:table-cell/>
          <table:table-cell office:value-type="float" office:value="3466" calcext:value-type="float">
            <text:p>346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table:number-columns-repeated="6" office:value-type="float" office:value="1487" calcext:value-type="float">
            <text:p>1487</text:p>
          </table:table-cell>
          <table:table-cell/>
          <table:table-cell table:number-columns-repeated="2" office:value-type="float" office:value="1487" calcext:value-type="float">
            <text:p>1487</text:p>
          </table:table-cell>
          <table:table-cell/>
          <table:table-cell office:value-type="float" office:value="1487" calcext:value-type="float">
            <text:p>1487</text:p>
          </table:table-cell>
          <table:table-cell/>
          <table:table-cell table:number-columns-repeated="2" office:value-type="float" office:value="1487" calcext:value-type="float">
            <text:p>1487</text:p>
          </table:table-cell>
          <table:table-cell/>
          <table:table-cell office:value-type="float" office:value="1487" calcext:value-type="float">
            <text:p>148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6" office:value-type="float" office:value="118" calcext:value-type="float">
            <text:p>118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41" calcext:value-type="float">
            <text:p>2741</text:p>
          </table:table-cell>
          <table:table-cell table:number-columns-repeated="6" office:value-type="float" office:value="3215" calcext:value-type="float">
            <text:p>3215</text:p>
          </table:table-cell>
          <table:table-cell/>
          <table:table-cell table:number-columns-repeated="2" office:value-type="float" office:value="3215" calcext:value-type="float">
            <text:p>3215</text:p>
          </table:table-cell>
          <table:table-cell/>
          <table:table-cell office:value-type="float" office:value="3215" calcext:value-type="float">
            <text:p>3215</text:p>
          </table:table-cell>
          <table:table-cell/>
          <table:table-cell table:number-columns-repeated="2" office:value-type="float" office:value="3215" calcext:value-type="float">
            <text:p>3215</text:p>
          </table:table-cell>
          <table:table-cell/>
          <table:table-cell office:value-type="float" office:value="3215" calcext:value-type="float">
            <text:p>321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table:number-columns-repeated="6" office:value-type="float" office:value="1090" calcext:value-type="float">
            <text:p>1090</text:p>
          </table:table-cell>
          <table:table-cell/>
          <table:table-cell table:number-columns-repeated="2" office:value-type="float" office:value="1090" calcext:value-type="float">
            <text:p>1090</text:p>
          </table:table-cell>
          <table:table-cell/>
          <table:table-cell office:value-type="float" office:value="1090" calcext:value-type="float">
            <text:p>1090</text:p>
          </table:table-cell>
          <table:table-cell/>
          <table:table-cell table:number-columns-repeated="2" office:value-type="float" office:value="1090" calcext:value-type="float">
            <text:p>1090</text:p>
          </table:table-cell>
          <table:table-cell/>
          <table:table-cell office:value-type="float" office:value="1090" calcext:value-type="float">
            <text:p>109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6" office:value-type="float" office:value="455" calcext:value-type="float">
            <text:p>455</text:p>
          </table:table-cell>
          <table:table-cell/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number-columns-repeated="6" office:value-type="float" office:value="1266" calcext:value-type="float">
            <text:p>1266</text:p>
          </table:table-cell>
          <table:table-cell/>
          <table:table-cell table:number-columns-repeated="2" office:value-type="float" office:value="1266" calcext:value-type="float">
            <text:p>1266</text:p>
          </table:table-cell>
          <table:table-cell/>
          <table:table-cell office:value-type="float" office:value="1266" calcext:value-type="float">
            <text:p>1266</text:p>
          </table:table-cell>
          <table:table-cell/>
          <table:table-cell table:number-columns-repeated="2" office:value-type="float" office:value="1266" calcext:value-type="float">
            <text:p>1266</text:p>
          </table:table-cell>
          <table:table-cell/>
          <table:table-cell office:value-type="float" office:value="1266" calcext:value-type="float">
            <text:p>126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46" calcext:value-type="float">
            <text:p>2546</text:p>
          </table:table-cell>
          <table:table-cell table:number-columns-repeated="6" office:value-type="float" office:value="2929" calcext:value-type="float">
            <text:p>2929</text:p>
          </table:table-cell>
          <table:table-cell/>
          <table:table-cell table:number-columns-repeated="2" office:value-type="float" office:value="2929" calcext:value-type="float">
            <text:p>2929</text:p>
          </table:table-cell>
          <table:table-cell/>
          <table:table-cell office:value-type="float" office:value="2929" calcext:value-type="float">
            <text:p>2929</text:p>
          </table:table-cell>
          <table:table-cell/>
          <table:table-cell table:number-columns-repeated="2" office:value-type="float" office:value="2929" calcext:value-type="float">
            <text:p>2929</text:p>
          </table:table-cell>
          <table:table-cell/>
          <table:table-cell office:value-type="float" office:value="2929" calcext:value-type="float">
            <text:p>2929</text:p>
          </table:table-cell>
          <table:table-cell table:number-columns-repeated="100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number-columns-repeated="2"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6" office:value-type="float" office:value="21" calcext:value-type="float">
            <text:p>21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table:number-columns-repeated="6" office:value-type="float" office:value="2540" calcext:value-type="float">
            <text:p>2540</text:p>
          </table:table-cell>
          <table:table-cell/>
          <table:table-cell table:number-columns-repeated="2" office:value-type="float" office:value="2540" calcext:value-type="float">
            <text:p>2540</text:p>
          </table:table-cell>
          <table:table-cell/>
          <table:table-cell office:value-type="float" office:value="2540" calcext:value-type="float">
            <text:p>2540</text:p>
          </table:table-cell>
          <table:table-cell/>
          <table:table-cell table:number-columns-repeated="2" office:value-type="float" office:value="2540" calcext:value-type="float">
            <text:p>2540</text:p>
          </table:table-cell>
          <table:table-cell/>
          <table:table-cell office:value-type="float" office:value="2540" calcext:value-type="float">
            <text:p>254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169" calcext:value-type="float">
            <text:p>4169</text:p>
          </table:table-cell>
          <table:table-cell table:number-columns-repeated="6" office:value-type="float" office:value="4620" calcext:value-type="float">
            <text:p>4620</text:p>
          </table:table-cell>
          <table:table-cell/>
          <table:table-cell table:number-columns-repeated="2" office:value-type="float" office:value="4620" calcext:value-type="float">
            <text:p>4620</text:p>
          </table:table-cell>
          <table:table-cell/>
          <table:table-cell office:value-type="float" office:value="4620" calcext:value-type="float">
            <text:p>4620</text:p>
          </table:table-cell>
          <table:table-cell/>
          <table:table-cell table:number-columns-repeated="2" office:value-type="float" office:value="4620" calcext:value-type="float">
            <text:p>4620</text:p>
          </table:table-cell>
          <table:table-cell/>
          <table:table-cell office:value-type="float" office:value="4620" calcext:value-type="float">
            <text:p>462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240" calcext:value-type="float">
            <text:p>5240</text:p>
          </table:table-cell>
          <table:table-cell table:number-columns-repeated="6" office:value-type="float" office:value="6111" calcext:value-type="float">
            <text:p>6111</text:p>
          </table:table-cell>
          <table:table-cell/>
          <table:table-cell table:number-columns-repeated="2" office:value-type="float" office:value="6111" calcext:value-type="float">
            <text:p>6111</text:p>
          </table:table-cell>
          <table:table-cell/>
          <table:table-cell office:value-type="float" office:value="6111" calcext:value-type="float">
            <text:p>6111</text:p>
          </table:table-cell>
          <table:table-cell/>
          <table:table-cell table:number-columns-repeated="2" office:value-type="float" office:value="6111" calcext:value-type="float">
            <text:p>6111</text:p>
          </table:table-cell>
          <table:table-cell/>
          <table:table-cell office:value-type="float" office:value="6111" calcext:value-type="float">
            <text:p>611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table:number-columns-repeated="6" office:value-type="float" office:value="1223" calcext:value-type="float">
            <text:p>1223</text:p>
          </table:table-cell>
          <table:table-cell/>
          <table:table-cell table:number-columns-repeated="2" office:value-type="float" office:value="1223" calcext:value-type="float">
            <text:p>1223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table:number-columns-repeated="2" office:value-type="float" office:value="1223" calcext:value-type="float">
            <text:p>1223</text:p>
          </table:table-cell>
          <table:table-cell/>
          <table:table-cell office:value-type="float" office:value="1223" calcext:value-type="float">
            <text:p>122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41" calcext:value-type="float">
            <text:p>241</text:p>
          </table:table-cell>
          <table:table-cell/>
          <table:table-cell table:number-columns-repeated="2" office:value-type="float" office:value="241" calcext:value-type="float">
            <text:p>241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82" calcext:value-type="float">
            <text:p>1782</text:p>
          </table:table-cell>
          <table:table-cell table:number-columns-repeated="6" office:value-type="float" office:value="1953" calcext:value-type="float">
            <text:p>1953</text:p>
          </table:table-cell>
          <table:table-cell/>
          <table:table-cell table:number-columns-repeated="2" office:value-type="float" office:value="1953" calcext:value-type="float">
            <text:p>1953</text:p>
          </table:table-cell>
          <table:table-cell/>
          <table:table-cell office:value-type="float" office:value="1953" calcext:value-type="float">
            <text:p>1953</text:p>
          </table:table-cell>
          <table:table-cell/>
          <table:table-cell table:number-columns-repeated="2" office:value-type="float" office:value="1953" calcext:value-type="float">
            <text:p>1953</text:p>
          </table:table-cell>
          <table:table-cell/>
          <table:table-cell office:value-type="float" office:value="1953" calcext:value-type="float">
            <text:p>195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table:number-columns-repeated="6" office:value-type="float" office:value="1903" calcext:value-type="float">
            <text:p>1903</text:p>
          </table:table-cell>
          <table:table-cell/>
          <table:table-cell table:number-columns-repeated="2" office:value-type="float" office:value="1903" calcext:value-type="float">
            <text:p>1903</text:p>
          </table:table-cell>
          <table:table-cell/>
          <table:table-cell office:value-type="float" office:value="1903" calcext:value-type="float">
            <text:p>1903</text:p>
          </table:table-cell>
          <table:table-cell/>
          <table:table-cell table:number-columns-repeated="2" office:value-type="float" office:value="1903" calcext:value-type="float">
            <text:p>1903</text:p>
          </table:table-cell>
          <table:table-cell/>
          <table:table-cell office:value-type="float" office:value="1903" calcext:value-type="float">
            <text:p>190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3" office:value-type="float" office:value="282" calcext:value-type="float">
            <text:p>282</text:p>
          </table:table-cell>
          <table:table-cell/>
          <table:table-cell table:number-columns-repeated="2"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number-columns-repeated="6" office:value-type="float" office:value="859" calcext:value-type="float">
            <text:p>859</text:p>
          </table:table-cell>
          <table:table-cell/>
          <table:table-cell table:number-columns-repeated="2" office:value-type="float" office:value="859" calcext:value-type="float">
            <text:p>859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table:number-columns-repeated="2" office:value-type="float" office:value="859" calcext:value-type="float">
            <text:p>859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table:number-columns-repeated="6" office:value-type="float" office:value="5709" calcext:value-type="float">
            <text:p>5709</text:p>
          </table:table-cell>
          <table:table-cell/>
          <table:table-cell table:number-columns-repeated="2" office:value-type="float" office:value="5709" calcext:value-type="float">
            <text:p>5709</text:p>
          </table:table-cell>
          <table:table-cell/>
          <table:table-cell office:value-type="float" office:value="5709" calcext:value-type="float">
            <text:p>5709</text:p>
          </table:table-cell>
          <table:table-cell/>
          <table:table-cell table:number-columns-repeated="2" office:value-type="float" office:value="5709" calcext:value-type="float">
            <text:p>5709</text:p>
          </table:table-cell>
          <table:table-cell/>
          <table:table-cell office:value-type="float" office:value="5709" calcext:value-type="float">
            <text:p>570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number-columns-repeated="6" office:value-type="float" office:value="1124" calcext:value-type="float">
            <text:p>1124</text:p>
          </table:table-cell>
          <table:table-cell/>
          <table:table-cell table:number-columns-repeated="2" office:value-type="float" office:value="1124" calcext:value-type="float">
            <text:p>1124</text:p>
          </table:table-cell>
          <table:table-cell/>
          <table:table-cell office:value-type="float" office:value="1124" calcext:value-type="float">
            <text:p>1124</text:p>
          </table:table-cell>
          <table:table-cell/>
          <table:table-cell table:number-columns-repeated="2" office:value-type="float" office:value="1124" calcext:value-type="float">
            <text:p>1124</text:p>
          </table:table-cell>
          <table:table-cell/>
          <table:table-cell office:value-type="float" office:value="1124" calcext:value-type="float">
            <text:p>112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table:number-columns-repeated="6" office:value-type="float" office:value="1892" calcext:value-type="float">
            <text:p>1892</text:p>
          </table:table-cell>
          <table:table-cell/>
          <table:table-cell table:number-columns-repeated="2" office:value-type="float" office:value="1892" calcext:value-type="float">
            <text:p>1892</text:p>
          </table:table-cell>
          <table:table-cell/>
          <table:table-cell office:value-type="float" office:value="1892" calcext:value-type="float">
            <text:p>1892</text:p>
          </table:table-cell>
          <table:table-cell/>
          <table:table-cell table:number-columns-repeated="2" office:value-type="float" office:value="1892" calcext:value-type="float">
            <text:p>1892</text:p>
          </table:table-cell>
          <table:table-cell/>
          <table:table-cell office:value-type="float" office:value="1892" calcext:value-type="float">
            <text:p>189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274" calcext:value-type="float">
            <text:p>3274</text:p>
          </table:table-cell>
          <table:table-cell table:number-columns-repeated="6" office:value-type="float" office:value="3573" calcext:value-type="float">
            <text:p>3573</text:p>
          </table:table-cell>
          <table:table-cell/>
          <table:table-cell table:number-columns-repeated="2" office:value-type="float" office:value="3573" calcext:value-type="float">
            <text:p>3573</text:p>
          </table:table-cell>
          <table:table-cell/>
          <table:table-cell office:value-type="float" office:value="3573" calcext:value-type="float">
            <text:p>3573</text:p>
          </table:table-cell>
          <table:table-cell/>
          <table:table-cell table:number-columns-repeated="2" office:value-type="float" office:value="3573" calcext:value-type="float">
            <text:p>3573</text:p>
          </table:table-cell>
          <table:table-cell/>
          <table:table-cell office:value-type="float" office:value="3573" calcext:value-type="float">
            <text:p>357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table:number-columns-repeated="6" office:value-type="float" office:value="1380" calcext:value-type="float">
            <text:p>1380</text:p>
          </table:table-cell>
          <table:table-cell/>
          <table:table-cell table:number-columns-repeated="2" office:value-type="float" office:value="1380" calcext:value-type="float">
            <text:p>1380</text:p>
          </table:table-cell>
          <table:table-cell/>
          <table:table-cell office:value-type="float" office:value="1380" calcext:value-type="float">
            <text:p>1380</text:p>
          </table:table-cell>
          <table:table-cell/>
          <table:table-cell table:number-columns-repeated="2" office:value-type="float" office:value="1380" calcext:value-type="float">
            <text:p>1380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6" office:value-type="float" office:value="564" calcext:value-type="float">
            <text:p>564</text:p>
          </table:table-cell>
          <table:table-cell/>
          <table:table-cell table:number-columns-repeated="2" office:value-type="float" office:value="564" calcext:value-type="float">
            <text:p>564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table:number-columns-repeated="2" office:value-type="float" office:value="564" calcext:value-type="float">
            <text:p>564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96" calcext:value-type="float">
            <text:p>2896</text:p>
          </table:table-cell>
          <table:table-cell table:number-columns-repeated="6" office:value-type="float" office:value="3435" calcext:value-type="float">
            <text:p>3435</text:p>
          </table:table-cell>
          <table:table-cell/>
          <table:table-cell table:number-columns-repeated="2" office:value-type="float" office:value="3435" calcext:value-type="float">
            <text:p>3435</text:p>
          </table:table-cell>
          <table:table-cell/>
          <table:table-cell office:value-type="float" office:value="3435" calcext:value-type="float">
            <text:p>3435</text:p>
          </table:table-cell>
          <table:table-cell/>
          <table:table-cell table:number-columns-repeated="2" office:value-type="float" office:value="3435" calcext:value-type="float">
            <text:p>3435</text:p>
          </table:table-cell>
          <table:table-cell/>
          <table:table-cell office:value-type="float" office:value="3435" calcext:value-type="float">
            <text:p>3435</text:p>
          </table:table-cell>
          <table:table-cell table:number-columns-repeated="100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28" calcext:value-type="float">
            <text:p>2228</text:p>
          </table:table-cell>
          <table:table-cell table:number-columns-repeated="6" office:value-type="float" office:value="2623" calcext:value-type="float">
            <text:p>2623</text:p>
          </table:table-cell>
          <table:table-cell/>
          <table:table-cell table:number-columns-repeated="2" office:value-type="float" office:value="2623" calcext:value-type="float">
            <text:p>2623</text:p>
          </table:table-cell>
          <table:table-cell/>
          <table:table-cell office:value-type="float" office:value="2623" calcext:value-type="float">
            <text:p>2623</text:p>
          </table:table-cell>
          <table:table-cell/>
          <table:table-cell table:number-columns-repeated="2" office:value-type="float" office:value="2623" calcext:value-type="float">
            <text:p>2623</text:p>
          </table:table-cell>
          <table:table-cell/>
          <table:table-cell office:value-type="float" office:value="2623" calcext:value-type="float">
            <text:p>262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811" calcext:value-type="float">
            <text:p>14811</text:p>
          </table:table-cell>
          <table:table-cell table:number-columns-repeated="6" office:value-type="float" office:value="16938" calcext:value-type="float">
            <text:p>16938</text:p>
          </table:table-cell>
          <table:table-cell/>
          <table:table-cell table:number-columns-repeated="2" office:value-type="float" office:value="16938" calcext:value-type="float">
            <text:p>16938</text:p>
          </table:table-cell>
          <table:table-cell/>
          <table:table-cell office:value-type="float" office:value="16938" calcext:value-type="float">
            <text:p>16938</text:p>
          </table:table-cell>
          <table:table-cell/>
          <table:table-cell table:number-columns-repeated="2" office:value-type="float" office:value="16938" calcext:value-type="float">
            <text:p>16938</text:p>
          </table:table-cell>
          <table:table-cell/>
          <table:table-cell office:value-type="float" office:value="16938" calcext:value-type="float">
            <text:p>1693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481" calcext:value-type="float">
            <text:p>5481</text:p>
          </table:table-cell>
          <table:table-cell table:number-columns-repeated="6" office:value-type="float" office:value="5987" calcext:value-type="float">
            <text:p>5987</text:p>
          </table:table-cell>
          <table:table-cell/>
          <table:table-cell table:number-columns-repeated="2" office:value-type="float" office:value="5987" calcext:value-type="float">
            <text:p>5987</text:p>
          </table:table-cell>
          <table:table-cell/>
          <table:table-cell office:value-type="float" office:value="5987" calcext:value-type="float">
            <text:p>5987</text:p>
          </table:table-cell>
          <table:table-cell/>
          <table:table-cell table:number-columns-repeated="2" office:value-type="float" office:value="5987" calcext:value-type="float">
            <text:p>5987</text:p>
          </table:table-cell>
          <table:table-cell/>
          <table:table-cell office:value-type="float" office:value="5987" calcext:value-type="float">
            <text:p>598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number-columns-repeated="6" office:value-type="float" office:value="568" calcext:value-type="float">
            <text:p>568</text:p>
          </table:table-cell>
          <table:table-cell/>
          <table:table-cell table:number-columns-repeated="2" office:value-type="float" office:value="568" calcext:value-type="float">
            <text:p>568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table:number-columns-repeated="2" office:value-type="float" office:value="568" calcext:value-type="float">
            <text:p>568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856" calcext:value-type="float">
            <text:p>6856</text:p>
          </table:table-cell>
          <table:table-cell table:number-columns-repeated="6" office:value-type="float" office:value="8146" calcext:value-type="float">
            <text:p>8146</text:p>
          </table:table-cell>
          <table:table-cell/>
          <table:table-cell table:number-columns-repeated="2" office:value-type="float" office:value="8146" calcext:value-type="float">
            <text:p>8146</text:p>
          </table:table-cell>
          <table:table-cell/>
          <table:table-cell office:value-type="float" office:value="8146" calcext:value-type="float">
            <text:p>8146</text:p>
          </table:table-cell>
          <table:table-cell/>
          <table:table-cell table:number-columns-repeated="2" office:value-type="float" office:value="8146" calcext:value-type="float">
            <text:p>8146</text:p>
          </table:table-cell>
          <table:table-cell/>
          <table:table-cell office:value-type="float" office:value="8146" calcext:value-type="float">
            <text:p>814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545" calcext:value-type="float">
            <text:p>3545</text:p>
          </table:table-cell>
          <table:table-cell table:number-columns-repeated="6" office:value-type="float" office:value="3917" calcext:value-type="float">
            <text:p>3917</text:p>
          </table:table-cell>
          <table:table-cell/>
          <table:table-cell table:number-columns-repeated="2" office:value-type="float" office:value="3917" calcext:value-type="float">
            <text:p>3917</text:p>
          </table:table-cell>
          <table:table-cell/>
          <table:table-cell office:value-type="float" office:value="3917" calcext:value-type="float">
            <text:p>3917</text:p>
          </table:table-cell>
          <table:table-cell/>
          <table:table-cell table:number-columns-repeated="2" office:value-type="float" office:value="3917" calcext:value-type="float">
            <text:p>3917</text:p>
          </table:table-cell>
          <table:table-cell/>
          <table:table-cell office:value-type="float" office:value="3917" calcext:value-type="float">
            <text:p>391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6" office:value-type="float" office:value="76" calcext:value-type="float">
            <text:p>76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6" office:value-type="float" office:value="41" calcext:value-type="float">
            <text:p>41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287" calcext:value-type="float">
            <text:p>8287</text:p>
          </table:table-cell>
          <table:table-cell table:number-columns-repeated="6" office:value-type="float" office:value="10537" calcext:value-type="float">
            <text:p>10537</text:p>
          </table:table-cell>
          <table:table-cell/>
          <table:table-cell table:number-columns-repeated="2" office:value-type="float" office:value="10537" calcext:value-type="float">
            <text:p>10537</text:p>
          </table:table-cell>
          <table:table-cell/>
          <table:table-cell office:value-type="float" office:value="10537" calcext:value-type="float">
            <text:p>10537</text:p>
          </table:table-cell>
          <table:table-cell/>
          <table:table-cell table:number-columns-repeated="2" office:value-type="float" office:value="10537" calcext:value-type="float">
            <text:p>10537</text:p>
          </table:table-cell>
          <table:table-cell/>
          <table:table-cell office:value-type="float" office:value="10537" calcext:value-type="float">
            <text:p>1053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056" calcext:value-type="float">
            <text:p>4056</text:p>
          </table:table-cell>
          <table:table-cell table:number-columns-repeated="6" office:value-type="float" office:value="4746" calcext:value-type="float">
            <text:p>4746</text:p>
          </table:table-cell>
          <table:table-cell/>
          <table:table-cell table:number-columns-repeated="2" office:value-type="float" office:value="4746" calcext:value-type="float">
            <text:p>4746</text:p>
          </table:table-cell>
          <table:table-cell/>
          <table:table-cell office:value-type="float" office:value="4746" calcext:value-type="float">
            <text:p>4746</text:p>
          </table:table-cell>
          <table:table-cell/>
          <table:table-cell table:number-columns-repeated="2" office:value-type="float" office:value="4746" calcext:value-type="float">
            <text:p>4746</text:p>
          </table:table-cell>
          <table:table-cell/>
          <table:table-cell office:value-type="float" office:value="4746" calcext:value-type="float">
            <text:p>474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6" office:value-type="float" office:value="13" calcext:value-type="float">
            <text:p>13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15" calcext:value-type="float">
            <text:p>4515</text:p>
          </table:table-cell>
          <table:table-cell table:number-columns-repeated="6" office:value-type="float" office:value="5666" calcext:value-type="float">
            <text:p>5666</text:p>
          </table:table-cell>
          <table:table-cell/>
          <table:table-cell table:number-columns-repeated="2" office:value-type="float" office:value="5666" calcext:value-type="float">
            <text:p>5666</text:p>
          </table:table-cell>
          <table:table-cell/>
          <table:table-cell office:value-type="float" office:value="5666" calcext:value-type="float">
            <text:p>5666</text:p>
          </table:table-cell>
          <table:table-cell/>
          <table:table-cell table:number-columns-repeated="2" office:value-type="float" office:value="5666" calcext:value-type="float">
            <text:p>5666</text:p>
          </table:table-cell>
          <table:table-cell/>
          <table:table-cell office:value-type="float" office:value="5666" calcext:value-type="float">
            <text:p>566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number-columns-repeated="6" office:value-type="float" office:value="997" calcext:value-type="float">
            <text:p>997</text:p>
          </table:table-cell>
          <table:table-cell/>
          <table:table-cell table:number-columns-repeated="2" office:value-type="float" office:value="997" calcext:value-type="float">
            <text:p>997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table:number-columns-repeated="2" office:value-type="float" office:value="997" calcext:value-type="float">
            <text:p>997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67" calcext:value-type="float">
            <text:p>2467</text:p>
          </table:table-cell>
          <table:table-cell table:number-columns-repeated="6" office:value-type="float" office:value="2959" calcext:value-type="float">
            <text:p>2959</text:p>
          </table:table-cell>
          <table:table-cell/>
          <table:table-cell table:number-columns-repeated="2" office:value-type="float" office:value="2959" calcext:value-type="float">
            <text:p>2959</text:p>
          </table:table-cell>
          <table:table-cell/>
          <table:table-cell office:value-type="float" office:value="2959" calcext:value-type="float">
            <text:p>2959</text:p>
          </table:table-cell>
          <table:table-cell/>
          <table:table-cell table:number-columns-repeated="2" office:value-type="float" office:value="2959" calcext:value-type="float">
            <text:p>2959</text:p>
          </table:table-cell>
          <table:table-cell/>
          <table:table-cell office:value-type="float" office:value="2959" calcext:value-type="float">
            <text:p>295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088" calcext:value-type="float">
            <text:p>7088</text:p>
          </table:table-cell>
          <table:table-cell table:number-columns-repeated="6" office:value-type="float" office:value="8188" calcext:value-type="float">
            <text:p>8188</text:p>
          </table:table-cell>
          <table:table-cell/>
          <table:table-cell table:number-columns-repeated="2" office:value-type="float" office:value="8188" calcext:value-type="float">
            <text:p>8188</text:p>
          </table:table-cell>
          <table:table-cell/>
          <table:table-cell office:value-type="float" office:value="8188" calcext:value-type="float">
            <text:p>8188</text:p>
          </table:table-cell>
          <table:table-cell/>
          <table:table-cell table:number-columns-repeated="2" office:value-type="float" office:value="8188" calcext:value-type="float">
            <text:p>8188</text:p>
          </table:table-cell>
          <table:table-cell/>
          <table:table-cell office:value-type="float" office:value="8188" calcext:value-type="float">
            <text:p>8188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table:number-columns-repeated="6" office:value-type="float" office:value="2300" calcext:value-type="float">
            <text:p>2300</text:p>
          </table:table-cell>
          <table:table-cell/>
          <table:table-cell table:number-columns-repeated="2" office:value-type="float" office:value="2300" calcext:value-type="float">
            <text:p>2300</text:p>
          </table:table-cell>
          <table:table-cell/>
          <table:table-cell office:value-type="float" office:value="2300" calcext:value-type="float">
            <text:p>2300</text:p>
          </table:table-cell>
          <table:table-cell/>
          <table:table-cell table:number-columns-repeated="2" office:value-type="float" office:value="2300" calcext:value-type="float">
            <text:p>2300</text:p>
          </table:table-cell>
          <table:table-cell/>
          <table:table-cell office:value-type="float" office:value="2300" calcext:value-type="float">
            <text:p>230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6" office:value-type="float" office:value="36" calcext:value-type="float">
            <text:p>36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number-columns-repeated="6" office:value-type="float" office:value="513" calcext:value-type="float">
            <text:p>513</text:p>
          </table:table-cell>
          <table:table-cell/>
          <table:table-cell table:number-columns-repeated="2" office:value-type="float" office:value="513" calcext:value-type="float">
            <text:p>513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table:number-columns-repeated="2" office:value-type="float" office:value="513" calcext:value-type="float">
            <text:p>513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87" calcext:value-type="float">
            <text:p>2887</text:p>
          </table:table-cell>
          <table:table-cell table:number-columns-repeated="6" office:value-type="float" office:value="3335" calcext:value-type="float">
            <text:p>3335</text:p>
          </table:table-cell>
          <table:table-cell/>
          <table:table-cell table:number-columns-repeated="2" office:value-type="float" office:value="3335" calcext:value-type="float">
            <text:p>3335</text:p>
          </table:table-cell>
          <table:table-cell/>
          <table:table-cell office:value-type="float" office:value="3335" calcext:value-type="float">
            <text:p>3335</text:p>
          </table:table-cell>
          <table:table-cell/>
          <table:table-cell table:number-columns-repeated="2" office:value-type="float" office:value="3335" calcext:value-type="float">
            <text:p>3335</text:p>
          </table:table-cell>
          <table:table-cell/>
          <table:table-cell office:value-type="float" office:value="3335" calcext:value-type="float">
            <text:p>333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048" calcext:value-type="float">
            <text:p>6048</text:p>
          </table:table-cell>
          <table:table-cell table:number-columns-repeated="6" office:value-type="float" office:value="6867" calcext:value-type="float">
            <text:p>6867</text:p>
          </table:table-cell>
          <table:table-cell/>
          <table:table-cell table:number-columns-repeated="2" office:value-type="float" office:value="6867" calcext:value-type="float">
            <text:p>6867</text:p>
          </table:table-cell>
          <table:table-cell/>
          <table:table-cell office:value-type="float" office:value="6867" calcext:value-type="float">
            <text:p>6867</text:p>
          </table:table-cell>
          <table:table-cell/>
          <table:table-cell table:number-columns-repeated="2" office:value-type="float" office:value="6867" calcext:value-type="float">
            <text:p>6867</text:p>
          </table:table-cell>
          <table:table-cell/>
          <table:table-cell office:value-type="float" office:value="6867" calcext:value-type="float">
            <text:p>686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6" office:value-type="float" office:value="427" calcext:value-type="float">
            <text:p>427</text:p>
          </table:table-cell>
          <table:table-cell/>
          <table:table-cell table:number-columns-repeated="2" office:value-type="float" office:value="427" calcext:value-type="float">
            <text:p>427</text:p>
          </table:table-cell>
          <table:table-cell/>
          <table:table-cell office:value-type="float" office:value="427" calcext:value-type="float">
            <text:p>427</text:p>
          </table:table-cell>
          <table:table-cell/>
          <table:table-cell table:number-columns-repeated="2" office:value-type="float" office:value="427" calcext:value-type="float">
            <text:p>427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757" calcext:value-type="float">
            <text:p>4757</text:p>
          </table:table-cell>
          <table:table-cell table:number-columns-repeated="6" office:value-type="float" office:value="5343" calcext:value-type="float">
            <text:p>5343</text:p>
          </table:table-cell>
          <table:table-cell/>
          <table:table-cell table:number-columns-repeated="2" office:value-type="float" office:value="5343" calcext:value-type="float">
            <text:p>5343</text:p>
          </table:table-cell>
          <table:table-cell/>
          <table:table-cell office:value-type="float" office:value="5343" calcext:value-type="float">
            <text:p>5343</text:p>
          </table:table-cell>
          <table:table-cell/>
          <table:table-cell table:number-columns-repeated="2" office:value-type="float" office:value="5343" calcext:value-type="float">
            <text:p>5343</text:p>
          </table:table-cell>
          <table:table-cell/>
          <table:table-cell office:value-type="float" office:value="5343" calcext:value-type="float">
            <text:p>534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401" calcext:value-type="float">
            <text:p>7401</text:p>
          </table:table-cell>
          <table:table-cell table:number-columns-repeated="6" office:value-type="float" office:value="8503" calcext:value-type="float">
            <text:p>8503</text:p>
          </table:table-cell>
          <table:table-cell/>
          <table:table-cell table:number-columns-repeated="2" office:value-type="float" office:value="8503" calcext:value-type="float">
            <text:p>8503</text:p>
          </table:table-cell>
          <table:table-cell/>
          <table:table-cell office:value-type="float" office:value="8503" calcext:value-type="float">
            <text:p>8503</text:p>
          </table:table-cell>
          <table:table-cell/>
          <table:table-cell table:number-columns-repeated="2" office:value-type="float" office:value="8503" calcext:value-type="float">
            <text:p>8503</text:p>
          </table:table-cell>
          <table:table-cell/>
          <table:table-cell office:value-type="float" office:value="8503" calcext:value-type="float">
            <text:p>850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479" calcext:value-type="float">
            <text:p>6479</text:p>
          </table:table-cell>
          <table:table-cell table:number-columns-repeated="6" office:value-type="float" office:value="7243" calcext:value-type="float">
            <text:p>7243</text:p>
          </table:table-cell>
          <table:table-cell/>
          <table:table-cell table:number-columns-repeated="2" office:value-type="float" office:value="7243" calcext:value-type="float">
            <text:p>7243</text:p>
          </table:table-cell>
          <table:table-cell/>
          <table:table-cell office:value-type="float" office:value="7243" calcext:value-type="float">
            <text:p>7243</text:p>
          </table:table-cell>
          <table:table-cell/>
          <table:table-cell table:number-columns-repeated="2" office:value-type="float" office:value="7243" calcext:value-type="float">
            <text:p>7243</text:p>
          </table:table-cell>
          <table:table-cell/>
          <table:table-cell office:value-type="float" office:value="7243" calcext:value-type="float">
            <text:p>724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14" calcext:value-type="float">
            <text:p>2414</text:p>
          </table:table-cell>
          <table:table-cell table:number-columns-repeated="6" office:value-type="float" office:value="2679" calcext:value-type="float">
            <text:p>2679</text:p>
          </table:table-cell>
          <table:table-cell/>
          <table:table-cell table:number-columns-repeated="2" office:value-type="float" office:value="2679" calcext:value-type="float">
            <text:p>2679</text:p>
          </table:table-cell>
          <table:table-cell/>
          <table:table-cell office:value-type="float" office:value="2679" calcext:value-type="float">
            <text:p>2679</text:p>
          </table:table-cell>
          <table:table-cell/>
          <table:table-cell table:number-columns-repeated="2" office:value-type="float" office:value="2679" calcext:value-type="float">
            <text:p>2679</text:p>
          </table:table-cell>
          <table:table-cell/>
          <table:table-cell office:value-type="float" office:value="2679" calcext:value-type="float">
            <text:p>267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table:number-columns-repeated="6" office:value-type="float" office:value="1081" calcext:value-type="float">
            <text:p>1081</text:p>
          </table:table-cell>
          <table:table-cell/>
          <table:table-cell table:number-columns-repeated="2" office:value-type="float" office:value="1081" calcext:value-type="float">
            <text:p>1081</text:p>
          </table:table-cell>
          <table:table-cell/>
          <table:table-cell office:value-type="float" office:value="1081" calcext:value-type="float">
            <text:p>1081</text:p>
          </table:table-cell>
          <table:table-cell/>
          <table:table-cell table:number-columns-repeated="2" office:value-type="float" office:value="1081" calcext:value-type="float">
            <text:p>1081</text:p>
          </table:table-cell>
          <table:table-cell/>
          <table:table-cell office:value-type="float" office:value="1081" calcext:value-type="float">
            <text:p>108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6" office:value-type="float" office:value="102" calcext:value-type="float">
            <text:p>102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6" office:value-type="float" office:value="66" calcext:value-type="float">
            <text:p>66</text:p>
          </table:table-cell>
          <table:table-cell/>
          <table:table-cell table:number-columns-repeated="2"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517" calcext:value-type="float">
            <text:p>5517</text:p>
          </table:table-cell>
          <table:table-cell table:number-columns-repeated="6" office:value-type="float" office:value="6186" calcext:value-type="float">
            <text:p>6186</text:p>
          </table:table-cell>
          <table:table-cell/>
          <table:table-cell table:number-columns-repeated="2" office:value-type="float" office:value="6186" calcext:value-type="float">
            <text:p>6186</text:p>
          </table:table-cell>
          <table:table-cell/>
          <table:table-cell office:value-type="float" office:value="6186" calcext:value-type="float">
            <text:p>6186</text:p>
          </table:table-cell>
          <table:table-cell/>
          <table:table-cell table:number-columns-repeated="2" office:value-type="float" office:value="6186" calcext:value-type="float">
            <text:p>6186</text:p>
          </table:table-cell>
          <table:table-cell/>
          <table:table-cell office:value-type="float" office:value="6186" calcext:value-type="float">
            <text:p>618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6" office:value-type="float" office:value="30" calcext:value-type="float">
            <text:p>3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705" calcext:value-type="float">
            <text:p>4705</text:p>
          </table:table-cell>
          <table:table-cell table:number-columns-repeated="6" office:value-type="float" office:value="5447" calcext:value-type="float">
            <text:p>5447</text:p>
          </table:table-cell>
          <table:table-cell/>
          <table:table-cell table:number-columns-repeated="2" office:value-type="float" office:value="5447" calcext:value-type="float">
            <text:p>5447</text:p>
          </table:table-cell>
          <table:table-cell/>
          <table:table-cell office:value-type="float" office:value="5447" calcext:value-type="float">
            <text:p>5447</text:p>
          </table:table-cell>
          <table:table-cell/>
          <table:table-cell table:number-columns-repeated="2" office:value-type="float" office:value="5447" calcext:value-type="float">
            <text:p>5447</text:p>
          </table:table-cell>
          <table:table-cell/>
          <table:table-cell office:value-type="float" office:value="5447" calcext:value-type="float">
            <text:p>544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number-columns-repeated="6" office:value-type="float" office:value="1162" calcext:value-type="float">
            <text:p>1162</text:p>
          </table:table-cell>
          <table:table-cell/>
          <table:table-cell table:number-columns-repeated="2" office:value-type="float" office:value="1162" calcext:value-type="float">
            <text:p>1162</text:p>
          </table:table-cell>
          <table:table-cell/>
          <table:table-cell office:value-type="float" office:value="1162" calcext:value-type="float">
            <text:p>1162</text:p>
          </table:table-cell>
          <table:table-cell/>
          <table:table-cell table:number-columns-repeated="2" office:value-type="float" office:value="1162" calcext:value-type="float">
            <text:p>1162</text:p>
          </table:table-cell>
          <table:table-cell/>
          <table:table-cell office:value-type="float" office:value="1162" calcext:value-type="float">
            <text:p>116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table:number-columns-repeated="6" office:value-type="float" office:value="839" calcext:value-type="float">
            <text:p>839</text:p>
          </table:table-cell>
          <table:table-cell/>
          <table:table-cell table:number-columns-repeated="2" office:value-type="float" office:value="839" calcext:value-type="float">
            <text:p>839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table:number-columns-repeated="2" office:value-type="float" office:value="839" calcext:value-type="float">
            <text:p>839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table:number-columns-repeated="6" office:value-type="float" office:value="1341" calcext:value-type="float">
            <text:p>1341</text:p>
          </table:table-cell>
          <table:table-cell/>
          <table:table-cell table:number-columns-repeated="2" office:value-type="float" office:value="1341" calcext:value-type="float">
            <text:p>1341</text:p>
          </table:table-cell>
          <table:table-cell/>
          <table:table-cell office:value-type="float" office:value="1341" calcext:value-type="float">
            <text:p>1341</text:p>
          </table:table-cell>
          <table:table-cell/>
          <table:table-cell table:number-columns-repeated="2" office:value-type="float" office:value="1341" calcext:value-type="float">
            <text:p>1341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55" calcext:value-type="float">
            <text:p>55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93" calcext:value-type="float">
            <text:p>1593</text:p>
          </table:table-cell>
          <table:table-cell table:number-columns-repeated="6" office:value-type="float" office:value="1458" calcext:value-type="float">
            <text:p>1458</text:p>
          </table:table-cell>
          <table:table-cell/>
          <table:table-cell table:number-columns-repeated="2" office:value-type="float" office:value="1458" calcext:value-type="float">
            <text:p>1458</text:p>
          </table:table-cell>
          <table:table-cell/>
          <table:table-cell office:value-type="float" office:value="1458" calcext:value-type="float">
            <text:p>1458</text:p>
          </table:table-cell>
          <table:table-cell/>
          <table:table-cell table:number-columns-repeated="2" office:value-type="float" office:value="1458" calcext:value-type="float">
            <text:p>1458</text:p>
          </table:table-cell>
          <table:table-cell/>
          <table:table-cell office:value-type="float" office:value="1458" calcext:value-type="float">
            <text:p>145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26" calcext:value-type="float">
            <text:p>1926</text:p>
          </table:table-cell>
          <table:table-cell table:number-columns-repeated="6" office:value-type="float" office:value="2312" calcext:value-type="float">
            <text:p>2312</text:p>
          </table:table-cell>
          <table:table-cell/>
          <table:table-cell table:number-columns-repeated="2" office:value-type="float" office:value="2312" calcext:value-type="float">
            <text:p>2312</text:p>
          </table:table-cell>
          <table:table-cell/>
          <table:table-cell office:value-type="float" office:value="2312" calcext:value-type="float">
            <text:p>2312</text:p>
          </table:table-cell>
          <table:table-cell/>
          <table:table-cell table:number-columns-repeated="2" office:value-type="float" office:value="2312" calcext:value-type="float">
            <text:p>2312</text:p>
          </table:table-cell>
          <table:table-cell/>
          <table:table-cell office:value-type="float" office:value="2312" calcext:value-type="float">
            <text:p>231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6" office:value-type="float" office:value="15" calcext:value-type="float">
            <text:p>15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680" calcext:value-type="float">
            <text:p>10680</text:p>
          </table:table-cell>
          <table:table-cell table:number-columns-repeated="6" office:value-type="float" office:value="12153" calcext:value-type="float">
            <text:p>12153</text:p>
          </table:table-cell>
          <table:table-cell/>
          <table:table-cell table:number-columns-repeated="2" office:value-type="float" office:value="12153" calcext:value-type="float">
            <text:p>12153</text:p>
          </table:table-cell>
          <table:table-cell/>
          <table:table-cell office:value-type="float" office:value="12153" calcext:value-type="float">
            <text:p>12153</text:p>
          </table:table-cell>
          <table:table-cell/>
          <table:table-cell table:number-columns-repeated="2" office:value-type="float" office:value="12153" calcext:value-type="float">
            <text:p>12153</text:p>
          </table:table-cell>
          <table:table-cell/>
          <table:table-cell office:value-type="float" office:value="12153" calcext:value-type="float">
            <text:p>1215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140" calcext:value-type="float">
            <text:p>140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6" office:value-type="float" office:value="407" calcext:value-type="float">
            <text:p>407</text:p>
          </table:table-cell>
          <table:table-cell/>
          <table:table-cell table:number-columns-repeated="2" office:value-type="float" office:value="407" calcext:value-type="float">
            <text:p>407</text:p>
          </table:table-cell>
          <table:table-cell/>
          <table:table-cell office:value-type="float" office:value="407" calcext:value-type="float">
            <text:p>407</text:p>
          </table:table-cell>
          <table:table-cell/>
          <table:table-cell table:number-columns-repeated="2" office:value-type="float" office:value="407" calcext:value-type="float">
            <text:p>407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number-columns-repeated="6" office:value-type="float" office:value="874" calcext:value-type="float">
            <text:p>874</text:p>
          </table:table-cell>
          <table:table-cell/>
          <table:table-cell table:number-columns-repeated="2" office:value-type="float" office:value="874" calcext:value-type="float">
            <text:p>874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table:number-columns-repeated="2" office:value-type="float" office:value="874" calcext:value-type="float">
            <text:p>874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number-columns-repeated="6" office:value-type="float" office:value="2441" calcext:value-type="float">
            <text:p>2441</text:p>
          </table:table-cell>
          <table:table-cell/>
          <table:table-cell table:number-columns-repeated="2" office:value-type="float" office:value="2441" calcext:value-type="float">
            <text:p>2441</text:p>
          </table:table-cell>
          <table:table-cell/>
          <table:table-cell office:value-type="float" office:value="2441" calcext:value-type="float">
            <text:p>2441</text:p>
          </table:table-cell>
          <table:table-cell/>
          <table:table-cell table:number-columns-repeated="2" office:value-type="float" office:value="2441" calcext:value-type="float">
            <text:p>2441</text:p>
          </table:table-cell>
          <table:table-cell/>
          <table:table-cell office:value-type="float" office:value="2441" calcext:value-type="float">
            <text:p>244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6" office:value-type="float" office:value="20" calcext:value-type="float">
            <text:p>2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6" office:value-type="float" office:value="22" calcext:value-type="float">
            <text:p>22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740" calcext:value-type="float">
            <text:p>10740</text:p>
          </table:table-cell>
          <table:table-cell table:number-columns-repeated="6" office:value-type="float" office:value="12477" calcext:value-type="float">
            <text:p>12477</text:p>
          </table:table-cell>
          <table:table-cell/>
          <table:table-cell table:number-columns-repeated="2" office:value-type="float" office:value="12477" calcext:value-type="float">
            <text:p>12477</text:p>
          </table:table-cell>
          <table:table-cell/>
          <table:table-cell office:value-type="float" office:value="12477" calcext:value-type="float">
            <text:p>12477</text:p>
          </table:table-cell>
          <table:table-cell/>
          <table:table-cell table:number-columns-repeated="2" office:value-type="float" office:value="12477" calcext:value-type="float">
            <text:p>12477</text:p>
          </table:table-cell>
          <table:table-cell/>
          <table:table-cell office:value-type="float" office:value="12477" calcext:value-type="float">
            <text:p>1247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6" office:value-type="float" office:value="139" calcext:value-type="float">
            <text:p>139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table:number-columns-repeated="6" office:value-type="float" office:value="2192" calcext:value-type="float">
            <text:p>2192</text:p>
          </table:table-cell>
          <table:table-cell/>
          <table:table-cell table:number-columns-repeated="2" office:value-type="float" office:value="2192" calcext:value-type="float">
            <text:p>2192</text:p>
          </table:table-cell>
          <table:table-cell/>
          <table:table-cell office:value-type="float" office:value="2192" calcext:value-type="float">
            <text:p>2192</text:p>
          </table:table-cell>
          <table:table-cell/>
          <table:table-cell table:number-columns-repeated="2" office:value-type="float" office:value="2192" calcext:value-type="float">
            <text:p>2192</text:p>
          </table:table-cell>
          <table:table-cell/>
          <table:table-cell office:value-type="float" office:value="2192" calcext:value-type="float">
            <text:p>219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number-columns-repeated="6" office:value-type="float" office:value="1080" calcext:value-type="float">
            <text:p>1080</text:p>
          </table:table-cell>
          <table:table-cell/>
          <table:table-cell table:number-columns-repeated="2" office:value-type="float" office:value="1080" calcext:value-type="float">
            <text:p>1080</text:p>
          </table:table-cell>
          <table:table-cell/>
          <table:table-cell office:value-type="float" office:value="1080" calcext:value-type="float">
            <text:p>1080</text:p>
          </table:table-cell>
          <table:table-cell/>
          <table:table-cell table:number-columns-repeated="2" office:value-type="float" office:value="1080" calcext:value-type="float">
            <text:p>1080</text:p>
          </table:table-cell>
          <table:table-cell/>
          <table:table-cell office:value-type="float" office:value="1080" calcext:value-type="float">
            <text:p>108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62" calcext:value-type="float">
            <text:p>6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80" calcext:value-type="float">
            <text:p>3880</text:p>
          </table:table-cell>
          <table:table-cell table:number-columns-repeated="6" office:value-type="float" office:value="4373" calcext:value-type="float">
            <text:p>4373</text:p>
          </table:table-cell>
          <table:table-cell/>
          <table:table-cell table:number-columns-repeated="2" office:value-type="float" office:value="4373" calcext:value-type="float">
            <text:p>4373</text:p>
          </table:table-cell>
          <table:table-cell/>
          <table:table-cell office:value-type="float" office:value="4373" calcext:value-type="float">
            <text:p>4373</text:p>
          </table:table-cell>
          <table:table-cell/>
          <table:table-cell table:number-columns-repeated="2" office:value-type="float" office:value="4373" calcext:value-type="float">
            <text:p>4373</text:p>
          </table:table-cell>
          <table:table-cell/>
          <table:table-cell office:value-type="float" office:value="4373" calcext:value-type="float">
            <text:p>437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number-columns-repeated="6" office:value-type="float" office:value="435" calcext:value-type="float">
            <text:p>435</text:p>
          </table:table-cell>
          <table:table-cell/>
          <table:table-cell table:number-columns-repeated="2" office:value-type="float" office:value="435" calcext:value-type="float">
            <text:p>435</text:p>
          </table:table-cell>
          <table:table-cell/>
          <table:table-cell office:value-type="float" office:value="435" calcext:value-type="float">
            <text:p>435</text:p>
          </table:table-cell>
          <table:table-cell/>
          <table:table-cell table:number-columns-repeated="2" office:value-type="float" office:value="435" calcext:value-type="float">
            <text:p>435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elevcontour.B2:.B501])" office:value-type="float" office:value="858457" calcext:value-type="float">
            <text:p>858457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elevcontour.C2:.C501] - [elevcontour.B2:.B501]))" office:value-type="float" office:value="130758" calcext:value-type="float">
            <text:p>130758</text:p>
          </table:table-cell>
          <table:table-cell table:style-name="ce3" table:number-matrix-columns-spanned="1" table:number-matrix-rows-spanned="1" table:formula="of:=SUM(ABS([elevcontour.D2:.D501] - [elevcontour.B2:.B501]))" office:value-type="float" office:value="130790" calcext:value-type="float">
            <text:p>130790</text:p>
          </table:table-cell>
          <table:table-cell table:style-name="ce3" table:number-matrix-columns-spanned="1" table:number-matrix-rows-spanned="1" table:formula="of:=SUM(ABS([elevcontour.E2:.E501] - [elevcontour.B2:.B501]))" office:value-type="float" office:value="130809" calcext:value-type="float">
            <text:p>130809</text:p>
          </table:table-cell>
          <table:table-cell table:style-name="ce1" table:number-matrix-columns-spanned="1" table:number-matrix-rows-spanned="1" table:formula="of:=SUM(ABS([elevcontour.F2:.F501] - [elevcontour.B2:.B501]))" office:value-type="float" office:value="130817" calcext:value-type="float">
            <text:p>130817</text:p>
          </table:table-cell>
          <table:table-cell table:style-name="ce1" table:number-matrix-columns-spanned="1" table:number-matrix-rows-spanned="1" table:formula="of:=SUM(ABS([elevcontour.G2:.G501] - [elevcontour.B2:.B501]))" office:value-type="float" office:value="130817" calcext:value-type="float">
            <text:p>130817</text:p>
          </table:table-cell>
          <table:table-cell table:style-name="ce1" table:number-matrix-columns-spanned="1" table:number-matrix-rows-spanned="1" table:formula="of:=SUM(ABS([elevcontour.H2:.H501] - [elevcontour.B2:.B501]))" office:value-type="float" office:value="130812" calcext:value-type="float">
            <text:p>130812</text:p>
          </table:table-cell>
          <table:table-cell table:style-name="ce1" table:number-matrix-columns-spanned="1" table:number-matrix-rows-spanned="1" table:formula="of:=SUM(ABS([elevcontour.I2:.I501] - [elevcontour.B2:.B501]))" office:value-type="float" office:value="858457" calcext:value-type="float">
            <text:p>858457</text:p>
          </table:table-cell>
          <table:table-cell table:style-name="ce1" table:number-matrix-columns-spanned="1" table:number-matrix-rows-spanned="1" table:formula="of:=SUM(ABS([elevcontour.J2:.J501] - [elevcontour.B2:.B501]))" office:value-type="float" office:value="130770" calcext:value-type="float">
            <text:p>130770</text:p>
          </table:table-cell>
          <table:table-cell table:style-name="ce1" table:number-matrix-columns-spanned="1" table:number-matrix-rows-spanned="1" table:formula="of:=SUM(ABS([elevcontour.K2:.K501] - [elevcontour.B2:.B501]))" office:value-type="float" office:value="130756" calcext:value-type="float">
            <text:p>130756</text:p>
          </table:table-cell>
          <table:table-cell table:style-name="ce1" table:number-matrix-columns-spanned="1" table:number-matrix-rows-spanned="1" table:formula="of:=SUM(ABS([elevcontour.L2:.L501] - [elevcontour.B2:.B501]))" office:value-type="float" office:value="858457" calcext:value-type="float">
            <text:p>858457</text:p>
          </table:table-cell>
          <table:table-cell table:style-name="ce1" table:number-matrix-columns-spanned="1" table:number-matrix-rows-spanned="1" table:formula="of:=SUM(ABS([elevcontour.M2:.M501] - [elevcontour.B2:.B501]))" office:value-type="float" office:value="130752" calcext:value-type="float">
            <text:p>130752</text:p>
          </table:table-cell>
          <table:table-cell table:style-name="ce1" table:number-matrix-columns-spanned="1" table:number-matrix-rows-spanned="1" table:formula="of:=SUM(ABS([elevcontour.N2:.N501] - [elevcontour.B2:.B501]))" office:value-type="float" office:value="858457" calcext:value-type="float">
            <text:p>858457</text:p>
          </table:table-cell>
          <table:table-cell table:style-name="ce1" table:number-matrix-columns-spanned="1" table:number-matrix-rows-spanned="1" table:formula="of:=SUM(ABS([elevcontour.O2:.O501] - [elevcontour.B2:.B501]))" office:value-type="float" office:value="130756" calcext:value-type="float">
            <text:p>130756</text:p>
          </table:table-cell>
          <table:table-cell table:style-name="ce1" table:number-matrix-columns-spanned="1" table:number-matrix-rows-spanned="1" table:formula="of:=SUM(ABS([elevcontour.P2:.P501] - [elevcontour.B2:.B501]))" office:value-type="float" office:value="130759" calcext:value-type="float">
            <text:p>130759</text:p>
          </table:table-cell>
          <table:table-cell table:style-name="ce1" table:number-matrix-columns-spanned="1" table:number-matrix-rows-spanned="1" table:formula="of:=SUM(ABS([elevcontour.Q2:.Q501] - [elevcontour.B2:.B501]))" office:value-type="float" office:value="858457" calcext:value-type="float">
            <text:p>858457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elevcontour.C503] / [elevcontour.B502]" office:value-type="float" office:value="0.152317471929287" calcext:value-type="float">
            <text:p>0.152317</text:p>
          </table:table-cell>
          <table:table-cell table:style-name="ce4" table:formula="of:=[elevcontour.D503] / [elevcontour.B502]" office:value-type="float" office:value="0.15235474811202" calcext:value-type="float">
            <text:p>0.152355</text:p>
          </table:table-cell>
          <table:table-cell table:style-name="ce4" table:formula="of:=[elevcontour.E503] / [elevcontour.B502]" office:value-type="float" office:value="0.152376880845517" calcext:value-type="float">
            <text:p>0.152377</text:p>
          </table:table-cell>
          <table:table-cell table:style-name="ce4" table:formula="of:=[elevcontour.F503] / [elevcontour.B502]" office:value-type="float" office:value="0.1523861998912" calcext:value-type="float">
            <text:p>0.152386</text:p>
          </table:table-cell>
          <table:table-cell table:style-name="ce4" table:formula="of:=[elevcontour.G503] / [elevcontour.B502]" office:value-type="float" office:value="0.1523861998912" calcext:value-type="float">
            <text:p>0.152386</text:p>
          </table:table-cell>
          <table:table-cell table:style-name="ce4" table:formula="of:=[elevcontour.H503] / [elevcontour.B502]" office:value-type="float" office:value="0.152380375487648" calcext:value-type="float">
            <text:p>0.152380</text:p>
          </table:table-cell>
          <table:table-cell table:style-name="ce4" table:formula="of:=[elevcontour.I503] / [elevcontour.B502]" office:value-type="float" office:value="1" calcext:value-type="float">
            <text:p>1.000000</text:p>
          </table:table-cell>
          <table:table-cell table:style-name="ce4" table:formula="of:=[elevcontour.J503] / [elevcontour.B502]" office:value-type="float" office:value="0.152331450497812" calcext:value-type="float">
            <text:p>0.152331</text:p>
          </table:table-cell>
          <table:table-cell table:style-name="ce4" table:formula="of:=[elevcontour.K503] / [elevcontour.B502]" office:value-type="float" office:value="0.152315142167866" calcext:value-type="float">
            <text:p>0.152315</text:p>
          </table:table-cell>
          <table:table-cell table:style-name="ce4" table:formula="of:=[elevcontour.L503] / [elevcontour.B502]" office:value-type="float" office:value="1" calcext:value-type="float">
            <text:p>1.000000</text:p>
          </table:table-cell>
          <table:table-cell table:style-name="ce4" table:formula="of:=[elevcontour.M503] / [elevcontour.B502]" office:value-type="float" office:value="0.152310482645025" calcext:value-type="float">
            <text:p>0.152310</text:p>
          </table:table-cell>
          <table:table-cell table:style-name="ce4" table:formula="of:=[elevcontour.N503] / [elevcontour.B502]" office:value-type="float" office:value="1" calcext:value-type="float">
            <text:p>1.000000</text:p>
          </table:table-cell>
          <table:table-cell table:style-name="ce4" table:formula="of:=[elevcontour.O503] / [elevcontour.B502]" office:value-type="float" office:value="0.152315142167866" calcext:value-type="float">
            <text:p>0.152315</text:p>
          </table:table-cell>
          <table:table-cell table:style-name="ce4" table:formula="of:=[elevcontour.P503] / [elevcontour.B502]" office:value-type="float" office:value="0.152318636809997" calcext:value-type="float">
            <text:p>0.152319</text:p>
          </table:table-cell>
          <table:table-cell table:style-name="ce4" table:formula="of:=[elevcontour.Q503] / [elevcontour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elevcontour.C2:.C501] - [elevcontour.B2:.B501]))" office:value-type="float" office:value="413.222068316784" calcext:value-type="float">
            <text:p>413.222068</text:p>
          </table:table-cell>
          <table:table-cell table:style-name="ce4" table:number-matrix-columns-spanned="1" table:number-matrix-rows-spanned="1" table:formula="of:=COM.MICROSOFT.STDEV.P(ABS([elevcontour.D2:.D501] - [elevcontour.B2:.B501]))" office:value-type="float" office:value="413.174272674376" calcext:value-type="float">
            <text:p>413.174273</text:p>
          </table:table-cell>
          <table:table-cell table:style-name="ce4" table:number-matrix-columns-spanned="1" table:number-matrix-rows-spanned="1" table:formula="of:=COM.MICROSOFT.STDEV.P(ABS([elevcontour.E2:.E501] - [elevcontour.B2:.B501]))" office:value-type="float" office:value="413.157074338562" calcext:value-type="float">
            <text:p>413.157074</text:p>
          </table:table-cell>
          <table:table-cell table:style-name="ce4" table:number-matrix-columns-spanned="1" table:number-matrix-rows-spanned="1" table:formula="of:=COM.MICROSOFT.STDEV.P(ABS([elevcontour.F2:.F501] - [elevcontour.B2:.B501]))" office:value-type="float" office:value="413.157853663706" calcext:value-type="float">
            <text:p>413.157854</text:p>
          </table:table-cell>
          <table:table-cell table:style-name="ce4" table:number-matrix-columns-spanned="1" table:number-matrix-rows-spanned="1" table:formula="of:=COM.MICROSOFT.STDEV.P(ABS([elevcontour.G2:.G501] - [elevcontour.B2:.B501]))" office:value-type="float" office:value="413.157853663706" calcext:value-type="float">
            <text:p>413.157854</text:p>
          </table:table-cell>
          <table:table-cell table:style-name="ce4" table:number-matrix-columns-spanned="1" table:number-matrix-rows-spanned="1" table:formula="of:=COM.MICROSOFT.STDEV.P(ABS([elevcontour.H2:.H501] - [elevcontour.B2:.B501]))" office:value-type="float" office:value="413.169871389481" calcext:value-type="float">
            <text:p>413.169871</text:p>
          </table:table-cell>
          <table:table-cell table:style-name="ce4" table:number-matrix-columns-spanned="1" table:number-matrix-rows-spanned="1" table:formula="of:=COM.MICROSOFT.STDEV.P(ABS([elevcontour.I2:.I501] - [elevcontour.B2:.B501]))" office:value-type="float" office:value="3021.74686739376" calcext:value-type="float">
            <text:p>3021.746867</text:p>
          </table:table-cell>
          <table:table-cell table:style-name="ce4" table:number-matrix-columns-spanned="1" table:number-matrix-rows-spanned="1" table:formula="of:=COM.MICROSOFT.STDEV.P(ABS([elevcontour.J2:.J501] - [elevcontour.B2:.B501]))" office:value-type="float" office:value="413.193606436498" calcext:value-type="float">
            <text:p>413.193606</text:p>
          </table:table-cell>
          <table:table-cell table:style-name="ce4" table:number-matrix-columns-spanned="1" table:number-matrix-rows-spanned="1" table:formula="of:=COM.MICROSOFT.STDEV.P(ABS([elevcontour.K2:.K501] - [elevcontour.B2:.B501]))" office:value-type="float" office:value="413.216178115039" calcext:value-type="float">
            <text:p>413.216178</text:p>
          </table:table-cell>
          <table:table-cell table:style-name="ce4" table:number-matrix-columns-spanned="1" table:number-matrix-rows-spanned="1" table:formula="of:=COM.MICROSOFT.STDEV.P(ABS([elevcontour.L2:.L501] - [elevcontour.B2:.B501]))" office:value-type="float" office:value="3021.74686739376" calcext:value-type="float">
            <text:p>3021.746867</text:p>
          </table:table-cell>
          <table:table-cell table:style-name="ce4" table:number-matrix-columns-spanned="1" table:number-matrix-rows-spanned="1" table:formula="of:=COM.MICROSOFT.STDEV.P(ABS([elevcontour.M2:.M501] - [elevcontour.B2:.B501]))" office:value-type="float" office:value="413.219885755755" calcext:value-type="float">
            <text:p>413.219886</text:p>
          </table:table-cell>
          <table:table-cell table:style-name="ce4" table:number-matrix-columns-spanned="1" table:number-matrix-rows-spanned="1" table:formula="of:=COM.MICROSOFT.STDEV.P(ABS([elevcontour.N2:.N501] - [elevcontour.B2:.B501]))" office:value-type="float" office:value="3021.74686739376" calcext:value-type="float">
            <text:p>3021.746867</text:p>
          </table:table-cell>
          <table:table-cell table:style-name="ce4" table:number-matrix-columns-spanned="1" table:number-matrix-rows-spanned="1" table:formula="of:=COM.MICROSOFT.STDEV.P(ABS([elevcontour.O2:.O501] - [elevcontour.B2:.B501]))" office:value-type="float" office:value="413.218215784347" calcext:value-type="float">
            <text:p>413.218216</text:p>
          </table:table-cell>
          <table:table-cell table:style-name="ce4" table:number-matrix-columns-spanned="1" table:number-matrix-rows-spanned="1" table:formula="of:=COM.MICROSOFT.STDEV.P(ABS([elevcontour.P2:.P501] - [elevcontour.B2:.B501]))" office:value-type="float" office:value="413.22509323128" calcext:value-type="float">
            <text:p>413.225093</text:p>
          </table:table-cell>
          <table:table-cell table:style-name="ce4" table:number-matrix-columns-spanned="1" table:number-matrix-rows-spanned="1" table:formula="of:=COM.MICROSOFT.STDEV.P(ABS([elevcontour.Q2:.Q501] - [elevcontour.B2:.B501]))" office:value-type="float" office:value="3021.74686739376" calcext:value-type="float">
            <text:p>3021.746867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52317" calcext:value-type="float">
            <text:p>0.152317</text:p>
          </table:table-cell>
          <table:table-cell office:value-type="float" office:value="413.222068" calcext:value-type="float">
            <text:p>413.222068</text:p>
          </table:table-cell>
          <table:table-cell office:value-type="float" office:value="130758" calcext:value-type="float">
            <text:p>130758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elevcontour.shp</text:p>
          </table:table-cell>
          <table:table-cell office:value-type="float" office:value="261.516" calcext:value-type="float">
            <text:p>261.516</text:p>
          </table:table-cell>
          <table:table-cell table:number-columns-repeated="1017"/>
        </table:table-row>
      </table:table>
      <table:table table:name="Sheet15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5235474811202" calcext:value-type="float">
            <text:p>0.15235474811202</text:p>
          </table:table-cell>
          <table:table-cell office:value-type="float" office:value="413.174272674376" calcext:value-type="float">
            <text:p>413.17427267437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152376880845517" calcext:value-type="float">
            <text:p>0.152376880845517</text:p>
          </table:table-cell>
          <table:table-cell office:value-type="float" office:value="413.157074338562" calcext:value-type="float">
            <text:p>413.15707433856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1523861998912" calcext:value-type="float">
            <text:p>0.1523861998912</text:p>
          </table:table-cell>
          <table:table-cell office:value-type="float" office:value="413.157853663706" calcext:value-type="float">
            <text:p>413.157853663706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1523861998912" calcext:value-type="float">
            <text:p>0.1523861998912</text:p>
          </table:table-cell>
          <table:table-cell office:value-type="float" office:value="413.157853663706" calcext:value-type="float">
            <text:p>413.157853663706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152380375487648" calcext:value-type="float">
            <text:p>0.152380375487648</text:p>
          </table:table-cell>
          <table:table-cell office:value-type="float" office:value="413.169871389481" calcext:value-type="float">
            <text:p>413.16987138948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52380375487648" calcext:value-type="float">
            <text:p>0.152380375487648</text:p>
          </table:table-cell>
          <table:table-cell office:value-type="float" office:value="413.169871389481" calcext:value-type="float">
            <text:p>413.16987138948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52380375487648" calcext:value-type="float">
            <text:p>0.152380375487648</text:p>
          </table:table-cell>
          <table:table-cell office:value-type="float" office:value="413.169871389481" calcext:value-type="float">
            <text:p>413.169871389481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52380375487648" calcext:value-type="float">
            <text:p>0.152380375487648</text:p>
          </table:table-cell>
          <table:table-cell office:value-type="float" office:value="413.169871389481" calcext:value-type="float">
            <text:p>413.16987138948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152380375487648" calcext:value-type="float">
            <text:p>0.152380375487648</text:p>
          </table:table-cell>
          <table:table-cell office:value-type="float" office:value="413.169871389481" calcext:value-type="float">
            <text:p>413.16987138948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152331450497812" calcext:value-type="float">
            <text:p>0.152331450497812</text:p>
          </table:table-cell>
          <table:table-cell office:value-type="float" office:value="413.193606436498" calcext:value-type="float">
            <text:p>413.19360643649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2315142167866" calcext:value-type="float">
            <text:p>0.152315142167866</text:p>
          </table:table-cell>
          <table:table-cell office:value-type="float" office:value="413.216178115039" calcext:value-type="float">
            <text:p>413.216178115039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52315142167866" calcext:value-type="float">
            <text:p>0.152315142167866</text:p>
          </table:table-cell>
          <table:table-cell office:value-type="float" office:value="413.216178115039" calcext:value-type="float">
            <text:p>413.216178115039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52310482645025" calcext:value-type="float">
            <text:p>0.152310482645025</text:p>
          </table:table-cell>
          <table:table-cell office:value-type="float" office:value="413.219885755755" calcext:value-type="float">
            <text:p>413.21988575575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52310482645025" calcext:value-type="float">
            <text:p>0.152310482645025</text:p>
          </table:table-cell>
          <table:table-cell office:value-type="float" office:value="413.219885755755" calcext:value-type="float">
            <text:p>413.21988575575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52315142167866" calcext:value-type="float">
            <text:p>0.152315142167866</text:p>
          </table:table-cell>
          <table:table-cell office:value-type="float" office:value="413.218215784347" calcext:value-type="float">
            <text:p>413.21821578434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52315142167866" calcext:value-type="float">
            <text:p>0.152315142167866</text:p>
          </table:table-cell>
          <table:table-cell office:value-type="float" office:value="413.218215784347" calcext:value-type="float">
            <text:p>413.21821578434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52315142167866" calcext:value-type="float">
            <text:p>0.152315142167866</text:p>
          </table:table-cell>
          <table:table-cell office:value-type="float" office:value="413.218215784347" calcext:value-type="float">
            <text:p>413.21821578434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152318636809997" calcext:value-type="float">
            <text:p>0.152318636809997</text:p>
          </table:table-cell>
          <table:table-cell office:value-type="float" office:value="413.22509323128" calcext:value-type="float">
            <text:p>413.2250932312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152318636809997" calcext:value-type="float">
            <text:p>0.152318636809997</text:p>
          </table:table-cell>
          <table:table-cell office:value-type="float" office:value="413.22509323128" calcext:value-type="float">
            <text:p>413.2250932312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52318636809997" calcext:value-type="float">
            <text:p>0.152318636809997</text:p>
          </table:table-cell>
          <table:table-cell office:value-type="float" office:value="413.22509323128" calcext:value-type="float">
            <text:p>413.2250932312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52318636809997" calcext:value-type="float">
            <text:p>0.152318636809997</text:p>
          </table:table-cell>
          <table:table-cell office:value-type="float" office:value="413.22509323128" calcext:value-type="float">
            <text:p>413.2250932312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152318636809997" calcext:value-type="float">
            <text:p>0.152318636809997</text:p>
          </table:table-cell>
          <table:table-cell office:value-type="float" office:value="413.22509323128" calcext:value-type="float">
            <text:p>413.2250932312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152317471929287" calcext:value-type="float">
            <text:p>0.152317471929287</text:p>
          </table:table-cell>
          <table:table-cell office:value-type="float" office:value="413.222068316784" calcext:value-type="float">
            <text:p>413.222068316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2317471929287" calcext:value-type="float">
            <text:p>0.152317471929287</text:p>
          </table:table-cell>
          <table:table-cell office:value-type="float" office:value="413.222068316784" calcext:value-type="float">
            <text:p>413.222068316784</text:p>
          </table:table-cell>
        </table:table-row>
      </table:table>
      <table:table table:name="hidrografi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200x197</text:p>
          </table:table-cell>
          <table:table-cell office:value-type="string" calcext:value-type="string">
            <text:p>estimativaRG-0.54-200x198</text:p>
          </table:table-cell>
          <table:table-cell office:value-type="string" calcext:value-type="string">
            <text:p>estimativaRG-0.56-200x1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number-columns-repeated="4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number-columns-repeated="4" office:value-type="float" office:value="817" calcext:value-type="float">
            <text:p>81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87" calcext:value-type="float">
            <text:p>1687</text:p>
          </table:table-cell>
          <table:table-cell table:number-columns-repeated="4" office:value-type="float" office:value="2079" calcext:value-type="float">
            <text:p>207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89" calcext:value-type="float">
            <text:p>1689</text:p>
          </table:table-cell>
          <table:table-cell table:number-columns-repeated="4" office:value-type="float" office:value="2317" calcext:value-type="float">
            <text:p>231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number-columns-repeated="4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number-columns-repeated="4" office:value-type="float" office:value="1464" calcext:value-type="float">
            <text:p>146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4" office:value-type="float" office:value="338" calcext:value-type="float">
            <text:p>3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2" calcext:value-type="float">
            <text:p>1622</text:p>
          </table:table-cell>
          <table:table-cell table:number-columns-repeated="4" office:value-type="float" office:value="2141" calcext:value-type="float">
            <text:p>214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table:number-columns-repeated="4" office:value-type="float" office:value="1941" calcext:value-type="float">
            <text:p>194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 table:number-columns-repeated="4" office:value-type="float" office:value="3244" calcext:value-type="float">
            <text:p>32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45" calcext:value-type="float">
            <text:p>1645</text:p>
          </table:table-cell>
          <table:table-cell table:number-columns-repeated="4" office:value-type="float" office:value="2175" calcext:value-type="float">
            <text:p>217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number-columns-repeated="4" office:value-type="float" office:value="853" calcext:value-type="float">
            <text:p>85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number-columns-repeated="4" office:value-type="float" office:value="1177" calcext:value-type="float">
            <text:p>11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table:number-columns-repeated="4" office:value-type="float" office:value="1627" calcext:value-type="float">
            <text:p>162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4" office:value-type="float" office:value="1545" calcext:value-type="float">
            <text:p>15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01" calcext:value-type="float">
            <text:p>2201</text:p>
          </table:table-cell>
          <table:table-cell table:number-columns-repeated="4" office:value-type="float" office:value="2920" calcext:value-type="float">
            <text:p>292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89" calcext:value-type="float">
            <text:p>1689</text:p>
          </table:table-cell>
          <table:table-cell table:number-columns-repeated="4" office:value-type="float" office:value="2326" calcext:value-type="float">
            <text:p>232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number-columns-repeated="4" office:value-type="float" office:value="916" calcext:value-type="float">
            <text:p>9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table:number-columns-repeated="4" office:value-type="float" office:value="1413" calcext:value-type="float">
            <text:p>14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4" office:value-type="float" office:value="971" calcext:value-type="float">
            <text:p>97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number-columns-repeated="4" office:value-type="float" office:value="1731" calcext:value-type="float">
            <text:p>173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43" calcext:value-type="float">
            <text:p>2343</text:p>
          </table:table-cell>
          <table:table-cell table:number-columns-repeated="4" office:value-type="float" office:value="2942" calcext:value-type="float">
            <text:p>294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table:number-columns-repeated="4" office:value-type="float" office:value="2542" calcext:value-type="float">
            <text:p>254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53" calcext:value-type="float">
            <text:p>2153</text:p>
          </table:table-cell>
          <table:table-cell table:number-columns-repeated="4" office:value-type="float" office:value="2822" calcext:value-type="float">
            <text:p>28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4" office:value-type="float" office:value="337" calcext:value-type="float">
            <text:p>33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table:number-columns-repeated="4" office:value-type="float" office:value="2142" calcext:value-type="float">
            <text:p>214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4" office:value-type="float" office:value="490" calcext:value-type="float">
            <text:p>49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4" office:value-type="float" office:value="327" calcext:value-type="float">
            <text:p>32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number-columns-repeated="4" office:value-type="float" office:value="1530" calcext:value-type="float">
            <text:p>153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table:number-columns-repeated="4" office:value-type="float" office:value="1352" calcext:value-type="float">
            <text:p>13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number-columns-repeated="4" office:value-type="float" office:value="675" calcext:value-type="float">
            <text:p>6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number-columns-repeated="4" office:value-type="float" office:value="1182" calcext:value-type="float">
            <text:p>118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3" calcext:value-type="float">
            <text:p>1763</text:p>
          </table:table-cell>
          <table:table-cell table:number-columns-repeated="4" office:value-type="float" office:value="2362" calcext:value-type="float">
            <text:p>23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table:number-columns-repeated="4" office:value-type="float" office:value="1571" calcext:value-type="float">
            <text:p>15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table:number-columns-repeated="4" office:value-type="float" office:value="1073" calcext:value-type="float">
            <text:p>10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table:number-columns-repeated="4" office:value-type="float" office:value="1394" calcext:value-type="float">
            <text:p>13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69" calcext:value-type="float">
            <text:p>1369</text:p>
          </table:table-cell>
          <table:table-cell table:number-columns-repeated="4" office:value-type="float" office:value="1918" calcext:value-type="float">
            <text:p>19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number-columns-repeated="4" office:value-type="float" office:value="1215" calcext:value-type="float">
            <text:p>12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table:number-columns-repeated="4" office:value-type="float" office:value="1651" calcext:value-type="float">
            <text:p>16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4"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table:number-columns-repeated="4"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number-columns-repeated="4" office:value-type="float" office:value="805" calcext:value-type="float">
            <text:p>8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table:number-columns-repeated="4" office:value-type="float" office:value="2643" calcext:value-type="float">
            <text:p>26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4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table:number-columns-repeated="4" office:value-type="float" office:value="1633" calcext:value-type="float">
            <text:p>16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table:number-columns-repeated="4" office:value-type="float" office:value="1553" calcext:value-type="float">
            <text:p>155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number-columns-repeated="4" office:value-type="float" office:value="1437" calcext:value-type="float">
            <text:p>14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4" office:value-type="float" office:value="548" calcext:value-type="float">
            <text:p>54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table:number-columns-repeated="4" office:value-type="float" office:value="2635" calcext:value-type="float">
            <text:p>26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number-columns-repeated="4" office:value-type="float" office:value="1071" calcext:value-type="float">
            <text:p>10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table:number-columns-repeated="4" office:value-type="float" office:value="1806" calcext:value-type="float">
            <text:p>180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number-columns-repeated="4" office:value-type="float" office:value="928" calcext:value-type="float">
            <text:p>92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4" office:value-type="float" office:value="374" calcext:value-type="float">
            <text:p>3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number-columns-repeated="4" office:value-type="float" office:value="705" calcext:value-type="float">
            <text:p>70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4"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4" office:value-type="float" office:value="342" calcext:value-type="float">
            <text:p>34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3" calcext:value-type="float">
            <text:p>1623</text:p>
          </table:table-cell>
          <table:table-cell table:number-columns-repeated="4" office:value-type="float" office:value="2253" calcext:value-type="float">
            <text:p>22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table:number-columns-repeated="4" office:value-type="float" office:value="1172" calcext:value-type="float">
            <text:p>11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31" calcext:value-type="float">
            <text:p>1731</text:p>
          </table:table-cell>
          <table:table-cell table:number-columns-repeated="4" office:value-type="float" office:value="2363" calcext:value-type="float">
            <text:p>23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table:number-columns-repeated="4" office:value-type="float" office:value="1556" calcext:value-type="float">
            <text:p>155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number-columns-repeated="4" office:value-type="float" office:value="1166" calcext:value-type="float">
            <text:p>11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table:number-columns-repeated="4" office:value-type="float" office:value="1728" calcext:value-type="float">
            <text:p>172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4" office:value-type="float" office:value="899" calcext:value-type="float">
            <text:p>89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71" calcext:value-type="float">
            <text:p>1671</text:p>
          </table:table-cell>
          <table:table-cell table:number-columns-repeated="4" office:value-type="float" office:value="2269" calcext:value-type="float">
            <text:p>22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4" office:value-type="float" office:value="344" calcext:value-type="float">
            <text:p>34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number-columns-repeated="4" office:value-type="float" office:value="1499" calcext:value-type="float">
            <text:p>14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4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34" calcext:value-type="float">
            <text:p>2134</text:p>
          </table:table-cell>
          <table:table-cell table:number-columns-repeated="4" office:value-type="float" office:value="2774" calcext:value-type="float">
            <text:p>27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number-columns-repeated="4" office:value-type="float" office:value="1476" calcext:value-type="float">
            <text:p>147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number-columns-repeated="4" office:value-type="float" office:value="1172" calcext:value-type="float">
            <text:p>11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table:number-columns-repeated="4" office:value-type="float" office:value="1671" calcext:value-type="float">
            <text:p>16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table:number-columns-repeated="4" office:value-type="float" office:value="1705" calcext:value-type="float">
            <text:p>170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13" calcext:value-type="float">
            <text:p>1613</text:p>
          </table:table-cell>
          <table:table-cell table:number-columns-repeated="4" office:value-type="float" office:value="2058" calcext:value-type="float">
            <text:p>20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42" calcext:value-type="float">
            <text:p>1442</text:p>
          </table:table-cell>
          <table:table-cell table:number-columns-repeated="4" office:value-type="float" office:value="1899" calcext:value-type="float">
            <text:p>18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table:number-columns-repeated="4" office:value-type="float" office:value="1922" calcext:value-type="float">
            <text:p>192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number-columns-repeated="4" office:value-type="float" office:value="898" calcext:value-type="float">
            <text:p>89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table:number-columns-repeated="4" office:value-type="float" office:value="1570" calcext:value-type="float">
            <text:p>15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4" office:value-type="float" office:value="414" calcext:value-type="float">
            <text:p>41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number-columns-repeated="4" office:value-type="float" office:value="1826" calcext:value-type="float">
            <text:p>182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6" calcext:value-type="float">
            <text:p>1706</text:p>
          </table:table-cell>
          <table:table-cell table:number-columns-repeated="4" office:value-type="float" office:value="2395" calcext:value-type="float">
            <text:p>23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number-columns-repeated="4" office:value-type="float" office:value="472" calcext:value-type="float">
            <text:p>47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number-columns-repeated="4" office:value-type="float" office:value="774" calcext:value-type="float">
            <text:p>7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50" calcext:value-type="float">
            <text:p>3550</text:p>
          </table:table-cell>
          <table:table-cell table:number-columns-repeated="4" office:value-type="float" office:value="4327" calcext:value-type="float">
            <text:p>432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table:number-columns-repeated="4" office:value-type="float" office:value="1676" calcext:value-type="float">
            <text:p>167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7" calcext:value-type="float">
            <text:p>1557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4"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number-columns-repeated="4" office:value-type="float" office:value="1425" calcext:value-type="float">
            <text:p>14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table:number-columns-repeated="4" office:value-type="float" office:value="2334" calcext:value-type="float">
            <text:p>233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table:number-columns-repeated="4" office:value-type="float" office:value="1151" calcext:value-type="float">
            <text:p>11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4" office:value-type="float" office:value="365" calcext:value-type="float">
            <text:p>3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table:number-columns-repeated="4" office:value-type="float" office:value="1759" calcext:value-type="float">
            <text:p>175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table:number-columns-repeated="4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38" calcext:value-type="float">
            <text:p>1438</text:p>
          </table:table-cell>
          <table:table-cell table:number-columns-repeated="4" office:value-type="float" office:value="2035" calcext:value-type="float">
            <text:p>20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4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table:number-columns-repeated="4" office:value-type="float" office:value="1314" calcext:value-type="float">
            <text:p>13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number-columns-repeated="4" office:value-type="float" office:value="1411" calcext:value-type="float">
            <text:p>14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number-columns-repeated="4" office:value-type="float" office:value="1198" calcext:value-type="float">
            <text:p>119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table:number-columns-repeated="4"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table:number-columns-repeated="4" office:value-type="float" office:value="1717" calcext:value-type="float">
            <text:p>17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6" calcext:value-type="float">
            <text:p>1386</text:p>
          </table:table-cell>
          <table:table-cell table:number-columns-repeated="4" office:value-type="float" office:value="1830" calcext:value-type="float">
            <text:p>183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number-columns-repeated="4" office:value-type="float" office:value="1100" calcext:value-type="float">
            <text:p>11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59" calcext:value-type="float">
            <text:p>2259</text:p>
          </table:table-cell>
          <table:table-cell table:number-columns-repeated="4" office:value-type="float" office:value="2915" calcext:value-type="float">
            <text:p>291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number-columns-repeated="4" office:value-type="float" office:value="766" calcext:value-type="float">
            <text:p>76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number-columns-repeated="4" office:value-type="float" office:value="1436" calcext:value-type="float">
            <text:p>143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number-columns-repeated="4" office:value-type="float" office:value="1137" calcext:value-type="float">
            <text:p>11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95" calcext:value-type="float">
            <text:p>2495</text:p>
          </table:table-cell>
          <table:table-cell table:number-columns-repeated="4" office:value-type="float" office:value="3251" calcext:value-type="float">
            <text:p>325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4" office:value-type="float" office:value="102" calcext:value-type="float">
            <text:p>1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table:number-columns-repeated="4" office:value-type="float" office:value="1501" calcext:value-type="float">
            <text:p>150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table:number-columns-repeated="4" office:value-type="float" office:value="2313" calcext:value-type="float">
            <text:p>23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table:number-columns-repeated="4" office:value-type="float" office:value="2200" calcext:value-type="float">
            <text:p>22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number-columns-repeated="4" office:value-type="float" office:value="1671" calcext:value-type="float">
            <text:p>16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number-columns-repeated="4" office:value-type="float" office:value="1182" calcext:value-type="float">
            <text:p>11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table:number-columns-repeated="4" office:value-type="float" office:value="1753" calcext:value-type="float">
            <text:p>17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4" office:value-type="float" office:value="466" calcext:value-type="float">
            <text:p>4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4"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4"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number-columns-repeated="4" office:value-type="float" office:value="714" calcext:value-type="float">
            <text:p>7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number-columns-repeated="4" office:value-type="float" office:value="1214" calcext:value-type="float">
            <text:p>1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table:number-columns-repeated="4" office:value-type="float" office:value="2604" calcext:value-type="float">
            <text:p>260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table:number-columns-repeated="4"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number-columns-repeated="4" office:value-type="float" office:value="1724" calcext:value-type="float">
            <text:p>172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table:number-columns-repeated="4" office:value-type="float" office:value="1146" calcext:value-type="float">
            <text:p>114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table:number-columns-repeated="4" office:value-type="float" office:value="2099" calcext:value-type="float">
            <text:p>20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table:number-columns-repeated="4" office:value-type="float" office:value="1345" calcext:value-type="float">
            <text:p>134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table:number-columns-repeated="4" office:value-type="float" office:value="1652" calcext:value-type="float">
            <text:p>16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4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table:number-columns-repeated="4" office:value-type="float" office:value="1584" calcext:value-type="float">
            <text:p>158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number-columns-repeated="4" office:value-type="float" office:value="1515" calcext:value-type="float">
            <text:p>151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number-columns-repeated="4" office:value-type="float" office:value="1333" calcext:value-type="float">
            <text:p>1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table:number-columns-repeated="4" office:value-type="float" office:value="1843" calcext:value-type="float">
            <text:p>184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number-columns-repeated="4" office:value-type="float" office:value="1036" calcext:value-type="float">
            <text:p>103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4" office:value-type="float" office:value="1255" calcext:value-type="float">
            <text:p>12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table:number-columns-repeated="4" office:value-type="float" office:value="1316" calcext:value-type="float">
            <text:p>13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table:number-columns-repeated="4" office:value-type="float" office:value="1863" calcext:value-type="float">
            <text:p>186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4" office:value-type="float" office:value="244" calcext:value-type="float">
            <text:p>2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table:number-columns-repeated="4" office:value-type="float" office:value="2226" calcext:value-type="float">
            <text:p>222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number-columns-repeated="4" office:value-type="float" office:value="543" calcext:value-type="float">
            <text:p>5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table:number-columns-repeated="4" office:value-type="float" office:value="2398" calcext:value-type="float">
            <text:p>239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table:number-columns-repeated="4" office:value-type="float" office:value="1566" calcext:value-type="float">
            <text:p>156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8" calcext:value-type="float">
            <text:p>1598</text:p>
          </table:table-cell>
          <table:table-cell table:number-columns-repeated="4" office:value-type="float" office:value="2068" calcext:value-type="float">
            <text:p>206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7" calcext:value-type="float">
            <text:p>1557</text:p>
          </table:table-cell>
          <table:table-cell table:number-columns-repeated="4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number-columns-repeated="4" office:value-type="float" office:value="2290" calcext:value-type="float">
            <text:p>229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4" office:value-type="float" office:value="315" calcext:value-type="float">
            <text:p>3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4" office:value-type="float" office:value="669" calcext:value-type="float">
            <text:p>66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7" calcext:value-type="float">
            <text:p>1317</text:p>
          </table:table-cell>
          <table:table-cell table:number-columns-repeated="4" office:value-type="float" office:value="1895" calcext:value-type="float">
            <text:p>18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number-columns-repeated="4" office:value-type="float" office:value="512" calcext:value-type="float">
            <text:p>5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4" office:value-type="float" office:value="535" calcext:value-type="float">
            <text:p>5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table:number-columns-repeated="4" office:value-type="float" office:value="1692" calcext:value-type="float">
            <text:p>16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number-columns-repeated="4"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4" office:value-type="float" office:value="528" calcext:value-type="float">
            <text:p>5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table:number-columns-repeated="4" office:value-type="float" office:value="1572" calcext:value-type="float">
            <text:p>15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4" office:value-type="float" office:value="343" calcext:value-type="float">
            <text:p>34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3" calcext:value-type="float">
            <text:p>1403</text:p>
          </table:table-cell>
          <table:table-cell table:number-columns-repeated="4" office:value-type="float" office:value="2020" calcext:value-type="float">
            <text:p>20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number-columns-repeated="4" office:value-type="float" office:value="1446" calcext:value-type="float">
            <text:p>144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4"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number-columns-repeated="4" office:value-type="float" office:value="761" calcext:value-type="float">
            <text:p>76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4" office:value-type="float" office:value="153" calcext:value-type="float">
            <text:p>15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table:number-columns-repeated="4" office:value-type="float" office:value="1955" calcext:value-type="float">
            <text:p>195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01" calcext:value-type="float">
            <text:p>2301</text:p>
          </table:table-cell>
          <table:table-cell table:number-columns-repeated="4" office:value-type="float" office:value="3023" calcext:value-type="float">
            <text:p>302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number-columns-repeated="4" office:value-type="float" office:value="1158" calcext:value-type="float">
            <text:p>11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88" calcext:value-type="float">
            <text:p>2288</text:p>
          </table:table-cell>
          <table:table-cell table:number-columns-repeated="4" office:value-type="float" office:value="2969" calcext:value-type="float">
            <text:p>29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number-columns-repeated="4"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table:number-columns-repeated="4" office:value-type="float" office:value="1467" calcext:value-type="float">
            <text:p>14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table:number-columns-repeated="4" office:value-type="float" office:value="1959" calcext:value-type="float">
            <text:p>195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number-columns-repeated="4" office:value-type="float" office:value="1655" calcext:value-type="float">
            <text:p>165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table:number-columns-repeated="4" office:value-type="float" office:value="1816" calcext:value-type="float">
            <text:p>18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4" office:value-type="float" office:value="519" calcext:value-type="float">
            <text:p>5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number-columns-repeated="4" office:value-type="float" office:value="1088" calcext:value-type="float">
            <text:p>10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table:number-columns-repeated="4" office:value-type="float" office:value="1676" calcext:value-type="float">
            <text:p>167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54" calcext:value-type="float">
            <text:p>2754</text:p>
          </table:table-cell>
          <table:table-cell table:number-columns-repeated="4" office:value-type="float" office:value="3500" calcext:value-type="float">
            <text:p>35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4" office:value-type="float" office:value="377" calcext:value-type="float">
            <text:p>3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table:number-columns-repeated="4" office:value-type="float" office:value="2275" calcext:value-type="float">
            <text:p>22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table:number-columns-repeated="4" office:value-type="float" office:value="2745" calcext:value-type="float">
            <text:p>27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number-columns-repeated="4" office:value-type="float" office:value="747" calcext:value-type="float">
            <text:p>74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number-columns-repeated="4" office:value-type="float" office:value="1501" calcext:value-type="float">
            <text:p>15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number-columns-repeated="4" office:value-type="float" office:value="1226" calcext:value-type="float">
            <text:p>122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4" office:value-type="float" office:value="402" calcext:value-type="float">
            <text:p>40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number-columns-repeated="4" office:value-type="float" office:value="974" calcext:value-type="float">
            <text:p>97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table:number-columns-repeated="4" office:value-type="float" office:value="1311" calcext:value-type="float">
            <text:p>13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table:number-columns-repeated="4" office:value-type="float" office:value="1279" calcext:value-type="float">
            <text:p>127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table:number-columns-repeated="4" office:value-type="float" office:value="1603" calcext:value-type="float">
            <text:p>160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table:number-columns-repeated="4" office:value-type="float" office:value="1606" calcext:value-type="float">
            <text:p>160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table:number-columns-repeated="4" office:value-type="float" office:value="1429" calcext:value-type="float">
            <text:p>14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table:number-columns-repeated="4" office:value-type="float" office:value="1516" calcext:value-type="float">
            <text:p>151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table:number-columns-repeated="4" office:value-type="float" office:value="1916" calcext:value-type="float">
            <text:p>191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4"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4" office:value-type="float" office:value="339" calcext:value-type="float">
            <text:p>33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4" office:value-type="float" office:value="262" calcext:value-type="float">
            <text:p>2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table:number-columns-repeated="4" office:value-type="float" office:value="2823" calcext:value-type="float">
            <text:p>282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1" calcext:value-type="float">
            <text:p>1701</text:p>
          </table:table-cell>
          <table:table-cell table:number-columns-repeated="4" office:value-type="float" office:value="2360" calcext:value-type="float">
            <text:p>236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14" calcext:value-type="float">
            <text:p>1714</text:p>
          </table:table-cell>
          <table:table-cell table:number-columns-repeated="4" office:value-type="float" office:value="2314" calcext:value-type="float">
            <text:p>231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3" calcext:value-type="float">
            <text:p>1553</text:p>
          </table:table-cell>
          <table:table-cell table:number-columns-repeated="4" office:value-type="float" office:value="2134" calcext:value-type="float">
            <text:p>213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number-columns-repeated="4" office:value-type="float" office:value="1385" calcext:value-type="float">
            <text:p>13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table:number-columns-repeated="4" office:value-type="float" office:value="1159" calcext:value-type="float">
            <text:p>115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14" calcext:value-type="float">
            <text:p>1414</text:p>
          </table:table-cell>
          <table:table-cell table:number-columns-repeated="4" office:value-type="float" office:value="1964" calcext:value-type="float">
            <text:p>19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number-columns-repeated="4" office:value-type="float" office:value="767" calcext:value-type="float">
            <text:p>7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 table:number-columns-repeated="4" office:value-type="float" office:value="1819" calcext:value-type="float">
            <text:p>18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number-columns-repeated="4" office:value-type="float" office:value="1409" calcext:value-type="float">
            <text:p>14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4" office:value-type="float" office:value="389" calcext:value-type="float">
            <text:p>38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number-columns-repeated="4" office:value-type="float" office:value="1370" calcext:value-type="float">
            <text:p>13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08" calcext:value-type="float">
            <text:p>2908</text:p>
          </table:table-cell>
          <table:table-cell table:number-columns-repeated="4" office:value-type="float" office:value="3760" calcext:value-type="float">
            <text:p>37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number-columns-repeated="4" office:value-type="float" office:value="1128" calcext:value-type="float">
            <text:p>11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47" calcext:value-type="float">
            <text:p>1847</text:p>
          </table:table-cell>
          <table:table-cell table:number-columns-repeated="4" office:value-type="float" office:value="2400" calcext:value-type="float">
            <text:p>24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table:number-columns-repeated="4" office:value-type="float" office:value="1536" calcext:value-type="float">
            <text:p>153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number-columns-repeated="4" office:value-type="float" office:value="1445" calcext:value-type="float">
            <text:p>14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4"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number-columns-repeated="4" office:value-type="float" office:value="1250" calcext:value-type="float">
            <text:p>12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42" calcext:value-type="float">
            <text:p>1642</text:p>
          </table:table-cell>
          <table:table-cell table:number-columns-repeated="4" office:value-type="float" office:value="2265" calcext:value-type="float">
            <text:p>22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table:number-columns-repeated="4" office:value-type="float" office:value="1665" calcext:value-type="float">
            <text:p>16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24" calcext:value-type="float">
            <text:p>1324</text:p>
          </table:table-cell>
          <table:table-cell table:number-columns-repeated="4" office:value-type="float" office:value="1811" calcext:value-type="float">
            <text:p>181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number-columns-repeated="4" office:value-type="float" office:value="1403" calcext:value-type="float">
            <text:p>140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39" calcext:value-type="float">
            <text:p>1539</text:p>
          </table:table-cell>
          <table:table-cell table:number-columns-repeated="4" office:value-type="float" office:value="2120" calcext:value-type="float">
            <text:p>21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table:number-columns-repeated="4" office:value-type="float" office:value="1926" calcext:value-type="float">
            <text:p>192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number-columns-repeated="4" office:value-type="float" office:value="1609" calcext:value-type="float">
            <text:p>16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table:number-columns-repeated="4" office:value-type="float" office:value="1388" calcext:value-type="float">
            <text:p>138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number-columns-repeated="4" office:value-type="float" office:value="296" calcext:value-type="float">
            <text:p>2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number-columns-repeated="4" office:value-type="float" office:value="989" calcext:value-type="float">
            <text:p>98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number-columns-repeated="4" office:value-type="float" office:value="1571" calcext:value-type="float">
            <text:p>157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table:number-columns-repeated="4" office:value-type="float" office:value="2690" calcext:value-type="float">
            <text:p>269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number-columns-repeated="4" office:value-type="float" office:value="1532" calcext:value-type="float">
            <text:p>153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table:number-columns-repeated="4" office:value-type="float" office:value="2078" calcext:value-type="float">
            <text:p>20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4" office:value-type="float" office:value="465" calcext:value-type="float">
            <text:p>46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table:number-columns-repeated="4" office:value-type="float" office:value="1499" calcext:value-type="float">
            <text:p>149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55" calcext:value-type="float">
            <text:p>3555</text:p>
          </table:table-cell>
          <table:table-cell table:number-columns-repeated="4" office:value-type="float" office:value="4276" calcext:value-type="float">
            <text:p>427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16" calcext:value-type="float">
            <text:p>1716</text:p>
          </table:table-cell>
          <table:table-cell table:number-columns-repeated="4" office:value-type="float" office:value="2379" calcext:value-type="float">
            <text:p>237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table:number-columns-repeated="4"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table:number-columns-repeated="4" office:value-type="float" office:value="1530" calcext:value-type="float">
            <text:p>153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table:number-columns-repeated="4" office:value-type="float" office:value="2766" calcext:value-type="float">
            <text:p>276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4" office:value-type="float" office:value="175" calcext:value-type="float">
            <text:p>1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4" office:value-type="float" office:value="271" calcext:value-type="float">
            <text:p>27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number-columns-repeated="4" office:value-type="float" office:value="882" calcext:value-type="float">
            <text:p>8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table:number-columns-repeated="4" office:value-type="float" office:value="2154" calcext:value-type="float">
            <text:p>21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number-columns-repeated="4" office:value-type="float" office:value="1511" calcext:value-type="float">
            <text:p>15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table:number-columns-repeated="4" office:value-type="float" office:value="1781" calcext:value-type="float">
            <text:p>178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number-columns-repeated="4" office:value-type="float" office:value="1412" calcext:value-type="float">
            <text:p>14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number-columns-repeated="4" office:value-type="float" office:value="2894" calcext:value-type="float">
            <text:p>28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table:number-columns-repeated="4" office:value-type="float" office:value="1623" calcext:value-type="float">
            <text:p>162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4" office:value-type="float" office:value="401" calcext:value-type="float">
            <text:p>4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number-columns-repeated="4" office:value-type="float" office:value="651" calcext:value-type="float">
            <text:p>65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table:number-columns-repeated="4" office:value-type="float" office:value="1922" calcext:value-type="float">
            <text:p>192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table:number-columns-repeated="4" office:value-type="float" office:value="1680" calcext:value-type="float">
            <text:p>168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88" calcext:value-type="float">
            <text:p>2488</text:p>
          </table:table-cell>
          <table:table-cell table:number-columns-repeated="4" office:value-type="float" office:value="3191" calcext:value-type="float">
            <text:p>31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table:number-columns-repeated="4" office:value-type="float" office:value="1510" calcext:value-type="float">
            <text:p>15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number-columns-repeated="4" office:value-type="float" office:value="1421" calcext:value-type="float">
            <text:p>14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4" office:value-type="float" office:value="163" calcext:value-type="float">
            <text:p>16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4" office:value-type="float" office:value="402" calcext:value-type="float">
            <text:p>40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number-columns-repeated="4" office:value-type="float" office:value="1797" calcext:value-type="float">
            <text:p>179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number-columns-repeated="4" office:value-type="float" office:value="1176" calcext:value-type="float">
            <text:p>11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number-columns-repeated="4" office:value-type="float" office:value="1240" calcext:value-type="float">
            <text:p>124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table:number-columns-repeated="4" office:value-type="float" office:value="1699" calcext:value-type="float">
            <text:p>16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table:number-columns-repeated="4" office:value-type="float" office:value="1755" calcext:value-type="float">
            <text:p>17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table:number-columns-repeated="4" office:value-type="float" office:value="1728" calcext:value-type="float">
            <text:p>17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table:number-columns-repeated="4" office:value-type="float" office:value="1736" calcext:value-type="float">
            <text:p>17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4" office:value-type="float" office:value="1298" calcext:value-type="float">
            <text:p>129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4" office:value-type="float" office:value="378" calcext:value-type="float">
            <text:p>3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table:number-columns-repeated="4" office:value-type="float" office:value="1889" calcext:value-type="float">
            <text:p>18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4" office:value-type="float" office:value="376" calcext:value-type="float">
            <text:p>3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number-columns-repeated="4" office:value-type="float" office:value="1231" calcext:value-type="float">
            <text:p>12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number-columns-repeated="4" office:value-type="float" office:value="1490" calcext:value-type="float">
            <text:p>149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number-columns-repeated="4" office:value-type="float" office:value="1343" calcext:value-type="float">
            <text:p>13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table:number-columns-repeated="4" office:value-type="float" office:value="1949" calcext:value-type="float">
            <text:p>194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number-columns-repeated="4" office:value-type="float" office:value="1435" calcext:value-type="float">
            <text:p>14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88" calcext:value-type="float">
            <text:p>1588</text:p>
          </table:table-cell>
          <table:table-cell table:number-columns-repeated="4" office:value-type="float" office:value="2224" calcext:value-type="float">
            <text:p>22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table:number-columns-repeated="4" office:value-type="float" office:value="1549" calcext:value-type="float">
            <text:p>154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4"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4" office:value-type="float" office:value="1282" calcext:value-type="float">
            <text:p>128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table:number-columns-repeated="4" office:value-type="float" office:value="1602" calcext:value-type="float">
            <text:p>160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table:number-columns-repeated="4" office:value-type="float" office:value="1560" calcext:value-type="float">
            <text:p>15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number-columns-repeated="4" office:value-type="float" office:value="1382" calcext:value-type="float">
            <text:p>138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table:number-columns-repeated="4" office:value-type="float" office:value="2746" calcext:value-type="float">
            <text:p>274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table:number-columns-repeated="4" office:value-type="float" office:value="1365" calcext:value-type="float">
            <text:p>13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number-columns-repeated="4" office:value-type="float" office:value="664" calcext:value-type="float">
            <text:p>66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number-columns-repeated="4" office:value-type="float" office:value="1824" calcext:value-type="float">
            <text:p>182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table:number-columns-repeated="4" office:value-type="float" office:value="1592" calcext:value-type="float">
            <text:p>15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4" office:value-type="float" office:value="319" calcext:value-type="float">
            <text:p>31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4" office:value-type="float" office:value="472" calcext:value-type="float">
            <text:p>4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3" calcext:value-type="float">
            <text:p>1633</text:p>
          </table:table-cell>
          <table:table-cell table:number-columns-repeated="4" office:value-type="float" office:value="2271" calcext:value-type="float">
            <text:p>22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table:number-columns-repeated="4" office:value-type="float" office:value="2063" calcext:value-type="float">
            <text:p>20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4" office:value-type="float" office:value="399" calcext:value-type="float">
            <text:p>39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hidrografia.B2:.B501])" office:value-type="float" office:value="287792" calcext:value-type="float">
            <text:p>287792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hidrografia.C2:.C501] - [hidrografia.B2:.B501]))" office:value-type="float" office:value="123183" calcext:value-type="float">
            <text:p>123183</text:p>
          </table:table-cell>
          <table:table-cell table:style-name="ce3" table:number-matrix-columns-spanned="1" table:number-matrix-rows-spanned="1" table:formula="of:=SUM(ABS([hidrografia.D2:.D501] - [hidrografia.B2:.B501]))" office:value-type="float" office:value="123186" calcext:value-type="float">
            <text:p>123186</text:p>
          </table:table-cell>
          <table:table-cell table:style-name="ce3" table:number-matrix-columns-spanned="1" table:number-matrix-rows-spanned="1" table:formula="of:=SUM(ABS([hidrografia.E2:.E501] - [hidrografia.B2:.B501]))" office:value-type="float" office:value="123186" calcext:value-type="float">
            <text:p>123186</text:p>
          </table:table-cell>
          <table:table-cell table:style-name="ce1" table:number-matrix-columns-spanned="1" table:number-matrix-rows-spanned="1" table:formula="of:=SUM(ABS([hidrografia.F2:.F501] - [hidrografia.B2:.B501]))" office:value-type="float" office:value="123183" calcext:value-type="float">
            <text:p>123183</text:p>
          </table:table-cell>
          <table:table-cell table:style-name="ce1" table:number-matrix-columns-spanned="1" table:number-matrix-rows-spanned="1" table:formula="of:=SUM(ABS([hidrografia.G2:.G501] - [hidrografia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hidrografia.H2:.H501] - [hidrografia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hidrografia.I2:.I501] - [hidrografia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hidrografia.J2:.J501] - [hidrografia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hidrografia.K2:.K501] - [hidrografia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hidrografia.L2:.L501] - [hidrografia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hidrografia.M2:.M501] - [hidrografia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hidrografia.N2:.N501] - [hidrografia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hidrografia.O2:.O501] - [hidrografia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hidrografia.P2:.P501] - [hidrografia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hidrografia.Q2:.Q501] - [hidrografia.B2:.B501]))" office:value-type="float" office:value="287792" calcext:value-type="float">
            <text:p>287792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hidrografia.C503] / [hidrografia.B502]" office:value-type="float" office:value="0.428027881247568" calcext:value-type="float">
            <text:p>0.428028</text:p>
          </table:table-cell>
          <table:table-cell table:style-name="ce4" table:formula="of:=[hidrografia.D503] / [hidrografia.B502]" office:value-type="float" office:value="0.42803830544282" calcext:value-type="float">
            <text:p>0.428038</text:p>
          </table:table-cell>
          <table:table-cell table:style-name="ce4" table:formula="of:=[hidrografia.E503] / [hidrografia.B502]" office:value-type="float" office:value="0.42803830544282" calcext:value-type="float">
            <text:p>0.428038</text:p>
          </table:table-cell>
          <table:table-cell table:style-name="ce4" table:formula="of:=[hidrografia.F503] / [hidrografia.B502]" office:value-type="float" office:value="0.428027881247568" calcext:value-type="float">
            <text:p>0.428028</text:p>
          </table:table-cell>
          <table:table-cell table:style-name="ce4" table:formula="of:=[hidrografia.G503] / [hidrografia.B502]" office:value-type="float" office:value="1" calcext:value-type="float">
            <text:p>1.000000</text:p>
          </table:table-cell>
          <table:table-cell table:style-name="ce4" table:formula="of:=[hidrografia.H503] / [hidrografia.B502]" office:value-type="float" office:value="1" calcext:value-type="float">
            <text:p>1.000000</text:p>
          </table:table-cell>
          <table:table-cell table:style-name="ce4" table:formula="of:=[hidrografia.I503] / [hidrografia.B502]" office:value-type="float" office:value="1" calcext:value-type="float">
            <text:p>1.000000</text:p>
          </table:table-cell>
          <table:table-cell table:style-name="ce4" table:formula="of:=[hidrografia.J503] / [hidrografia.B502]" office:value-type="float" office:value="1" calcext:value-type="float">
            <text:p>1.000000</text:p>
          </table:table-cell>
          <table:table-cell table:style-name="ce4" table:formula="of:=[hidrografia.K503] / [hidrografia.B502]" office:value-type="float" office:value="1" calcext:value-type="float">
            <text:p>1.000000</text:p>
          </table:table-cell>
          <table:table-cell table:style-name="ce4" table:formula="of:=[hidrografia.L503] / [hidrografia.B502]" office:value-type="float" office:value="1" calcext:value-type="float">
            <text:p>1.000000</text:p>
          </table:table-cell>
          <table:table-cell table:style-name="ce4" table:formula="of:=[hidrografia.M503] / [hidrografia.B502]" office:value-type="float" office:value="1" calcext:value-type="float">
            <text:p>1.000000</text:p>
          </table:table-cell>
          <table:table-cell table:style-name="ce4" table:formula="of:=[hidrografia.N503] / [hidrografia.B502]" office:value-type="float" office:value="1" calcext:value-type="float">
            <text:p>1.000000</text:p>
          </table:table-cell>
          <table:table-cell table:style-name="ce4" table:formula="of:=[hidrografia.O503] / [hidrografia.B502]" office:value-type="float" office:value="1" calcext:value-type="float">
            <text:p>1.000000</text:p>
          </table:table-cell>
          <table:table-cell table:style-name="ce4" table:formula="of:=[hidrografia.P503] / [hidrografia.B502]" office:value-type="float" office:value="1" calcext:value-type="float">
            <text:p>1.000000</text:p>
          </table:table-cell>
          <table:table-cell table:style-name="ce4" table:formula="of:=[hidrografia.Q503] / [hidrografia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hidrografia.C2:.C501] - [hidrografia.B2:.B501]))" office:value-type="float" office:value="253.314681856382" calcext:value-type="float">
            <text:p>253.314682</text:p>
          </table:table-cell>
          <table:table-cell table:style-name="ce4" table:number-matrix-columns-spanned="1" table:number-matrix-rows-spanned="1" table:formula="of:=COM.MICROSOFT.STDEV.P(ABS([hidrografia.D2:.D501] - [hidrografia.B2:.B501]))" office:value-type="float" office:value="253.310113528852" calcext:value-type="float">
            <text:p>253.310114</text:p>
          </table:table-cell>
          <table:table-cell table:style-name="ce4" table:number-matrix-columns-spanned="1" table:number-matrix-rows-spanned="1" table:formula="of:=COM.MICROSOFT.STDEV.P(ABS([hidrografia.E2:.E501] - [hidrografia.B2:.B501]))" office:value-type="float" office:value="253.310113528852" calcext:value-type="float">
            <text:p>253.310114</text:p>
          </table:table-cell>
          <table:table-cell table:style-name="ce4" table:number-matrix-columns-spanned="1" table:number-matrix-rows-spanned="1" table:formula="of:=COM.MICROSOFT.STDEV.P(ABS([hidrografia.F2:.F501] - [hidrografia.B2:.B501]))" office:value-type="float" office:value="253.314681856382" calcext:value-type="float">
            <text:p>253.314682</text:p>
          </table:table-cell>
          <table:table-cell table:style-name="ce4" table:number-matrix-columns-spanned="1" table:number-matrix-rows-spanned="1" table:formula="of:=COM.MICROSOFT.STDEV.P(ABS([hidrografia.G2:.G501] - [hidrografia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hidrografia.H2:.H501] - [hidrografia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hidrografia.I2:.I501] - [hidrografia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hidrografia.J2:.J501] - [hidrografia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hidrografia.K2:.K501] - [hidrografia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hidrografia.L2:.L501] - [hidrografia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hidrografia.M2:.M501] - [hidrografia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hidrografia.N2:.N501] - [hidrografia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hidrografia.O2:.O501] - [hidrografia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hidrografia.P2:.P501] - [hidrografia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hidrografia.Q2:.Q501] - [hidrografia.B2:.B501]))" office:value-type="float" office:value="694.107581678807" calcext:value-type="float">
            <text:p>694.107582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28028" calcext:value-type="float">
            <text:p>0.428028</text:p>
          </table:table-cell>
          <table:table-cell office:value-type="float" office:value="253.314682" calcext:value-type="float">
            <text:p>253.314682</text:p>
          </table:table-cell>
          <table:table-cell office:value-type="float" office:value="123183" calcext:value-type="float">
            <text:p>123183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hidrografia.shp</text:p>
          </table:table-cell>
          <table:table-cell office:value-type="float" office:value="246.366" calcext:value-type="float">
            <text:p>246.366</text:p>
          </table:table-cell>
          <table:table-cell table:number-columns-repeated="1017"/>
        </table:table-row>
      </table:table>
      <table:table table:name="Sheet16" table:style-name="ta1">
        <office:forms form:automatic-focus="false" form:apply-design-mode="false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table:style-name="Default" office:value-type="float" office:value="0.42803830544282" calcext:value-type="float">
            <text:p>0.42803830544282</text:p>
          </table:table-cell>
          <table:table-cell office:value-type="float" office:value="253.310113528852" calcext:value-type="float">
            <text:p>253.31011352885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style-name="Default" office:value-type="float" office:value="0.42803830544282" calcext:value-type="float">
            <text:p>0.42803830544282</text:p>
          </table:table-cell>
          <table:table-cell office:value-type="float" office:value="253.310113528852" calcext:value-type="float">
            <text:p>253.31011352885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style-name="Default" office:value-type="float" office:value="0.42803830544282" calcext:value-type="float">
            <text:p>0.42803830544282</text:p>
          </table:table-cell>
          <table:table-cell office:value-type="float" office:value="253.310113528852" calcext:value-type="float">
            <text:p>253.31011352885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table:style-name="Default" office:value-type="float" office:value="0.42803830544282" calcext:value-type="float">
            <text:p>0.42803830544282</text:p>
          </table:table-cell>
          <table:table-cell office:value-type="float" office:value="253.310113528852" calcext:value-type="float">
            <text:p>253.31011352885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table:style-name="Default" office:value-type="float" office:value="0.42803830544282" calcext:value-type="float">
            <text:p>0.42803830544282</text:p>
          </table:table-cell>
          <table:table-cell office:value-type="float" office:value="253.310113528852" calcext:value-type="float">
            <text:p>253.31011352885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8027881247568" calcext:value-type="float">
            <text:p>0.428028</text:p>
          </table:table-cell>
          <table:table-cell office:value-type="float" office:value="253.314681856382" calcext:value-type="float">
            <text:p>253.314681856382</text:p>
          </table:table-cell>
        </table:table-row>
      </table:table>
      <table:table table:name="municipi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01x100</text:p>
          </table:table-cell>
          <table:table-cell office:value-type="string" calcext:value-type="string">
            <text:p>estimativaRG-0.52-101x101</text:p>
          </table:table-cell>
          <table:table-cell/>
          <table:table-cell office:value-type="string" calcext:value-type="string">
            <text:p>estimativaRG-0.56-101x103</text:p>
          </table:table-cell>
          <table:table-cell office:value-type="string" calcext:value-type="string">
            <text:p>estimativaRG-0.58-101x104</text:p>
          </table:table-cell>
          <table:table-cell office:value-type="string" calcext:value-type="string">
            <text:p>estimativaRG-0.60-101x107</text:p>
          </table:table-cell>
          <table:table-cell office:value-type="string" calcext:value-type="string">
            <text:p>estimativaRG-0.62-101x111</text:p>
          </table:table-cell>
          <table:table-cell office:value-type="string" calcext:value-type="string">
            <text:p>estimativaRG-0.64-101x113</text:p>
          </table:table-cell>
          <table:table-cell office:value-type="string" calcext:value-type="string">
            <text:p>estimativaRG-0.66-101x118</text:p>
          </table:table-cell>
          <table:table-cell office:value-type="string" calcext:value-type="string">
            <text:p>estimativaRG-0.68-104x120</text:p>
          </table:table-cell>
          <table:table-cell office:value-type="string" calcext:value-type="string">
            <text:p>estimativaRG-0.70-105x124</text:p>
          </table:table-cell>
          <table:table-cell office:value-type="string" calcext:value-type="string">
            <text:p>estimativaRG-0.72-108x127</text:p>
          </table:table-cell>
          <table:table-cell office:value-type="string" calcext:value-type="string">
            <text:p>estimativaRG-0.74-114x127</text:p>
          </table:table-cell>
          <table:table-cell office:value-type="string" calcext:value-type="string">
            <text:p>estimativaRG-0.76-125x131</text:p>
          </table:table-cell>
          <table:table-cell office:value-type="string" calcext:value-type="string">
            <text:p>estimativaRG-0.78-129x133</text:p>
          </table:table-cell>
          <table:table-cell office:value-type="string" calcext:value-type="string">
            <text:p>estimativaRG-0.80-133x135</text:p>
          </table:table-cell>
          <table:table-cell office:value-type="string" calcext:value-type="string">
            <text:p>estimativaRG-0.82-137x139</text:p>
          </table:table-cell>
          <table:table-cell office:value-type="string" calcext:value-type="string">
            <text:p>estimativaRG-0.84-141x143</text:p>
          </table:table-cell>
          <table:table-cell office:value-type="string" calcext:value-type="string">
            <text:p>estimativaRG-0.86-151x147</text:p>
          </table:table-cell>
          <table:table-cell office:value-type="string" calcext:value-type="string">
            <text:p>estimativaRG-0.88-154x159</text:p>
          </table:table-cell>
          <table:table-cell office:value-type="string" calcext:value-type="string">
            <text:p>estimativaRG-0.90-160x167</text:p>
          </table:table-cell>
          <table:table-cell office:value-type="string" calcext:value-type="string">
            <text:p>estimativaRG-0.92-162x178</text:p>
          </table:table-cell>
          <table:table-cell office:value-type="string" calcext:value-type="string">
            <text:p>estimativaRG-0.94-165x18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/>
          <table:table-cell table:number-columns-repeated="20" office:value-type="float" office:value="102" calcext:value-type="float">
            <text:p>10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62" calcext:value-type="float">
            <text:p>262</text:p>
          </table:table-cell>
          <table:table-cell/>
          <table:table-cell table:number-columns-repeated="2" office:value-type="float" office:value="262" calcext:value-type="float">
            <text:p>262</text:p>
          </table:table-cell>
          <table:table-cell table:number-columns-repeated="6"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264" calcext:value-type="float">
            <text:p>264</text:p>
          </table:table-cell>
          <table:table-cell table:number-columns-repeated="3"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261" calcext:value-type="float">
            <text:p>26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87" calcext:value-type="float">
            <text:p>387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393" calcext:value-type="float">
            <text:p>393</text:p>
          </table:table-cell>
          <table:table-cell table:number-columns-repeated="6" office:value-type="float" office:value="395" calcext:value-type="float">
            <text:p>395</text:p>
          </table:table-cell>
          <table:table-cell table:number-columns-repeated="6" office:value-type="float" office:value="388" calcext:value-type="float">
            <text:p>388</text:p>
          </table:table-cell>
          <table:table-cell table:number-columns-repeated="6" office:value-type="float" office:value="390" calcext:value-type="float">
            <text:p>39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9" calcext:value-type="float">
            <text:p>329</text:p>
          </table:table-cell>
          <table:table-cell/>
          <table:table-cell table:number-columns-repeated="2" office:value-type="float" office:value="329" calcext:value-type="float">
            <text:p>329</text:p>
          </table:table-cell>
          <table:table-cell table:number-columns-repeated="6" office:value-type="float" office:value="330" calcext:value-type="float">
            <text:p>330</text:p>
          </table:table-cell>
          <table:table-cell table:number-columns-repeated="3" office:value-type="float" office:value="327" calcext:value-type="float">
            <text:p>327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27" calcext:value-type="float">
            <text:p>327</text:p>
          </table:table-cell>
          <table:table-cell table:number-columns-repeated="4" office:value-type="float" office:value="325" calcext:value-type="float">
            <text:p>3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71" calcext:value-type="float">
            <text:p>171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table:number-columns-repeated="6"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75" calcext:value-type="float">
            <text:p>175</text:p>
          </table:table-cell>
          <table:table-cell table:number-columns-repeated="3"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168" calcext:value-type="float">
            <text:p>168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10" calcext:value-type="float">
            <text:p>310</text:p>
          </table:table-cell>
          <table:table-cell/>
          <table:table-cell table:number-columns-repeated="2" office:value-type="float" office:value="310" calcext:value-type="float">
            <text:p>310</text:p>
          </table:table-cell>
          <table:table-cell table:number-columns-repeated="13" office:value-type="float" office:value="309" calcext:value-type="float">
            <text:p>309</text:p>
          </table:table-cell>
          <table:table-cell table:number-columns-repeated="3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692" calcext:value-type="float">
            <text:p>692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92" calcext:value-type="float">
            <text:p>692</text:p>
          </table:table-cell>
          <table:table-cell table:number-columns-repeated="3" office:value-type="float" office:value="687" calcext:value-type="float">
            <text:p>687</text:p>
          </table:table-cell>
          <table:table-cell table:number-columns-repeated="3" office:value-type="float" office:value="685" calcext:value-type="float">
            <text:p>685</text:p>
          </table:table-cell>
          <table:table-cell office:value-type="float" office:value="684" calcext:value-type="float">
            <text:p>684</text:p>
          </table:table-cell>
          <table:table-cell table:number-columns-repeated="11" office:value-type="float" office:value="685" calcext:value-type="float">
            <text:p>685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4" calcext:value-type="float">
            <text:p>84</text:p>
          </table:table-cell>
          <table:table-cell/>
          <table:table-cell table:number-columns-repeated="20" office:value-type="float" office:value="84" calcext:value-type="float">
            <text:p>8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432" calcext:value-type="float">
            <text:p>432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table:number-columns-repeated="5" office:value-type="float" office:value="430" calcext:value-type="float">
            <text:p>430</text:p>
          </table:table-cell>
          <table:table-cell table:number-columns-repeated="3" office:value-type="float" office:value="433" calcext:value-type="float">
            <text:p>433</text:p>
          </table:table-cell>
          <table:table-cell table:number-columns-repeated="2" office:value-type="float" office:value="437" calcext:value-type="float">
            <text:p>437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38" calcext:value-type="float">
            <text:p>438</text:p>
          </table:table-cell>
          <table:table-cell office:value-type="float" office:value="437" calcext:value-type="float">
            <text:p>437</text:p>
          </table:table-cell>
          <table:table-cell table:number-columns-repeated="4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43" calcext:value-type="float">
            <text:p>243</text:p>
          </table:table-cell>
          <table:table-cell/>
          <table:table-cell table:number-columns-repeated="2" office:value-type="float" office:value="243" calcext:value-type="float">
            <text:p>243</text:p>
          </table:table-cell>
          <table:table-cell table:number-columns-repeated="6"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46" calcext:value-type="float">
            <text:p>246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4" calcext:value-type="float">
            <text:p>17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6" office:value-type="float" office:value="180" calcext:value-type="float">
            <text:p>180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4"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172" calcext:value-type="float">
            <text:p>17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0" calcext:value-type="float">
            <text:p>2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table:number-columns-repeated="16" office:value-type="float" office:value="276" calcext:value-type="float">
            <text:p>27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number-columns-repeated="20" office:value-type="float" office:value="50" calcext:value-type="float">
            <text:p>5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70" calcext:value-type="float">
            <text:p>170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6"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70" calcext:value-type="float">
            <text:p>170</text:p>
          </table:table-cell>
          <table:table-cell table:number-columns-repeated="3" office:value-type="float" office:value="171" calcext:value-type="float">
            <text:p>17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373" calcext:value-type="float">
            <text:p>37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table:number-columns-repeated="6" office:value-type="float" office:value="376" calcext:value-type="float">
            <text:p>376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table:number-columns-repeated="9" office:value-type="float" office:value="369" calcext:value-type="float">
            <text:p>36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68" calcext:value-type="float">
            <text:p>68</text:p>
          </table:table-cell>
          <table:table-cell/>
          <table:table-cell table:number-columns-repeated="20" office:value-type="float" office:value="68" calcext:value-type="float">
            <text:p>68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/>
          <table:table-cell table:number-columns-repeated="20"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339" calcext:value-type="float">
            <text:p>339</text:p>
          </table:table-cell>
          <table:table-cell/>
          <table:table-cell table:number-columns-repeated="10" office:value-type="float" office:value="339" calcext:value-type="float">
            <text:p>339</text:p>
          </table:table-cell>
          <table:table-cell table:number-columns-repeated="3" office:value-type="float" office:value="341" calcext:value-type="float">
            <text:p>341</text:p>
          </table:table-cell>
          <table:table-cell table:number-columns-repeated="7" office:value-type="float" office:value="340" calcext:value-type="float">
            <text:p>34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2" calcext:value-type="float">
            <text:p>16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table:number-columns-repeated="12" office:value-type="float" office:value="163" calcext:value-type="float">
            <text:p>163</text:p>
          </table:table-cell>
          <table:table-cell table:number-columns-repeated="6" office:value-type="float" office:value="161" calcext:value-type="float">
            <text:p>16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48" calcext:value-type="float">
            <text:p>248</text:p>
          </table:table-cell>
          <table:table-cell/>
          <table:table-cell table:number-columns-repeated="2" office:value-type="float" office:value="248" calcext:value-type="float">
            <text:p>248</text:p>
          </table:table-cell>
          <table:table-cell table:number-columns-repeated="6"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49" calcext:value-type="float">
            <text:p>249</text:p>
          </table:table-cell>
          <table:table-cell table:number-columns-repeated="3" office:value-type="float" office:value="253" calcext:value-type="float">
            <text:p>25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9" calcext:value-type="float">
            <text:p>299</text:p>
          </table:table-cell>
          <table:table-cell/>
          <table:table-cell table:number-columns-repeated="2" office:value-type="float" office:value="299" calcext:value-type="float">
            <text:p>299</text:p>
          </table:table-cell>
          <table:table-cell table:number-columns-repeated="10" office:value-type="float" office:value="297" calcext:value-type="float">
            <text:p>297</text:p>
          </table:table-cell>
          <table:table-cell table:number-columns-repeated="3"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table:number-columns-repeated="4" office:value-type="float" office:value="298" calcext:value-type="float">
            <text:p>2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51" calcext:value-type="float">
            <text:p>551</text:p>
          </table:table-cell>
          <table:table-cell table:number-columns-repeated="2" office:value-type="float" office:value="540" calcext:value-type="float">
            <text:p>54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table:number-columns-repeated="6" office:value-type="float" office:value="550" calcext:value-type="float">
            <text:p>550</text:p>
          </table:table-cell>
          <table:table-cell table:number-columns-repeated="2" office:value-type="float" office:value="545" calcext:value-type="float">
            <text:p>545</text:p>
          </table:table-cell>
          <table:table-cell table:number-columns-repeated="4" office:value-type="float" office:value="551" calcext:value-type="float">
            <text:p>551</text:p>
          </table:table-cell>
          <table:table-cell table:number-columns-repeated="3" office:value-type="float" office:value="547" calcext:value-type="float">
            <text:p>547</text:p>
          </table:table-cell>
          <table:table-cell table:number-columns-repeated="3" office:value-type="float" office:value="551" calcext:value-type="float">
            <text:p>55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21" calcext:value-type="float">
            <text:p>121</text:p>
          </table:table-cell>
          <table:table-cell/>
          <table:table-cell table:number-columns-repeated="20"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/>
          <table:table-cell table:number-columns-repeated="2" office:value-type="float" office:value="325" calcext:value-type="float">
            <text:p>325</text:p>
          </table:table-cell>
          <table:table-cell table:number-columns-repeated="6" office:value-type="float" office:value="329" calcext:value-type="float">
            <text:p>329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26" calcext:value-type="float">
            <text:p>326</text:p>
          </table:table-cell>
          <table:table-cell table:number-columns-repeated="2" office:value-type="float" office:value="322" calcext:value-type="float">
            <text:p>322</text:p>
          </table:table-cell>
          <table:table-cell table:number-columns-repeated="3" office:value-type="float" office:value="325" calcext:value-type="float">
            <text:p>325</text:p>
          </table:table-cell>
          <table:table-cell table:number-columns-repeated="3" office:value-type="float" office:value="326" calcext:value-type="float">
            <text:p>32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632" calcext:value-type="float">
            <text:p>632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632" calcext:value-type="float">
            <text:p>632</text:p>
          </table:table-cell>
          <table:table-cell table:number-columns-repeated="3" office:value-type="float" office:value="638" calcext:value-type="float">
            <text:p>638</text:p>
          </table:table-cell>
          <table:table-cell office:value-type="float" office:value="633" calcext:value-type="float">
            <text:p>633</text:p>
          </table:table-cell>
          <table:table-cell office:value-type="float" office:value="639" calcext:value-type="float">
            <text:p>639</text:p>
          </table:table-cell>
          <table:table-cell table:number-columns-repeated="3" office:value-type="float" office:value="635" calcext:value-type="float">
            <text:p>635</text:p>
          </table:table-cell>
          <table:table-cell table:number-columns-repeated="10" office:value-type="float" office:value="634" calcext:value-type="float">
            <text:p>63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/>
          <table:table-cell table:number-columns-repeated="2" office:value-type="float" office:value="333" calcext:value-type="float">
            <text:p>333</text:p>
          </table:table-cell>
          <table:table-cell table:number-columns-repeated="9" office:value-type="float" office:value="335" calcext:value-type="float">
            <text:p>335</text:p>
          </table:table-cell>
          <table:table-cell table:number-columns-repeated="4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334" calcext:value-type="float">
            <text:p>33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7" calcext:value-type="float">
            <text:p>297</text:p>
          </table:table-cell>
          <table:table-cell/>
          <table:table-cell table:number-columns-repeated="11" office:value-type="float" office:value="297" calcext:value-type="float">
            <text:p>297</text:p>
          </table:table-cell>
          <table:table-cell table:number-columns-repeated="3"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table:number-columns-repeated="5" office:value-type="float" office:value="295" calcext:value-type="float">
            <text:p>29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0" calcext:value-type="float">
            <text:p>40</text:p>
          </table:table-cell>
          <table:table-cell/>
          <table:table-cell table:number-columns-repeated="20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6" calcext:value-type="float">
            <text:p>296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table:number-columns-repeated="6" office:value-type="float" office:value="301" calcext:value-type="float">
            <text:p>301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2" office:value-type="float" office:value="298" calcext:value-type="float">
            <text:p>298</text:p>
          </table:table-cell>
          <table:table-cell table:number-columns-repeated="3"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298" calcext:value-type="float">
            <text:p>298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48" calcext:value-type="float">
            <text:p>148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 table:number-columns-repeated="6"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8" office:value-type="float" office:value="148" calcext:value-type="float">
            <text:p>14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372" calcext:value-type="float">
            <text:p>37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table:number-columns-repeated="6" office:value-type="float" office:value="371" calcext:value-type="float">
            <text:p>371</text:p>
          </table:table-cell>
          <table:table-cell table:number-columns-repeated="2" office:value-type="float" office:value="374" calcext:value-type="float">
            <text:p>374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 office:value-type="float" office:value="369" calcext:value-type="float">
            <text:p>369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4" office:value-type="float" office:value="369" calcext:value-type="float">
            <text:p>36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601" calcext:value-type="float">
            <text:p>60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7" office:value-type="float" office:value="604" calcext:value-type="float">
            <text:p>604</text:p>
          </table:table-cell>
          <table:table-cell office:value-type="float" office:value="601" calcext:value-type="float">
            <text:p>601</text:p>
          </table:table-cell>
          <table:table-cell table:number-columns-repeated="3"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607" calcext:value-type="float">
            <text:p>607</text:p>
          </table:table-cell>
          <table:table-cell table:number-columns-repeated="4" office:value-type="float" office:value="609" calcext:value-type="float">
            <text:p>60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55" calcext:value-type="float">
            <text:p>155</text:p>
          </table:table-cell>
          <table:table-cell/>
          <table:table-cell table:number-columns-repeated="8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156" calcext:value-type="float">
            <text:p>156</text:p>
          </table:table-cell>
          <table:table-cell table:number-columns-repeated="7" office:value-type="float" office:value="155" calcext:value-type="float">
            <text:p>15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510" calcext:value-type="float">
            <text:p>51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table:number-columns-repeated="8"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number-columns-repeated="9" office:value-type="float" office:value="506" calcext:value-type="float">
            <text:p>50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607" calcext:value-type="float">
            <text:p>607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table:number-columns-repeated="6" office:value-type="float" office:value="613" calcext:value-type="float">
            <text:p>613</text:p>
          </table:table-cell>
          <table:table-cell table:number-columns-repeated="2" office:value-type="float" office:value="606" calcext:value-type="float">
            <text:p>606</text:p>
          </table:table-cell>
          <table:table-cell table:number-columns-repeated="2" office:value-type="float" office:value="612" calcext:value-type="float">
            <text:p>612</text:p>
          </table:table-cell>
          <table:table-cell table:number-columns-repeated="3" office:value-type="float" office:value="613" calcext:value-type="float">
            <text:p>613</text:p>
          </table:table-cell>
          <table:table-cell office:value-type="float" office:value="610" calcext:value-type="float">
            <text:p>610</text:p>
          </table:table-cell>
          <table:table-cell table:number-columns-repeated="4" office:value-type="float" office:value="609" calcext:value-type="float">
            <text:p>60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475" calcext:value-type="float">
            <text:p>475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474" calcext:value-type="float">
            <text:p>474</text:p>
          </table:table-cell>
          <table:table-cell table:number-columns-repeated="6" office:value-type="float" office:value="479" calcext:value-type="float">
            <text:p>479</text:p>
          </table:table-cell>
          <table:table-cell table:number-columns-repeated="2" office:value-type="float" office:value="477" calcext:value-type="float">
            <text:p>477</text:p>
          </table:table-cell>
          <table:table-cell table:number-columns-repeated="4" office:value-type="float" office:value="479" calcext:value-type="float">
            <text:p>479</text:p>
          </table:table-cell>
          <table:table-cell table:number-columns-repeated="2" office:value-type="float" office:value="475" calcext:value-type="float">
            <text:p>475</text:p>
          </table:table-cell>
          <table:table-cell table:number-columns-repeated="4" office:value-type="float" office:value="478" calcext:value-type="float">
            <text:p>478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475" calcext:value-type="float">
            <text:p>475</text:p>
          </table:table-cell>
          <table:table-cell/>
          <table:table-cell table:number-columns-repeated="5" office:value-type="float" office:value="475" calcext:value-type="float">
            <text:p>475</text:p>
          </table:table-cell>
          <table:table-cell table:number-columns-repeated="6" office:value-type="float" office:value="478" calcext:value-type="float">
            <text:p>478</text:p>
          </table:table-cell>
          <table:table-cell table:number-columns-repeated="3"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table:number-columns-repeated="5" office:value-type="float" office:value="478" calcext:value-type="float">
            <text:p>47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383" calcext:value-type="float">
            <text:p>383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7" office:value-type="float" office:value="387" calcext:value-type="float">
            <text:p>387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382" calcext:value-type="float">
            <text:p>382</text:p>
          </table:table-cell>
          <table:table-cell table:number-columns-repeated="7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table:number-columns-repeated="6" office:value-type="float" office:value="240" calcext:value-type="float">
            <text:p>240</text:p>
          </table:table-cell>
          <table:table-cell table:number-columns-repeated="7"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7" calcext:value-type="float">
            <text:p>187</text:p>
          </table:table-cell>
          <table:table-cell/>
          <table:table-cell table:number-columns-repeated="2" office:value-type="float" office:value="187" calcext:value-type="float">
            <text:p>187</text:p>
          </table:table-cell>
          <table:table-cell table:number-columns-repeated="6"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float" office:value="190" calcext:value-type="float">
            <text:p>190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3" office:value-type="float" office:value="189" calcext:value-type="float">
            <text:p>18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48" calcext:value-type="float">
            <text:p>248</text:p>
          </table:table-cell>
          <table:table-cell/>
          <table:table-cell table:number-columns-repeated="2" office:value-type="float" office:value="248" calcext:value-type="float">
            <text:p>248</text:p>
          </table:table-cell>
          <table:table-cell table:number-columns-repeated="9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252" calcext:value-type="float">
            <text:p>252</text:p>
          </table:table-cell>
          <table:table-cell table:number-columns-repeated="4" office:value-type="float" office:value="254" calcext:value-type="float">
            <text:p>25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table:number-columns-repeated="5" office:value-type="float" office:value="120" calcext:value-type="float">
            <text:p>120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6" office:value-type="float" office:value="124" calcext:value-type="float">
            <text:p>124</text:p>
          </table:table-cell>
          <table:table-cell table:number-columns-repeated="6" office:value-type="float" office:value="117" calcext:value-type="float">
            <text:p>11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505" calcext:value-type="float">
            <text:p>505</text:p>
          </table:table-cell>
          <table:table-cell/>
          <table:table-cell table:number-columns-repeated="2" office:value-type="float" office:value="505" calcext:value-type="float">
            <text:p>505</text:p>
          </table:table-cell>
          <table:table-cell table:number-columns-repeated="7" office:value-type="float" office:value="507" calcext:value-type="float">
            <text:p>507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505" calcext:value-type="float">
            <text:p>505</text:p>
          </table:table-cell>
          <table:table-cell table:number-columns-repeated="7" office:value-type="float" office:value="503" calcext:value-type="float">
            <text:p>50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42" calcext:value-type="float">
            <text:p>342</text:p>
          </table:table-cell>
          <table:table-cell/>
          <table:table-cell table:number-columns-repeated="2" office:value-type="float" office:value="342" calcext:value-type="float">
            <text:p>342</text:p>
          </table:table-cell>
          <table:table-cell table:number-columns-repeated="4" office:value-type="float" office:value="341" calcext:value-type="float">
            <text:p>341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40" calcext:value-type="float">
            <text:p>340</text:p>
          </table:table-cell>
          <table:table-cell table:number-columns-repeated="2" office:value-type="float" office:value="341" calcext:value-type="float">
            <text:p>341</text:p>
          </table:table-cell>
          <table:table-cell table:number-columns-repeated="4" office:value-type="float" office:value="338" calcext:value-type="float">
            <text:p>338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51" calcext:value-type="float">
            <text:p>251</text:p>
          </table:table-cell>
          <table:table-cell/>
          <table:table-cell table:number-columns-repeated="8"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8" office:value-type="float" office:value="250" calcext:value-type="float">
            <text:p>250</text:p>
          </table:table-cell>
          <table:table-cell table:number-columns-repeated="2" office:value-type="float" office:value="251" calcext:value-type="float">
            <text:p>25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7" calcext:value-type="float">
            <text:p>287</text:p>
          </table:table-cell>
          <table:table-cell/>
          <table:table-cell table:number-columns-repeated="2" office:value-type="float" office:value="287" calcext:value-type="float">
            <text:p>287</text:p>
          </table:table-cell>
          <table:table-cell table:number-columns-repeated="6"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7" calcext:value-type="float">
            <text:p>287</text:p>
          </table:table-cell>
          <table:table-cell table:number-columns-repeated="4"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  <table:table-cell/>
          <table:table-cell table:number-columns-repeated="9" office:value-type="float" office:value="302" calcext:value-type="float">
            <text:p>302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6" office:value-type="float" office:value="299" calcext:value-type="float">
            <text:p>29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float" office:value="540" calcext:value-type="float">
            <text:p>540</text:p>
          </table:table-cell>
          <table:table-cell/>
          <table:table-cell table:number-columns-repeated="2" office:value-type="float" office:value="540" calcext:value-type="float">
            <text:p>540</text:p>
          </table:table-cell>
          <table:table-cell table:number-columns-repeated="6" office:value-type="float" office:value="538" calcext:value-type="float">
            <text:p>538</text:p>
          </table:table-cell>
          <table:table-cell table:number-columns-repeated="2" office:value-type="float" office:value="536" calcext:value-type="float">
            <text:p>536</text:p>
          </table:table-cell>
          <table:table-cell table:number-columns-repeated="2" office:value-type="float" office:value="537" calcext:value-type="float">
            <text:p>537</text:p>
          </table:table-cell>
          <table:table-cell table:number-columns-repeated="3" office:value-type="float" office:value="539" calcext:value-type="float">
            <text:p>539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table:number-columns-repeated="3" office:value-type="float" office:value="539" calcext:value-type="float">
            <text:p>53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table:number-columns-repeated="6"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521" calcext:value-type="float">
            <text:p>521</text:p>
          </table:table-cell>
          <table:table-cell table:number-columns-repeated="3" office:value-type="float" office:value="526" calcext:value-type="float">
            <text:p>526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26" calcext:value-type="float">
            <text:p>526</text:p>
          </table:table-cell>
          <table:table-cell office:value-type="float" office:value="522" calcext:value-type="float">
            <text:p>522</text:p>
          </table:table-cell>
          <table:table-cell office:value-type="float" office:value="521" calcext:value-type="float">
            <text:p>52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6" calcext:value-type="float">
            <text:p>336</text:p>
          </table:table-cell>
          <table:table-cell/>
          <table:table-cell table:number-columns-repeated="5" office:value-type="float" office:value="336" calcext:value-type="float">
            <text:p>336</text:p>
          </table:table-cell>
          <table:table-cell table:number-columns-repeated="9" office:value-type="float" office:value="334" calcext:value-type="float">
            <text:p>334</text:p>
          </table:table-cell>
          <table:table-cell table:number-columns-repeated="6" office:value-type="float" office:value="336" calcext:value-type="float">
            <text:p>33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5" calcext:value-type="float">
            <text:p>155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table:number-columns-repeated="10"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table:number-columns-repeated="4" office:value-type="float" office:value="157" calcext:value-type="float">
            <text:p>15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140" calcext:value-type="float">
            <text:p>140</text:p>
          </table:table-cell>
          <table:table-cell/>
          <table:table-cell table:number-columns-repeated="13"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4" office:value-type="float" office:value="141" calcext:value-type="float">
            <text:p>14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46" calcext:value-type="float">
            <text:p>146</text:p>
          </table:table-cell>
          <table:table-cell/>
          <table:table-cell table:number-columns-repeated="20" office:value-type="float" office:value="146" calcext:value-type="float">
            <text:p>14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68" calcext:value-type="float">
            <text:p>68</text:p>
          </table:table-cell>
          <table:table-cell/>
          <table:table-cell table:number-columns-repeated="20" office:value-type="float" office:value="68" calcext:value-type="float">
            <text:p>6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436" calcext:value-type="float">
            <text:p>43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430" calcext:value-type="float">
            <text:p>430</text:p>
          </table:table-cell>
          <table:table-cell table:number-columns-repeated="6" office:value-type="float" office:value="437" calcext:value-type="float">
            <text:p>437</text:p>
          </table:table-cell>
          <table:table-cell table:number-columns-repeated="2" office:value-type="float" office:value="442" calcext:value-type="float">
            <text:p>442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table:number-columns-repeated="3" office:value-type="float" office:value="434" calcext:value-type="float">
            <text:p>434</text:p>
          </table:table-cell>
          <table:table-cell table:number-columns-repeated="3" office:value-type="float" office:value="432" calcext:value-type="float">
            <text:p>4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84" calcext:value-type="float">
            <text:p>3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table:number-columns-repeated="4" office:value-type="float" office:value="382" calcext:value-type="float">
            <text:p>382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378" calcext:value-type="float">
            <text:p>378</text:p>
          </table:table-cell>
          <table:table-cell table:number-columns-repeated="3" office:value-type="float" office:value="380" calcext:value-type="float">
            <text:p>380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3" office:value-type="float" office:value="383" calcext:value-type="float">
            <text:p>383</text:p>
          </table:table-cell>
          <table:table-cell table:number-columns-repeated="3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486" calcext:value-type="float">
            <text:p>486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table:number-columns-repeated="6" office:value-type="float" office:value="489" calcext:value-type="float">
            <text:p>489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487" calcext:value-type="float">
            <text:p>487</text:p>
          </table:table-cell>
          <table:table-cell table:number-columns-repeated="2" office:value-type="float" office:value="488" calcext:value-type="float">
            <text:p>488</text:p>
          </table:table-cell>
          <table:table-cell table:number-columns-repeated="3" office:value-type="float" office:value="487" calcext:value-type="float">
            <text:p>487</text:p>
          </table:table-cell>
          <table:table-cell table:number-columns-repeated="3" office:value-type="float" office:value="488" calcext:value-type="float">
            <text:p>48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5" office:value-type="float" office:value="58" calcext:value-type="float">
            <text:p>58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9"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7" calcext:value-type="float">
            <text:p>307</text:p>
          </table:table-cell>
          <table:table-cell/>
          <table:table-cell table:number-columns-repeated="2" office:value-type="float" office:value="307" calcext:value-type="float">
            <text:p>307</text:p>
          </table:table-cell>
          <table:table-cell table:number-columns-repeated="6"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float" office:value="305" calcext:value-type="float">
            <text:p>30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6" calcext:value-type="float">
            <text:p>306</text:p>
          </table:table-cell>
          <table:table-cell/>
          <table:table-cell table:number-columns-repeated="15" office:value-type="float" office:value="306" calcext:value-type="float">
            <text:p>306</text:p>
          </table:table-cell>
          <table:table-cell table:number-columns-repeated="5" office:value-type="float" office:value="307" calcext:value-type="float">
            <text:p>30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79" calcext:value-type="float">
            <text:p>179</text:p>
          </table:table-cell>
          <table:table-cell/>
          <table:table-cell table:number-columns-repeated="8"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table:number-columns-repeated="10" office:value-type="float" office:value="167" calcext:value-type="float">
            <text:p>16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96" calcext:value-type="float">
            <text:p>96</text:p>
          </table:table-cell>
          <table:table-cell/>
          <table:table-cell table:number-columns-repeated="20"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0" calcext:value-type="float">
            <text:p>330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table:number-columns-repeated="6"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table:number-columns-repeated="4" office:value-type="float" office:value="334" calcext:value-type="float">
            <text:p>33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258" calcext:value-type="float">
            <text:p>258</text:p>
          </table:table-cell>
          <table:table-cell/>
          <table:table-cell table:number-columns-repeated="20" office:value-type="float" office:value="258" calcext:value-type="float">
            <text:p>25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0" calcext:value-type="float">
            <text:p>330</text:p>
          </table:table-cell>
          <table:table-cell/>
          <table:table-cell table:number-columns-repeated="8"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float" office:value="333" calcext:value-type="float">
            <text:p>33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82" calcext:value-type="float">
            <text:p>282</text:p>
          </table:table-cell>
          <table:table-cell/>
          <table:table-cell table:number-columns-repeated="2" office:value-type="float" office:value="282" calcext:value-type="float">
            <text:p>282</text:p>
          </table:table-cell>
          <table:table-cell table:number-columns-repeated="4" office:value-type="float" office:value="283" calcext:value-type="float">
            <text:p>283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2" office:value-type="float" office:value="277" calcext:value-type="float">
            <text:p>277</text:p>
          </table:table-cell>
          <table:table-cell table:number-columns-repeated="3"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6" calcext:value-type="float">
            <text:p>27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342" calcext:value-type="float">
            <text:p>342</text:p>
          </table:table-cell>
          <table:table-cell/>
          <table:table-cell table:number-columns-repeated="2" office:value-type="float" office:value="342" calcext:value-type="float">
            <text:p>342</text:p>
          </table:table-cell>
          <table:table-cell table:number-columns-repeated="4" office:value-type="float" office:value="344" calcext:value-type="float">
            <text:p>344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table:number-columns-repeated="3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number-columns-repeated="4" office:value-type="float" office:value="346" calcext:value-type="float">
            <text:p>34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609" calcext:value-type="float">
            <text:p>609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597" calcext:value-type="float">
            <text:p>597</text:p>
          </table:table-cell>
          <table:table-cell table:number-columns-repeated="6" office:value-type="float" office:value="603" calcext:value-type="float">
            <text:p>603</text:p>
          </table:table-cell>
          <table:table-cell table:number-columns-repeated="2" office:value-type="float" office:value="615" calcext:value-type="float">
            <text:p>615</text:p>
          </table:table-cell>
          <table:table-cell table:number-columns-repeated="2" office:value-type="float" office:value="603" calcext:value-type="float">
            <text:p>603</text:p>
          </table:table-cell>
          <table:table-cell table:number-columns-repeated="3" office:value-type="float" office:value="608" calcext:value-type="float">
            <text:p>608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614" calcext:value-type="float">
            <text:p>61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3" calcext:value-type="float">
            <text:p>43</text:p>
          </table:table-cell>
          <table:table-cell/>
          <table:table-cell table:number-columns-repeated="20" office:value-type="float" office:value="43" calcext:value-type="float">
            <text:p>4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27" calcext:value-type="float">
            <text:p>327</text:p>
          </table:table-cell>
          <table:table-cell/>
          <table:table-cell table:number-columns-repeated="8"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table:number-columns-repeated="9" office:value-type="float" office:value="334" calcext:value-type="float">
            <text:p>33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58" calcext:value-type="float">
            <text:p>158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10" office:value-type="float" office:value="162" calcext:value-type="float">
            <text:p>162</text:p>
          </table:table-cell>
          <table:table-cell table:number-columns-repeated="9" office:value-type="float" office:value="160" calcext:value-type="float">
            <text:p>16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13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07" calcext:value-type="float">
            <text:p>307</text:p>
          </table:table-cell>
          <table:table-cell/>
          <table:table-cell table:number-columns-repeated="2" office:value-type="float" office:value="307" calcext:value-type="float">
            <text:p>307</text:p>
          </table:table-cell>
          <table:table-cell table:number-columns-repeated="12" office:value-type="float" office:value="313" calcext:value-type="float">
            <text:p>313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3" office:value-type="float" office:value="313" calcext:value-type="float">
            <text:p>31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float" office:value="143" calcext:value-type="float">
            <text:p>143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5"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138" calcext:value-type="float">
            <text:p>13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38" calcext:value-type="float">
            <text:p>138</text:p>
          </table:table-cell>
          <table:table-cell/>
          <table:table-cell table:number-columns-repeated="20" office:value-type="float" office:value="138" calcext:value-type="float">
            <text:p>138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 office:value-type="float" office:value="513" calcext:value-type="float">
            <text:p>513</text:p>
          </table:table-cell>
          <table:table-cell/>
          <table:table-cell table:number-columns-repeated="2" office:value-type="float" office:value="513" calcext:value-type="float">
            <text:p>513</text:p>
          </table:table-cell>
          <table:table-cell table:number-columns-repeated="6" office:value-type="float" office:value="509" calcext:value-type="float">
            <text:p>509</text:p>
          </table:table-cell>
          <table:table-cell table:number-columns-repeated="2" office:value-type="float" office:value="508" calcext:value-type="float">
            <text:p>50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table:number-columns-repeated="3" office:value-type="float" office:value="513" calcext:value-type="float">
            <text:p>51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384" calcext:value-type="float">
            <text:p>3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81" calcext:value-type="float">
            <text:p>381</text:p>
          </table:table-cell>
          <table:table-cell table:number-columns-repeated="6" office:value-type="float" office:value="380" calcext:value-type="float">
            <text:p>380</text:p>
          </table:table-cell>
          <table:table-cell office:value-type="float" office:value="383" calcext:value-type="float">
            <text:p>383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table:number-columns-repeated="3"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table:number-columns-repeated="3" office:value-type="float" office:value="379" calcext:value-type="float">
            <text:p>37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15" calcext:value-type="float">
            <text:p>315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8" calcext:value-type="float">
            <text:p>318</text:p>
          </table:table-cell>
          <table:table-cell table:number-columns-repeated="6" office:value-type="float" office:value="315" calcext:value-type="float">
            <text:p>315</text:p>
          </table:table-cell>
          <table:table-cell table:number-columns-repeated="2" office:value-type="float" office:value="313" calcext:value-type="float">
            <text:p>313</text:p>
          </table:table-cell>
          <table:table-cell table:number-columns-repeated="2" office:value-type="float" office:value="315" calcext:value-type="float">
            <text:p>315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314" calcext:value-type="float">
            <text:p>314</text:p>
          </table:table-cell>
          <table:table-cell table:number-columns-repeated="3" office:value-type="float" office:value="316" calcext:value-type="float">
            <text:p>316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417" calcext:value-type="float">
            <text:p>417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float" office:value="422" calcext:value-type="float">
            <text:p>422</text:p>
          </table:table-cell>
          <table:table-cell office:value-type="float" office:value="421" calcext:value-type="float">
            <text:p>421</text:p>
          </table:table-cell>
          <table:table-cell office:value-type="float" office:value="424" calcext:value-type="float">
            <text:p>424</text:p>
          </table:table-cell>
          <table:table-cell table:number-columns-repeated="4" office:value-type="float" office:value="421" calcext:value-type="float">
            <text:p>421</text:p>
          </table:table-cell>
          <table:table-cell table:number-columns-repeated="2" office:value-type="float" office:value="424" calcext:value-type="float">
            <text:p>424</text:p>
          </table:table-cell>
          <table:table-cell table:number-columns-repeated="7" office:value-type="float" office:value="423" calcext:value-type="float">
            <text:p>42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 office:value-type="float" office:value="481" calcext:value-type="float">
            <text:p>481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480" calcext:value-type="float">
            <text:p>480</text:p>
          </table:table-cell>
          <table:table-cell table:number-columns-repeated="6"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481" calcext:value-type="float">
            <text:p>481</text:p>
          </table:table-cell>
          <table:table-cell table:number-columns-repeated="3"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80" calcext:value-type="float">
            <text:p>480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481" calcext:value-type="float">
            <text:p>48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table:number-columns-repeated="8" office:value-type="float" office:value="410" calcext:value-type="float">
            <text:p>410</text:p>
          </table:table-cell>
          <table:table-cell table:number-columns-repeated="2" office:value-type="float" office:value="409" calcext:value-type="float">
            <text:p>409</text:p>
          </table:table-cell>
          <table:table-cell table:number-columns-repeated="3" office:value-type="float" office:value="414" calcext:value-type="float">
            <text:p>414</text:p>
          </table:table-cell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57" calcext:value-type="float">
            <text:p>257</text:p>
          </table:table-cell>
          <table:table-cell/>
          <table:table-cell table:number-columns-repeated="2" office:value-type="float" office:value="257" calcext:value-type="float">
            <text:p>257</text:p>
          </table:table-cell>
          <table:table-cell table:number-columns-repeated="10" office:value-type="float" office:value="261" calcext:value-type="float">
            <text:p>261</text:p>
          </table:table-cell>
          <table:table-cell table:number-columns-repeated="3"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260" calcext:value-type="float">
            <text:p>26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706" calcext:value-type="float">
            <text:p>706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703" calcext:value-type="float">
            <text:p>703</text:p>
          </table:table-cell>
          <table:table-cell table:number-columns-repeated="6" office:value-type="float" office:value="697" calcext:value-type="float">
            <text:p>697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705" calcext:value-type="float">
            <text:p>705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704" calcext:value-type="float">
            <text:p>704</text:p>
          </table:table-cell>
          <table:table-cell table:number-columns-repeated="2" office:value-type="float" office:value="702" calcext:value-type="float">
            <text:p>70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number-columns-repeated="20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389" calcext:value-type="float">
            <text:p>389</text:p>
          </table:table-cell>
          <table:table-cell/>
          <table:table-cell table:number-columns-repeated="11" office:value-type="float" office:value="389" calcext:value-type="float">
            <text:p>389</text:p>
          </table:table-cell>
          <table:table-cell table:number-columns-repeated="4" office:value-type="float" office:value="385" calcext:value-type="float">
            <text:p>385</text:p>
          </table:table-cell>
          <table:table-cell table:number-columns-repeated="3" office:value-type="float" office:value="387" calcext:value-type="float">
            <text:p>387</text:p>
          </table:table-cell>
          <table:table-cell table:number-columns-repeated="2" office:value-type="float" office:value="388" calcext:value-type="float">
            <text:p>38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494" calcext:value-type="float">
            <text:p>494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2" office:value-type="float" office:value="496" calcext:value-type="float">
            <text:p>496</text:p>
          </table:table-cell>
          <table:table-cell table:number-columns-repeated="3" office:value-type="float" office:value="494" calcext:value-type="float">
            <text:p>494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table:number-columns-repeated="11" office:value-type="float" office:value="490" calcext:value-type="float">
            <text:p>49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9" calcext:value-type="float">
            <text:p>299</text:p>
          </table:table-cell>
          <table:table-cell/>
          <table:table-cell table:number-columns-repeated="2" office:value-type="float" office:value="299" calcext:value-type="float">
            <text:p>299</text:p>
          </table:table-cell>
          <table:table-cell table:number-columns-repeated="4"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 table:number-columns-repeated="7"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6" calcext:value-type="float">
            <text:p>296</text:p>
          </table:table-cell>
          <table:table-cell table:number-columns-repeated="3" office:value-type="float" office:value="298" calcext:value-type="float">
            <text:p>2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282" calcext:value-type="float">
            <text:p>282</text:p>
          </table:table-cell>
          <table:table-cell/>
          <table:table-cell table:number-columns-repeated="2" office:value-type="float" office:value="282" calcext:value-type="float">
            <text:p>282</text:p>
          </table:table-cell>
          <table:table-cell table:number-columns-repeated="10" office:value-type="float" office:value="283" calcext:value-type="float">
            <text:p>283</text:p>
          </table:table-cell>
          <table:table-cell table:number-columns-repeated="3" office:value-type="float" office:value="282" calcext:value-type="float">
            <text:p>282</text:p>
          </table:table-cell>
          <table:table-cell table:number-columns-repeated="3"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table:number-columns-repeated="6" office:value-type="float" office:value="608" calcext:value-type="float">
            <text:p>608</text:p>
          </table:table-cell>
          <table:table-cell table:number-columns-repeated="2" office:value-type="float" office:value="599" calcext:value-type="float">
            <text:p>599</text:p>
          </table:table-cell>
          <table:table-cell table:number-columns-repeated="2" office:value-type="float" office:value="602" calcext:value-type="float">
            <text:p>602</text:p>
          </table:table-cell>
          <table:table-cell table:number-columns-repeated="3" office:value-type="float" office:value="608" calcext:value-type="float">
            <text:p>608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176" calcext:value-type="float">
            <text:p>176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7" office:value-type="float" office:value="180" calcext:value-type="float">
            <text:p>180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9" office:value-type="float" office:value="176" calcext:value-type="float">
            <text:p>17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60" calcext:value-type="float">
            <text:p>260</text:p>
          </table:table-cell>
          <table:table-cell/>
          <table:table-cell table:number-columns-repeated="2" office:value-type="float" office:value="260" calcext:value-type="float">
            <text:p>260</text:p>
          </table:table-cell>
          <table:table-cell table:number-columns-repeated="10" office:value-type="float" office:value="259" calcext:value-type="float">
            <text:p>259</text:p>
          </table:table-cell>
          <table:table-cell table:number-columns-repeated="3" office:value-type="float" office:value="260" calcext:value-type="float">
            <text:p>260</text:p>
          </table:table-cell>
          <table:table-cell table:number-columns-repeated="5" office:value-type="float" office:value="261" calcext:value-type="float">
            <text:p>26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57" calcext:value-type="float">
            <text:p>157</text:p>
          </table:table-cell>
          <table:table-cell/>
          <table:table-cell table:number-columns-repeated="6" office:value-type="float" office:value="157" calcext:value-type="float">
            <text:p>157</text:p>
          </table:table-cell>
          <table:table-cell table:number-columns-repeated="7" office:value-type="float" office:value="159" calcext:value-type="float">
            <text:p>159</text:p>
          </table:table-cell>
          <table:table-cell table:number-columns-repeated="7" office:value-type="float" office:value="157" calcext:value-type="float">
            <text:p>15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88" calcext:value-type="float">
            <text:p>488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84" calcext:value-type="float">
            <text:p>484</text:p>
          </table:table-cell>
          <table:table-cell table:number-columns-repeated="6" office:value-type="float" office:value="485" calcext:value-type="float">
            <text:p>485</text:p>
          </table:table-cell>
          <table:table-cell table:number-columns-repeated="3"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table:number-columns-repeated="4" office:value-type="float" office:value="486" calcext:value-type="float">
            <text:p>486</text:p>
          </table:table-cell>
          <table:table-cell table:number-columns-repeated="4" office:value-type="float" office:value="485" calcext:value-type="float">
            <text:p>48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566" calcext:value-type="float">
            <text:p>566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572" calcext:value-type="float">
            <text:p>572</text:p>
          </table:table-cell>
          <table:table-cell table:number-columns-repeated="6" office:value-type="float" office:value="576" calcext:value-type="float">
            <text:p>576</text:p>
          </table:table-cell>
          <table:table-cell office:value-type="float" office:value="571" calcext:value-type="float">
            <text:p>571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574" calcext:value-type="float">
            <text:p>574</text:p>
          </table:table-cell>
          <table:table-cell table:number-columns-repeated="3" office:value-type="float" office:value="569" calcext:value-type="float">
            <text:p>569</text:p>
          </table:table-cell>
          <table:table-cell table:number-columns-repeated="2" office:value-type="float" office:value="574" calcext:value-type="float">
            <text:p>574</text:p>
          </table:table-cell>
          <table:table-cell office:value-type="float" office:value="569" calcext:value-type="float">
            <text:p>569</text:p>
          </table:table-cell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8" calcext:value-type="float">
            <text:p>298</text:p>
          </table:table-cell>
          <table:table-cell/>
          <table:table-cell table:number-columns-repeated="2" office:value-type="float" office:value="298" calcext:value-type="float">
            <text:p>298</text:p>
          </table:table-cell>
          <table:table-cell table:number-columns-repeated="9"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table:number-columns-repeated="4" office:value-type="float" office:value="298" calcext:value-type="float">
            <text:p>2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66" calcext:value-type="float">
            <text:p>166</text:p>
          </table:table-cell>
          <table:table-cell/>
          <table:table-cell table:number-columns-repeated="20" office:value-type="float" office:value="166" calcext:value-type="float">
            <text:p>16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6" calcext:value-type="float">
            <text:p>19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9" office:value-type="float" office:value="196" calcext:value-type="float">
            <text:p>196</text:p>
          </table:table-cell>
          <table:table-cell table:number-columns-repeated="6" office:value-type="float" office:value="194" calcext:value-type="float">
            <text:p>19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3" office:value-type="float" office:value="355" calcext:value-type="float">
            <text:p>355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2" office:value-type="float" office:value="359" calcext:value-type="float">
            <text:p>359</text:p>
          </table:table-cell>
          <table:table-cell table:number-columns-repeated="3" office:value-type="float" office:value="358" calcext:value-type="float">
            <text:p>358</text:p>
          </table:table-cell>
          <table:table-cell table:number-columns-repeated="4" office:value-type="float" office:value="359" calcext:value-type="float">
            <text:p>359</text:p>
          </table:table-cell>
          <table:table-cell table:number-columns-repeated="3" office:value-type="float" office:value="354" calcext:value-type="float">
            <text:p>354</text:p>
          </table:table-cell>
          <table:table-cell table:number-columns-repeated="7" office:value-type="float" office:value="355" calcext:value-type="float">
            <text:p>35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506" calcext:value-type="float">
            <text:p>506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7" office:value-type="float" office:value="507" calcext:value-type="float">
            <text:p>507</text:p>
          </table:table-cell>
          <table:table-cell table:number-columns-repeated="2" office:value-type="float" office:value="506" calcext:value-type="float">
            <text:p>506</text:p>
          </table:table-cell>
          <table:table-cell table:number-columns-repeated="3" office:value-type="float" office:value="505" calcext:value-type="float">
            <text:p>505</text:p>
          </table:table-cell>
          <table:table-cell table:number-columns-repeated="7" office:value-type="float" office:value="504" calcext:value-type="float">
            <text:p>50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54" calcext:value-type="float">
            <text:p>254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table:number-columns-repeated="6"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table:number-columns-repeated="5" office:value-type="float" office:value="251" calcext:value-type="float">
            <text:p>25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93" calcext:value-type="float">
            <text:p>193</text:p>
          </table:table-cell>
          <table:table-cell/>
          <table:table-cell table:number-columns-repeated="8"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7" calcext:value-type="float">
            <text:p>197</text:p>
          </table:table-cell>
          <table:table-cell table:number-columns-repeated="7" office:value-type="float" office:value="193" calcext:value-type="float">
            <text:p>19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number-columns-repeated="8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5" office:value-type="float" office:value="422" calcext:value-type="float">
            <text:p>422</text:p>
          </table:table-cell>
          <table:table-cell table:number-columns-repeated="2" office:value-type="float" office:value="424" calcext:value-type="float">
            <text:p>424</text:p>
          </table:table-cell>
          <table:table-cell table:number-columns-repeated="2" office:value-type="float" office:value="421" calcext:value-type="float">
            <text:p>42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426" calcext:value-type="float">
            <text:p>426</text:p>
          </table:table-cell>
          <table:table-cell table:number-columns-repeated="6" office:value-type="float" office:value="427" calcext:value-type="float">
            <text:p>4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346" calcext:value-type="float">
            <text:p>346</text:p>
          </table:table-cell>
          <table:table-cell/>
          <table:table-cell table:number-columns-repeated="2" office:value-type="float" office:value="346" calcext:value-type="float">
            <text:p>346</text:p>
          </table:table-cell>
          <table:table-cell table:number-columns-repeated="6"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351" calcext:value-type="float">
            <text:p>351</text:p>
          </table:table-cell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431" calcext:value-type="float">
            <text:p>431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table:number-columns-repeated="6"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number-columns-repeated="3" office:value-type="float" office:value="427" calcext:value-type="float">
            <text:p>4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120" calcext:value-type="float">
            <text:p>12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66" calcext:value-type="float">
            <text:p>266</text:p>
          </table:table-cell>
          <table:table-cell/>
          <table:table-cell table:number-columns-repeated="2" office:value-type="float" office:value="266" calcext:value-type="float">
            <text:p>266</text:p>
          </table:table-cell>
          <table:table-cell table:number-columns-repeated="6"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2" office:value-type="float" office:value="394" calcext:value-type="float">
            <text:p>394</text:p>
          </table:table-cell>
          <table:table-cell table:number-columns-repeated="12" office:value-type="float" office:value="395" calcext:value-type="float">
            <text:p>395</text:p>
          </table:table-cell>
          <table:table-cell table:number-columns-repeated="5" office:value-type="float" office:value="397" calcext:value-type="float">
            <text:p>39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3" calcext:value-type="float">
            <text:p>213</text:p>
          </table:table-cell>
          <table:table-cell/>
          <table:table-cell table:number-columns-repeated="12" office:value-type="float" office:value="213" calcext:value-type="float">
            <text:p>213</text:p>
          </table:table-cell>
          <table:table-cell table:number-columns-repeated="8" office:value-type="float" office:value="212" calcext:value-type="float">
            <text:p>21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16" calcext:value-type="float">
            <text:p>216</text:p>
          </table:table-cell>
          <table:table-cell/>
          <table:table-cell table:number-columns-repeated="2" office:value-type="float" office:value="216" calcext:value-type="float">
            <text:p>216</text:p>
          </table:table-cell>
          <table:table-cell table:number-columns-repeated="6"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371" calcext:value-type="float">
            <text:p>371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6" office:value-type="float" office:value="365" calcext:value-type="float">
            <text:p>365</text:p>
          </table:table-cell>
          <table:table-cell table:number-columns-repeated="2" office:value-type="float" office:value="366" calcext:value-type="float">
            <text:p>366</text:p>
          </table:table-cell>
          <table:table-cell table:number-columns-repeated="4" office:value-type="float" office:value="364" calcext:value-type="float">
            <text:p>364</text:p>
          </table:table-cell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365" calcext:value-type="float">
            <text:p>365</text:p>
          </table:table-cell>
          <table:table-cell table:number-columns-repeated="2" office:value-type="float" office:value="370" calcext:value-type="float">
            <text:p>37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21" calcext:value-type="float">
            <text:p>321</text:p>
          </table:table-cell>
          <table:table-cell/>
          <table:table-cell table:number-columns-repeated="15" office:value-type="float" office:value="321" calcext:value-type="float">
            <text:p>321</text:p>
          </table:table-cell>
          <table:table-cell table:number-columns-repeated="3" office:value-type="float" office:value="322" calcext:value-type="float">
            <text:p>322</text:p>
          </table:table-cell>
          <table:table-cell table:number-columns-repeated="2" office:value-type="float" office:value="323" calcext:value-type="float">
            <text:p>32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232" calcext:value-type="float">
            <text:p>232</text:p>
          </table:table-cell>
          <table:table-cell/>
          <table:table-cell table:number-columns-repeated="8"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number-columns-repeated="11" office:value-type="float" office:value="232" calcext:value-type="float">
            <text:p>23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515" calcext:value-type="float">
            <text:p>515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table:number-columns-repeated="6"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float" office:value="515" calcext:value-type="float">
            <text:p>515</text:p>
          </table:table-cell>
          <table:table-cell table:number-columns-repeated="4"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3" office:value-type="float" office:value="515" calcext:value-type="float">
            <text:p>51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40" calcext:value-type="float">
            <text:p>340</text:p>
          </table:table-cell>
          <table:table-cell/>
          <table:table-cell table:number-columns-repeated="2" office:value-type="float" office:value="340" calcext:value-type="float">
            <text:p>340</text:p>
          </table:table-cell>
          <table:table-cell table:number-columns-repeated="4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332" calcext:value-type="float">
            <text:p>332</text:p>
          </table:table-cell>
          <table:table-cell table:number-columns-repeated="3"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float" office:value="337" calcext:value-type="float">
            <text:p>33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431" calcext:value-type="float">
            <text:p>431</text:p>
          </table:table-cell>
          <table:table-cell/>
          <table:table-cell table:number-columns-repeated="2" office:value-type="float" office:value="431" calcext:value-type="float">
            <text:p>431</text:p>
          </table:table-cell>
          <table:table-cell table:number-columns-repeated="6" office:value-type="float" office:value="427" calcext:value-type="float">
            <text:p>427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number-columns-repeated="3" office:value-type="float" office:value="432" calcext:value-type="float">
            <text:p>432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432" calcext:value-type="float">
            <text:p>43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380" calcext:value-type="float">
            <text:p>380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7" office:value-type="float" office:value="377" calcext:value-type="float">
            <text:p>377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table:number-columns-repeated="9" office:value-type="float" office:value="379" calcext:value-type="float">
            <text:p>37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351" calcext:value-type="float">
            <text:p>351</text:p>
          </table:table-cell>
          <table:table-cell/>
          <table:table-cell table:number-columns-repeated="8" office:value-type="float" office:value="351" calcext:value-type="float">
            <text:p>351</text:p>
          </table:table-cell>
          <table:table-cell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  <table:table-cell table:number-columns-repeated="3" office:value-type="float" office:value="360" calcext:value-type="float">
            <text:p>360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9" calcext:value-type="float">
            <text:p>329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4" office:value-type="float" office:value="331" calcext:value-type="float">
            <text:p>331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326" calcext:value-type="float">
            <text:p>326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number-columns-repeated="5" office:value-type="float" office:value="325" calcext:value-type="float">
            <text:p>3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28" calcext:value-type="float">
            <text:p>228</text:p>
          </table:table-cell>
          <table:table-cell/>
          <table:table-cell table:number-columns-repeated="2" office:value-type="float" office:value="228" calcext:value-type="float">
            <text:p>228</text:p>
          </table:table-cell>
          <table:table-cell table:number-columns-repeated="10" office:value-type="float" office:value="236" calcext:value-type="float">
            <text:p>236</text:p>
          </table:table-cell>
          <table:table-cell table:number-columns-repeated="2" office:value-type="float" office:value="228" calcext:value-type="float">
            <text:p>228</text:p>
          </table:table-cell>
          <table:table-cell table:number-columns-repeated="2" office:value-type="float" office:value="231" calcext:value-type="float">
            <text:p>231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6" calcext:value-type="float">
            <text:p>336</text:p>
          </table:table-cell>
          <table:table-cell/>
          <table:table-cell table:number-columns-repeated="2" office:value-type="float" office:value="336" calcext:value-type="float">
            <text:p>336</text:p>
          </table:table-cell>
          <table:table-cell table:number-columns-repeated="12"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326" calcext:value-type="float">
            <text:p>326</text:p>
          </table:table-cell>
          <table:table-cell office:value-type="float" office:value="333" calcext:value-type="float">
            <text:p>33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65" calcext:value-type="float">
            <text:p>265</text:p>
          </table:table-cell>
          <table:table-cell/>
          <table:table-cell table:number-columns-repeated="2" office:value-type="float" office:value="265" calcext:value-type="float">
            <text:p>265</text:p>
          </table:table-cell>
          <table:table-cell table:number-columns-repeated="6"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379" calcext:value-type="float">
            <text:p>379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5" office:value-type="float" office:value="381" calcext:value-type="float">
            <text:p>381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2" office:value-type="float" office:value="382" calcext:value-type="float">
            <text:p>382</text:p>
          </table:table-cell>
          <table:table-cell table:number-columns-repeated="10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 office:value-type="float" office:value="102" calcext:value-type="float">
            <text:p>102</text:p>
          </table:table-cell>
          <table:table-cell table:number-columns-repeated="12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5" office:value-type="float" office:value="381" calcext:value-type="float">
            <text:p>381</text:p>
          </table:table-cell>
          <table:table-cell table:number-columns-repeated="2" office:value-type="float" office:value="376" calcext:value-type="float">
            <text:p>376</text:p>
          </table:table-cell>
          <table:table-cell table:number-columns-repeated="12" office:value-type="float" office:value="380" calcext:value-type="float">
            <text:p>38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543" calcext:value-type="float">
            <text:p>543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542" calcext:value-type="float">
            <text:p>542</text:p>
          </table:table-cell>
          <table:table-cell table:number-columns-repeated="6" office:value-type="float" office:value="545" calcext:value-type="float">
            <text:p>545</text:p>
          </table:table-cell>
          <table:table-cell office:value-type="float" office:value="547" calcext:value-type="float">
            <text:p>547</text:p>
          </table:table-cell>
          <table:table-cell office:value-type="float" office:value="543" calcext:value-type="float">
            <text:p>543</text:p>
          </table:table-cell>
          <table:table-cell table:number-columns-repeated="4" office:value-type="float" office:value="547" calcext:value-type="float">
            <text:p>547</text:p>
          </table:table-cell>
          <table:table-cell table:number-columns-repeated="2" office:value-type="float" office:value="546" calcext:value-type="float">
            <text:p>546</text:p>
          </table:table-cell>
          <table:table-cell table:number-columns-repeated="4" office:value-type="float" office:value="545" calcext:value-type="float">
            <text:p>54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 table:number-columns-repeated="12" office:value-type="float" office:value="40" calcext:value-type="float">
            <text:p>40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table:number-columns-repeated="5" office:value-type="float" office:value="33" calcext:value-type="float">
            <text:p>33</text:p>
          </table:table-cell>
          <table:table-cell table:number-columns-repeated="15"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3" office:value-type="float" office:value="360" calcext:value-type="float">
            <text:p>360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7" office:value-type="float" office:value="358" calcext:value-type="float">
            <text:p>358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357" calcext:value-type="float">
            <text:p>357</text:p>
          </table:table-cell>
          <table:table-cell table:number-columns-repeated="8" office:value-type="float" office:value="360" calcext:value-type="float">
            <text:p>36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76" calcext:value-type="float">
            <text:p>276</text:p>
          </table:table-cell>
          <table:table-cell/>
          <table:table-cell table:number-columns-repeated="2" office:value-type="float" office:value="276" calcext:value-type="float">
            <text:p>276</text:p>
          </table:table-cell>
          <table:table-cell table:number-columns-repeated="6"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3"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275" calcext:value-type="float">
            <text:p>275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282" calcext:value-type="float">
            <text:p>282</text:p>
          </table:table-cell>
          <table:table-cell/>
          <table:table-cell table:number-columns-repeated="20" office:value-type="float" office:value="282" calcext:value-type="float">
            <text:p>28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number-columns-repeated="6" office:value-type="float" office:value="105" calcext:value-type="float">
            <text:p>105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5"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608" calcext:value-type="float">
            <text:p>608</text:p>
          </table:table-cell>
          <table:table-cell/>
          <table:table-cell table:number-columns-repeated="2" office:value-type="float" office:value="604" calcext:value-type="float">
            <text:p>604</text:p>
          </table:table-cell>
          <table:table-cell table:number-columns-repeated="4" office:value-type="float" office:value="607" calcext:value-type="float">
            <text:p>607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604" calcext:value-type="float">
            <text:p>604</text:p>
          </table:table-cell>
          <table:table-cell table:number-columns-repeated="9" office:value-type="float" office:value="600" calcext:value-type="float">
            <text:p>6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3" calcext:value-type="float">
            <text:p>33</text:p>
          </table:table-cell>
          <table:table-cell/>
          <table:table-cell table:number-columns-repeated="20"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219" calcext:value-type="float">
            <text:p>219</text:p>
          </table:table-cell>
          <table:table-cell/>
          <table:table-cell table:number-columns-repeated="2" office:value-type="float" office:value="219" calcext:value-type="float">
            <text:p>219</text:p>
          </table:table-cell>
          <table:table-cell table:number-columns-repeated="6"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table:number-columns-repeated="8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"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566" calcext:value-type="float">
            <text:p>566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571" calcext:value-type="float">
            <text:p>571</text:p>
          </table:table-cell>
          <table:table-cell table:number-columns-repeated="6" office:value-type="float" office:value="572" calcext:value-type="float">
            <text:p>572</text:p>
          </table:table-cell>
          <table:table-cell office:value-type="float" office:value="567" calcext:value-type="float">
            <text:p>567</text:p>
          </table:table-cell>
          <table:table-cell office:value-type="float" office:value="569" calcext:value-type="float">
            <text:p>569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569" calcext:value-type="float">
            <text:p>569</text:p>
          </table:table-cell>
          <table:table-cell office:value-type="float" office:value="568" calcext:value-type="float">
            <text:p>56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289" calcext:value-type="float">
            <text:p>289</text:p>
          </table:table-cell>
          <table:table-cell/>
          <table:table-cell table:number-columns-repeated="2" office:value-type="float" office:value="289" calcext:value-type="float">
            <text:p>289</text:p>
          </table:table-cell>
          <table:table-cell table:number-columns-repeated="6"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89" calcext:value-type="float">
            <text:p>28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359" calcext:value-type="float">
            <text:p>359</text:p>
          </table:table-cell>
          <table:table-cell/>
          <table:table-cell table:number-columns-repeated="2" office:value-type="float" office:value="359" calcext:value-type="float">
            <text:p>359</text:p>
          </table:table-cell>
          <table:table-cell table:number-columns-repeated="6" office:value-type="float" office:value="354" calcext:value-type="float">
            <text:p>354</text:p>
          </table:table-cell>
          <table:table-cell office:value-type="float" office:value="349" calcext:value-type="float">
            <text:p>349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356" calcext:value-type="float">
            <text:p>356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386" calcext:value-type="float">
            <text:p>386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7" office:value-type="float" office:value="395" calcext:value-type="float">
            <text:p>395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table:number-columns-repeated="9" office:value-type="float" office:value="395" calcext:value-type="float">
            <text:p>39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/>
          <table:table-cell table:number-columns-repeated="2" office:value-type="float" office:value="190" calcext:value-type="float">
            <text:p>190</text:p>
          </table:table-cell>
          <table:table-cell table:number-columns-repeated="6"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5" office:value-type="float" office:value="189" calcext:value-type="float">
            <text:p>18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535" calcext:value-type="float">
            <text:p>535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537" calcext:value-type="float">
            <text:p>537</text:p>
          </table:table-cell>
          <table:table-cell table:number-columns-repeated="6" office:value-type="float" office:value="536" calcext:value-type="float">
            <text:p>536</text:p>
          </table:table-cell>
          <table:table-cell office:value-type="float" office:value="534" calcext:value-type="float">
            <text:p>534</text:p>
          </table:table-cell>
          <table:table-cell table:number-columns-repeated="3"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float" office:value="536" calcext:value-type="float">
            <text:p>536</text:p>
          </table:table-cell>
          <table:table-cell table:number-columns-repeated="3" office:value-type="float" office:value="533" calcext:value-type="float">
            <text:p>533</text:p>
          </table:table-cell>
          <table:table-cell table:number-columns-repeated="3" office:value-type="float" office:value="536" calcext:value-type="float">
            <text:p>53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table:number-columns-repeated="20" office:value-type="float" office:value="35" calcext:value-type="float">
            <text:p>35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1" calcext:value-type="float">
            <text:p>171</text:p>
          </table:table-cell>
          <table:table-cell/>
          <table:table-cell table:number-columns-repeated="8"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172" calcext:value-type="float">
            <text:p>172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5" office:value-type="float" office:value="172" calcext:value-type="float">
            <text:p>17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15" calcext:value-type="float">
            <text:p>15</text:p>
          </table:table-cell>
          <table:table-cell/>
          <table:table-cell table:number-columns-repeated="20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675" calcext:value-type="float">
            <text:p>675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671" calcext:value-type="float">
            <text:p>671</text:p>
          </table:table-cell>
          <table:table-cell table:number-columns-repeated="6" office:value-type="float" office:value="664" calcext:value-type="float">
            <text:p>664</text:p>
          </table:table-cell>
          <table:table-cell office:value-type="float" office:value="675" calcext:value-type="float">
            <text:p>675</text:p>
          </table:table-cell>
          <table:table-cell office:value-type="float" office:value="671" calcext:value-type="float">
            <text:p>671</text:p>
          </table:table-cell>
          <table:table-cell office:value-type="float" office:value="677" calcext:value-type="float">
            <text:p>677</text:p>
          </table:table-cell>
          <table:table-cell table:number-columns-repeated="9" office:value-type="float" office:value="674" calcext:value-type="float">
            <text:p>67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383" calcext:value-type="float">
            <text:p>38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81" calcext:value-type="float">
            <text:p>381</text:p>
          </table:table-cell>
          <table:table-cell table:number-columns-repeated="6" office:value-type="float" office:value="378" calcext:value-type="float">
            <text:p>378</text:p>
          </table:table-cell>
          <table:table-cell table:number-columns-repeated="2" office:value-type="float" office:value="381" calcext:value-type="float">
            <text:p>381</text:p>
          </table:table-cell>
          <table:table-cell table:number-columns-repeated="4"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77" calcext:value-type="float">
            <text:p>377</text:p>
          </table:table-cell>
          <table:table-cell table:number-columns-repeated="3" office:value-type="float" office:value="378" calcext:value-type="float">
            <text:p>37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94" calcext:value-type="float">
            <text:p>294</text:p>
          </table:table-cell>
          <table:table-cell/>
          <table:table-cell table:number-columns-repeated="2" office:value-type="float" office:value="294" calcext:value-type="float">
            <text:p>294</text:p>
          </table:table-cell>
          <table:table-cell table:number-columns-repeated="10" office:value-type="float" office:value="293" calcext:value-type="float">
            <text:p>293</text:p>
          </table:table-cell>
          <table:table-cell table:number-columns-repeated="3" office:value-type="float" office:value="294" calcext:value-type="float">
            <text:p>294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5" calcext:value-type="float">
            <text:p>225</text:p>
          </table:table-cell>
          <table:table-cell/>
          <table:table-cell table:number-columns-repeated="2" office:value-type="float" office:value="225" calcext:value-type="float">
            <text:p>225</text:p>
          </table:table-cell>
          <table:table-cell table:number-columns-repeated="10" office:value-type="float" office:value="222" calcext:value-type="float">
            <text:p>222</text:p>
          </table:table-cell>
          <table:table-cell table:number-columns-repeated="8" office:value-type="float" office:value="225" calcext:value-type="float">
            <text:p>2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6" calcext:value-type="float">
            <text:p>56</text:p>
          </table:table-cell>
          <table:table-cell/>
          <table:table-cell table:number-columns-repeated="20" office:value-type="float" office:value="56" calcext:value-type="float">
            <text:p>5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 table:number-columns-repeated="18" office:value-type="float" office:value="77" calcext:value-type="float">
            <text:p>7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 table:number-columns-repeated="6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9" calcext:value-type="float">
            <text:p>29</text:p>
          </table:table-cell>
          <table:table-cell/>
          <table:table-cell table:number-columns-repeated="20" office:value-type="float" office:value="29" calcext:value-type="float">
            <text:p>2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29" calcext:value-type="float">
            <text:p>229</text:p>
          </table:table-cell>
          <table:table-cell/>
          <table:table-cell table:number-columns-repeated="2" office:value-type="float" office:value="229" calcext:value-type="float">
            <text:p>229</text:p>
          </table:table-cell>
          <table:table-cell table:number-columns-repeated="10" office:value-type="float" office:value="232" calcext:value-type="float">
            <text:p>232</text:p>
          </table:table-cell>
          <table:table-cell table:number-columns-repeated="3"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231" calcext:value-type="float">
            <text:p>23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1" calcext:value-type="float">
            <text:p>31</text:p>
          </table:table-cell>
          <table:table-cell/>
          <table:table-cell table:number-columns-repeated="20" office:value-type="float" office:value="31" calcext:value-type="float">
            <text:p>3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606" calcext:value-type="float">
            <text:p>606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7" office:value-type="float" office:value="608" calcext:value-type="float">
            <text:p>608</text:p>
          </table:table-cell>
          <table:table-cell table:number-columns-repeated="2" office:value-type="float" office:value="606" calcext:value-type="float">
            <text:p>606</text:p>
          </table:table-cell>
          <table:table-cell table:number-columns-repeated="2" office:value-type="float" office:value="608" calcext:value-type="float">
            <text:p>608</text:p>
          </table:table-cell>
          <table:table-cell table:number-columns-repeated="8" office:value-type="float" office:value="605" calcext:value-type="float">
            <text:p>605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415" calcext:value-type="float">
            <text:p>41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29" calcext:value-type="float">
            <text:p>429</text:p>
          </table:table-cell>
          <table:table-cell table:number-columns-repeated="6" office:value-type="float" office:value="438" calcext:value-type="float">
            <text:p>438</text:p>
          </table:table-cell>
          <table:table-cell table:number-columns-repeated="4" office:value-type="float" office:value="424" calcext:value-type="float">
            <text:p>424</text:p>
          </table:table-cell>
          <table:table-cell table:number-columns-repeated="3" office:value-type="float" office:value="415" calcext:value-type="float">
            <text:p>415</text:p>
          </table:table-cell>
          <table:table-cell office:value-type="float" office:value="422" calcext:value-type="float">
            <text:p>422</text:p>
          </table:table-cell>
          <table:table-cell table:number-columns-repeated="4" office:value-type="float" office:value="420" calcext:value-type="float">
            <text:p>42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370" calcext:value-type="float">
            <text:p>370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number-columns-repeated="9" office:value-type="float" office:value="375" calcext:value-type="float">
            <text:p>375</text:p>
          </table:table-cell>
          <table:table-cell table:number-columns-repeated="2" office:value-type="float" office:value="374" calcext:value-type="float">
            <text:p>374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table:number-columns-repeated="3" office:value-type="float" office:value="373" calcext:value-type="float">
            <text:p>373</text:p>
          </table:table-cell>
          <table:table-cell office:value-type="float" office:value="376" calcext:value-type="float">
            <text:p>37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280" calcext:value-type="float">
            <text:p>280</text:p>
          </table:table-cell>
          <table:table-cell/>
          <table:table-cell table:number-columns-repeated="2" office:value-type="float" office:value="280" calcext:value-type="float">
            <text:p>280</text:p>
          </table:table-cell>
          <table:table-cell table:number-columns-repeated="6"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0" calcext:value-type="float">
            <text:p>40</text:p>
          </table:table-cell>
          <table:table-cell/>
          <table:table-cell table:number-columns-repeated="20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1" calcext:value-type="float">
            <text:p>311</text:p>
          </table:table-cell>
          <table:table-cell/>
          <table:table-cell table:number-columns-repeated="2" office:value-type="float" office:value="311" calcext:value-type="float">
            <text:p>311</text:p>
          </table:table-cell>
          <table:table-cell table:number-columns-repeated="6"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313" calcext:value-type="float">
            <text:p>313</text:p>
          </table:table-cell>
          <table:table-cell table:number-columns-repeated="2" office:value-type="float" office:value="315" calcext:value-type="float">
            <text:p>315</text:p>
          </table:table-cell>
          <table:table-cell table:number-columns-repeated="2" office:value-type="float" office:value="314" calcext:value-type="float">
            <text:p>314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609" calcext:value-type="float">
            <text:p>609</text:p>
          </table:table-cell>
          <table:table-cell table:number-columns-repeated="6" office:value-type="float" office:value="608" calcext:value-type="float">
            <text:p>608</text:p>
          </table:table-cell>
          <table:table-cell office:value-type="float" office:value="596" calcext:value-type="float">
            <text:p>596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608" calcext:value-type="float">
            <text:p>608</text:p>
          </table:table-cell>
          <table:table-cell table:number-columns-repeated="4" office:value-type="float" office:value="609" calcext:value-type="float">
            <text:p>609</text:p>
          </table:table-cell>
          <table:table-cell table:number-columns-repeated="4" office:value-type="float" office:value="610" calcext:value-type="float">
            <text:p>61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48" calcext:value-type="float">
            <text:p>48</text:p>
          </table:table-cell>
          <table:table-cell/>
          <table:table-cell table:number-columns-repeated="20" office:value-type="float" office:value="48" calcext:value-type="float">
            <text:p>48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6" office:value-type="float" office:value="122" calcext:value-type="float">
            <text:p>122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5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/>
          <table:table-cell table:number-columns-repeated="20"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4" calcext:value-type="float">
            <text:p>84</text:p>
          </table:table-cell>
          <table:table-cell/>
          <table:table-cell table:number-columns-repeated="20" office:value-type="float" office:value="84" calcext:value-type="float">
            <text:p>8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table:number-columns-repeated="20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09" calcext:value-type="float">
            <text:p>509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table:number-columns-repeated="6" office:value-type="float" office:value="515" calcext:value-type="float">
            <text:p>515</text:p>
          </table:table-cell>
          <table:table-cell table:number-columns-repeated="2" office:value-type="float" office:value="514" calcext:value-type="float">
            <text:p>514</text:p>
          </table:table-cell>
          <table:table-cell table:number-columns-repeated="2" office:value-type="float" office:value="515" calcext:value-type="float">
            <text:p>515</text:p>
          </table:table-cell>
          <table:table-cell table:number-columns-repeated="3"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480" calcext:value-type="float">
            <text:p>480</text:p>
          </table:table-cell>
          <table:table-cell/>
          <table:table-cell table:number-columns-repeated="2" office:value-type="float" office:value="480" calcext:value-type="float">
            <text:p>480</text:p>
          </table:table-cell>
          <table:table-cell table:number-columns-repeated="6"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477" calcext:value-type="float">
            <text:p>477</text:p>
          </table:table-cell>
          <table:table-cell table:number-columns-repeated="9" office:value-type="float" office:value="481" calcext:value-type="float">
            <text:p>48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table:number-columns-repeated="6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82" calcext:value-type="float">
            <text:p>382</text:p>
          </table:table-cell>
          <table:table-cell/>
          <table:table-cell table:number-columns-repeated="6" office:value-type="float" office:value="382" calcext:value-type="float">
            <text:p>382</text:p>
          </table:table-cell>
          <table:table-cell office:value-type="float" office:value="387" calcext:value-type="float">
            <text:p>387</text:p>
          </table:table-cell>
          <table:table-cell office:value-type="float" office:value="384" calcext:value-type="float">
            <text:p>384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384" calcext:value-type="float">
            <text:p>384</text:p>
          </table:table-cell>
          <table:table-cell table:number-columns-repeated="6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356" calcext:value-type="float">
            <text:p>356</text:p>
          </table:table-cell>
          <table:table-cell/>
          <table:table-cell table:number-columns-repeated="6" office:value-type="float" office:value="356" calcext:value-type="float">
            <text:p>356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353" calcext:value-type="float">
            <text:p>353</text:p>
          </table:table-cell>
          <table:table-cell table:number-columns-repeated="7" office:value-type="float" office:value="352" calcext:value-type="float">
            <text:p>35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476" calcext:value-type="float">
            <text:p>476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table:number-columns-repeated="6"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483" calcext:value-type="float">
            <text:p>483</text:p>
          </table:table-cell>
          <table:table-cell table:number-columns-repeated="7" office:value-type="float" office:value="480" calcext:value-type="float">
            <text:p>48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1" calcext:value-type="float">
            <text:p>41</text:p>
          </table:table-cell>
          <table:table-cell/>
          <table:table-cell table:number-columns-repeated="20"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417" calcext:value-type="float">
            <text:p>417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table:number-columns-repeated="6" office:value-type="float" office:value="427" calcext:value-type="float">
            <text:p>427</text:p>
          </table:table-cell>
          <table:table-cell table:number-columns-repeated="2" office:value-type="float" office:value="421" calcext:value-type="float">
            <text:p>421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428" calcext:value-type="float">
            <text:p>428</text:p>
          </table:table-cell>
          <table:table-cell table:number-columns-repeated="7" office:value-type="float" office:value="430" calcext:value-type="float">
            <text:p>43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82" calcext:value-type="float">
            <text:p>82</text:p>
          </table:table-cell>
          <table:table-cell/>
          <table:table-cell table:number-columns-repeated="20" office:value-type="float" office:value="82" calcext:value-type="float">
            <text:p>8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344" calcext:value-type="float">
            <text:p>344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7"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table:number-columns-repeated="8" office:value-type="float" office:value="343" calcext:value-type="float">
            <text:p>34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16" calcext:value-type="float">
            <text:p>516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510" calcext:value-type="float">
            <text:p>510</text:p>
          </table:table-cell>
          <table:table-cell table:number-columns-repeated="6"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509" calcext:value-type="float">
            <text:p>509</text:p>
          </table:table-cell>
          <table:table-cell table:number-columns-repeated="2" office:value-type="float" office:value="514" calcext:value-type="float">
            <text:p>514</text:p>
          </table:table-cell>
          <table:table-cell table:number-columns-repeated="6" office:value-type="float" office:value="513" calcext:value-type="float">
            <text:p>51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7" calcext:value-type="float">
            <text:p>327</text:p>
          </table:table-cell>
          <table:table-cell/>
          <table:table-cell table:number-columns-repeated="8"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6" calcext:value-type="float">
            <text:p>326</text:p>
          </table:table-cell>
          <table:table-cell table:number-columns-repeated="5"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91" calcext:value-type="float">
            <text:p>91</text:p>
          </table:table-cell>
          <table:table-cell/>
          <table:table-cell table:number-columns-repeated="20" office:value-type="float" office:value="91" calcext:value-type="float">
            <text:p>9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6" calcext:value-type="float">
            <text:p>326</text:p>
          </table:table-cell>
          <table:table-cell/>
          <table:table-cell table:number-columns-repeated="2" office:value-type="float" office:value="324" calcext:value-type="float">
            <text:p>324</text:p>
          </table:table-cell>
          <table:table-cell table:number-columns-repeated="18" office:value-type="float" office:value="325" calcext:value-type="float">
            <text:p>3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64" calcext:value-type="float">
            <text:p>264</text:p>
          </table:table-cell>
          <table:table-cell/>
          <table:table-cell table:number-columns-repeated="2" office:value-type="float" office:value="264" calcext:value-type="float">
            <text:p>264</text:p>
          </table:table-cell>
          <table:table-cell table:number-columns-repeated="9"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table:number-columns-repeated="6" office:value-type="float" office:value="266" calcext:value-type="float">
            <text:p>26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table:number-columns-repeated="5" office:value-type="float" office:value="150" calcext:value-type="float">
            <text:p>150</text:p>
          </table:table-cell>
          <table:table-cell table:number-columns-repeated="15" office:value-type="float" office:value="151" calcext:value-type="float">
            <text:p>15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93" calcext:value-type="float">
            <text:p>293</text:p>
          </table:table-cell>
          <table:table-cell/>
          <table:table-cell table:number-columns-repeated="2" office:value-type="float" office:value="293" calcext:value-type="float">
            <text:p>293</text:p>
          </table:table-cell>
          <table:table-cell table:number-columns-repeated="6"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64" calcext:value-type="float">
            <text:p>264</text:p>
          </table:table-cell>
          <table:table-cell/>
          <table:table-cell table:number-columns-repeated="2" office:value-type="float" office:value="264" calcext:value-type="float">
            <text:p>264</text:p>
          </table:table-cell>
          <table:table-cell table:number-columns-repeated="6"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table:number-columns-repeated="4"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table:number-columns-repeated="5" office:value-type="float" office:value="268" calcext:value-type="float">
            <text:p>26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654" calcext:value-type="float">
            <text:p>654</text:p>
          </table:table-cell>
          <table:table-cell/>
          <table:table-cell table:number-columns-repeated="2" office:value-type="float" office:value="650" calcext:value-type="float">
            <text:p>650</text:p>
          </table:table-cell>
          <table:table-cell table:number-columns-repeated="12" office:value-type="float" office:value="654" calcext:value-type="float">
            <text:p>654</text:p>
          </table:table-cell>
          <table:table-cell table:number-columns-repeated="6" office:value-type="float" office:value="657" calcext:value-type="float">
            <text:p>65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290" calcext:value-type="float">
            <text:p>290</text:p>
          </table:table-cell>
          <table:table-cell/>
          <table:table-cell table:number-columns-repeated="2" office:value-type="float" office:value="290" calcext:value-type="float">
            <text:p>290</text:p>
          </table:table-cell>
          <table:table-cell table:number-columns-repeated="10" office:value-type="float" office:value="292" calcext:value-type="float">
            <text:p>292</text:p>
          </table:table-cell>
          <table:table-cell table:number-columns-repeated="8" office:value-type="float" office:value="290" calcext:value-type="float">
            <text:p>29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2" calcext:value-type="float">
            <text:p>292</text:p>
          </table:table-cell>
          <table:table-cell/>
          <table:table-cell table:number-columns-repeated="2" office:value-type="float" office:value="292" calcext:value-type="float">
            <text:p>292</text:p>
          </table:table-cell>
          <table:table-cell table:number-columns-repeated="6"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3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8" calcext:value-type="float">
            <text:p>2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74" calcext:value-type="float">
            <text:p>74</text:p>
          </table:table-cell>
          <table:table-cell/>
          <table:table-cell table:number-columns-repeated="20"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575" calcext:value-type="float">
            <text:p>575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579" calcext:value-type="float">
            <text:p>579</text:p>
          </table:table-cell>
          <table:table-cell table:number-columns-repeated="6" office:value-type="float" office:value="580" calcext:value-type="float">
            <text:p>580</text:p>
          </table:table-cell>
          <table:table-cell table:number-columns-repeated="2" office:value-type="float" office:value="577" calcext:value-type="float">
            <text:p>577</text:p>
          </table:table-cell>
          <table:table-cell table:number-columns-repeated="2" office:value-type="float" office:value="580" calcext:value-type="float">
            <text:p>580</text:p>
          </table:table-cell>
          <table:table-cell table:number-columns-repeated="2" office:value-type="float" office:value="579" calcext:value-type="float">
            <text:p>579</text:p>
          </table:table-cell>
          <table:table-cell office:value-type="float" office:value="575" calcext:value-type="float">
            <text:p>575</text:p>
          </table:table-cell>
          <table:table-cell office:value-type="float" office:value="581" calcext:value-type="float">
            <text:p>581</text:p>
          </table:table-cell>
          <table:table-cell table:number-columns-repeated="4" office:value-type="float" office:value="582" calcext:value-type="float">
            <text:p>58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 table:number-columns-repeated="6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61" calcext:value-type="float">
            <text:p>261</text:p>
          </table:table-cell>
          <table:table-cell/>
          <table:table-cell table:number-columns-repeated="2" office:value-type="float" office:value="261" calcext:value-type="float">
            <text:p>261</text:p>
          </table:table-cell>
          <table:table-cell table:number-columns-repeated="6"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264" calcext:value-type="float">
            <text:p>264</text:p>
          </table:table-cell>
          <table:table-cell table:number-columns-repeated="3"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4" calcext:value-type="float">
            <text:p>26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483" calcext:value-type="float">
            <text:p>483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7"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482" calcext:value-type="float">
            <text:p>482</text:p>
          </table:table-cell>
          <table:table-cell table:number-columns-repeated="2" office:value-type="float" office:value="485" calcext:value-type="float">
            <text:p>485</text:p>
          </table:table-cell>
          <table:table-cell table:number-columns-repeated="2" office:value-type="float" office:value="483" calcext:value-type="float">
            <text:p>483</text:p>
          </table:table-cell>
          <table:table-cell table:number-columns-repeated="4" office:value-type="float" office:value="487" calcext:value-type="float">
            <text:p>48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10" calcext:value-type="float">
            <text:p>510</text:p>
          </table:table-cell>
          <table:table-cell/>
          <table:table-cell table:number-columns-repeated="2" office:value-type="float" office:value="510" calcext:value-type="float">
            <text:p>510</text:p>
          </table:table-cell>
          <table:table-cell table:number-columns-repeated="4" office:value-type="float" office:value="503" calcext:value-type="float">
            <text:p>503</text:p>
          </table:table-cell>
          <table:table-cell table:number-columns-repeated="4" office:value-type="float" office:value="505" calcext:value-type="float">
            <text:p>505</text:p>
          </table:table-cell>
          <table:table-cell table:number-columns-repeated="2" office:value-type="float" office:value="506" calcext:value-type="float">
            <text:p>506</text:p>
          </table:table-cell>
          <table:table-cell table:number-columns-repeated="3"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2" calcext:value-type="float">
            <text:p>272</text:p>
          </table:table-cell>
          <table:table-cell/>
          <table:table-cell table:number-columns-repeated="2" office:value-type="float" office:value="272" calcext:value-type="float">
            <text:p>272</text:p>
          </table:table-cell>
          <table:table-cell table:number-columns-repeated="7"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table:number-columns-repeated="5" office:value-type="float" office:value="274" calcext:value-type="float">
            <text:p>27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72" calcext:value-type="float">
            <text:p>72</text:p>
          </table:table-cell>
          <table:table-cell/>
          <table:table-cell table:number-columns-repeated="15" office:value-type="float" office:value="72" calcext:value-type="float">
            <text:p>7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292" calcext:value-type="float">
            <text:p>292</text:p>
          </table:table-cell>
          <table:table-cell/>
          <table:table-cell table:number-columns-repeated="2" office:value-type="float" office:value="292" calcext:value-type="float">
            <text:p>292</text:p>
          </table:table-cell>
          <table:table-cell table:number-columns-repeated="9" office:value-type="float" office:value="295" calcext:value-type="float">
            <text:p>295</text:p>
          </table:table-cell>
          <table:table-cell table:number-columns-repeated="5" office:value-type="float" office:value="294" calcext:value-type="float">
            <text:p>294</text:p>
          </table:table-cell>
          <table:table-cell table:number-columns-repeated="4" office:value-type="float" office:value="292" calcext:value-type="float">
            <text:p>29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3" calcext:value-type="float">
            <text:p>183</text:p>
          </table:table-cell>
          <table:table-cell/>
          <table:table-cell table:number-columns-repeated="2" office:value-type="float" office:value="183" calcext:value-type="float">
            <text:p>183</text:p>
          </table:table-cell>
          <table:table-cell table:number-columns-repeated="10" office:value-type="float" office:value="184" calcext:value-type="float">
            <text:p>184</text:p>
          </table:table-cell>
          <table:table-cell table:number-columns-repeated="3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4" calcext:value-type="float">
            <text:p>18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3" office:value-type="float" office:value="489" calcext:value-type="float">
            <text:p>489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485" calcext:value-type="float">
            <text:p>485</text:p>
          </table:table-cell>
          <table:table-cell table:number-columns-repeated="6" office:value-type="float" office:value="484" calcext:value-type="float">
            <text:p>484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487" calcext:value-type="float">
            <text:p>487</text:p>
          </table:table-cell>
          <table:table-cell table:number-columns-repeated="3"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table:number-columns-repeated="3" office:value-type="float" office:value="489" calcext:value-type="float">
            <text:p>48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281" calcext:value-type="float">
            <text:p>281</text:p>
          </table:table-cell>
          <table:table-cell/>
          <table:table-cell table:number-columns-repeated="2" office:value-type="float" office:value="281" calcext:value-type="float">
            <text:p>281</text:p>
          </table:table-cell>
          <table:table-cell table:number-columns-repeated="6"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78" calcext:value-type="float">
            <text:p>278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80" calcext:value-type="float">
            <text:p>180</text:p>
          </table:table-cell>
          <table:table-cell/>
          <table:table-cell table:number-columns-repeated="8"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77" calcext:value-type="float">
            <text:p>177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5" office:value-type="float" office:value="177" calcext:value-type="float">
            <text:p>17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16" calcext:value-type="float">
            <text:p>216</text:p>
          </table:table-cell>
          <table:table-cell/>
          <table:table-cell table:number-columns-repeated="8"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table:number-columns-repeated="4" office:value-type="float" office:value="213" calcext:value-type="float">
            <text:p>213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6" calcext:value-type="float">
            <text:p>246</text:p>
          </table:table-cell>
          <table:table-cell/>
          <table:table-cell table:number-columns-repeated="14"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table:number-columns-repeated="4"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88" calcext:value-type="float">
            <text:p>288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table:number-columns-repeated="16" office:value-type="float" office:value="293" calcext:value-type="float">
            <text:p>29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number-columns-repeated="20"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3" office:value-type="float" office:value="268" calcext:value-type="float">
            <text:p>268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table:number-columns-repeated="6" office:value-type="float" office:value="277" calcext:value-type="float">
            <text:p>277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4" office:value-type="float" office:value="277" calcext:value-type="float">
            <text:p>277</text:p>
          </table:table-cell>
          <table:table-cell table:number-columns-repeated="6" office:value-type="float" office:value="268" calcext:value-type="float">
            <text:p>26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5" office:value-type="float" office:value="420" calcext:value-type="float">
            <text:p>420</text:p>
          </table:table-cell>
          <table:table-cell table:number-columns-repeated="2" office:value-type="float" office:value="418" calcext:value-type="float">
            <text:p>418</text:p>
          </table:table-cell>
          <table:table-cell table:number-columns-repeated="2" office:value-type="float" office:value="414" calcext:value-type="float">
            <text:p>414</text:p>
          </table:table-cell>
          <table:table-cell table:number-columns-repeated="2" office:value-type="float" office:value="415" calcext:value-type="float">
            <text:p>415</text:p>
          </table:table-cell>
          <table:table-cell table:number-columns-repeated="2" office:value-type="float" office:value="419" calcext:value-type="float">
            <text:p>419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412" calcext:value-type="float">
            <text:p>412</text:p>
          </table:table-cell>
          <table:table-cell table:number-columns-repeated="3" office:value-type="float" office:value="416" calcext:value-type="float">
            <text:p>41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90" calcext:value-type="float">
            <text:p>90</text:p>
          </table:table-cell>
          <table:table-cell/>
          <table:table-cell table:number-columns-repeated="20"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69" calcext:value-type="float">
            <text:p>69</text:p>
          </table:table-cell>
          <table:table-cell/>
          <table:table-cell table:number-columns-repeated="20" office:value-type="float" office:value="69" calcext:value-type="float">
            <text:p>6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89" calcext:value-type="float">
            <text:p>189</text:p>
          </table:table-cell>
          <table:table-cell/>
          <table:table-cell table:number-columns-repeated="8" office:value-type="float" office:value="189" calcext:value-type="float">
            <text:p>189</text:p>
          </table:table-cell>
          <table:table-cell table:number-columns-repeated="4" office:value-type="float" office:value="188" calcext:value-type="float">
            <text:p>188</text:p>
          </table:table-cell>
          <table:table-cell table:number-columns-repeated="8" office:value-type="float" office:value="189" calcext:value-type="float">
            <text:p>18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table:number-columns-repeated="20" office:value-type="float" office:value="80" calcext:value-type="float">
            <text:p>8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65" calcext:value-type="float">
            <text:p>265</text:p>
          </table:table-cell>
          <table:table-cell/>
          <table:table-cell table:number-columns-repeated="2" office:value-type="float" office:value="265" calcext:value-type="float">
            <text:p>265</text:p>
          </table:table-cell>
          <table:table-cell table:number-columns-repeated="6"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65" calcext:value-type="float">
            <text:p>265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3" office:value-type="float" office:value="265" calcext:value-type="float">
            <text:p>265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7" calcext:value-type="float">
            <text:p>17</text:p>
          </table:table-cell>
          <table:table-cell/>
          <table:table-cell table:number-columns-repeated="20" office:value-type="float" office:value="17" calcext:value-type="float">
            <text:p>1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06" calcext:value-type="float">
            <text:p>406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8" office:value-type="float" office:value="399" calcext:value-type="float">
            <text:p>399</text:p>
          </table:table-cell>
          <table:table-cell table:number-columns-repeated="6" office:value-type="float" office:value="406" calcext:value-type="float">
            <text:p>406</text:p>
          </table:table-cell>
          <table:table-cell table:number-columns-repeated="3" office:value-type="float" office:value="404" calcext:value-type="float">
            <text:p>404</text:p>
          </table:table-cell>
          <table:table-cell table:number-columns-repeated="2" office:value-type="float" office:value="406" calcext:value-type="float">
            <text:p>40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46" calcext:value-type="float">
            <text:p>346</text:p>
          </table:table-cell>
          <table:table-cell/>
          <table:table-cell table:number-columns-repeated="8"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table:number-columns-repeated="3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49" calcext:value-type="float">
            <text:p>349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93" calcext:value-type="float">
            <text:p>93</text:p>
          </table:table-cell>
          <table:table-cell/>
          <table:table-cell table:number-columns-repeated="20" office:value-type="float" office:value="93" calcext:value-type="float">
            <text:p>9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/>
          <table:table-cell table:number-columns-repeated="20"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/>
          <table:table-cell table:number-columns-repeated="2" office:value-type="float" office:value="259" calcext:value-type="float">
            <text:p>259</text:p>
          </table:table-cell>
          <table:table-cell table:number-columns-repeated="6"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90" calcext:value-type="float">
            <text:p>290</text:p>
          </table:table-cell>
          <table:table-cell/>
          <table:table-cell table:number-columns-repeated="2" office:value-type="float" office:value="290" calcext:value-type="float">
            <text:p>290</text:p>
          </table:table-cell>
          <table:table-cell table:number-columns-repeated="6" office:value-type="float" office:value="295" calcext:value-type="float">
            <text:p>295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3"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6" calcext:value-type="float">
            <text:p>296</text:p>
          </table:table-cell>
          <table:table-cell table:number-columns-repeated="2" office:value-type="float" office:value="293" calcext:value-type="float">
            <text:p>29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63" calcext:value-type="float">
            <text:p>63</text:p>
          </table:table-cell>
          <table:table-cell/>
          <table:table-cell table:number-columns-repeated="20" office:value-type="float" office:value="63" calcext:value-type="float">
            <text:p>6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9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473" calcext:value-type="float">
            <text:p>473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5" office:value-type="float" office:value="476" calcext:value-type="float">
            <text:p>476</text:p>
          </table:table-cell>
          <table:table-cell office:value-type="float" office:value="479" calcext:value-type="float">
            <text:p>479</text:p>
          </table:table-cell>
          <table:table-cell office:value-type="float" office:value="476" calcext:value-type="float">
            <text:p>476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76" calcext:value-type="float">
            <text:p>476</text:p>
          </table:table-cell>
          <table:table-cell table:number-columns-repeated="9" office:value-type="float" office:value="477" calcext:value-type="float">
            <text:p>47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8" calcext:value-type="float">
            <text:p>318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  <table:table-cell table:number-columns-repeated="6" office:value-type="float" office:value="321" calcext:value-type="float">
            <text:p>321</text:p>
          </table:table-cell>
          <table:table-cell table:number-columns-repeated="2" office:value-type="float" office:value="318" calcext:value-type="float">
            <text:p>318</text:p>
          </table:table-cell>
          <table:table-cell table:number-columns-repeated="10" office:value-type="float" office:value="316" calcext:value-type="float">
            <text:p>31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448" calcext:value-type="float">
            <text:p>44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457" calcext:value-type="float">
            <text:p>457</text:p>
          </table:table-cell>
          <table:table-cell table:number-columns-repeated="6" office:value-type="float" office:value="461" calcext:value-type="float">
            <text:p>461</text:p>
          </table:table-cell>
          <table:table-cell office:value-type="float" office:value="452" calcext:value-type="float">
            <text:p>452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461" calcext:value-type="float">
            <text:p>461</text:p>
          </table:table-cell>
          <table:table-cell table:number-columns-repeated="3"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461" calcext:value-type="float">
            <text:p>46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3" office:value-type="float" office:value="532" calcext:value-type="float">
            <text:p>532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536" calcext:value-type="float">
            <text:p>536</text:p>
          </table:table-cell>
          <table:table-cell table:number-columns-repeated="6" office:value-type="float" office:value="534" calcext:value-type="float">
            <text:p>534</text:p>
          </table:table-cell>
          <table:table-cell office:value-type="float" office:value="530" calcext:value-type="float">
            <text:p>530</text:p>
          </table:table-cell>
          <table:table-cell office:value-type="float" office:value="536" calcext:value-type="float">
            <text:p>536</text:p>
          </table:table-cell>
          <table:table-cell table:number-columns-repeated="3" office:value-type="float" office:value="534" calcext:value-type="float">
            <text:p>534</text:p>
          </table:table-cell>
          <table:table-cell table:number-columns-repeated="7" office:value-type="float" office:value="532" calcext:value-type="float">
            <text:p>5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1" calcext:value-type="float">
            <text:p>171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table:number-columns-repeated="10" office:value-type="float" office:value="172" calcext:value-type="float">
            <text:p>172</text:p>
          </table:table-cell>
          <table:table-cell table:number-columns-repeated="3"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172" calcext:value-type="float">
            <text:p>17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398" calcext:value-type="float">
            <text:p>398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405" calcext:value-type="float">
            <text:p>405</text:p>
          </table:table-cell>
          <table:table-cell table:number-columns-repeated="4" office:value-type="float" office:value="404" calcext:value-type="float">
            <text:p>404</text:p>
          </table:table-cell>
          <table:table-cell table:number-columns-repeated="2" office:value-type="float" office:value="403" calcext:value-type="float">
            <text:p>403</text:p>
          </table:table-cell>
          <table:table-cell table:number-columns-repeated="3" office:value-type="float" office:value="397" calcext:value-type="float">
            <text:p>39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402" calcext:value-type="float">
            <text:p>40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/>
          <table:table-cell table:number-columns-repeated="2" office:value-type="float" office:value="191" calcext:value-type="float">
            <text:p>191</text:p>
          </table:table-cell>
          <table:table-cell table:number-columns-repeated="6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90" calcext:value-type="float">
            <text:p>19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13"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98" calcext:value-type="float">
            <text:p>298</text:p>
          </table:table-cell>
          <table:table-cell/>
          <table:table-cell table:number-columns-repeated="2" office:value-type="float" office:value="298" calcext:value-type="float">
            <text:p>298</text:p>
          </table:table-cell>
          <table:table-cell table:number-columns-repeated="6"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301" calcext:value-type="float">
            <text:p>301</text:p>
          </table:table-cell>
          <table:table-cell table:number-columns-repeated="6" office:value-type="float" office:value="298" calcext:value-type="float">
            <text:p>2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6" calcext:value-type="float">
            <text:p>296</text:p>
          </table:table-cell>
          <table:table-cell/>
          <table:table-cell table:number-columns-repeated="2" office:value-type="float" office:value="296" calcext:value-type="float">
            <text:p>296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2" calcext:value-type="float">
            <text:p>302</text:p>
          </table:table-cell>
          <table:table-cell table:number-columns-repeated="3" office:value-type="float" office:value="303" calcext:value-type="float">
            <text:p>30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8" calcext:value-type="float">
            <text:p>2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418" calcext:value-type="float">
            <text:p>41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4" calcext:value-type="float">
            <text:p>414</text:p>
          </table:table-cell>
          <table:table-cell table:number-columns-repeated="6" office:value-type="float" office:value="409" calcext:value-type="float">
            <text:p>409</text:p>
          </table:table-cell>
          <table:table-cell table:number-columns-repeated="2" office:value-type="float" office:value="412" calcext:value-type="float">
            <text:p>412</text:p>
          </table:table-cell>
          <table:table-cell table:number-columns-repeated="2" office:value-type="float" office:value="409" calcext:value-type="float">
            <text:p>409</text:p>
          </table:table-cell>
          <table:table-cell table:number-columns-repeated="2" office:value-type="float" office:value="414" calcext:value-type="float">
            <text:p>414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number-columns-repeated="3" office:value-type="float" office:value="410" calcext:value-type="float">
            <text:p>41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24" calcext:value-type="float">
            <text:p>224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6"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27" calcext:value-type="float">
            <text:p>227</text:p>
          </table:table-cell>
          <table:table-cell table:number-columns-repeated="8" office:value-type="float" office:value="225" calcext:value-type="float">
            <text:p>2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500" calcext:value-type="float">
            <text:p>500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table:number-columns-repeated="7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7" calcext:value-type="float">
            <text:p>497</text:p>
          </table:table-cell>
          <table:table-cell table:number-columns-repeated="3"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498" calcext:value-type="float">
            <text:p>4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01" calcext:value-type="float">
            <text:p>301</text:p>
          </table:table-cell>
          <table:table-cell/>
          <table:table-cell table:number-columns-repeated="2" office:value-type="float" office:value="301" calcext:value-type="float">
            <text:p>301</text:p>
          </table:table-cell>
          <table:table-cell table:number-columns-repeated="6"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303" calcext:value-type="float">
            <text:p>303</text:p>
          </table:table-cell>
          <table:table-cell table:number-columns-repeated="3"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362" calcext:value-type="float">
            <text:p>362</text:p>
          </table:table-cell>
          <table:table-cell/>
          <table:table-cell table:number-columns-repeated="2" office:value-type="float" office:value="362" calcext:value-type="float">
            <text:p>362</text:p>
          </table:table-cell>
          <table:table-cell table:number-columns-repeated="6" office:value-type="float" office:value="359" calcext:value-type="float">
            <text:p>359</text:p>
          </table:table-cell>
          <table:table-cell office:value-type="float" office:value="362" calcext:value-type="float">
            <text:p>362</text:p>
          </table:table-cell>
          <table:table-cell table:number-columns-repeated="3" office:value-type="float" office:value="359" calcext:value-type="float">
            <text:p>359</text:p>
          </table:table-cell>
          <table:table-cell table:number-columns-repeated="3"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  <table:table-cell table:number-columns-repeated="4" office:value-type="float" office:value="363" calcext:value-type="float">
            <text:p>36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67" calcext:value-type="float">
            <text:p>267</text:p>
          </table:table-cell>
          <table:table-cell/>
          <table:table-cell table:number-columns-repeated="8"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267" calcext:value-type="float">
            <text:p>267</text:p>
          </table:table-cell>
          <table:table-cell table:number-columns-repeated="3" office:value-type="float" office:value="260" calcext:value-type="float">
            <text:p>260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table:number-columns-repeated="20" office:value-type="float" office:value="80" calcext:value-type="float">
            <text:p>8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61" calcext:value-type="float">
            <text:p>261</text:p>
          </table:table-cell>
          <table:table-cell/>
          <table:table-cell table:number-columns-repeated="8"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63" calcext:value-type="float">
            <text:p>263</text:p>
          </table:table-cell>
          <table:table-cell table:number-columns-repeated="3" office:value-type="float" office:value="266" calcext:value-type="float">
            <text:p>266</text:p>
          </table:table-cell>
          <table:table-cell table:number-columns-repeated="5" office:value-type="float" office:value="265" calcext:value-type="float">
            <text:p>26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18"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3" office:value-type="float" office:value="507" calcext:value-type="float">
            <text:p>507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table:number-columns-repeated="6" office:value-type="float" office:value="515" calcext:value-type="float">
            <text:p>515</text:p>
          </table:table-cell>
          <table:table-cell table:number-columns-repeated="6" office:value-type="float" office:value="513" calcext:value-type="float">
            <text:p>513</text:p>
          </table:table-cell>
          <table:table-cell office:value-type="float" office:value="507" calcext:value-type="float">
            <text:p>507</text:p>
          </table:table-cell>
          <table:table-cell table:number-columns-repeated="3" office:value-type="float" office:value="512" calcext:value-type="float">
            <text:p>512</text:p>
          </table:table-cell>
          <table:table-cell table:number-columns-repeated="2" office:value-type="float" office:value="507" calcext:value-type="float">
            <text:p>50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540" calcext:value-type="float">
            <text:p>54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536" calcext:value-type="float">
            <text:p>536</text:p>
          </table:table-cell>
          <table:table-cell table:number-columns-repeated="6" office:value-type="float" office:value="531" calcext:value-type="float">
            <text:p>531</text:p>
          </table:table-cell>
          <table:table-cell office:value-type="float" office:value="535" calcext:value-type="float">
            <text:p>535</text:p>
          </table:table-cell>
          <table:table-cell office:value-type="float" office:value="531" calcext:value-type="float">
            <text:p>531</text:p>
          </table:table-cell>
          <table:table-cell office:value-type="float" office:value="535" calcext:value-type="float">
            <text:p>535</text:p>
          </table:table-cell>
          <table:table-cell table:number-columns-repeated="6" office:value-type="float" office:value="532" calcext:value-type="float">
            <text:p>532</text:p>
          </table:table-cell>
          <table:table-cell table:number-columns-repeated="3" office:value-type="float" office:value="533" calcext:value-type="float">
            <text:p>53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3" office:value-type="float" office:value="568" calcext:value-type="float">
            <text:p>568</text:p>
          </table:table-cell>
          <table:table-cell/>
          <table:table-cell table:number-columns-repeated="3"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table:number-columns-repeated="9" office:value-type="float" office:value="566" calcext:value-type="float">
            <text:p>566</text:p>
          </table:table-cell>
          <table:table-cell table:number-columns-repeated="2" office:value-type="float" office:value="567" calcext:value-type="float">
            <text:p>567</text:p>
          </table:table-cell>
          <table:table-cell table:number-columns-repeated="5" office:value-type="float" office:value="568" calcext:value-type="float">
            <text:p>56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2" calcext:value-type="float">
            <text:p>212</text:p>
          </table:table-cell>
          <table:table-cell/>
          <table:table-cell table:number-columns-repeated="2" office:value-type="float" office:value="212" calcext:value-type="float">
            <text:p>212</text:p>
          </table:table-cell>
          <table:table-cell table:number-columns-repeated="6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502" calcext:value-type="float">
            <text:p>502</text:p>
          </table:table-cell>
          <table:table-cell/>
          <table:table-cell table:number-columns-repeated="9" office:value-type="float" office:value="502" calcext:value-type="float">
            <text:p>502</text:p>
          </table:table-cell>
          <table:table-cell table:number-columns-repeated="2" office:value-type="float" office:value="503" calcext:value-type="float">
            <text:p>503</text:p>
          </table:table-cell>
          <table:table-cell table:number-columns-repeated="2" office:value-type="float" office:value="501" calcext:value-type="float">
            <text:p>501</text:p>
          </table:table-cell>
          <table:table-cell table:number-columns-repeated="7" office:value-type="float" office:value="505" calcext:value-type="float">
            <text:p>50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379" calcext:value-type="float">
            <text:p>379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table:number-columns-repeated="6" office:value-type="float" office:value="381" calcext:value-type="float">
            <text:p>381</text:p>
          </table:table-cell>
          <table:table-cell table:number-columns-repeated="2" office:value-type="float" office:value="383" calcext:value-type="float">
            <text:p>383</text:p>
          </table:table-cell>
          <table:table-cell table:number-columns-repeated="2" office:value-type="float" office:value="381" calcext:value-type="float">
            <text:p>381</text:p>
          </table:table-cell>
          <table:table-cell table:number-columns-repeated="2" office:value-type="float" office:value="375" calcext:value-type="float">
            <text:p>375</text:p>
          </table:table-cell>
          <table:table-cell table:number-columns-repeated="2" office:value-type="float" office:value="381" calcext:value-type="float">
            <text:p>381</text:p>
          </table:table-cell>
          <table:table-cell table:number-columns-repeated="4" office:value-type="float" office:value="374" calcext:value-type="float">
            <text:p>37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333" calcext:value-type="float">
            <text:p>333</text:p>
          </table:table-cell>
          <table:table-cell/>
          <table:table-cell table:number-columns-repeated="2" office:value-type="float" office:value="333" calcext:value-type="float">
            <text:p>333</text:p>
          </table:table-cell>
          <table:table-cell table:number-columns-repeated="6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table:number-columns-repeated="10" office:value-type="float" office:value="333" calcext:value-type="float">
            <text:p>33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6" office:value-type="float" office:value="85" calcext:value-type="float">
            <text:p>85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38" calcext:value-type="float">
            <text:p>13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3" office:value-type="float" office:value="138" calcext:value-type="float">
            <text:p>138</text:p>
          </table:table-cell>
          <table:table-cell table:number-columns-repeated="13" office:value-type="float" office:value="139" calcext:value-type="float">
            <text:p>13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93" calcext:value-type="float">
            <text:p>393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5"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table:number-columns-repeated="3" office:value-type="float" office:value="396" calcext:value-type="float">
            <text:p>396</text:p>
          </table:table-cell>
          <table:table-cell table:number-columns-repeated="5" office:value-type="float" office:value="393" calcext:value-type="float">
            <text:p>393</text:p>
          </table:table-cell>
          <table:table-cell table:number-columns-repeated="5" office:value-type="float" office:value="392" calcext:value-type="float">
            <text:p>39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9" calcext:value-type="float">
            <text:p>19</text:p>
          </table:table-cell>
          <table:table-cell/>
          <table:table-cell table:number-columns-repeated="20"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2" calcext:value-type="float">
            <text:p>232</text:p>
          </table:table-cell>
          <table:table-cell/>
          <table:table-cell table:number-columns-repeated="2" office:value-type="float" office:value="232" calcext:value-type="float">
            <text:p>232</text:p>
          </table:table-cell>
          <table:table-cell table:number-columns-repeated="10" office:value-type="float" office:value="236" calcext:value-type="float">
            <text:p>236</text:p>
          </table:table-cell>
          <table:table-cell table:number-columns-repeated="8" office:value-type="float" office:value="232" calcext:value-type="float">
            <text:p>2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8" calcext:value-type="float">
            <text:p>288</text:p>
          </table:table-cell>
          <table:table-cell/>
          <table:table-cell table:number-columns-repeated="2" office:value-type="float" office:value="288" calcext:value-type="float">
            <text:p>288</text:p>
          </table:table-cell>
          <table:table-cell table:number-columns-repeated="6"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87" calcext:value-type="float">
            <text:p>28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497" calcext:value-type="float">
            <text:p>497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497" calcext:value-type="float">
            <text:p>497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7"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  <table:table-cell office:value-type="float" office:value="597" calcext:value-type="float">
            <text:p>597</text:p>
          </table:table-cell>
          <table:table-cell office:value-type="float" office:value="595" calcext:value-type="float">
            <text:p>595</text:p>
          </table:table-cell>
          <table:table-cell table:number-columns-repeated="9" office:value-type="float" office:value="598" calcext:value-type="float">
            <text:p>5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/>
          <table:table-cell table:number-columns-repeated="20" office:value-type="float" office:value="81" calcext:value-type="float">
            <text:p>8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31" calcext:value-type="float">
            <text:p>31</text:p>
          </table:table-cell>
          <table:table-cell/>
          <table:table-cell table:number-columns-repeated="20" office:value-type="float" office:value="31" calcext:value-type="float">
            <text:p>3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2" office:value-type="float" office:value="358" calcext:value-type="float">
            <text:p>358</text:p>
          </table:table-cell>
          <table:table-cell table:number-columns-repeated="4" office:value-type="float" office:value="359" calcext:value-type="float">
            <text:p>359</text:p>
          </table:table-cell>
          <table:table-cell table:number-columns-repeated="4" office:value-type="float" office:value="358" calcext:value-type="float">
            <text:p>358</text:p>
          </table:table-cell>
          <table:table-cell office:value-type="float" office:value="356" calcext:value-type="float">
            <text:p>356</text:p>
          </table:table-cell>
          <table:table-cell table:number-columns-repeated="3" office:value-type="float" office:value="353" calcext:value-type="float">
            <text:p>353</text:p>
          </table:table-cell>
          <table:table-cell table:number-columns-repeated="5" office:value-type="float" office:value="356" calcext:value-type="float">
            <text:p>35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5" calcext:value-type="float">
            <text:p>155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table:number-columns-repeated="6"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4" office:value-type="float" office:value="155" calcext:value-type="float">
            <text:p>155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397" calcext:value-type="float">
            <text:p>397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395" calcext:value-type="float">
            <text:p>395</text:p>
          </table:table-cell>
          <table:table-cell table:number-columns-repeated="6" office:value-type="float" office:value="392" calcext:value-type="float">
            <text:p>392</text:p>
          </table:table-cell>
          <table:table-cell table:number-columns-repeated="2" office:value-type="float" office:value="393" calcext:value-type="float">
            <text:p>393</text:p>
          </table:table-cell>
          <table:table-cell table:number-columns-repeated="4" office:value-type="float" office:value="395" calcext:value-type="float">
            <text:p>395</text:p>
          </table:table-cell>
          <table:table-cell table:number-columns-repeated="6" office:value-type="float" office:value="397" calcext:value-type="float">
            <text:p>39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40" calcext:value-type="float">
            <text:p>440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table:number-columns-repeated="4" office:value-type="float" office:value="441" calcext:value-type="float">
            <text:p>441</text:p>
          </table:table-cell>
          <table:table-cell table:number-columns-repeated="2" office:value-type="float" office:value="440" calcext:value-type="float">
            <text:p>440</text:p>
          </table:table-cell>
          <table:table-cell table:number-columns-repeated="3" office:value-type="float" office:value="438" calcext:value-type="float">
            <text:p>438</text:p>
          </table:table-cell>
          <table:table-cell table:number-columns-repeated="2" office:value-type="float" office:value="434" calcext:value-type="float">
            <text:p>434</text:p>
          </table:table-cell>
          <table:table-cell table:number-columns-repeated="7" office:value-type="float" office:value="435" calcext:value-type="float">
            <text:p>43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411" calcext:value-type="float">
            <text:p>411</text:p>
          </table:table-cell>
          <table:table-cell/>
          <table:table-cell table:number-columns-repeated="2" office:value-type="float" office:value="411" calcext:value-type="float">
            <text:p>411</text:p>
          </table:table-cell>
          <table:table-cell table:number-columns-repeated="7" office:value-type="float" office:value="407" calcext:value-type="float">
            <text:p>407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table:number-columns-repeated="4" office:value-type="float" office:value="412" calcext:value-type="float">
            <text:p>41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325" calcext:value-type="float">
            <text:p>325</text:p>
          </table:table-cell>
          <table:table-cell/>
          <table:table-cell table:number-columns-repeated="2" office:value-type="float" office:value="325" calcext:value-type="float">
            <text:p>325</text:p>
          </table:table-cell>
          <table:table-cell table:number-columns-repeated="9" office:value-type="float" office:value="322" calcext:value-type="float">
            <text:p>322</text:p>
          </table:table-cell>
          <table:table-cell table:number-columns-repeated="3"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323" calcext:value-type="float">
            <text:p>323</text:p>
          </table:table-cell>
          <table:table-cell table:number-columns-repeated="2" office:value-type="float" office:value="325" calcext:value-type="float">
            <text:p>3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office:value-type="float" office:value="450" calcext:value-type="float">
            <text:p>450</text:p>
          </table:table-cell>
          <table:table-cell office:value-type="float" office:value="457" calcext:value-type="float">
            <text:p>457</text:p>
          </table:table-cell>
          <table:table-cell table:number-columns-repeated="10" office:value-type="float" office:value="458" calcext:value-type="float">
            <text:p>45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368" calcext:value-type="float">
            <text:p>368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  <table:table-cell table:number-columns-repeated="4" office:value-type="float" office:value="374" calcext:value-type="float">
            <text:p>374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table:number-columns-repeated="3" office:value-type="float" office:value="375" calcext:value-type="float">
            <text:p>375</text:p>
          </table:table-cell>
          <table:table-cell table:number-columns-repeated="3"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table:number-columns-repeated="4" office:value-type="float" office:value="372" calcext:value-type="float">
            <text:p>37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429" calcext:value-type="float">
            <text:p>429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5" office:value-type="float" office:value="424" calcext:value-type="float">
            <text:p>424</text:p>
          </table:table-cell>
          <table:table-cell table:number-columns-repeated="4" office:value-type="float" office:value="419" calcext:value-type="float">
            <text:p>419</text:p>
          </table:table-cell>
          <table:table-cell table:number-columns-repeated="3" office:value-type="float" office:value="423" calcext:value-type="float">
            <text:p>423</text:p>
          </table:table-cell>
          <table:table-cell office:value-type="float" office:value="420" calcext:value-type="float">
            <text:p>420</text:p>
          </table:table-cell>
          <table:table-cell table:number-columns-repeated="6" office:value-type="float" office:value="421" calcext:value-type="float">
            <text:p>42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369" calcext:value-type="float">
            <text:p>369</text:p>
          </table:table-cell>
          <table:table-cell/>
          <table:table-cell table:number-columns-repeated="2" office:value-type="float" office:value="369" calcext:value-type="float">
            <text:p>369</text:p>
          </table:table-cell>
          <table:table-cell table:number-columns-repeated="6"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3" office:value-type="float" office:value="377" calcext:value-type="float">
            <text:p>377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 office:value-type="float" office:value="377" calcext:value-type="float">
            <text:p>377</text:p>
          </table:table-cell>
          <table:table-cell table:number-columns-repeated="4" office:value-type="float" office:value="374" calcext:value-type="float">
            <text:p>37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64" calcext:value-type="float">
            <text:p>264</text:p>
          </table:table-cell>
          <table:table-cell/>
          <table:table-cell table:number-columns-repeated="2" office:value-type="float" office:value="264" calcext:value-type="float">
            <text:p>264</text:p>
          </table:table-cell>
          <table:table-cell table:number-columns-repeated="6"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float" office:value="266" calcext:value-type="float">
            <text:p>266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3" office:value-type="float" office:value="545" calcext:value-type="float">
            <text:p>545</text:p>
          </table:table-cell>
          <table:table-cell/>
          <table:table-cell table:number-columns-repeated="2" office:value-type="float" office:value="547" calcext:value-type="float">
            <text:p>547</text:p>
          </table:table-cell>
          <table:table-cell table:number-columns-repeated="4" office:value-type="float" office:value="544" calcext:value-type="float">
            <text:p>544</text:p>
          </table:table-cell>
          <table:table-cell office:value-type="float" office:value="547" calcext:value-type="float">
            <text:p>547</text:p>
          </table:table-cell>
          <table:table-cell office:value-type="float" office:value="544" calcext:value-type="float">
            <text:p>544</text:p>
          </table:table-cell>
          <table:table-cell office:value-type="float" office:value="541" calcext:value-type="float">
            <text:p>541</text:p>
          </table:table-cell>
          <table:table-cell office:value-type="float" office:value="544" calcext:value-type="float">
            <text:p>544</text:p>
          </table:table-cell>
          <table:table-cell office:value-type="float" office:value="543" calcext:value-type="float">
            <text:p>543</text:p>
          </table:table-cell>
          <table:table-cell table:number-columns-repeated="9" office:value-type="float" office:value="545" calcext:value-type="float">
            <text:p>54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4" calcext:value-type="float">
            <text:p>274</text:p>
          </table:table-cell>
          <table:table-cell/>
          <table:table-cell table:number-columns-repeated="2" office:value-type="float" office:value="274" calcext:value-type="float">
            <text:p>274</text:p>
          </table:table-cell>
          <table:table-cell table:number-columns-repeated="6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3" office:value-type="float" office:value="276" calcext:value-type="float">
            <text:p>27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269" calcext:value-type="float">
            <text:p>269</text:p>
          </table:table-cell>
          <table:table-cell/>
          <table:table-cell table:number-columns-repeated="20" office:value-type="float" office:value="269" calcext:value-type="float">
            <text:p>26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419" calcext:value-type="float">
            <text:p>419</text:p>
          </table:table-cell>
          <table:table-cell/>
          <table:table-cell table:number-columns-repeated="6" office:value-type="float" office:value="419" calcext:value-type="float">
            <text:p>419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9" office:value-type="float" office:value="419" calcext:value-type="float">
            <text:p>41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466" calcext:value-type="float">
            <text:p>466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7"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table:number-columns-repeated="4" office:value-type="float" office:value="463" calcext:value-type="float">
            <text:p>463</text:p>
          </table:table-cell>
          <table:table-cell table:number-columns-repeated="5" office:value-type="float" office:value="462" calcext:value-type="float">
            <text:p>46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369" calcext:value-type="float">
            <text:p>369</text:p>
          </table:table-cell>
          <table:table-cell/>
          <table:table-cell table:number-columns-repeated="6" office:value-type="float" office:value="369" calcext:value-type="float">
            <text:p>369</text:p>
          </table:table-cell>
          <table:table-cell table:number-columns-repeated="4"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364" calcext:value-type="float">
            <text:p>364</text:p>
          </table:table-cell>
          <table:table-cell table:number-columns-repeated="7" office:value-type="float" office:value="365" calcext:value-type="float">
            <text:p>36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489" calcext:value-type="float">
            <text:p>489</text:p>
          </table:table-cell>
          <table:table-cell/>
          <table:table-cell table:number-columns-repeated="2" office:value-type="float" office:value="489" calcext:value-type="float">
            <text:p>489</text:p>
          </table:table-cell>
          <table:table-cell table:number-columns-repeated="6" office:value-type="float" office:value="488" calcext:value-type="float">
            <text:p>488</text:p>
          </table:table-cell>
          <table:table-cell table:number-columns-repeated="4" office:value-type="float" office:value="489" calcext:value-type="float">
            <text:p>489</text:p>
          </table:table-cell>
          <table:table-cell table:number-columns-repeated="3"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493" calcext:value-type="float">
            <text:p>493</text:p>
          </table:table-cell>
          <table:table-cell table:number-columns-repeated="2" office:value-type="float" office:value="490" calcext:value-type="float">
            <text:p>49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1" calcext:value-type="float">
            <text:p>101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3"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table:number-columns-repeated="6" office:value-type="float" office:value="211" calcext:value-type="float">
            <text:p>211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4"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3" office:value-type="float" office:value="205" calcext:value-type="float">
            <text:p>20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47" calcext:value-type="float">
            <text:p>47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table:number-columns-repeated="10" office:value-type="float" office:value="50" calcext:value-type="float">
            <text:p>50</text:p>
          </table:table-cell>
          <table:table-cell table:number-columns-repeated="8"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660" calcext:value-type="float">
            <text:p>660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table:number-columns-repeated="3" office:value-type="float" office:value="656" calcext:value-type="float">
            <text:p>656</text:p>
          </table:table-cell>
          <table:table-cell office:value-type="float" office:value="660" calcext:value-type="float">
            <text:p>660</text:p>
          </table:table-cell>
          <table:table-cell office:value-type="float" office:value="662" calcext:value-type="float">
            <text:p>662</text:p>
          </table:table-cell>
          <table:table-cell office:value-type="float" office:value="664" calcext:value-type="float">
            <text:p>664</text:p>
          </table:table-cell>
          <table:table-cell office:value-type="float" office:value="658" calcext:value-type="float">
            <text:p>658</text:p>
          </table:table-cell>
          <table:table-cell office:value-type="float" office:value="664" calcext:value-type="float">
            <text:p>664</text:p>
          </table:table-cell>
          <table:table-cell table:number-columns-repeated="10" office:value-type="float" office:value="659" calcext:value-type="float">
            <text:p>65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4" calcext:value-type="float">
            <text:p>324</text:p>
          </table:table-cell>
          <table:table-cell/>
          <table:table-cell table:number-columns-repeated="2" office:value-type="float" office:value="324" calcext:value-type="float">
            <text:p>324</text:p>
          </table:table-cell>
          <table:table-cell table:number-columns-repeated="10" office:value-type="float" office:value="326" calcext:value-type="float">
            <text:p>326</text:p>
          </table:table-cell>
          <table:table-cell table:number-columns-repeated="3"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3" office:value-type="float" office:value="457" calcext:value-type="float">
            <text:p>457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table:number-columns-repeated="10"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60" calcext:value-type="float">
            <text:p>460</text:p>
          </table:table-cell>
          <table:table-cell table:number-columns-repeated="2" office:value-type="float" office:value="457" calcext:value-type="float">
            <text:p>45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8" calcext:value-type="float">
            <text:p>318</text:p>
          </table:table-cell>
          <table:table-cell/>
          <table:table-cell table:number-columns-repeated="2" office:value-type="float" office:value="318" calcext:value-type="float">
            <text:p>318</text:p>
          </table:table-cell>
          <table:table-cell table:number-columns-repeated="6" office:value-type="float" office:value="319" calcext:value-type="float">
            <text:p>319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3"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6" calcext:value-type="float">
            <text:p>126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6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3" office:value-type="float" office:value="479" calcext:value-type="float">
            <text:p>479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483" calcext:value-type="float">
            <text:p>483</text:p>
          </table:table-cell>
          <table:table-cell table:number-columns-repeated="4" office:value-type="float" office:value="481" calcext:value-type="float">
            <text:p>481</text:p>
          </table:table-cell>
          <table:table-cell office:value-type="float" office:value="475" calcext:value-type="float">
            <text:p>475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79" calcext:value-type="float">
            <text:p>479</text:p>
          </table:table-cell>
          <table:table-cell table:number-columns-repeated="6" office:value-type="float" office:value="478" calcext:value-type="float">
            <text:p>478</text:p>
          </table:table-cell>
          <table:table-cell table:number-columns-repeated="4" office:value-type="float" office:value="479" calcext:value-type="float">
            <text:p>47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47" calcext:value-type="float">
            <text:p>247</text:p>
          </table:table-cell>
          <table:table-cell/>
          <table:table-cell table:number-columns-repeated="2" office:value-type="float" office:value="247" calcext:value-type="float">
            <text:p>247</text:p>
          </table:table-cell>
          <table:table-cell table:number-columns-repeated="9" office:value-type="float" office:value="249" calcext:value-type="float">
            <text:p>249</text:p>
          </table:table-cell>
          <table:table-cell table:number-columns-repeated="4" office:value-type="float" office:value="251" calcext:value-type="float">
            <text:p>251</text:p>
          </table:table-cell>
          <table:table-cell table:number-columns-repeated="5" office:value-type="float" office:value="249" calcext:value-type="float">
            <text:p>24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154" calcext:value-type="float">
            <text:p>154</text:p>
          </table:table-cell>
          <table:table-cell/>
          <table:table-cell table:number-columns-repeated="8"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8" office:value-type="float" office:value="154" calcext:value-type="float">
            <text:p>15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8" calcext:value-type="float">
            <text:p>298</text:p>
          </table:table-cell>
          <table:table-cell/>
          <table:table-cell table:number-columns-repeated="2" office:value-type="float" office:value="298" calcext:value-type="float">
            <text:p>298</text:p>
          </table:table-cell>
          <table:table-cell table:number-columns-repeated="6"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301" calcext:value-type="float">
            <text:p>301</text:p>
          </table:table-cell>
          <table:table-cell table:number-columns-repeated="3" office:value-type="float" office:value="298" calcext:value-type="float">
            <text:p>298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table:number-columns-repeated="10" office:value-type="float" office:value="115" calcext:value-type="float">
            <text:p>115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513" calcext:value-type="float">
            <text:p>513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table:number-columns-repeated="6" office:value-type="float" office:value="522" calcext:value-type="float">
            <text:p>522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table:number-columns-repeated="3" office:value-type="float" office:value="517" calcext:value-type="float">
            <text:p>517</text:p>
          </table:table-cell>
          <table:table-cell office:value-type="float" office:value="520" calcext:value-type="float">
            <text:p>520</text:p>
          </table:table-cell>
          <table:table-cell table:number-columns-repeated="3" office:value-type="float" office:value="515" calcext:value-type="float">
            <text:p>515</text:p>
          </table:table-cell>
          <table:table-cell table:number-columns-repeated="3" office:value-type="float" office:value="520" calcext:value-type="float">
            <text:p>52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municipios.B2:.B501])" office:value-type="float" office:value="9124" calcext:value-type="float">
            <text:p>9124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municipios.C2:.C501] - [municipios.B2:.B501]))" office:value-type="float" office:value="76514" calcext:value-type="float">
            <text:p>76514</text:p>
          </table:table-cell>
          <table:table-cell table:style-name="ce3" table:number-matrix-columns-spanned="1" table:number-matrix-rows-spanned="1" table:formula="of:=SUM(ABS([municipios.D2:.D501] - [municipios.B2:.B501]))" office:value-type="float" office:value="76411" calcext:value-type="float">
            <text:p>76411</text:p>
          </table:table-cell>
          <table:table-cell table:style-name="ce3" table:number-matrix-columns-spanned="1" table:number-matrix-rows-spanned="1" table:formula="of:=SUM(ABS([municipios.E2:.E501] - [municipios.B2:.B501]))" office:value-type="float" office:value="76412" calcext:value-type="float">
            <text:p>76412</text:p>
          </table:table-cell>
          <table:table-cell table:style-name="ce1" table:number-matrix-columns-spanned="1" table:number-matrix-rows-spanned="1" table:formula="of:=SUM(ABS([municipios.F2:.F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G2:.G501] - [municipios.B2:.B501]))" office:value-type="float" office:value="76405" calcext:value-type="float">
            <text:p>76405</text:p>
          </table:table-cell>
          <table:table-cell table:style-name="ce1" table:number-matrix-columns-spanned="1" table:number-matrix-rows-spanned="1" table:formula="of:=SUM(ABS([municipios.H2:.H501] - [municipios.B2:.B501]))" office:value-type="float" office:value="76505" calcext:value-type="float">
            <text:p>76505</text:p>
          </table:table-cell>
          <table:table-cell table:style-name="ce1" table:number-matrix-columns-spanned="1" table:number-matrix-rows-spanned="1" table:formula="of:=SUM(ABS([municipios.I2:.I501] - [municipios.B2:.B501]))" office:value-type="float" office:value="76618" calcext:value-type="float">
            <text:p>76618</text:p>
          </table:table-cell>
          <table:table-cell table:style-name="ce1" table:number-matrix-columns-spanned="1" table:number-matrix-rows-spanned="1" table:formula="of:=SUM(ABS([municipios.J2:.J501] - [municipios.B2:.B501]))" office:value-type="float" office:value="76626" calcext:value-type="float">
            <text:p>76626</text:p>
          </table:table-cell>
          <table:table-cell table:style-name="ce1" table:number-matrix-columns-spanned="1" table:number-matrix-rows-spanned="1" table:formula="of:=SUM(ABS([municipios.K2:.K501] - [municipios.B2:.B501]))" office:value-type="float" office:value="76614" calcext:value-type="float">
            <text:p>76614</text:p>
          </table:table-cell>
          <table:table-cell table:style-name="ce1" table:number-matrix-columns-spanned="1" table:number-matrix-rows-spanned="1" table:formula="of:=SUM(ABS([municipios.L2:.L501] - [municipios.B2:.B501]))" office:value-type="float" office:value="76614" calcext:value-type="float">
            <text:p>76614</text:p>
          </table:table-cell>
          <table:table-cell table:style-name="ce1" table:number-matrix-columns-spanned="1" table:number-matrix-rows-spanned="1" table:formula="of:=SUM(ABS([municipios.M2:.M501] - [municipios.B2:.B501]))" office:value-type="float" office:value="76615" calcext:value-type="float">
            <text:p>76615</text:p>
          </table:table-cell>
          <table:table-cell table:style-name="ce1" table:number-matrix-columns-spanned="1" table:number-matrix-rows-spanned="1" table:formula="of:=SUM(ABS([municipios.N2:.N501] - [municipios.B2:.B501]))" office:value-type="float" office:value="76610" calcext:value-type="float">
            <text:p>76610</text:p>
          </table:table-cell>
          <table:table-cell table:style-name="ce1" table:number-matrix-columns-spanned="1" table:number-matrix-rows-spanned="1" table:formula="of:=SUM(ABS([municipios.O2:.O501] - [municipios.B2:.B501]))" office:value-type="float" office:value="76470" calcext:value-type="float">
            <text:p>76470</text:p>
          </table:table-cell>
          <table:table-cell table:style-name="ce1" table:number-matrix-columns-spanned="1" table:number-matrix-rows-spanned="1" table:formula="of:=SUM(ABS([municipios.P2:.P501] - [municipios.B2:.B501]))" office:value-type="float" office:value="76555" calcext:value-type="float">
            <text:p>76555</text:p>
          </table:table-cell>
          <table:table-cell table:style-name="ce1" table:number-matrix-columns-spanned="1" table:number-matrix-rows-spanned="1" table:formula="of:=SUM(ABS([municipios.Q2:.Q501] - [municipios.B2:.B501]))" office:value-type="float" office:value="76554" calcext:value-type="float">
            <text:p>76554</text:p>
          </table:table-cell>
          <table:table-cell table:style-name="ce1" table:number-matrix-columns-spanned="1" table:number-matrix-rows-spanned="1" table:formula="of:=SUM(ABS([municipios.R2:.R501] - [municipios.B2:.B501]))" office:value-type="float" office:value="76541" calcext:value-type="float">
            <text:p>76541</text:p>
          </table:table-cell>
          <table:table-cell table:style-name="ce1" table:number-matrix-columns-spanned="1" table:number-matrix-rows-spanned="1" table:formula="of:=SUM(ABS([municipios.S2:.S501] - [municipios.B2:.B501]))" office:value-type="float" office:value="76505" calcext:value-type="float">
            <text:p>76505</text:p>
          </table:table-cell>
          <table:table-cell table:style-name="ce1" table:number-matrix-columns-spanned="1" table:number-matrix-rows-spanned="1" table:formula="of:=SUM(ABS([municipios.T2:.T501] - [municipios.B2:.B501]))" office:value-type="float" office:value="76499" calcext:value-type="float">
            <text:p>76499</text:p>
          </table:table-cell>
          <table:table-cell table:style-name="ce1" table:number-matrix-columns-spanned="1" table:number-matrix-rows-spanned="1" table:formula="of:=SUM(ABS([municipios.U2:.U501] - [municipios.B2:.B501]))" office:value-type="float" office:value="76467" calcext:value-type="float">
            <text:p>76467</text:p>
          </table:table-cell>
          <table:table-cell table:style-name="ce1" table:number-matrix-columns-spanned="1" table:number-matrix-rows-spanned="1" table:formula="of:=SUM(ABS([municipios.V2:.V501] - [municipios.B2:.B501]))" office:value-type="float" office:value="76520" calcext:value-type="float">
            <text:p>76520</text:p>
          </table:table-cell>
          <table:table-cell table:style-name="ce1" table:number-matrix-columns-spanned="1" table:number-matrix-rows-spanned="1" table:formula="of:=SUM(ABS([municipios.W2:.W501] - [municipios.B2:.B501]))" office:value-type="float" office:value="76483" calcext:value-type="float">
            <text:p>76483</text:p>
          </table:table-cell>
          <table:table-cell table:style-name="ce1" table:number-matrix-columns-spanned="1" table:number-matrix-rows-spanned="1" table:formula="of:=SUM(ABS([municipios.X2:.X501] - [municipios.B2:.B501]))" office:value-type="float" office:value="76510" calcext:value-type="float">
            <text:p>76510</text:p>
          </table:table-cell>
          <table:table-cell table:style-name="ce1" table:number-matrix-columns-spanned="1" table:number-matrix-rows-spanned="1" table:formula="of:=SUM(ABS([municipios.Y2:.Y501] - [municipios.B2:.B501]))" office:value-type="float" office:value="76504" calcext:value-type="float">
            <text:p>76504</text:p>
          </table:table-cell>
          <table:table-cell table:style-name="ce1" table:number-matrix-columns-spanned="1" table:number-matrix-rows-spanned="1" table:formula="of:=SUM(ABS([municipios.Z2:.Z501] - [municipios.B2:.B501]))" office:value-type="float" office:value="76526" calcext:value-type="float">
            <text:p>76526</text:p>
          </table:table-cell>
          <table:table-cell table:style-name="ce1" table:number-matrix-columns-spanned="1" table:number-matrix-rows-spanned="1" table:formula="of:=SUM(ABS([municipios.AA2:.AA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B2:.AB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C2:.AC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D2:.AD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E2:.AE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F2:.AF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G2:.AG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H2:.AH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I2:.AI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J2:.AJ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K2:.AK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L2:.AL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M2:.AM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N2:.AN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O2:.AO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P2:.AP501] - [municipios.B2:.B501]))" office:value-type="float" office:value="9124" calcext:value-type="float">
            <text:p>9124</text:p>
          </table:table-cell>
          <table:table-cell table:style-name="ce1"/>
          <table:table-cell table:style-name="ce1" table:number-matrix-columns-spanned="1" table:number-matrix-rows-spanned="1" table:formula="of:=SUM(ABS([municipios.AR2:.AR501] - [municipios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municipios.AS2:.AS501] - [municipios.B2:.B501]))" office:value-type="float" office:value="9124" calcext:value-type="float">
            <text:p>9124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municipios.C503] / [municipios.B502]" office:value-type="float" office:value="8.3860149057431" calcext:value-type="float">
            <text:p>8.386015</text:p>
          </table:table-cell>
          <table:table-cell table:style-name="ce4" table:formula="of:=[municipios.D503] / [municipios.B502]" office:value-type="float" office:value="8.37472599736958" calcext:value-type="float">
            <text:p>8.374726</text:p>
          </table:table-cell>
          <table:table-cell table:style-name="ce4" table:formula="of:=[municipios.E503] / [municipios.B502]" office:value-type="float" office:value="8.37483559842175" calcext:value-type="float">
            <text:p>8.374836</text:p>
          </table:table-cell>
          <table:table-cell table:style-name="ce4" table:formula="of:=[municipios.F503] / [municipios.B502]" office:value-type="float" office:value="1" calcext:value-type="float">
            <text:p>1.000000</text:p>
          </table:table-cell>
          <table:table-cell table:style-name="ce4" table:formula="of:=[municipios.G503] / [municipios.B502]" office:value-type="float" office:value="8.37406839105655" calcext:value-type="float">
            <text:p>8.374068</text:p>
          </table:table-cell>
          <table:table-cell table:style-name="ce4" table:formula="of:=[municipios.H503] / [municipios.B502]" office:value-type="float" office:value="8.38502849627356" calcext:value-type="float">
            <text:p>8.385028</text:p>
          </table:table-cell>
          <table:table-cell table:style-name="ce4" table:formula="of:=[municipios.I503] / [municipios.B502]" office:value-type="float" office:value="8.39741341516879" calcext:value-type="float">
            <text:p>8.397413</text:p>
          </table:table-cell>
          <table:table-cell table:style-name="ce4" table:formula="of:=[municipios.J503] / [municipios.B502]" office:value-type="float" office:value="8.39829022358615" calcext:value-type="float">
            <text:p>8.398290</text:p>
          </table:table-cell>
          <table:table-cell table:style-name="ce4" table:formula="of:=[municipios.K503] / [municipios.B502]" office:value-type="float" office:value="8.39697501096011" calcext:value-type="float">
            <text:p>8.396975</text:p>
          </table:table-cell>
          <table:table-cell table:style-name="ce4" table:formula="of:=[municipios.L503] / [municipios.B502]" office:value-type="float" office:value="8.39697501096011" calcext:value-type="float">
            <text:p>8.396975</text:p>
          </table:table-cell>
          <table:table-cell table:style-name="ce4" table:formula="of:=[municipios.M503] / [municipios.B502]" office:value-type="float" office:value="8.39708461201228" calcext:value-type="float">
            <text:p>8.397085</text:p>
          </table:table-cell>
          <table:table-cell table:style-name="ce4" table:formula="of:=[municipios.N503] / [municipios.B502]" office:value-type="float" office:value="8.39653660675143" calcext:value-type="float">
            <text:p>8.396537</text:p>
          </table:table-cell>
          <table:table-cell table:style-name="ce4" table:formula="of:=[municipios.O503] / [municipios.B502]" office:value-type="float" office:value="8.38119245944761" calcext:value-type="float">
            <text:p>8.381192</text:p>
          </table:table-cell>
          <table:table-cell table:style-name="ce4" table:formula="of:=[municipios.P503] / [municipios.B502]" office:value-type="float" office:value="8.39050854888207" calcext:value-type="float">
            <text:p>8.390509</text:p>
          </table:table-cell>
          <table:table-cell table:style-name="ce4" table:formula="of:=[municipios.Q503] / [municipios.B502]" office:value-type="float" office:value="8.3903989478299" calcext:value-type="float">
            <text:p>8.390399</text:p>
          </table:table-cell>
          <table:table-cell table:style-name="ce4" table:formula="of:=[municipios.R503] / [municipios.B502]" office:value-type="float" office:value="8.38897413415169" calcext:value-type="float">
            <text:p>8.388974</text:p>
          </table:table-cell>
          <table:table-cell table:style-name="ce4" table:formula="of:=[municipios.S503] / [municipios.B502]" office:value-type="float" office:value="8.38502849627356" calcext:value-type="float">
            <text:p>8.385028</text:p>
          </table:table-cell>
          <table:table-cell table:style-name="ce4" table:formula="of:=[municipios.T503] / [municipios.B502]" office:value-type="float" office:value="8.38437088996054" calcext:value-type="float">
            <text:p>8.384371</text:p>
          </table:table-cell>
          <table:table-cell table:style-name="ce4" table:formula="of:=[municipios.U503] / [municipios.B502]" office:value-type="float" office:value="8.3808636562911" calcext:value-type="float">
            <text:p>8.380864</text:p>
          </table:table-cell>
          <table:table-cell table:style-name="ce4" table:formula="of:=[municipios.V503] / [municipios.B502]" office:value-type="float" office:value="8.38667251205612" calcext:value-type="float">
            <text:p>8.386673</text:p>
          </table:table-cell>
          <table:table-cell table:style-name="ce4" table:number-matrix-columns-spanned="1" table:number-matrix-rows-spanned="1" table:formula="of:=[municipios.W503] / [municipios.B502]" office:value-type="float" office:value="8.38261727312582" calcext:value-type="float">
            <text:p>8.382617</text:p>
          </table:table-cell>
          <table:table-cell table:style-name="ce4" table:formula="of:=[municipios.X503] / [municipios.B502]" office:value-type="float" office:value="8.38557650153441" calcext:value-type="float">
            <text:p>8.385577</text:p>
          </table:table-cell>
          <table:table-cell table:style-name="ce4" table:formula="of:=[municipios.Y503] / [municipios.B502]" office:value-type="float" office:value="8.38491889522139" calcext:value-type="float">
            <text:p>8.384919</text:p>
          </table:table-cell>
          <table:table-cell table:style-name="ce4" table:number-matrix-columns-spanned="1" table:number-matrix-rows-spanned="1" table:formula="of:=[municipios.Z503] / [municipios.B502]" office:value-type="float" office:value="8.38733011836914" calcext:value-type="float">
            <text:p>8.387330</text:p>
          </table:table-cell>
          <table:table-cell table:style-name="ce4" table:formula="of:=[municipios.AA503] / [municipios.B502]" office:value-type="float" office:value="1" calcext:value-type="float">
            <text:p>1.000000</text:p>
          </table:table-cell>
          <table:table-cell table:style-name="ce4" table:formula="of:=[municipios.AB503] / [municipios.B502]" office:value-type="float" office:value="1" calcext:value-type="float">
            <text:p>1.000000</text:p>
          </table:table-cell>
          <table:table-cell table:style-name="ce4" table:formula="of:=[municipios.AC503] / [municipio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municipios.AD503] / [municipios.B502]" office:value-type="float" office:value="1" calcext:value-type="float">
            <text:p>1.000000</text:p>
          </table:table-cell>
          <table:table-cell table:style-name="ce4" table:formula="of:=[municipios.AE503] / [municipios.B502]" office:value-type="float" office:value="1" calcext:value-type="float">
            <text:p>1.000000</text:p>
          </table:table-cell>
          <table:table-cell table:style-name="ce4" table:formula="of:=[municipios.AF503] / [municipios.B502]" office:value-type="float" office:value="1" calcext:value-type="float">
            <text:p>1.000000</text:p>
          </table:table-cell>
          <table:table-cell table:style-name="ce4" table:formula="of:=[municipios.AG503] / [municipio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municipios.AH503] / [municipios.B502]" office:value-type="float" office:value="1" calcext:value-type="float">
            <text:p>1.000000</text:p>
          </table:table-cell>
          <table:table-cell table:style-name="ce4" table:formula="of:=[municipios.AI503] / [municipio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municipios.AJ503] / [municipio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municipios.AK503] / [municipio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municipios.AL503] / [municipio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municipios.AM503] / [municipios.B502]" office:value-type="float" office:value="1" calcext:value-type="float">
            <text:p>1.000000</text:p>
          </table:table-cell>
          <table:table-cell table:style-name="ce4" table:formula="of:=[municipios.AN503] / [municipios.B502]" office:value-type="float" office:value="1" calcext:value-type="float">
            <text:p>1.000000</text:p>
          </table:table-cell>
          <table:table-cell table:style-name="ce4" table:formula="of:=[municipios.AO503] / [municipios.B502]" office:value-type="float" office:value="1" calcext:value-type="float">
            <text:p>1.000000</text:p>
          </table:table-cell>
          <table:table-cell table:style-name="ce4" table:formula="of:=[municipios.AP503] / [municipios.B502]" office:value-type="float" office:value="1" calcext:value-type="float">
            <text:p>1.000000</text:p>
          </table:table-cell>
          <table:table-cell table:style-name="ce1"/>
          <table:table-cell table:style-name="ce4" table:formula="of:=[municipios.AR503] / [municipios.B502]" office:value-type="float" office:value="1" calcext:value-type="float">
            <text:p>1.000000</text:p>
          </table:table-cell>
          <table:table-cell table:style-name="ce4" table:formula="of:=[municipios.AS503] / [municipios.B502]" office:value-type="float" office:value="1" calcext:value-type="float">
            <text:p>1.00000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municipios.C2:.C501] - [municipios.B2:.B501]))" office:value-type="float" office:value="164.062034657626" calcext:value-type="float">
            <text:p>164.062035</text:p>
          </table:table-cell>
          <table:table-cell table:style-name="ce4" table:number-matrix-columns-spanned="1" table:number-matrix-rows-spanned="1" table:formula="of:=COM.MICROSOFT.STDEV.P(ABS([municipios.D2:.D501] - [municipios.B2:.B501]))" office:value-type="float" office:value="163.626960846921" calcext:value-type="float">
            <text:p>163.626961</text:p>
          </table:table-cell>
          <table:table-cell table:style-name="ce4" table:number-matrix-columns-spanned="1" table:number-matrix-rows-spanned="1" table:formula="of:=COM.MICROSOFT.STDEV.P(ABS([municipios.E2:.E501] - [municipios.B2:.B501]))" office:value-type="float" office:value="163.629279238161" calcext:value-type="float">
            <text:p>163.629279</text:p>
          </table:table-cell>
          <table:table-cell table:style-name="ce4" table:number-matrix-columns-spanned="1" table:number-matrix-rows-spanned="1" table:formula="of:=COM.MICROSOFT.STDEV.P(ABS([municipios.F2:.F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G2:.G501] - [municipios.B2:.B501]))" office:value-type="float" office:value="163.540520666897" calcext:value-type="float">
            <text:p>163.540521</text:p>
          </table:table-cell>
          <table:table-cell table:style-name="ce4" table:number-matrix-columns-spanned="1" table:number-matrix-rows-spanned="1" table:formula="of:=COM.MICROSOFT.STDEV.P(ABS([municipios.H2:.H501] - [municipios.B2:.B501]))" office:value-type="float" office:value="163.83871917224" calcext:value-type="float">
            <text:p>163.838719</text:p>
          </table:table-cell>
          <table:table-cell table:style-name="ce4" table:number-matrix-columns-spanned="1" table:number-matrix-rows-spanned="1" table:formula="of:=COM.MICROSOFT.STDEV.P(ABS([municipios.I2:.I501] - [municipios.B2:.B501]))" office:value-type="float" office:value="163.915064298557" calcext:value-type="float">
            <text:p>163.915064</text:p>
          </table:table-cell>
          <table:table-cell table:style-name="ce4" table:number-matrix-columns-spanned="1" table:number-matrix-rows-spanned="1" table:formula="of:=COM.MICROSOFT.STDEV.P(ABS([municipios.J2:.J501] - [municipios.B2:.B501]))" office:value-type="float" office:value="163.925142964709" calcext:value-type="float">
            <text:p>163.925143</text:p>
          </table:table-cell>
          <table:table-cell table:style-name="ce4" table:number-matrix-columns-spanned="1" table:number-matrix-rows-spanned="1" table:formula="of:=COM.MICROSOFT.STDEV.P(ABS([municipios.K2:.K501] - [municipios.B2:.B501]))" office:value-type="float" office:value="163.921920486554" calcext:value-type="float">
            <text:p>163.921920</text:p>
          </table:table-cell>
          <table:table-cell table:style-name="ce4" table:number-matrix-columns-spanned="1" table:number-matrix-rows-spanned="1" table:formula="of:=COM.MICROSOFT.STDEV.P(ABS([municipios.L2:.L501] - [municipios.B2:.B501]))" office:value-type="float" office:value="163.906729623893" calcext:value-type="float">
            <text:p>163.906730</text:p>
          </table:table-cell>
          <table:table-cell table:style-name="ce4" table:number-matrix-columns-spanned="1" table:number-matrix-rows-spanned="1" table:formula="of:=COM.MICROSOFT.STDEV.P(ABS([municipios.M2:.M501] - [municipios.B2:.B501]))" office:value-type="float" office:value="163.913809973413" calcext:value-type="float">
            <text:p>163.913810</text:p>
          </table:table-cell>
          <table:table-cell table:style-name="ce4" table:number-matrix-columns-spanned="1" table:number-matrix-rows-spanned="1" table:formula="of:=COM.MICROSOFT.STDEV.P(ABS([municipios.N2:.N501] - [municipios.B2:.B501]))" office:value-type="float" office:value="163.884897412788" calcext:value-type="float">
            <text:p>163.884897</text:p>
          </table:table-cell>
          <table:table-cell table:style-name="ce4" table:number-matrix-columns-spanned="1" table:number-matrix-rows-spanned="1" table:formula="of:=COM.MICROSOFT.STDEV.P(ABS([municipios.O2:.O501] - [municipios.B2:.B501]))" office:value-type="float" office:value="163.587922537087" calcext:value-type="float">
            <text:p>163.587923</text:p>
          </table:table-cell>
          <table:table-cell table:style-name="ce4" table:number-matrix-columns-spanned="1" table:number-matrix-rows-spanned="1" table:formula="of:=COM.MICROSOFT.STDEV.P(ABS([municipios.P2:.P501] - [municipios.B2:.B501]))" office:value-type="float" office:value="163.841050716846" calcext:value-type="float">
            <text:p>163.841051</text:p>
          </table:table-cell>
          <table:table-cell table:style-name="ce4" table:number-matrix-columns-spanned="1" table:number-matrix-rows-spanned="1" table:formula="of:=COM.MICROSOFT.STDEV.P(ABS([municipios.Q2:.Q501] - [municipios.B2:.B501]))" office:value-type="float" office:value="163.861735423496" calcext:value-type="float">
            <text:p>163.861735</text:p>
          </table:table-cell>
          <table:table-cell table:style-name="ce4" table:number-matrix-columns-spanned="1" table:number-matrix-rows-spanned="1" table:formula="of:=COM.MICROSOFT.STDEV.P(ABS([municipios.R2:.R501] - [municipios.B2:.B501]))" office:value-type="float" office:value="163.807384680911" calcext:value-type="float">
            <text:p>163.807385</text:p>
          </table:table-cell>
          <table:table-cell table:style-name="ce4" table:number-matrix-columns-spanned="1" table:number-matrix-rows-spanned="1" table:formula="of:=COM.MICROSOFT.STDEV.P(ABS([municipios.S2:.S501] - [municipios.B2:.B501]))" office:value-type="float" office:value="163.901781259388" calcext:value-type="float">
            <text:p>163.901781</text:p>
          </table:table-cell>
          <table:table-cell table:style-name="ce4" table:number-matrix-columns-spanned="1" table:number-matrix-rows-spanned="1" table:formula="of:=COM.MICROSOFT.STDEV.P(ABS([municipios.T2:.T501] - [municipios.B2:.B501]))" office:value-type="float" office:value="163.882280909194" calcext:value-type="float">
            <text:p>163.882281</text:p>
          </table:table-cell>
          <table:table-cell table:style-name="ce4" table:number-matrix-columns-spanned="1" table:number-matrix-rows-spanned="1" table:formula="of:=COM.MICROSOFT.STDEV.P(ABS([municipios.U2:.U501] - [municipios.B2:.B501]))" office:value-type="float" office:value="163.829098892718" calcext:value-type="float">
            <text:p>163.829099</text:p>
          </table:table-cell>
          <table:table-cell table:style-name="ce4" table:number-matrix-columns-spanned="1" table:number-matrix-rows-spanned="1" table:formula="of:=COM.MICROSOFT.STDEV.P(ABS([municipios.V2:.V501] - [municipios.B2:.B501]))" office:value-type="float" office:value="163.936726818611" calcext:value-type="float">
            <text:p>163.936727</text:p>
          </table:table-cell>
          <table:table-cell table:style-name="ce4" table:number-matrix-columns-spanned="1" table:number-matrix-rows-spanned="1" table:formula="of:=COM.MICROSOFT.STDEV.P(ABS([municipios.W2:.W501] - [municipios.B2:.B501]))" office:value-type="float" office:value="163.961937180554" calcext:value-type="float">
            <text:p>163.961937</text:p>
          </table:table-cell>
          <table:table-cell table:style-name="ce4" table:number-matrix-columns-spanned="1" table:number-matrix-rows-spanned="1" table:formula="of:=COM.MICROSOFT.STDEV.P(ABS([municipios.X2:.X501] - [municipios.B2:.B501]))" office:value-type="float" office:value="164.028386567692" calcext:value-type="float">
            <text:p>164.028387</text:p>
          </table:table-cell>
          <table:table-cell table:style-name="ce4" table:number-matrix-columns-spanned="1" table:number-matrix-rows-spanned="1" table:formula="of:=COM.MICROSOFT.STDEV.P(ABS([municipios.Y2:.Y501] - [municipios.B2:.B501]))" office:value-type="float" office:value="164.008841029988" calcext:value-type="float">
            <text:p>164.008841</text:p>
          </table:table-cell>
          <table:table-cell table:style-name="ce4" table:number-matrix-columns-spanned="1" table:number-matrix-rows-spanned="1" table:formula="of:=COM.MICROSOFT.STDEV.P(ABS([municipios.Z2:.Z501] - [municipios.B2:.B501]))" office:value-type="float" office:value="164.058944577856" calcext:value-type="float">
            <text:p>164.058945</text:p>
          </table:table-cell>
          <table:table-cell table:style-name="ce4" table:number-matrix-columns-spanned="1" table:number-matrix-rows-spanned="1" table:formula="of:=COM.MICROSOFT.STDEV.P(ABS([municipios.AA2:.AA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B2:.AB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C2:.AC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D2:.AD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E2:.AE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F2:.AF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G2:.AG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H2:.AH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I2:.AI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J2:.AJ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K2:.AK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L2:.AL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M2:.AM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N2:.AN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O2:.AO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P2:.AP501] - [municipios.B2:.B501]))" office:value-type="float" office:value="33.9121585275842" calcext:value-type="float">
            <text:p>33.912159</text:p>
          </table:table-cell>
          <table:table-cell table:style-name="ce1"/>
          <table:table-cell table:style-name="ce4" table:number-matrix-columns-spanned="1" table:number-matrix-rows-spanned="1" table:formula="of:=COM.MICROSOFT.STDEV.P(ABS([municipios.AR2:.AR501] - [municipios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municipios.AS2:.AS501] - [municipios.B2:.B501]))" office:value-type="float" office:value="33.9121585275842" calcext:value-type="float">
            <text:p>33.912159</text:p>
          </table:table-cell>
          <table:table-cell table:style-name="ce1" table:number-columns-repeated="97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.386015" calcext:value-type="float">
            <text:p>8.386015</text:p>
          </table:table-cell>
          <table:table-cell office:value-type="float" office:value="164.062035" calcext:value-type="float">
            <text:p>164.062035</text:p>
          </table:table-cell>
          <table:table-cell office:value-type="float" office:value="76514" calcext:value-type="float">
            <text:p>76514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153.028" calcext:value-type="float">
            <text:p>153.028</text:p>
          </table:table-cell>
          <table:table-cell table:number-columns-repeated="1017"/>
        </table:table-row>
      </table:table>
      <table:table table:name="Sheet17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.37472599736958" calcext:value-type="float">
            <text:p>8.37472599736958</text:p>
          </table:table-cell>
          <table:table-cell office:value-type="float" office:value="163.626960846921" calcext:value-type="float">
            <text:p>163.62696084692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.37483559842175" calcext:value-type="float">
            <text:p>8.37483559842175</text:p>
          </table:table-cell>
          <table:table-cell office:value-type="float" office:value="163.629279238161" calcext:value-type="float">
            <text:p>163.62927923816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.37483559842175" calcext:value-type="float">
            <text:p>8.37483559842175</text:p>
          </table:table-cell>
          <table:table-cell office:value-type="float" office:value="163.629279238161" calcext:value-type="float">
            <text:p>163.62927923816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.37406839105655" calcext:value-type="float">
            <text:p>8.37406839105655</text:p>
          </table:table-cell>
          <table:table-cell office:value-type="float" office:value="163.540520666897" calcext:value-type="float">
            <text:p>163.54052066689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8.38502849627356" calcext:value-type="float">
            <text:p>8.38502849627356</text:p>
          </table:table-cell>
          <table:table-cell office:value-type="float" office:value="163.83871917224" calcext:value-type="float">
            <text:p>163.8387191722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.39741341516879" calcext:value-type="float">
            <text:p>8.39741341516879</text:p>
          </table:table-cell>
          <table:table-cell office:value-type="float" office:value="163.915064298557" calcext:value-type="float">
            <text:p>163.91506429855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8.39829022358615" calcext:value-type="float">
            <text:p>8.39829022358615</text:p>
          </table:table-cell>
          <table:table-cell office:value-type="float" office:value="163.925142964709" calcext:value-type="float">
            <text:p>163.92514296470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8.39697501096011" calcext:value-type="float">
            <text:p>8.39697501096011</text:p>
          </table:table-cell>
          <table:table-cell office:value-type="float" office:value="163.921920486554" calcext:value-type="float">
            <text:p>163.92192048655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8.39697501096011" calcext:value-type="float">
            <text:p>8.39697501096011</text:p>
          </table:table-cell>
          <table:table-cell office:value-type="float" office:value="163.906729623893" calcext:value-type="float">
            <text:p>163.90672962389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.39708461201228" calcext:value-type="float">
            <text:p>8.39708461201228</text:p>
          </table:table-cell>
          <table:table-cell office:value-type="float" office:value="163.913809973413" calcext:value-type="float">
            <text:p>163.91380997341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.39653660675143" calcext:value-type="float">
            <text:p>8.39653660675143</text:p>
          </table:table-cell>
          <table:table-cell office:value-type="float" office:value="163.884897412788" calcext:value-type="float">
            <text:p>163.88489741278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8.38119245944761" calcext:value-type="float">
            <text:p>8.38119245944761</text:p>
          </table:table-cell>
          <table:table-cell office:value-type="float" office:value="163.587922537087" calcext:value-type="float">
            <text:p>163.58792253708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8.39050854888207" calcext:value-type="float">
            <text:p>8.39050854888207</text:p>
          </table:table-cell>
          <table:table-cell office:value-type="float" office:value="163.841050716846" calcext:value-type="float">
            <text:p>163.84105071684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.3903989478299" calcext:value-type="float">
            <text:p>8.3903989478299</text:p>
          </table:table-cell>
          <table:table-cell office:value-type="float" office:value="163.861735423496" calcext:value-type="float">
            <text:p>163.86173542349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8.38897413415169" calcext:value-type="float">
            <text:p>8.38897413415169</text:p>
          </table:table-cell>
          <table:table-cell office:value-type="float" office:value="163.807384680911" calcext:value-type="float">
            <text:p>163.80738468091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.38502849627356" calcext:value-type="float">
            <text:p>8.38502849627356</text:p>
          </table:table-cell>
          <table:table-cell office:value-type="float" office:value="163.901781259388" calcext:value-type="float">
            <text:p>163.90178125938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8.38437088996054" calcext:value-type="float">
            <text:p>8.38437088996054</text:p>
          </table:table-cell>
          <table:table-cell office:value-type="float" office:value="163.882280909194" calcext:value-type="float">
            <text:p>163.88228090919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8.3808636562911" calcext:value-type="float">
            <text:p>8.3808636562911</text:p>
          </table:table-cell>
          <table:table-cell office:value-type="float" office:value="163.829098892718" calcext:value-type="float">
            <text:p>163.82909889271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8.38667251205612" calcext:value-type="float">
            <text:p>8.38667251205612</text:p>
          </table:table-cell>
          <table:table-cell office:value-type="float" office:value="163.936726818611" calcext:value-type="float">
            <text:p>163.93672681861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8.38261727312582" calcext:value-type="float">
            <text:p>8.38261727312582</text:p>
          </table:table-cell>
          <table:table-cell office:value-type="float" office:value="163.961937180554" calcext:value-type="float">
            <text:p>163.96193718055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.38557650153441" calcext:value-type="float">
            <text:p>8.38557650153441</text:p>
          </table:table-cell>
          <table:table-cell office:value-type="float" office:value="164.028386567692" calcext:value-type="float">
            <text:p>164.02838656769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8.38491889522139" calcext:value-type="float">
            <text:p>8.38491889522139</text:p>
          </table:table-cell>
          <table:table-cell office:value-type="float" office:value="164.008841029988" calcext:value-type="float">
            <text:p>164.00884102998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8.38733011836914" calcext:value-type="float">
            <text:p>8.38733011836914</text:p>
          </table:table-cell>
          <table:table-cell office:value-type="float" office:value="164.058944577856" calcext:value-type="float">
            <text:p>164.058944577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3860149057431" calcext:value-type="float">
            <text:p>8.3860149057431</text:p>
          </table:table-cell>
          <table:table-cell office:value-type="float" office:value="164.062034657626" calcext:value-type="float">
            <text:p>164.062034657626</text:p>
          </table:table-cell>
        </table:table-row>
      </table:table>
      <table:table table:name="railway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35x165</text:p>
          </table:table-cell>
          <table:table-cell office:value-type="string" calcext:value-type="string">
            <text:p>estimativaRG-0.52-137x166</text:p>
          </table:table-cell>
          <table:table-cell office:value-type="string" calcext:value-type="string">
            <text:p>estimativaRG-0.54-139x166</text:p>
          </table:table-cell>
          <table:table-cell office:value-type="string" calcext:value-type="string">
            <text:p>estimativaRG-0.56-140x167</text:p>
          </table:table-cell>
          <table:table-cell office:value-type="string" calcext:value-type="string">
            <text:p>estimativaRG-0.58-142x168</text:p>
          </table:table-cell>
          <table:table-cell office:value-type="string" calcext:value-type="string">
            <text:p>estimativaRG-0.60-144x170</text:p>
          </table:table-cell>
          <table:table-cell office:value-type="string" calcext:value-type="string">
            <text:p>estimativaRG-0.62-147x171</text:p>
          </table:table-cell>
          <table:table-cell office:value-type="string" calcext:value-type="string">
            <text:p>estimativaRG-0.64-151x173</text:p>
          </table:table-cell>
          <table:table-cell office:value-type="string" calcext:value-type="string">
            <text:p>estimativaRG-0.66-152x173</text:p>
          </table:table-cell>
          <table:table-cell office:value-type="string" calcext:value-type="string">
            <text:p>estimativaRG-0.68-154x175</text:p>
          </table:table-cell>
          <table:table-cell office:value-type="string" calcext:value-type="string">
            <text:p>estimativaRG-0.70-155x176</text:p>
          </table:table-cell>
          <table:table-cell office:value-type="string" calcext:value-type="string">
            <text:p>estimativaRG-0.72-157x177</text:p>
          </table:table-cell>
          <table:table-cell office:value-type="string" calcext:value-type="string">
            <text:p>estimativaRG-0.74-161x178</text:p>
          </table:table-cell>
          <table:table-cell office:value-type="string" calcext:value-type="string">
            <text:p>estimativaRG-0.76-168x179</text:p>
          </table:table-cell>
          <table:table-cell office:value-type="string" calcext:value-type="string">
            <text:p>estimativaRG-0.78-170x181</text:p>
          </table:table-cell>
          <table:table-cell office:value-type="string" calcext:value-type="string">
            <text:p>estimativaRG-0.80-173x182</text:p>
          </table:table-cell>
          <table:table-cell office:value-type="string" calcext:value-type="string">
            <text:p>estimativaRG-0.82-174x182</text:p>
          </table:table-cell>
          <table:table-cell office:value-type="string" calcext:value-type="string">
            <text:p>estimativaRG-0.84-176x183</text:p>
          </table:table-cell>
          <table:table-cell office:value-type="string" calcext:value-type="string">
            <text:p>estimativaRG-0.86-179x183</text:p>
          </table:table-cell>
          <table:table-cell office:value-type="string" calcext:value-type="string">
            <text:p>estimativaRG-0.88-181x183</text:p>
          </table:table-cell>
          <table:table-cell office:value-type="string" calcext:value-type="string">
            <text:p>estimativaRG-0.90-184x183</text:p>
          </table:table-cell>
          <table:table-cell office:value-type="string" calcext:value-type="string">
            <text:p>estimativaRG-0.92-185x184</text:p>
          </table:table-cell>
          <table:table-cell office:value-type="string" calcext:value-type="string">
            <text:p>estimativaRG-0.94-187x18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 office:value-type="float" office:value="28" calcext:value-type="float">
            <text:p>2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13" office:value-type="float" office:value="54" calcext:value-type="float">
            <text:p>54</text:p>
          </table:table-cell>
          <table:table-cell table:number-columns-repeated="10" office:value-type="float" office:value="53" calcext:value-type="float">
            <text:p>5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0" office:value-type="float" office:value="13" calcext:value-type="float">
            <text:p>1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 office:value-type="float" office:value="29" calcext:value-type="float">
            <text:p>29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4"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table:number-columns-repeated="9" office:value-type="float" office:value="83" calcext:value-type="float">
            <text:p>83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5" office:value-type="float" office:value="83" calcext:value-type="float">
            <text:p>83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4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 office:value-type="float" office:value="27" calcext:value-type="float">
            <text:p>27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4" office:value-type="float" office:value="64" calcext:value-type="float">
            <text:p>6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4" office:value-type="float" office:value="14" calcext:value-type="float">
            <text:p>1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4" office:value-type="float" office:value="62" calcext:value-type="float">
            <text:p>6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19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 office:value-type="float" office:value="28" calcext:value-type="float">
            <text:p>2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4" office:value-type="float" office:value="31" calcext:value-type="float">
            <text:p>31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18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0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4" office:value-type="float" office:value="175" calcext:value-type="float">
            <text:p>17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19" office:value-type="float" office:value="64" calcext:value-type="float">
            <text:p>6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number-columns-repeated="10" office:value-type="float" office:value="65" calcext:value-type="float">
            <text:p>65</text:p>
          </table:table-cell>
          <table:table-cell table:number-columns-repeated="13" office:value-type="float" office:value="66" calcext:value-type="float">
            <text:p>6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4"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19" office:value-type="float" office:value="107" calcext:value-type="float">
            <text:p>10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218" calcext:value-type="float">
            <text:p>218</text:p>
          </table:table-cell>
          <table:table-cell table:number-columns-repeated="10" office:value-type="float" office:value="217" calcext:value-type="float">
            <text:p>217</text:p>
          </table:table-cell>
          <table:table-cell table:number-columns-repeated="3" office:value-type="float" office:value="220" calcext:value-type="float">
            <text:p>220</text:p>
          </table:table-cell>
          <table:table-cell table:number-columns-repeated="10" office:value-type="float" office:value="218" calcext:value-type="float">
            <text:p>21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4" office:value-type="float" office:value="31" calcext:value-type="float">
            <text:p>31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 office:value-type="float" office:value="17" calcext:value-type="float">
            <text:p>1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8" office:value-type="float" office:value="39" calcext:value-type="float">
            <text:p>39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4"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0" office:value-type="float" office:value="45" calcext:value-type="float">
            <text:p>4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4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 office:value-type="float" office:value="59" calcext:value-type="float">
            <text:p>59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4" office:value-type="float" office:value="87" calcext:value-type="float">
            <text:p>87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16"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10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11"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4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0"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56" calcext:value-type="float">
            <text:p>5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2" office:value-type="float" office:value="33" calcext:value-type="float">
            <text:p>33</text:p>
          </table:table-cell>
          <table:table-cell table:number-columns-repeated="10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4"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17"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 office:value-type="float" office:value="73" calcext:value-type="float">
            <text:p>7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4"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14" office:value-type="float" office:value="9" calcext:value-type="float">
            <text:p>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4" office:value-type="float" office:value="136" calcext:value-type="float">
            <text:p>13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10"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table:number-columns-repeated="6" office:value-type="float" office:value="95" calcext:value-type="float">
            <text:p>95</text:p>
          </table:table-cell>
          <table:table-cell table:number-columns-repeated="4" office:value-type="float" office:value="96" calcext:value-type="float">
            <text:p>96</text:p>
          </table:table-cell>
          <table:table-cell table:number-columns-repeated="13"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4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16" office:value-type="float" office:value="57" calcext:value-type="float">
            <text:p>5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4" office:value-type="float" office:value="80" calcext:value-type="float">
            <text:p>8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24" office:value-type="float" office:value="133" calcext:value-type="float">
            <text:p>13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" office:value-type="float" office:value="27" calcext:value-type="float">
            <text:p>27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10" office:value-type="float" office:value="46" calcext:value-type="float">
            <text:p>46</text:p>
          </table:table-cell>
          <table:table-cell table:number-columns-repeated="12" office:value-type="float" office:value="43" calcext:value-type="float">
            <text:p>4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27" calcext:value-type="float">
            <text:p>27</text:p>
          </table:table-cell>
          <table:table-cell table:number-columns-repeated="14" office:value-type="float" office:value="26" calcext:value-type="float">
            <text:p>2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4" office:value-type="float" office:value="35" calcext:value-type="float">
            <text:p>3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7" office:value-type="float" office:value="80" calcext:value-type="float">
            <text:p>8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 office:value-type="float" office:value="60" calcext:value-type="float">
            <text:p>6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4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9" office:value-type="float" office:value="31" calcext:value-type="float">
            <text:p>31</text:p>
          </table:table-cell>
          <table:table-cell table:number-columns-repeated="6" office:value-type="float" office:value="33" calcext:value-type="float">
            <text:p>33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4"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table:number-columns-repeated="8" office:value-type="float" office:value="210" calcext:value-type="float">
            <text:p>210</text:p>
          </table:table-cell>
          <table:table-cell table:number-columns-repeated="12" office:value-type="float" office:value="213" calcext:value-type="float">
            <text:p>21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table:number-columns-repeated="6" office:value-type="float" office:value="123" calcext:value-type="float">
            <text:p>123</text:p>
          </table:table-cell>
          <table:table-cell table:number-columns-repeated="17" office:value-type="float" office:value="124" calcext:value-type="float">
            <text:p>12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1606" calcext:value-type="float">
            <text:p>1606</text:p>
          </table:table-cell>
          <table:table-cell office:value-type="float" office:value="1604" calcext:value-type="float">
            <text:p>1604</text:p>
          </table:table-cell>
          <table:table-cell table:number-columns-repeated="5" office:value-type="float" office:value="1605" calcext:value-type="float">
            <text:p>1605</text:p>
          </table:table-cell>
          <table:table-cell table:number-columns-repeated="9" office:value-type="float" office:value="1604" calcext:value-type="float">
            <text:p>1604</text:p>
          </table:table-cell>
          <table:table-cell table:number-columns-repeated="8" office:value-type="float" office:value="1606" calcext:value-type="float">
            <text:p>160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1" office:value-type="float" office:value="21" calcext:value-type="float">
            <text:p>21</text:p>
          </table:table-cell>
          <table:table-cell table:number-columns-repeated="10" office:value-type="float" office:value="22" calcext:value-type="float">
            <text:p>2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number-columns-repeated="24" office:value-type="float" office:value="675" calcext:value-type="float">
            <text:p>67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8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12" office:value-type="float" office:value="93" calcext:value-type="float">
            <text:p>9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4"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4" office:value-type="float" office:value="50" calcext:value-type="float">
            <text:p>5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18" office:value-type="float" office:value="57" calcext:value-type="float">
            <text:p>5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4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19" office:value-type="float" office:value="63" calcext:value-type="float">
            <text:p>6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29" calcext:value-type="float">
            <text:p>29</text:p>
          </table:table-cell>
          <table:table-cell table:number-columns-repeated="16"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4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24" office:value-type="float" office:value="210" calcext:value-type="float">
            <text:p>21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1128" calcext:value-type="float">
            <text:p>1128</text:p>
          </table:table-cell>
          <table:table-cell office:value-type="float" office:value="1131" calcext:value-type="float">
            <text:p>1131</text:p>
          </table:table-cell>
          <table:table-cell table:number-columns-repeated="5" office:value-type="float" office:value="1122" calcext:value-type="float">
            <text:p>1122</text:p>
          </table:table-cell>
          <table:table-cell table:number-columns-repeated="9" office:value-type="float" office:value="1131" calcext:value-type="float">
            <text:p>1131</text:p>
          </table:table-cell>
          <table:table-cell table:number-columns-repeated="8" office:value-type="float" office:value="1128" calcext:value-type="float">
            <text:p>112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4" office:value-type="float" office:value="148" calcext:value-type="float">
            <text:p>14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 office:value-type="float" office:value="9" calcext:value-type="float">
            <text:p>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7" office:value-type="float" office:value="51" calcext:value-type="float">
            <text:p>51</text:p>
          </table:table-cell>
          <table:table-cell table:number-columns-repeated="6"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16" office:value-type="float" office:value="22" calcext:value-type="float">
            <text:p>2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4"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4"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number-columns-repeated="10" office:value-type="float" office:value="89" calcext:value-type="float">
            <text:p>89</text:p>
          </table:table-cell>
          <table:table-cell table:number-columns-repeated="13"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16"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0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4" office:value-type="float" office:value="27" calcext:value-type="float">
            <text:p>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0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4" office:value-type="float" office:value="160" calcext:value-type="float">
            <text:p>16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4" office:value-type="float" office:value="43" calcext:value-type="float">
            <text:p>43</text:p>
          </table:table-cell>
          <table:table-cell table:number-columns-repeated="9" office:value-type="float" office:value="45" calcext:value-type="float">
            <text:p>4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5" calcext:value-type="float">
            <text:p>175</text:p>
          </table:table-cell>
          <table:table-cell table:number-columns-repeated="7" office:value-type="float" office:value="163" calcext:value-type="float">
            <text:p>163</text:p>
          </table:table-cell>
          <table:table-cell table:number-columns-repeated="5" office:value-type="float" office:value="176" calcext:value-type="float">
            <text:p>176</text:p>
          </table:table-cell>
          <table:table-cell table:number-columns-repeated="11" office:value-type="float" office:value="175" calcext:value-type="float">
            <text:p>17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666" calcext:value-type="float">
            <text:p>666</text:p>
          </table:table-cell>
          <table:table-cell table:number-columns-repeated="23" office:value-type="float" office:value="667" calcext:value-type="float">
            <text:p>667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4" office:value-type="float" office:value="77" calcext:value-type="float">
            <text:p>7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7" office:value-type="float" office:value="67" calcext:value-type="float">
            <text:p>67</text:p>
          </table:table-cell>
          <table:table-cell table:number-columns-repeated="11" office:value-type="float" office:value="68" calcext:value-type="float">
            <text:p>6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4" office:value-type="float" office:value="144" calcext:value-type="float">
            <text:p>14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4"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17" calcext:value-type="float">
            <text:p>17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4" office:value-type="float" office:value="92" calcext:value-type="float">
            <text:p>9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80" calcext:value-type="float">
            <text:p>180</text:p>
          </table:table-cell>
          <table:table-cell table:number-columns-repeated="16" office:value-type="float" office:value="172" calcext:value-type="float">
            <text:p>172</text:p>
          </table:table-cell>
          <table:table-cell table:number-columns-repeated="7" office:value-type="float" office:value="181" calcext:value-type="float">
            <text:p>181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4"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24" office:value-type="float" office:value="372" calcext:value-type="float">
            <text:p>37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2"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16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19" office:value-type="float" office:value="68" calcext:value-type="float">
            <text:p>6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9" office:value-type="float" office:value="66" calcext:value-type="float">
            <text:p>66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4"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1" office:value-type="float" office:value="63" calcext:value-type="float">
            <text:p>6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number-columns-repeated="19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railways.B2:.B501])" office:value-type="float" office:value="7142" calcext:value-type="float">
            <text:p>7142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railways.C2:.C501] - [railways.B2:.B501]))" office:value-type="float" office:value="3323" calcext:value-type="float">
            <text:p>3323</text:p>
          </table:table-cell>
          <table:table-cell table:style-name="ce3" table:number-matrix-columns-spanned="1" table:number-matrix-rows-spanned="1" table:formula="of:=SUM(ABS([railways.D2:.D501] - [railways.B2:.B501]))" office:value-type="float" office:value="3320" calcext:value-type="float">
            <text:p>3320</text:p>
          </table:table-cell>
          <table:table-cell table:style-name="ce3" table:number-matrix-columns-spanned="1" table:number-matrix-rows-spanned="1" table:formula="of:=SUM(ABS([railways.E2:.E501] - [railways.B2:.B501]))" office:value-type="float" office:value="3307" calcext:value-type="float">
            <text:p>3307</text:p>
          </table:table-cell>
          <table:table-cell table:style-name="ce1" table:number-matrix-columns-spanned="1" table:number-matrix-rows-spanned="1" table:formula="of:=SUM(ABS([railways.F2:.F501] - [railways.B2:.B501]))" office:value-type="float" office:value="3300" calcext:value-type="float">
            <text:p>3300</text:p>
          </table:table-cell>
          <table:table-cell table:style-name="ce1" table:number-matrix-columns-spanned="1" table:number-matrix-rows-spanned="1" table:formula="of:=SUM(ABS([railways.G2:.G501] - [railways.B2:.B501]))" office:value-type="float" office:value="3307" calcext:value-type="float">
            <text:p>3307</text:p>
          </table:table-cell>
          <table:table-cell table:style-name="ce1" table:number-matrix-columns-spanned="1" table:number-matrix-rows-spanned="1" table:formula="of:=SUM(ABS([railways.H2:.H501] - [railways.B2:.B501]))" office:value-type="float" office:value="3304" calcext:value-type="float">
            <text:p>3304</text:p>
          </table:table-cell>
          <table:table-cell table:style-name="ce1" table:number-matrix-columns-spanned="1" table:number-matrix-rows-spanned="1" table:formula="of:=SUM(ABS([railways.I2:.I501] - [railways.B2:.B501]))" office:value-type="float" office:value="3304" calcext:value-type="float">
            <text:p>3304</text:p>
          </table:table-cell>
          <table:table-cell table:style-name="ce1" table:number-matrix-columns-spanned="1" table:number-matrix-rows-spanned="1" table:formula="of:=SUM(ABS([railways.J2:.J501] - [railways.B2:.B501]))" office:value-type="float" office:value="3320" calcext:value-type="float">
            <text:p>3320</text:p>
          </table:table-cell>
          <table:table-cell table:style-name="ce1" table:number-matrix-columns-spanned="1" table:number-matrix-rows-spanned="1" table:formula="of:=SUM(ABS([railways.K2:.K501] - [railways.B2:.B501]))" office:value-type="float" office:value="3335" calcext:value-type="float">
            <text:p>3335</text:p>
          </table:table-cell>
          <table:table-cell table:style-name="ce1" table:number-matrix-columns-spanned="1" table:number-matrix-rows-spanned="1" table:formula="of:=SUM(ABS([railways.L2:.L501] - [railways.B2:.B501]))" office:value-type="float" office:value="3334" calcext:value-type="float">
            <text:p>3334</text:p>
          </table:table-cell>
          <table:table-cell table:style-name="ce1" table:number-matrix-columns-spanned="1" table:number-matrix-rows-spanned="1" table:formula="of:=SUM(ABS([railways.M2:.M501] - [railways.B2:.B501]))" office:value-type="float" office:value="3324" calcext:value-type="float">
            <text:p>3324</text:p>
          </table:table-cell>
          <table:table-cell table:style-name="ce1" table:number-matrix-columns-spanned="1" table:number-matrix-rows-spanned="1" table:formula="of:=SUM(ABS([railways.N2:.N501] - [railways.B2:.B501]))" office:value-type="float" office:value="3324" calcext:value-type="float">
            <text:p>3324</text:p>
          </table:table-cell>
          <table:table-cell table:style-name="ce1" table:number-matrix-columns-spanned="1" table:number-matrix-rows-spanned="1" table:formula="of:=SUM(ABS([railways.O2:.O501] - [railways.B2:.B501]))" office:value-type="float" office:value="3326" calcext:value-type="float">
            <text:p>3326</text:p>
          </table:table-cell>
          <table:table-cell table:style-name="ce1" table:number-matrix-columns-spanned="1" table:number-matrix-rows-spanned="1" table:formula="of:=SUM(ABS([railways.P2:.P501] - [railways.B2:.B501]))" office:value-type="float" office:value="3324" calcext:value-type="float">
            <text:p>3324</text:p>
          </table:table-cell>
          <table:table-cell table:style-name="ce1" table:number-matrix-columns-spanned="1" table:number-matrix-rows-spanned="1" table:formula="of:=SUM(ABS([railways.Q2:.Q501] - [railways.B2:.B501]))" office:value-type="float" office:value="3326" calcext:value-type="float">
            <text:p>3326</text:p>
          </table:table-cell>
          <table:table-cell table:style-name="ce1" table:number-matrix-columns-spanned="1" table:number-matrix-rows-spanned="1" table:formula="of:=SUM(ABS([railways.R2:.R501] - [railways.B2:.B501]))" office:value-type="float" office:value="3326" calcext:value-type="float">
            <text:p>3326</text:p>
          </table:table-cell>
          <table:table-cell table:style-name="ce1" table:number-matrix-columns-spanned="1" table:number-matrix-rows-spanned="1" table:formula="of:=SUM(ABS([railways.S2:.S501] - [railways.B2:.B501]))" office:value-type="float" office:value="3332" calcext:value-type="float">
            <text:p>3332</text:p>
          </table:table-cell>
          <table:table-cell table:style-name="ce1" table:number-matrix-columns-spanned="1" table:number-matrix-rows-spanned="1" table:formula="of:=SUM(ABS([railways.T2:.T501] - [railways.B2:.B501]))" office:value-type="float" office:value="3341" calcext:value-type="float">
            <text:p>3341</text:p>
          </table:table-cell>
          <table:table-cell table:style-name="ce1" table:number-matrix-columns-spanned="1" table:number-matrix-rows-spanned="1" table:formula="of:=SUM(ABS([railways.U2:.U501] - [railways.B2:.B501]))" office:value-type="float" office:value="3337" calcext:value-type="float">
            <text:p>3337</text:p>
          </table:table-cell>
          <table:table-cell table:style-name="ce1" table:number-matrix-columns-spanned="1" table:number-matrix-rows-spanned="1" table:formula="of:=SUM(ABS([railways.V2:.V501] - [railways.B2:.B501]))" office:value-type="float" office:value="3339" calcext:value-type="float">
            <text:p>3339</text:p>
          </table:table-cell>
          <table:table-cell table:style-name="ce1" table:number-matrix-columns-spanned="1" table:number-matrix-rows-spanned="1" table:formula="of:=SUM(ABS([railways.W2:.W501] - [railways.B2:.B501]))" office:value-type="float" office:value="3340" calcext:value-type="float">
            <text:p>3340</text:p>
          </table:table-cell>
          <table:table-cell table:style-name="ce1" table:number-matrix-columns-spanned="1" table:number-matrix-rows-spanned="1" table:formula="of:=SUM(ABS([railways.X2:.X501] - [railways.B2:.B501]))" office:value-type="float" office:value="3334" calcext:value-type="float">
            <text:p>3334</text:p>
          </table:table-cell>
          <table:table-cell table:style-name="ce1" table:number-matrix-columns-spanned="1" table:number-matrix-rows-spanned="1" table:formula="of:=SUM(ABS([railways.Y2:.Y501] - [railways.B2:.B501]))" office:value-type="float" office:value="3332" calcext:value-type="float">
            <text:p>3332</text:p>
          </table:table-cell>
          <table:table-cell table:style-name="ce1" table:number-matrix-columns-spanned="1" table:number-matrix-rows-spanned="1" table:formula="of:=SUM(ABS([railways.Z2:.Z501] - [railways.B2:.B501]))" office:value-type="float" office:value="3334" calcext:value-type="float">
            <text:p>3334</text:p>
          </table:table-cell>
          <table:table-cell table:style-name="ce1" table:number-matrix-columns-spanned="1" table:number-matrix-rows-spanned="1" table:formula="of:=SUM(ABS([railways.AA2:.AA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B2:.AB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C2:.AC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D2:.AD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E2:.AE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F2:.AF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G2:.AG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H2:.AH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I2:.AI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J2:.AJ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K2:.AK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L2:.AL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M2:.AM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N2:.AN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O2:.AO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P2:.AP501] - [railways.B2:.B501]))" office:value-type="float" office:value="7142" calcext:value-type="float">
            <text:p>7142</text:p>
          </table:table-cell>
          <table:table-cell table:style-name="ce1"/>
          <table:table-cell table:style-name="ce1" table:number-matrix-columns-spanned="1" table:number-matrix-rows-spanned="1" table:formula="of:=SUM(ABS([railways.AR2:.AR501] - [railways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railways.AS2:.AS501] - [railways.B2:.B501]))" office:value-type="float" office:value="7142" calcext:value-type="float">
            <text:p>7142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railways.C503] / [railways.B502]" office:value-type="float" office:value="0.465275833099972" calcext:value-type="float">
            <text:p>0.465276</text:p>
          </table:table-cell>
          <table:table-cell table:style-name="ce4" table:formula="of:=[railways.D503] / [railways.B502]" office:value-type="float" office:value="0.464855782693923" calcext:value-type="float">
            <text:p>0.464856</text:p>
          </table:table-cell>
          <table:table-cell table:style-name="ce4" table:formula="of:=[railways.E503] / [railways.B502]" office:value-type="float" office:value="0.463035564267712" calcext:value-type="float">
            <text:p>0.463036</text:p>
          </table:table-cell>
          <table:table-cell table:style-name="ce4" table:formula="of:=[railways.F503] / [railways.B502]" office:value-type="float" office:value="0.462055446653598" calcext:value-type="float">
            <text:p>0.462055</text:p>
          </table:table-cell>
          <table:table-cell table:style-name="ce4" table:formula="of:=[railways.G503] / [railways.B502]" office:value-type="float" office:value="0.463035564267712" calcext:value-type="float">
            <text:p>0.463036</text:p>
          </table:table-cell>
          <table:table-cell table:style-name="ce4" table:formula="of:=[railways.H503] / [railways.B502]" office:value-type="float" office:value="0.462615513861663" calcext:value-type="float">
            <text:p>0.462616</text:p>
          </table:table-cell>
          <table:table-cell table:style-name="ce4" table:formula="of:=[railways.I503] / [railways.B502]" office:value-type="float" office:value="0.462615513861663" calcext:value-type="float">
            <text:p>0.462616</text:p>
          </table:table-cell>
          <table:table-cell table:style-name="ce4" table:formula="of:=[railways.J503] / [railways.B502]" office:value-type="float" office:value="0.464855782693923" calcext:value-type="float">
            <text:p>0.464856</text:p>
          </table:table-cell>
          <table:table-cell table:style-name="ce4" table:formula="of:=[railways.K503] / [railways.B502]" office:value-type="float" office:value="0.466956034724167" calcext:value-type="float">
            <text:p>0.466956</text:p>
          </table:table-cell>
          <table:table-cell table:style-name="ce4" table:formula="of:=[railways.L503] / [railways.B502]" office:value-type="float" office:value="0.466816017922151" calcext:value-type="float">
            <text:p>0.466816</text:p>
          </table:table-cell>
          <table:table-cell table:style-name="ce4" table:formula="of:=[railways.M503] / [railways.B502]" office:value-type="float" office:value="0.465415849901988" calcext:value-type="float">
            <text:p>0.465416</text:p>
          </table:table-cell>
          <table:table-cell table:style-name="ce4" table:formula="of:=[railways.N503] / [railways.B502]" office:value-type="float" office:value="0.465415849901988" calcext:value-type="float">
            <text:p>0.465416</text:p>
          </table:table-cell>
          <table:table-cell table:style-name="ce4" table:formula="of:=[railways.O503] / [railways.B502]" office:value-type="float" office:value="0.465695883506021" calcext:value-type="float">
            <text:p>0.465696</text:p>
          </table:table-cell>
          <table:table-cell table:style-name="ce4" table:formula="of:=[railways.P503] / [railways.B502]" office:value-type="float" office:value="0.465415849901988" calcext:value-type="float">
            <text:p>0.465416</text:p>
          </table:table-cell>
          <table:table-cell table:style-name="ce4" table:formula="of:=[railways.Q503] / [railways.B502]" office:value-type="float" office:value="0.465695883506021" calcext:value-type="float">
            <text:p>0.465696</text:p>
          </table:table-cell>
          <table:table-cell table:style-name="ce4" table:formula="of:=[railways.R503] / [railways.B502]" office:value-type="float" office:value="0.465695883506021" calcext:value-type="float">
            <text:p>0.465696</text:p>
          </table:table-cell>
          <table:table-cell table:style-name="ce4" table:formula="of:=[railways.S503] / [railways.B502]" office:value-type="float" office:value="0.466535984318118" calcext:value-type="float">
            <text:p>0.466536</text:p>
          </table:table-cell>
          <table:table-cell table:style-name="ce4" table:formula="of:=[railways.T503] / [railways.B502]" office:value-type="float" office:value="0.467796135536264" calcext:value-type="float">
            <text:p>0.467796</text:p>
          </table:table-cell>
          <table:table-cell table:style-name="ce4" table:formula="of:=[railways.U503] / [railways.B502]" office:value-type="float" office:value="0.467236068328199" calcext:value-type="float">
            <text:p>0.467236</text:p>
          </table:table-cell>
          <table:table-cell table:style-name="ce4" table:formula="of:=[railways.V503] / [railways.B502]" office:value-type="float" office:value="0.467516101932232" calcext:value-type="float">
            <text:p>0.467516</text:p>
          </table:table-cell>
          <table:table-cell table:style-name="ce4" table:number-matrix-columns-spanned="1" table:number-matrix-rows-spanned="1" table:formula="of:=[railways.W503] / [railways.B502]" office:value-type="float" office:value="0.467656118734248" calcext:value-type="float">
            <text:p>0.467656</text:p>
          </table:table-cell>
          <table:table-cell table:style-name="ce4" table:formula="of:=[railways.X503] / [railways.B502]" office:value-type="float" office:value="0.466816017922151" calcext:value-type="float">
            <text:p>0.466816</text:p>
          </table:table-cell>
          <table:table-cell table:style-name="ce4" table:formula="of:=[railways.Y503] / [railways.B502]" office:value-type="float" office:value="0.466535984318118" calcext:value-type="float">
            <text:p>0.466536</text:p>
          </table:table-cell>
          <table:table-cell table:style-name="ce4" table:number-matrix-columns-spanned="1" table:number-matrix-rows-spanned="1" table:formula="of:=[railways.Z503] / [railways.B502]" office:value-type="float" office:value="0.466816017922151" calcext:value-type="float">
            <text:p>0.466816</text:p>
          </table:table-cell>
          <table:table-cell table:style-name="ce4" table:formula="of:=[railways.AA503] / [railways.B502]" office:value-type="float" office:value="1" calcext:value-type="float">
            <text:p>1.000000</text:p>
          </table:table-cell>
          <table:table-cell table:style-name="ce4" table:formula="of:=[railways.AB503] / [railways.B502]" office:value-type="float" office:value="1" calcext:value-type="float">
            <text:p>1.000000</text:p>
          </table:table-cell>
          <table:table-cell table:style-name="ce4" table:formula="of:=[railways.AC503] / [railway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ailways.AD503] / [railways.B502]" office:value-type="float" office:value="1" calcext:value-type="float">
            <text:p>1.000000</text:p>
          </table:table-cell>
          <table:table-cell table:style-name="ce4" table:formula="of:=[railways.AE503] / [railways.B502]" office:value-type="float" office:value="1" calcext:value-type="float">
            <text:p>1.000000</text:p>
          </table:table-cell>
          <table:table-cell table:style-name="ce4" table:formula="of:=[railways.AF503] / [railways.B502]" office:value-type="float" office:value="1" calcext:value-type="float">
            <text:p>1.000000</text:p>
          </table:table-cell>
          <table:table-cell table:style-name="ce4" table:formula="of:=[railways.AG503] / [railway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ailways.AH503] / [railways.B502]" office:value-type="float" office:value="1" calcext:value-type="float">
            <text:p>1.000000</text:p>
          </table:table-cell>
          <table:table-cell table:style-name="ce4" table:formula="of:=[railways.AI503] / [railway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ailways.AJ503] / [railway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ailways.AK503] / [railway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ailways.AL503] / [railway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ailways.AM503] / [railways.B502]" office:value-type="float" office:value="1" calcext:value-type="float">
            <text:p>1.000000</text:p>
          </table:table-cell>
          <table:table-cell table:style-name="ce4" table:formula="of:=[railways.AN503] / [railways.B502]" office:value-type="float" office:value="1" calcext:value-type="float">
            <text:p>1.000000</text:p>
          </table:table-cell>
          <table:table-cell table:style-name="ce4" table:formula="of:=[railways.AO503] / [railways.B502]" office:value-type="float" office:value="1" calcext:value-type="float">
            <text:p>1.000000</text:p>
          </table:table-cell>
          <table:table-cell table:style-name="ce4" table:formula="of:=[railways.AP503] / [railways.B502]" office:value-type="float" office:value="1" calcext:value-type="float">
            <text:p>1.000000</text:p>
          </table:table-cell>
          <table:table-cell table:style-name="ce1"/>
          <table:table-cell table:style-name="ce4" table:formula="of:=[railways.AR503] / [railways.B502]" office:value-type="float" office:value="1" calcext:value-type="float">
            <text:p>1.000000</text:p>
          </table:table-cell>
          <table:table-cell table:style-name="ce4" table:formula="of:=[railways.AS503] / [railways.B502]" office:value-type="float" office:value="1" calcext:value-type="float">
            <text:p>1.00000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railways.C2:.C501] - [railways.B2:.B501]))" office:value-type="float" office:value="30.8394663377952" calcext:value-type="float">
            <text:p>30.839466</text:p>
          </table:table-cell>
          <table:table-cell table:style-name="ce4" table:number-matrix-columns-spanned="1" table:number-matrix-rows-spanned="1" table:formula="of:=COM.MICROSOFT.STDEV.P(ABS([railways.D2:.D501] - [railways.B2:.B501]))" office:value-type="float" office:value="30.955102971885" calcext:value-type="float">
            <text:p>30.955103</text:p>
          </table:table-cell>
          <table:table-cell table:style-name="ce4" table:number-matrix-columns-spanned="1" table:number-matrix-rows-spanned="1" table:formula="of:=COM.MICROSOFT.STDEV.P(ABS([railways.E2:.E501] - [railways.B2:.B501]))" office:value-type="float" office:value="30.5869417235526" calcext:value-type="float">
            <text:p>30.586942</text:p>
          </table:table-cell>
          <table:table-cell table:style-name="ce4" table:number-matrix-columns-spanned="1" table:number-matrix-rows-spanned="1" table:formula="of:=COM.MICROSOFT.STDEV.P(ABS([railways.F2:.F501] - [railways.B2:.B501]))" office:value-type="float" office:value="30.5786853870469" calcext:value-type="float">
            <text:p>30.578685</text:p>
          </table:table-cell>
          <table:table-cell table:style-name="ce4" table:number-matrix-columns-spanned="1" table:number-matrix-rows-spanned="1" table:formula="of:=COM.MICROSOFT.STDEV.P(ABS([railways.G2:.G501] - [railways.B2:.B501]))" office:value-type="float" office:value="30.6017157035354" calcext:value-type="float">
            <text:p>30.601716</text:p>
          </table:table-cell>
          <table:table-cell table:style-name="ce4" table:number-matrix-columns-spanned="1" table:number-matrix-rows-spanned="1" table:formula="of:=COM.MICROSOFT.STDEV.P(ABS([railways.H2:.H501] - [railways.B2:.B501]))" office:value-type="float" office:value="30.5907557278338" calcext:value-type="float">
            <text:p>30.590756</text:p>
          </table:table-cell>
          <table:table-cell table:style-name="ce4" table:number-matrix-columns-spanned="1" table:number-matrix-rows-spanned="1" table:formula="of:=COM.MICROSOFT.STDEV.P(ABS([railways.I2:.I501] - [railways.B2:.B501]))" office:value-type="float" office:value="30.5873558190307" calcext:value-type="float">
            <text:p>30.587356</text:p>
          </table:table-cell>
          <table:table-cell table:style-name="ce4" table:number-matrix-columns-spanned="1" table:number-matrix-rows-spanned="1" table:formula="of:=COM.MICROSOFT.STDEV.P(ABS([railways.J2:.J501] - [railways.B2:.B501]))" office:value-type="float" office:value="30.9514199997351" calcext:value-type="float">
            <text:p>30.951420</text:p>
          </table:table-cell>
          <table:table-cell table:style-name="ce4" table:number-matrix-columns-spanned="1" table:number-matrix-rows-spanned="1" table:formula="of:=COM.MICROSOFT.STDEV.P(ABS([railways.K2:.K501] - [railways.B2:.B501]))" office:value-type="float" office:value="30.9554050207714" calcext:value-type="float">
            <text:p>30.955405</text:p>
          </table:table-cell>
          <table:table-cell table:style-name="ce4" table:number-matrix-columns-spanned="1" table:number-matrix-rows-spanned="1" table:formula="of:=COM.MICROSOFT.STDEV.P(ABS([railways.L2:.L501] - [railways.B2:.B501]))" office:value-type="float" office:value="30.9534776075323" calcext:value-type="float">
            <text:p>30.953478</text:p>
          </table:table-cell>
          <table:table-cell table:style-name="ce4" table:number-matrix-columns-spanned="1" table:number-matrix-rows-spanned="1" table:formula="of:=COM.MICROSOFT.STDEV.P(ABS([railways.M2:.M501] - [railways.B2:.B501]))" office:value-type="float" office:value="30.9394908813963" calcext:value-type="float">
            <text:p>30.939491</text:p>
          </table:table-cell>
          <table:table-cell table:style-name="ce4" table:number-matrix-columns-spanned="1" table:number-matrix-rows-spanned="1" table:formula="of:=COM.MICROSOFT.STDEV.P(ABS([railways.N2:.N501] - [railways.B2:.B501]))" office:value-type="float" office:value="30.9489918414155" calcext:value-type="float">
            <text:p>30.948992</text:p>
          </table:table-cell>
          <table:table-cell table:style-name="ce4" table:number-matrix-columns-spanned="1" table:number-matrix-rows-spanned="1" table:formula="of:=COM.MICROSOFT.STDEV.P(ABS([railways.O2:.O501] - [railways.B2:.B501]))" office:value-type="float" office:value="30.948584717237" calcext:value-type="float">
            <text:p>30.948585</text:p>
          </table:table-cell>
          <table:table-cell table:style-name="ce4" table:number-matrix-columns-spanned="1" table:number-matrix-rows-spanned="1" table:formula="of:=COM.MICROSOFT.STDEV.P(ABS([railways.P2:.P501] - [railways.B2:.B501]))" office:value-type="float" office:value="30.9475054891344" calcext:value-type="float">
            <text:p>30.947505</text:p>
          </table:table-cell>
          <table:table-cell table:style-name="ce4" table:number-matrix-columns-spanned="1" table:number-matrix-rows-spanned="1" table:formula="of:=COM.MICROSOFT.STDEV.P(ABS([railways.Q2:.Q501] - [railways.B2:.B501]))" office:value-type="float" office:value="30.9486493404801" calcext:value-type="float">
            <text:p>30.948649</text:p>
          </table:table-cell>
          <table:table-cell table:style-name="ce4" table:number-matrix-columns-spanned="1" table:number-matrix-rows-spanned="1" table:formula="of:=COM.MICROSOFT.STDEV.P(ABS([railways.R2:.R501] - [railways.B2:.B501]))" office:value-type="float" office:value="30.9571138189592" calcext:value-type="float">
            <text:p>30.957114</text:p>
          </table:table-cell>
          <table:table-cell table:style-name="ce4" table:number-matrix-columns-spanned="1" table:number-matrix-rows-spanned="1" table:formula="of:=COM.MICROSOFT.STDEV.P(ABS([railways.S2:.S501] - [railways.B2:.B501]))" office:value-type="float" office:value="30.8521490985637" calcext:value-type="float">
            <text:p>30.852149</text:p>
          </table:table-cell>
          <table:table-cell table:style-name="ce4" table:number-matrix-columns-spanned="1" table:number-matrix-rows-spanned="1" table:formula="of:=COM.MICROSOFT.STDEV.P(ABS([railways.T2:.T501] - [railways.B2:.B501]))" office:value-type="float" office:value="30.8800400906475" calcext:value-type="float">
            <text:p>30.880040</text:p>
          </table:table-cell>
          <table:table-cell table:style-name="ce4" table:number-matrix-columns-spanned="1" table:number-matrix-rows-spanned="1" table:formula="of:=COM.MICROSOFT.STDEV.P(ABS([railways.U2:.U501] - [railways.B2:.B501]))" office:value-type="float" office:value="30.8760056354446" calcext:value-type="float">
            <text:p>30.876006</text:p>
          </table:table-cell>
          <table:table-cell table:style-name="ce4" table:number-matrix-columns-spanned="1" table:number-matrix-rows-spanned="1" table:formula="of:=COM.MICROSOFT.STDEV.P(ABS([railways.V2:.V501] - [railways.B2:.B501]))" office:value-type="float" office:value="30.8772783127011" calcext:value-type="float">
            <text:p>30.877278</text:p>
          </table:table-cell>
          <table:table-cell table:style-name="ce4" table:number-matrix-columns-spanned="1" table:number-matrix-rows-spanned="1" table:formula="of:=COM.MICROSOFT.STDEV.P(ABS([railways.W2:.W501] - [railways.B2:.B501]))" office:value-type="float" office:value="30.8786916821293" calcext:value-type="float">
            <text:p>30.878692</text:p>
          </table:table-cell>
          <table:table-cell table:style-name="ce4" table:number-matrix-columns-spanned="1" table:number-matrix-rows-spanned="1" table:formula="of:=COM.MICROSOFT.STDEV.P(ABS([railways.X2:.X501] - [railways.B2:.B501]))" office:value-type="float" office:value="30.8683296600254" calcext:value-type="float">
            <text:p>30.868330</text:p>
          </table:table-cell>
          <table:table-cell table:style-name="ce4" table:number-matrix-columns-spanned="1" table:number-matrix-rows-spanned="1" table:formula="of:=COM.MICROSOFT.STDEV.P(ABS([railways.Y2:.Y501] - [railways.B2:.B501]))" office:value-type="float" office:value="30.8649818402668" calcext:value-type="float">
            <text:p>30.864982</text:p>
          </table:table-cell>
          <table:table-cell table:style-name="ce4" table:number-matrix-columns-spanned="1" table:number-matrix-rows-spanned="1" table:formula="of:=COM.MICROSOFT.STDEV.P(ABS([railways.Z2:.Z501] - [railways.B2:.B501]))" office:value-type="float" office:value="30.8661914722242" calcext:value-type="float">
            <text:p>30.866191</text:p>
          </table:table-cell>
          <table:table-cell table:style-name="ce4" table:number-matrix-columns-spanned="1" table:number-matrix-rows-spanned="1" table:formula="of:=COM.MICROSOFT.STDEV.P(ABS([railways.AA2:.AA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B2:.AB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C2:.AC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D2:.AD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E2:.AE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F2:.AF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G2:.AG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H2:.AH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I2:.AI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J2:.AJ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K2:.AK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L2:.AL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M2:.AM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N2:.AN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O2:.AO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P2:.AP501] - [railways.B2:.B501]))" office:value-type="float" office:value="85.1614428247901" calcext:value-type="float">
            <text:p>85.161443</text:p>
          </table:table-cell>
          <table:table-cell table:style-name="ce1"/>
          <table:table-cell table:style-name="ce4" table:number-matrix-columns-spanned="1" table:number-matrix-rows-spanned="1" table:formula="of:=COM.MICROSOFT.STDEV.P(ABS([railways.AR2:.AR501] - [railways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railways.AS2:.AS501] - [railways.B2:.B501]))" office:value-type="float" office:value="85.1614428247901" calcext:value-type="float">
            <text:p>85.161443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65276" calcext:value-type="float">
            <text:p>0.465276</text:p>
          </table:table-cell>
          <table:table-cell office:value-type="float" office:value="30.839466" calcext:value-type="float">
            <text:p>30.839466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ailways.shp</text:p>
          </table:table-cell>
          <table:table-cell office:value-type="float" office:value="6.646" calcext:value-type="float">
            <text:p>6.646</text:p>
          </table:table-cell>
          <table:table-cell table:number-columns-repeated="1017"/>
        </table:table-row>
      </table:table>
      <table:table table:name="Sheet18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64855782693923" calcext:value-type="float">
            <text:p>0.464855782693923</text:p>
          </table:table-cell>
          <table:table-cell office:value-type="float" office:value="30.955102971885" calcext:value-type="float">
            <text:p>30.95510297188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463035564267712" calcext:value-type="float">
            <text:p>0.463035564267712</text:p>
          </table:table-cell>
          <table:table-cell office:value-type="float" office:value="30.5869417235526" calcext:value-type="float">
            <text:p>30.5869417235526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462055446653598" calcext:value-type="float">
            <text:p>0.462055446653598</text:p>
          </table:table-cell>
          <table:table-cell office:value-type="float" office:value="30.5786853870469" calcext:value-type="float">
            <text:p>30.578685387046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463035564267712" calcext:value-type="float">
            <text:p>0.463035564267712</text:p>
          </table:table-cell>
          <table:table-cell office:value-type="float" office:value="30.6017157035354" calcext:value-type="float">
            <text:p>30.601715703535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462615513861663" calcext:value-type="float">
            <text:p>0.462615513861663</text:p>
          </table:table-cell>
          <table:table-cell office:value-type="float" office:value="30.5907557278338" calcext:value-type="float">
            <text:p>30.590755727833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62615513861663" calcext:value-type="float">
            <text:p>0.462615513861663</text:p>
          </table:table-cell>
          <table:table-cell office:value-type="float" office:value="30.5873558190307" calcext:value-type="float">
            <text:p>30.587355819030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464855782693923" calcext:value-type="float">
            <text:p>0.464855782693923</text:p>
          </table:table-cell>
          <table:table-cell office:value-type="float" office:value="30.9514199997351" calcext:value-type="float">
            <text:p>30.9514199997351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466956034724167" calcext:value-type="float">
            <text:p>0.466956034724167</text:p>
          </table:table-cell>
          <table:table-cell office:value-type="float" office:value="30.9554050207714" calcext:value-type="float">
            <text:p>30.955405020771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466816017922151" calcext:value-type="float">
            <text:p>0.466816017922151</text:p>
          </table:table-cell>
          <table:table-cell office:value-type="float" office:value="30.9534776075323" calcext:value-type="float">
            <text:p>30.953477607532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465415849901988" calcext:value-type="float">
            <text:p>0.465415849901988</text:p>
          </table:table-cell>
          <table:table-cell office:value-type="float" office:value="30.9394908813963" calcext:value-type="float">
            <text:p>30.939490881396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65415849901988" calcext:value-type="float">
            <text:p>0.465415849901988</text:p>
          </table:table-cell>
          <table:table-cell office:value-type="float" office:value="30.9489918414155" calcext:value-type="float">
            <text:p>30.948991841415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465695883506021" calcext:value-type="float">
            <text:p>0.465695883506021</text:p>
          </table:table-cell>
          <table:table-cell office:value-type="float" office:value="30.948584717237" calcext:value-type="float">
            <text:p>30.94858471723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465415849901988" calcext:value-type="float">
            <text:p>0.465415849901988</text:p>
          </table:table-cell>
          <table:table-cell office:value-type="float" office:value="30.9475054891344" calcext:value-type="float">
            <text:p>30.947505489134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465695883506021" calcext:value-type="float">
            <text:p>0.465695883506021</text:p>
          </table:table-cell>
          <table:table-cell office:value-type="float" office:value="30.9486493404801" calcext:value-type="float">
            <text:p>30.9486493404801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465695883506021" calcext:value-type="float">
            <text:p>0.465695883506021</text:p>
          </table:table-cell>
          <table:table-cell office:value-type="float" office:value="30.9571138189592" calcext:value-type="float">
            <text:p>30.957113818959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66535984318118" calcext:value-type="float">
            <text:p>0.466535984318118</text:p>
          </table:table-cell>
          <table:table-cell office:value-type="float" office:value="30.8521490985637" calcext:value-type="float">
            <text:p>30.852149098563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67796135536264" calcext:value-type="float">
            <text:p>0.467796135536264</text:p>
          </table:table-cell>
          <table:table-cell office:value-type="float" office:value="30.8800400906475" calcext:value-type="float">
            <text:p>30.880040090647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67236068328199" calcext:value-type="float">
            <text:p>0.467236068328199</text:p>
          </table:table-cell>
          <table:table-cell office:value-type="float" office:value="30.8760056354446" calcext:value-type="float">
            <text:p>30.8760056354446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467516101932232" calcext:value-type="float">
            <text:p>0.467516101932232</text:p>
          </table:table-cell>
          <table:table-cell office:value-type="float" office:value="30.8772783127011" calcext:value-type="float">
            <text:p>30.877278312701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467656118734248" calcext:value-type="float">
            <text:p>0.467656118734248</text:p>
          </table:table-cell>
          <table:table-cell office:value-type="float" office:value="30.8786916821293" calcext:value-type="float">
            <text:p>30.878691682129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66816017922151" calcext:value-type="float">
            <text:p>0.466816017922151</text:p>
          </table:table-cell>
          <table:table-cell office:value-type="float" office:value="30.8683296600254" calcext:value-type="float">
            <text:p>30.868329660025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66535984318118" calcext:value-type="float">
            <text:p>0.466535984318118</text:p>
          </table:table-cell>
          <table:table-cell office:value-type="float" office:value="30.8649818402668" calcext:value-type="float">
            <text:p>30.864981840266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466816017922151" calcext:value-type="float">
            <text:p>0.466816017922151</text:p>
          </table:table-cell>
          <table:table-cell office:value-type="float" office:value="30.8661914722242" calcext:value-type="float">
            <text:p>30.86619147222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5275833099972" calcext:value-type="float">
            <text:p>0.465275833099972</text:p>
          </table:table-cell>
          <table:table-cell office:value-type="float" office:value="30.8394663377952" calcext:value-type="float">
            <text:p>30.8394663377952</text:p>
          </table:table-cell>
        </table:table-row>
      </table:table>
      <table:table table:name="road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67x170</text:p>
          </table:table-cell>
          <table:table-cell office:value-type="string" calcext:value-type="string">
            <text:p>estimativaRG-0.52-170x173</text:p>
          </table:table-cell>
          <table:table-cell office:value-type="string" calcext:value-type="string">
            <text:p>estimativaRG-0.54-171x178</text:p>
          </table:table-cell>
          <table:table-cell office:value-type="string" calcext:value-type="string">
            <text:p>estimativaRG-0.56-172x183</text:p>
          </table:table-cell>
          <table:table-cell office:value-type="string" calcext:value-type="string">
            <text:p>estimativaRG-0.58-174x184</text:p>
          </table:table-cell>
          <table:table-cell office:value-type="string" calcext:value-type="string">
            <text:p>estimativaRG-0.60-175x186</text:p>
          </table:table-cell>
          <table:table-cell office:value-type="string" calcext:value-type="string">
            <text:p>estimativaRG-0.62-176x188</text:p>
          </table:table-cell>
          <table:table-cell office:value-type="string" calcext:value-type="string">
            <text:p>estimativaRG-0.64-176x190</text:p>
          </table:table-cell>
          <table:table-cell office:value-type="string" calcext:value-type="string">
            <text:p>estimativaRG-0.66-178x190</text:p>
          </table:table-cell>
          <table:table-cell office:value-type="string" calcext:value-type="string">
            <text:p>estimativaRG-0.68-178x191</text:p>
          </table:table-cell>
          <table:table-cell office:value-type="string" calcext:value-type="string">
            <text:p>estimativaRG-0.70-183x191</text:p>
          </table:table-cell>
          <table:table-cell office:value-type="string" calcext:value-type="string">
            <text:p>estimativaRG-0.72-183x192</text:p>
          </table:table-cell>
          <table:table-cell office:value-type="string" calcext:value-type="string">
            <text:p>estimativaRG-0.74-184x193</text:p>
          </table:table-cell>
          <table:table-cell office:value-type="string" calcext:value-type="string">
            <text:p>estimativaRG-0.76-184x194</text:p>
          </table:table-cell>
          <table:table-cell office:value-type="string" calcext:value-type="string">
            <text:p>estimativaRG-0.78-187x194</text:p>
          </table:table-cell>
          <table:table-cell office:value-type="string" calcext:value-type="string">
            <text:p>estimativaRG-0.80-188x194</text:p>
          </table:table-cell>
          <table:table-cell office:value-type="string" calcext:value-type="string">
            <text:p>estimativaRG-0.82-188x195</text:p>
          </table:table-cell>
          <table:table-cell office:value-type="string" calcext:value-type="string">
            <text:p>estimativaRG-0.84-189x196</text:p>
          </table:table-cell>
          <table:table-cell office:value-type="string" calcext:value-type="string">
            <text:p>estimativaRG-0.86-191x196</text:p>
          </table:table-cell>
          <table:table-cell office:value-type="string" calcext:value-type="string">
            <text:p>estimativaRG-0.88-191x1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723" calcext:value-type="float">
            <text:p>6723</text:p>
          </table:table-cell>
          <table:table-cell table:number-columns-repeated="21" office:value-type="float" office:value="7042" calcext:value-type="float">
            <text:p>704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786" calcext:value-type="float">
            <text:p>786</text:p>
          </table:table-cell>
          <table:table-cell table:number-columns-repeated="6" office:value-type="float" office:value="785" calcext:value-type="float">
            <text:p>785</text:p>
          </table:table-cell>
          <table:table-cell office:value-type="float" office:value="852" calcext:value-type="float">
            <text:p>852</text:p>
          </table:table-cell>
          <table:table-cell table:number-columns-repeated="13" office:value-type="float" office:value="786" calcext:value-type="float">
            <text:p>78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16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19" office:value-type="float" office:value="88" calcext:value-type="float">
            <text:p>8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17" office:value-type="float" office:value="112" calcext:value-type="float">
            <text:p>11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number-columns-repeated="2" office:value-type="float" office:value="1306" calcext:value-type="float">
            <text:p>1306</text:p>
          </table:table-cell>
          <table:table-cell office:value-type="float" office:value="1312" calcext:value-type="float">
            <text:p>1312</text:p>
          </table:table-cell>
          <table:table-cell table:number-columns-repeated="18" office:value-type="float" office:value="1306" calcext:value-type="float">
            <text:p>130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1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table:number-columns-repeated="21" office:value-type="float" office:value="737" calcext:value-type="float">
            <text:p>73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19" office:value-type="float" office:value="72" calcext:value-type="float">
            <text:p>7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752" calcext:value-type="float">
            <text:p>752</text:p>
          </table:table-cell>
          <table:table-cell table:number-columns-repeated="10" office:value-type="float" office:value="754" calcext:value-type="float">
            <text:p>754</text:p>
          </table:table-cell>
          <table:table-cell table:number-columns-repeated="6" office:value-type="float" office:value="746" calcext:value-type="float">
            <text:p>746</text:p>
          </table:table-cell>
          <table:table-cell table:number-columns-repeated="4" office:value-type="float" office:value="752" calcext:value-type="float">
            <text:p>75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number-columns-repeated="21" office:value-type="float" office:value="631" calcext:value-type="float">
            <text:p>6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5" calcext:value-type="float">
            <text:p>165</text:p>
          </table:table-cell>
          <table:table-cell table:number-columns-repeated="9" office:value-type="float" office:value="175" calcext:value-type="float">
            <text:p>175</text:p>
          </table:table-cell>
          <table:table-cell table:number-columns-repeated="11" office:value-type="float" office:value="165" calcext:value-type="float">
            <text:p>16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19"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84" calcext:value-type="float">
            <text:p>2284</text:p>
          </table:table-cell>
          <table:table-cell table:number-columns-repeated="21" office:value-type="float" office:value="2409" calcext:value-type="float">
            <text:p>240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109" calcext:value-type="float">
            <text:p>109</text:p>
          </table:table-cell>
          <table:table-cell table:number-columns-repeated="15" office:value-type="float" office:value="130" calcext:value-type="float">
            <text:p>13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21" office:value-type="float" office:value="268" calcext:value-type="float">
            <text:p>26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table:number-columns-repeated="21" office:value-type="float" office:value="4706" calcext:value-type="float">
            <text:p>470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1627" calcext:value-type="float">
            <text:p>1627</text:p>
          </table:table-cell>
          <table:table-cell table:number-columns-repeated="2" office:value-type="float" office:value="2078" calcext:value-type="float">
            <text:p>2078</text:p>
          </table:table-cell>
          <table:table-cell table:number-columns-repeated="18" office:value-type="float" office:value="1627" calcext:value-type="float">
            <text:p>162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621" calcext:value-type="float">
            <text:p>24621</text:p>
          </table:table-cell>
          <table:table-cell table:number-columns-repeated="21" office:value-type="float" office:value="27971" calcext:value-type="float">
            <text:p>2797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1" office:value-type="float" office:value="33" calcext:value-type="float">
            <text:p>3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815" calcext:value-type="float">
            <text:p>13815</text:p>
          </table:table-cell>
          <table:table-cell table:number-columns-repeated="21" office:value-type="float" office:value="14647" calcext:value-type="float">
            <text:p>1464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301" calcext:value-type="float">
            <text:p>11301</text:p>
          </table:table-cell>
          <table:table-cell table:number-columns-repeated="21" office:value-type="float" office:value="10755" calcext:value-type="float">
            <text:p>1075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1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10" office:value-type="float" office:value="59" calcext:value-type="float">
            <text:p>5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table:number-columns-repeated="3" office:value-type="float" office:value="608" calcext:value-type="float">
            <text:p>608</text:p>
          </table:table-cell>
          <table:table-cell table:number-columns-repeated="14" office:value-type="float" office:value="609" calcext:value-type="float">
            <text:p>60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5" office:value-type="float" office:value="1014" calcext:value-type="float">
            <text:p>1014</text:p>
          </table:table-cell>
          <table:table-cell table:number-columns-repeated="14" office:value-type="float" office:value="101" calcext:value-type="float">
            <text:p>10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458" calcext:value-type="float">
            <text:p>458</text:p>
          </table:table-cell>
          <table:table-cell table:number-columns-repeated="4" office:value-type="float" office:value="453" calcext:value-type="float">
            <text:p>453</text:p>
          </table:table-cell>
          <table:table-cell table:number-columns-repeated="16" office:value-type="float" office:value="458" calcext:value-type="float">
            <text:p>45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812" calcext:value-type="float">
            <text:p>7812</text:p>
          </table:table-cell>
          <table:table-cell office:value-type="float" office:value="7995" calcext:value-type="float">
            <text:p>7995</text:p>
          </table:table-cell>
          <table:table-cell table:number-columns-repeated="6" office:value-type="float" office:value="7994" calcext:value-type="float">
            <text:p>7994</text:p>
          </table:table-cell>
          <table:table-cell office:value-type="float" office:value="7993" calcext:value-type="float">
            <text:p>7993</text:p>
          </table:table-cell>
          <table:table-cell table:number-columns-repeated="2" office:value-type="float" office:value="7994" calcext:value-type="float">
            <text:p>7994</text:p>
          </table:table-cell>
          <table:table-cell table:number-columns-repeated="11" office:value-type="float" office:value="7995" calcext:value-type="float">
            <text:p>79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537" calcext:value-type="float">
            <text:p>537</text:p>
          </table:table-cell>
          <table:table-cell office:value-type="float" office:value="533" calcext:value-type="float">
            <text:p>533</text:p>
          </table:table-cell>
          <table:table-cell office:value-type="float" office:value="539" calcext:value-type="float">
            <text:p>539</text:p>
          </table:table-cell>
          <table:table-cell table:number-columns-repeated="18" office:value-type="float" office:value="537" calcext:value-type="float">
            <text:p>53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1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2340" calcext:value-type="float">
            <text:p>62340</text:p>
          </table:table-cell>
          <table:table-cell table:number-columns-repeated="21" office:value-type="float" office:value="63559" calcext:value-type="float">
            <text:p>6355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1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18"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number-columns-repeated="21" office:value-type="float" office:value="1403" calcext:value-type="float">
            <text:p>140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842" calcext:value-type="float">
            <text:p>842</text:p>
          </table:table-cell>
          <table:table-cell table:number-columns-repeated="18" office:value-type="float" office:value="845" calcext:value-type="float">
            <text:p>84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21" office:value-type="float" office:value="371" calcext:value-type="float">
            <text:p>37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86" calcext:value-type="float">
            <text:p>1786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2019" calcext:value-type="float">
            <text:p>2019</text:p>
          </table:table-cell>
          <table:table-cell office:value-type="float" office:value="2017" calcext:value-type="float">
            <text:p>2017</text:p>
          </table:table-cell>
          <table:table-cell table:number-columns-repeated="13" office:value-type="float" office:value="2020" calcext:value-type="float">
            <text:p>202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19" calcext:value-type="float">
            <text:p>1919</text:p>
          </table:table-cell>
          <table:table-cell table:number-columns-repeated="21" office:value-type="float" office:value="2137" calcext:value-type="float">
            <text:p>213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1" office:value-type="float" office:value="119" calcext:value-type="float">
            <text:p>11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 office:value-type="float" office:value="2355" calcext:value-type="float">
            <text:p>2355</text:p>
          </table:table-cell>
          <table:table-cell table:number-columns-repeated="2" office:value-type="float" office:value="1491" calcext:value-type="float">
            <text:p>1491</text:p>
          </table:table-cell>
          <table:table-cell table:number-columns-repeated="18" office:value-type="float" office:value="2355" calcext:value-type="float">
            <text:p>235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office:value-type="float" office:value="1347" calcext:value-type="float">
            <text:p>1347</text:p>
          </table:table-cell>
          <table:table-cell office:value-type="float" office:value="1307" calcext:value-type="float">
            <text:p>1307</text:p>
          </table:table-cell>
          <table:table-cell table:number-columns-repeated="2" office:value-type="float" office:value="1344" calcext:value-type="float">
            <text:p>1344</text:p>
          </table:table-cell>
          <table:table-cell table:number-columns-repeated="17" office:value-type="float" office:value="1347" calcext:value-type="float">
            <text:p>134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22" calcext:value-type="float">
            <text:p>2822</text:p>
          </table:table-cell>
          <table:table-cell office:value-type="float" office:value="3034" calcext:value-type="float">
            <text:p>3034</text:p>
          </table:table-cell>
          <table:table-cell table:number-columns-repeated="6" office:value-type="float" office:value="3078" calcext:value-type="float">
            <text:p>3078</text:p>
          </table:table-cell>
          <table:table-cell table:number-columns-repeated="14" office:value-type="float" office:value="3034" calcext:value-type="float">
            <text:p>303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748" calcext:value-type="float">
            <text:p>9748</text:p>
          </table:table-cell>
          <table:table-cell office:value-type="float" office:value="10176" calcext:value-type="float">
            <text:p>10176</text:p>
          </table:table-cell>
          <table:table-cell table:number-columns-repeated="3" office:value-type="float" office:value="10168" calcext:value-type="float">
            <text:p>10168</text:p>
          </table:table-cell>
          <table:table-cell table:number-columns-repeated="17" office:value-type="float" office:value="10176" calcext:value-type="float">
            <text:p>1017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89" calcext:value-type="float">
            <text:p>1689</text:p>
          </table:table-cell>
          <table:table-cell office:value-type="float" office:value="2037" calcext:value-type="float">
            <text:p>2037</text:p>
          </table:table-cell>
          <table:table-cell office:value-type="float" office:value="2110" calcext:value-type="float">
            <text:p>2110</text:p>
          </table:table-cell>
          <table:table-cell office:value-type="float" office:value="2057" calcext:value-type="float">
            <text:p>2057</text:p>
          </table:table-cell>
          <table:table-cell office:value-type="float" office:value="2037" calcext:value-type="float">
            <text:p>2037</text:p>
          </table:table-cell>
          <table:table-cell table:number-columns-repeated="3" office:value-type="float" office:value="2062" calcext:value-type="float">
            <text:p>2062</text:p>
          </table:table-cell>
          <table:table-cell table:number-columns-repeated="14" office:value-type="float" office:value="2037" calcext:value-type="float">
            <text:p>203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356" calcext:value-type="float">
            <text:p>356</text:p>
          </table:table-cell>
          <table:table-cell office:value-type="float" office:value="351" calcext:value-type="float">
            <text:p>351</text:p>
          </table:table-cell>
          <table:table-cell office:value-type="float" office:value="358" calcext:value-type="float">
            <text:p>358</text:p>
          </table:table-cell>
          <table:table-cell office:value-type="float" office:value="356" calcext:value-type="float">
            <text:p>356</text:p>
          </table:table-cell>
          <table:table-cell table:number-columns-repeated="3" office:value-type="float" office:value="355" calcext:value-type="float">
            <text:p>355</text:p>
          </table:table-cell>
          <table:table-cell table:number-columns-repeated="14" office:value-type="float" office:value="356" calcext:value-type="float">
            <text:p>35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float" office:value="1046" calcext:value-type="float">
            <text:p>1046</text:p>
          </table:table-cell>
          <table:table-cell table:number-columns-repeated="9" office:value-type="float" office:value="1036" calcext:value-type="float">
            <text:p>1036</text:p>
          </table:table-cell>
          <table:table-cell table:number-columns-repeated="6" office:value-type="float" office:value="1045" calcext:value-type="float">
            <text:p>1045</text:p>
          </table:table-cell>
          <table:table-cell table:number-columns-repeated="5" office:value-type="float" office:value="1046" calcext:value-type="float">
            <text:p>104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1" office:value-type="float" office:value="65" calcext:value-type="float">
            <text:p>6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table:number-columns-repeated="9" office:value-type="float" office:value="268" calcext:value-type="float">
            <text:p>268</text:p>
          </table:table-cell>
          <table:table-cell table:number-columns-repeated="10" office:value-type="float" office:value="352" calcext:value-type="float">
            <text:p>35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77" calcext:value-type="float">
            <text:p>2177</text:p>
          </table:table-cell>
          <table:table-cell table:number-columns-repeated="21" office:value-type="float" office:value="2986" calcext:value-type="float">
            <text:p>298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table:number-columns-repeated="21" office:value-type="float" office:value="1887" calcext:value-type="float">
            <text:p>188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15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17" office:value-type="float" office:value="195" calcext:value-type="float">
            <text:p>19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46" calcext:value-type="float">
            <text:p>246</text:p>
          </table:table-cell>
          <table:table-cell table:number-columns-repeated="18" office:value-type="float" office:value="241" calcext:value-type="float">
            <text:p>24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19" office:value-type="float" office:value="66" calcext:value-type="float">
            <text:p>6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number-columns-repeated="21" office:value-type="float" office:value="769" calcext:value-type="float">
            <text:p>76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7" office:value-type="float" office:value="113" calcext:value-type="float">
            <text:p>11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312" calcext:value-type="float">
            <text:p>312</text:p>
          </table:table-cell>
          <table:table-cell table:number-columns-repeated="6" office:value-type="float" office:value="360" calcext:value-type="float">
            <text:p>360</text:p>
          </table:table-cell>
          <table:table-cell table:number-columns-repeated="5"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7" office:value-type="float" office:value="312" calcext:value-type="float">
            <text:p>31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5"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table:number-columns-repeated="15" office:value-type="float" office:value="175" calcext:value-type="float">
            <text:p>1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40" calcext:value-type="float">
            <text:p>2740</text:p>
          </table:table-cell>
          <table:table-cell office:value-type="float" office:value="3008" calcext:value-type="float">
            <text:p>3008</text:p>
          </table:table-cell>
          <table:table-cell office:value-type="float" office:value="3004" calcext:value-type="float">
            <text:p>3004</text:p>
          </table:table-cell>
          <table:table-cell table:number-columns-repeated="5" office:value-type="float" office:value="3008" calcext:value-type="float">
            <text:p>3008</text:p>
          </table:table-cell>
          <table:table-cell table:number-columns-repeated="5" office:value-type="float" office:value="3007" calcext:value-type="float">
            <text:p>3007</text:p>
          </table:table-cell>
          <table:table-cell table:number-columns-repeated="2" office:value-type="float" office:value="3011" calcext:value-type="float">
            <text:p>3011</text:p>
          </table:table-cell>
          <table:table-cell table:number-columns-repeated="7" office:value-type="float" office:value="3008" calcext:value-type="float">
            <text:p>300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office:value-type="float" office:value="1324" calcext:value-type="float">
            <text:p>1324</text:p>
          </table:table-cell>
          <table:table-cell office:value-type="float" office:value="1323" calcext:value-type="float">
            <text:p>1323</text:p>
          </table:table-cell>
          <table:table-cell table:number-columns-repeated="19" office:value-type="float" office:value="1324" calcext:value-type="float">
            <text:p>1324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573" calcext:value-type="float">
            <text:p>573</text:p>
          </table:table-cell>
          <table:table-cell table:number-columns-repeated="18" office:value-type="float" office:value="572" calcext:value-type="float">
            <text:p>57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239" calcext:value-type="float">
            <text:p>18239</text:p>
          </table:table-cell>
          <table:table-cell table:number-columns-repeated="21" office:value-type="float" office:value="18959" calcext:value-type="float">
            <text:p>1895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525" calcext:value-type="float">
            <text:p>7525</text:p>
          </table:table-cell>
          <table:table-cell table:number-columns-repeated="21" office:value-type="float" office:value="8345" calcext:value-type="float">
            <text:p>834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1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1250" calcext:value-type="float">
            <text:p>1250</text:p>
          </table:table-cell>
          <table:table-cell office:value-type="float" office:value="1310" calcext:value-type="float">
            <text:p>1310</text:p>
          </table:table-cell>
          <table:table-cell office:value-type="float" office:value="1279" calcext:value-type="float">
            <text:p>1279</text:p>
          </table:table-cell>
          <table:table-cell table:number-columns-repeated="18" office:value-type="float" office:value="1250" calcext:value-type="float">
            <text:p>125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14" office:value-type="float" office:value="83" calcext:value-type="float">
            <text:p>8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424" calcext:value-type="float">
            <text:p>8424</text:p>
          </table:table-cell>
          <table:table-cell table:number-columns-repeated="21" office:value-type="float" office:value="8579" calcext:value-type="float">
            <text:p>857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19" office:value-type="float" office:value="41" calcext:value-type="float">
            <text:p>4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070" calcext:value-type="float">
            <text:p>4070</text:p>
          </table:table-cell>
          <table:table-cell office:value-type="float" office:value="4246" calcext:value-type="float">
            <text:p>4246</text:p>
          </table:table-cell>
          <table:table-cell table:number-columns-repeated="4" office:value-type="float" office:value="4228" calcext:value-type="float">
            <text:p>4228</text:p>
          </table:table-cell>
          <table:table-cell office:value-type="float" office:value="4233" calcext:value-type="float">
            <text:p>4233</text:p>
          </table:table-cell>
          <table:table-cell table:number-columns-repeated="15" office:value-type="float" office:value="4246" calcext:value-type="float">
            <text:p>424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576" calcext:value-type="float">
            <text:p>11576</text:p>
          </table:table-cell>
          <table:table-cell table:number-columns-repeated="21" office:value-type="float" office:value="12386" calcext:value-type="float">
            <text:p>1238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592" calcext:value-type="float">
            <text:p>5592</text:p>
          </table:table-cell>
          <table:table-cell table:number-columns-repeated="21" office:value-type="float" office:value="6726" calcext:value-type="float">
            <text:p>672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347" calcext:value-type="float">
            <text:p>24347</text:p>
          </table:table-cell>
          <table:table-cell table:number-columns-repeated="21" office:value-type="float" office:value="23685" calcext:value-type="float">
            <text:p>2368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8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557" calcext:value-type="float">
            <text:p>557</text:p>
          </table:table-cell>
          <table:table-cell table:number-columns-repeated="4" office:value-type="float" office:value="556" calcext:value-type="float">
            <text:p>556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559" calcext:value-type="float">
            <text:p>559</text:p>
          </table:table-cell>
          <table:table-cell table:number-columns-repeated="13" office:value-type="float" office:value="557" calcext:value-type="float">
            <text:p>55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number-columns-repeated="21" office:value-type="float" office:value="534" calcext:value-type="float">
            <text:p>534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7" calcext:value-type="float">
            <text:p>297</text:p>
          </table:table-cell>
          <table:table-cell table:number-columns-repeated="18" office:value-type="float" office:value="298" calcext:value-type="float">
            <text:p>29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table:number-columns-repeated="21" office:value-type="float" office:value="1192" calcext:value-type="float">
            <text:p>11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number-columns-repeated="21" office:value-type="float" office:value="1225" calcext:value-type="float">
            <text:p>122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1" office:value-type="float" office:value="236" calcext:value-type="float">
            <text:p>23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1" office:value-type="float" office:value="290" calcext:value-type="float">
            <text:p>29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21" office:value-type="float" office:value="409" calcext:value-type="float">
            <text:p>40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58" calcext:value-type="float">
            <text:p>3058</text:p>
          </table:table-cell>
          <table:table-cell table:number-columns-repeated="21" office:value-type="float" office:value="3537" calcext:value-type="float">
            <text:p>353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1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1" office:value-type="float" office:value="98" calcext:value-type="float">
            <text:p>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1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1" office:value-type="float" office:value="38" calcext:value-type="float">
            <text:p>3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9" office:value-type="float" office:value="116" calcext:value-type="float">
            <text:p>116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float" office:value="970" calcext:value-type="float">
            <text:p>970</text:p>
          </table:table-cell>
          <table:table-cell table:number-columns-repeated="7" office:value-type="float" office:value="988" calcext:value-type="float">
            <text:p>988</text:p>
          </table:table-cell>
          <table:table-cell table:number-columns-repeated="13" office:value-type="float" office:value="970" calcext:value-type="float">
            <text:p>97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75" calcext:value-type="float">
            <text:p>1775</text:p>
          </table:table-cell>
          <table:table-cell office:value-type="float" office:value="1970" calcext:value-type="float">
            <text:p>1970</text:p>
          </table:table-cell>
          <table:table-cell office:value-type="float" office:value="1885" calcext:value-type="float">
            <text:p>1885</text:p>
          </table:table-cell>
          <table:table-cell table:number-columns-repeated="19" office:value-type="float" office:value="1970" calcext:value-type="float">
            <text:p>197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1" office:value-type="float" office:value="103" calcext:value-type="float">
            <text:p>10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table:number-columns-repeated="19" office:value-type="float" office:value="185" calcext:value-type="float">
            <text:p>18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1"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01" calcext:value-type="float">
            <text:p>1601</text:p>
          </table:table-cell>
          <table:table-cell table:number-columns-repeated="21" office:value-type="float" office:value="1931" calcext:value-type="float">
            <text:p>193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1"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table:number-columns-repeated="21" office:value-type="float" office:value="1710" calcext:value-type="float">
            <text:p>17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1" office:value-type="float" office:value="126" calcext:value-type="float">
            <text:p>12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table:number-columns-repeated="21" office:value-type="float" office:value="1343" calcext:value-type="float">
            <text:p>134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90" calcext:value-type="float">
            <text:p>2190</text:p>
          </table:table-cell>
          <table:table-cell table:number-columns-repeated="21" office:value-type="float" office:value="2255" calcext:value-type="float">
            <text:p>225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1" office:value-type="float" office:value="13" calcext:value-type="float">
            <text:p>1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57" calcext:value-type="float">
            <text:p>2257</text:p>
          </table:table-cell>
          <table:table-cell table:number-columns-repeated="21" office:value-type="float" office:value="2435" calcext:value-type="float">
            <text:p>243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1"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number-columns-repeated="21" office:value-type="float" office:value="702" calcext:value-type="float">
            <text:p>7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17" office:value-type="float" office:value="131" calcext:value-type="float">
            <text:p>1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14"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34" calcext:value-type="float">
            <text:p>334</text:p>
          </table:table-cell>
          <table:table-cell table:number-columns-repeated="4" office:value-type="float" office:value="390" calcext:value-type="float">
            <text:p>390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285" calcext:value-type="float">
            <text:p>285</text:p>
          </table:table-cell>
          <table:table-cell table:number-columns-repeated="13" office:value-type="float" office:value="334" calcext:value-type="float">
            <text:p>33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number-columns-repeated="21" office:value-type="float" office:value="490" calcext:value-type="float">
            <text:p>49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7033" calcext:value-type="float">
            <text:p>37033</text:p>
          </table:table-cell>
          <table:table-cell table:number-columns-repeated="21" office:value-type="float" office:value="38014" calcext:value-type="float">
            <text:p>3801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1"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8" office:value-type="float" office:value="111" calcext:value-type="float">
            <text:p>11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817" calcext:value-type="float">
            <text:p>3817</text:p>
          </table:table-cell>
          <table:table-cell table:number-columns-repeated="21" office:value-type="float" office:value="4241" calcext:value-type="float">
            <text:p>424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office:value-type="float" office:value="1015" calcext:value-type="float">
            <text:p>1015</text:p>
          </table:table-cell>
          <table:table-cell table:number-columns-repeated="10" office:value-type="float" office:value="829" calcext:value-type="float">
            <text:p>829</text:p>
          </table:table-cell>
          <table:table-cell table:number-columns-repeated="10" office:value-type="float" office:value="1015" calcext:value-type="float">
            <text:p>101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1" office:value-type="float" office:value="53" calcext:value-type="float">
            <text:p>5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9" office:value-type="float" office:value="51" calcext:value-type="float">
            <text:p>51</text:p>
          </table:table-cell>
          <table:table-cell table:number-columns-repeated="10" office:value-type="float" office:value="52" calcext:value-type="float">
            <text:p>5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1" office:value-type="float" office:value="114" calcext:value-type="float">
            <text:p>11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95" calcext:value-type="float">
            <text:p>2395</text:p>
          </table:table-cell>
          <table:table-cell office:value-type="float" office:value="2486" calcext:value-type="float">
            <text:p>2486</text:p>
          </table:table-cell>
          <table:table-cell table:number-columns-repeated="7" office:value-type="float" office:value="2476" calcext:value-type="float">
            <text:p>2476</text:p>
          </table:table-cell>
          <table:table-cell table:number-columns-repeated="13" office:value-type="float" office:value="2486" calcext:value-type="float">
            <text:p>248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84" calcext:value-type="float">
            <text:p>2384</text:p>
          </table:table-cell>
          <table:table-cell office:value-type="float" office:value="2627" calcext:value-type="float">
            <text:p>2627</text:p>
          </table:table-cell>
          <table:table-cell table:number-columns-repeated="2" office:value-type="float" office:value="2634" calcext:value-type="float">
            <text:p>2634</text:p>
          </table:table-cell>
          <table:table-cell table:number-columns-repeated="18" office:value-type="float" office:value="2627" calcext:value-type="float">
            <text:p>262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table:number-columns-repeated="2" office:value-type="float" office:value="1231" calcext:value-type="float">
            <text:p>1231</text:p>
          </table:table-cell>
          <table:table-cell table:number-columns-repeated="5" office:value-type="float" office:value="1202" calcext:value-type="float">
            <text:p>1202</text:p>
          </table:table-cell>
          <table:table-cell table:number-columns-repeated="14" office:value-type="float" office:value="1231" calcext:value-type="float">
            <text:p>123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21" office:value-type="float" office:value="180" calcext:value-type="float">
            <text:p>18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office:value-type="float" office:value="1701" calcext:value-type="float">
            <text:p>1701</text:p>
          </table:table-cell>
          <table:table-cell table:number-columns-repeated="6" office:value-type="float" office:value="1702" calcext:value-type="float">
            <text:p>1702</text:p>
          </table:table-cell>
          <table:table-cell table:number-columns-repeated="14" office:value-type="float" office:value="1701" calcext:value-type="float">
            <text:p>170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1"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10" office:value-type="float" office:value="67" calcext:value-type="float">
            <text:p>67</text:p>
          </table:table-cell>
          <table:table-cell table:number-columns-repeated="10" office:value-type="float" office:value="65" calcext:value-type="float">
            <text:p>6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number-columns-repeated="21" office:value-type="float" office:value="725" calcext:value-type="float">
            <text:p>72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number-columns-repeated="21" office:value-type="float" office:value="635" calcext:value-type="float">
            <text:p>63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388" calcext:value-type="float">
            <text:p>388</text:p>
          </table:table-cell>
          <table:table-cell table:number-columns-repeated="17" office:value-type="float" office:value="387" calcext:value-type="float">
            <text:p>38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office:value-type="float" office:value="2271" calcext:value-type="float">
            <text:p>2271</text:p>
          </table:table-cell>
          <table:table-cell office:value-type="float" office:value="2269" calcext:value-type="float">
            <text:p>2269</text:p>
          </table:table-cell>
          <table:table-cell table:number-columns-repeated="9" office:value-type="float" office:value="2270" calcext:value-type="float">
            <text:p>2270</text:p>
          </table:table-cell>
          <table:table-cell table:number-columns-repeated="10" office:value-type="float" office:value="2271" calcext:value-type="float">
            <text:p>227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734" calcext:value-type="float">
            <text:p>20734</text:p>
          </table:table-cell>
          <table:table-cell office:value-type="float" office:value="21435" calcext:value-type="float">
            <text:p>21435</text:p>
          </table:table-cell>
          <table:table-cell table:number-columns-repeated="3" office:value-type="float" office:value="18834" calcext:value-type="float">
            <text:p>18834</text:p>
          </table:table-cell>
          <table:table-cell table:number-columns-repeated="17" office:value-type="float" office:value="21435" calcext:value-type="float">
            <text:p>2143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table:number-columns-repeated="7" office:value-type="float" office:value="65" calcext:value-type="float">
            <text:p>65</text:p>
          </table:table-cell>
          <table:table-cell table:number-columns-repeated="12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276" calcext:value-type="float">
            <text:p>4276</text:p>
          </table:table-cell>
          <table:table-cell table:number-columns-repeated="21" office:value-type="float" office:value="4551" calcext:value-type="float">
            <text:p>455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7" office:value-type="float" office:value="86" calcext:value-type="float">
            <text:p>8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762" calcext:value-type="float">
            <text:p>14762</text:p>
          </table:table-cell>
          <table:table-cell table:number-columns-repeated="21" office:value-type="float" office:value="15264" calcext:value-type="float">
            <text:p>15264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04" calcext:value-type="float">
            <text:p>2104</text:p>
          </table:table-cell>
          <table:table-cell office:value-type="float" office:value="2290" calcext:value-type="float">
            <text:p>2290</text:p>
          </table:table-cell>
          <table:table-cell office:value-type="float" office:value="2286" calcext:value-type="float">
            <text:p>2286</text:p>
          </table:table-cell>
          <table:table-cell table:number-columns-repeated="7" office:value-type="float" office:value="2290" calcext:value-type="float">
            <text:p>2290</text:p>
          </table:table-cell>
          <table:table-cell table:number-columns-repeated="4" office:value-type="float" office:value="2286" calcext:value-type="float">
            <text:p>2286</text:p>
          </table:table-cell>
          <table:table-cell table:number-columns-repeated="8" office:value-type="float" office:value="2290" calcext:value-type="float">
            <text:p>22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170" calcext:value-type="float">
            <text:p>9170</text:p>
          </table:table-cell>
          <table:table-cell table:number-columns-repeated="21" office:value-type="float" office:value="10621" calcext:value-type="float">
            <text:p>1062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448" calcext:value-type="float">
            <text:p>448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449" calcext:value-type="float">
            <text:p>449</text:p>
          </table:table-cell>
          <table:table-cell table:number-columns-repeated="17" office:value-type="float" office:value="448" calcext:value-type="float">
            <text:p>44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office:value-type="float" office:value="2316" calcext:value-type="float">
            <text:p>2316</text:p>
          </table:table-cell>
          <table:table-cell office:value-type="float" office:value="2279" calcext:value-type="float">
            <text:p>2279</text:p>
          </table:table-cell>
          <table:table-cell table:number-columns-repeated="2" office:value-type="float" office:value="2317" calcext:value-type="float">
            <text:p>2317</text:p>
          </table:table-cell>
          <table:table-cell table:number-columns-repeated="17" office:value-type="float" office:value="2316" calcext:value-type="float">
            <text:p>231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table:number-columns-repeated="21" office:value-type="float" office:value="2385" calcext:value-type="float">
            <text:p>238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8"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46" calcext:value-type="float">
            <text:p>46</text:p>
          </table:table-cell>
          <table:table-cell table:number-columns-repeated="14" office:value-type="float" office:value="47" calcext:value-type="float">
            <text:p>4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office:value-type="float" office:value="2272" calcext:value-type="float">
            <text:p>2272</text:p>
          </table:table-cell>
          <table:table-cell table:number-columns-repeated="3" office:value-type="float" office:value="2280" calcext:value-type="float">
            <text:p>2280</text:p>
          </table:table-cell>
          <table:table-cell table:number-columns-repeated="3" office:value-type="float" office:value="2266" calcext:value-type="float">
            <text:p>2266</text:p>
          </table:table-cell>
          <table:table-cell table:number-columns-repeated="14" office:value-type="float" office:value="2272" calcext:value-type="float">
            <text:p>227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21" office:value-type="float" office:value="444" calcext:value-type="float">
            <text:p>44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number-columns-repeated="2" office:value-type="float" office:value="966" calcext:value-type="float">
            <text:p>966</text:p>
          </table:table-cell>
          <table:table-cell office:value-type="float" office:value="963" calcext:value-type="float">
            <text:p>963</text:p>
          </table:table-cell>
          <table:table-cell table:number-columns-repeated="18" office:value-type="float" office:value="966" calcext:value-type="float">
            <text:p>96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765" calcext:value-type="float">
            <text:p>765</text:p>
          </table:table-cell>
          <table:table-cell table:number-columns-repeated="7" office:value-type="float" office:value="766" calcext:value-type="float">
            <text:p>766</text:p>
          </table:table-cell>
          <table:table-cell table:number-columns-repeated="13" office:value-type="float" office:value="765" calcext:value-type="float">
            <text:p>76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table:number-columns-repeated="21" office:value-type="float" office:value="1531" calcext:value-type="float">
            <text:p>15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983" calcext:value-type="float">
            <text:p>4983</text:p>
          </table:table-cell>
          <table:table-cell table:number-columns-repeated="21" office:value-type="float" office:value="5406" calcext:value-type="float">
            <text:p>540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1" office:value-type="float" office:value="67" calcext:value-type="float">
            <text:p>6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58" calcext:value-type="float">
            <text:p>1958</text:p>
          </table:table-cell>
          <table:table-cell table:number-columns-repeated="21" office:value-type="float" office:value="2208" calcext:value-type="float">
            <text:p>220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934" calcext:value-type="float">
            <text:p>10934</text:p>
          </table:table-cell>
          <table:table-cell table:number-columns-repeated="21" office:value-type="float" office:value="11348" calcext:value-type="float">
            <text:p>1134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number-columns-repeated="21" office:value-type="float" office:value="1471" calcext:value-type="float">
            <text:p>147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1"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number-columns-repeated="18" office:value-type="float" office:value="157" calcext:value-type="float">
            <text:p>15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number-columns-repeated="19" office:value-type="float" office:value="177" calcext:value-type="float">
            <text:p>17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493" calcext:value-type="float">
            <text:p>4493</text:p>
          </table:table-cell>
          <table:table-cell table:number-columns-repeated="21" office:value-type="float" office:value="4903" calcext:value-type="float">
            <text:p>490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14" office:value-type="float" office:value="85" calcext:value-type="float">
            <text:p>8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1025" calcext:value-type="float">
            <text:p>1025</text:p>
          </table:table-cell>
          <table:table-cell office:value-type="float" office:value="1016" calcext:value-type="float">
            <text:p>1016</text:p>
          </table:table-cell>
          <table:table-cell table:number-columns-repeated="19" office:value-type="float" office:value="1025" calcext:value-type="float">
            <text:p>102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326" calcext:value-type="float">
            <text:p>326</text:p>
          </table:table-cell>
          <table:table-cell office:value-type="float" office:value="322" calcext:value-type="float">
            <text:p>322</text:p>
          </table:table-cell>
          <table:table-cell table:number-columns-repeated="19" office:value-type="float" office:value="326" calcext:value-type="float">
            <text:p>32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869" calcext:value-type="float">
            <text:p>7869</text:p>
          </table:table-cell>
          <table:table-cell office:value-type="float" office:value="8128" calcext:value-type="float">
            <text:p>8128</text:p>
          </table:table-cell>
          <table:table-cell table:number-columns-repeated="2" office:value-type="float" office:value="8131" calcext:value-type="float">
            <text:p>8131</text:p>
          </table:table-cell>
          <table:table-cell office:value-type="float" office:value="8132" calcext:value-type="float">
            <text:p>8132</text:p>
          </table:table-cell>
          <table:table-cell table:number-columns-repeated="2" office:value-type="float" office:value="8131" calcext:value-type="float">
            <text:p>8131</text:p>
          </table:table-cell>
          <table:table-cell table:number-columns-repeated="15" office:value-type="float" office:value="8128" calcext:value-type="float">
            <text:p>8128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497" calcext:value-type="float">
            <text:p>6497</text:p>
          </table:table-cell>
          <table:table-cell office:value-type="float" office:value="6865" calcext:value-type="float">
            <text:p>6865</text:p>
          </table:table-cell>
          <table:table-cell table:number-columns-repeated="3" office:value-type="float" office:value="6864" calcext:value-type="float">
            <text:p>6864</text:p>
          </table:table-cell>
          <table:table-cell table:number-columns-repeated="17" office:value-type="float" office:value="6865" calcext:value-type="float">
            <text:p>686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843" calcext:value-type="float">
            <text:p>7843</text:p>
          </table:table-cell>
          <table:table-cell office:value-type="float" office:value="6513" calcext:value-type="float">
            <text:p>6513</text:p>
          </table:table-cell>
          <table:table-cell table:number-columns-repeated="2" office:value-type="float" office:value="6510" calcext:value-type="float">
            <text:p>6510</text:p>
          </table:table-cell>
          <table:table-cell table:number-columns-repeated="18" office:value-type="float" office:value="6513" calcext:value-type="float">
            <text:p>651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1" office:value-type="float" office:value="396" calcext:value-type="float">
            <text:p>39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table:number-columns-repeated="19" office:value-type="float" office:value="400" calcext:value-type="float">
            <text:p>40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table:number-columns-repeated="21" office:value-type="float" office:value="1820" calcext:value-type="float">
            <text:p>182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21" office:value-type="float" office:value="490" calcext:value-type="float">
            <text:p>4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61" calcext:value-type="float">
            <text:p>3161</text:p>
          </table:table-cell>
          <table:table-cell office:value-type="float" office:value="3518" calcext:value-type="float">
            <text:p>3518</text:p>
          </table:table-cell>
          <table:table-cell table:number-columns-repeated="4" office:value-type="float" office:value="3529" calcext:value-type="float">
            <text:p>3529</text:p>
          </table:table-cell>
          <table:table-cell table:number-columns-repeated="16" office:value-type="float" office:value="3518" calcext:value-type="float">
            <text:p>3518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1" office:value-type="float" office:value="151" calcext:value-type="float">
            <text:p>15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173" calcext:value-type="float">
            <text:p>5173</text:p>
          </table:table-cell>
          <table:table-cell table:number-columns-repeated="21" office:value-type="float" office:value="5833" calcext:value-type="float">
            <text:p>583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table:number-columns-repeated="21" office:value-type="float" office:value="2221" calcext:value-type="float">
            <text:p>222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8" office:value-type="float" office:value="30" calcext:value-type="float">
            <text:p>3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table:number-columns-repeated="21" office:value-type="float" office:value="3269" calcext:value-type="float">
            <text:p>326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15" office:value-type="float" office:value="47" calcext:value-type="float">
            <text:p>4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1" office:value-type="float" office:value="30" calcext:value-type="float">
            <text:p>3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662" calcext:value-type="float">
            <text:p>662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8" office:value-type="float" office:value="662" calcext:value-type="float">
            <text:p>66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1"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number-columns-repeated="21" office:value-type="float" office:value="641" calcext:value-type="float">
            <text:p>64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number-columns-repeated="21" office:value-type="float" office:value="728" calcext:value-type="float">
            <text:p>72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61" calcext:value-type="float">
            <text:p>1661</text:p>
          </table:table-cell>
          <table:table-cell table:number-columns-repeated="21" office:value-type="float" office:value="1930" calcext:value-type="float">
            <text:p>193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1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17" office:value-type="float" office:value="136" calcext:value-type="float">
            <text:p>13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1" office:value-type="float" office:value="126" calcext:value-type="float">
            <text:p>12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575" calcext:value-type="float">
            <text:p>575</text:p>
          </table:table-cell>
          <table:table-cell table:number-columns-repeated="3" office:value-type="float" office:value="576" calcext:value-type="float">
            <text:p>576</text:p>
          </table:table-cell>
          <table:table-cell table:number-columns-repeated="17" office:value-type="float" office:value="575" calcext:value-type="float">
            <text:p>5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423" calcext:value-type="float">
            <text:p>423</text:p>
          </table:table-cell>
          <table:table-cell table:number-columns-repeated="18" office:value-type="float" office:value="419" calcext:value-type="float">
            <text:p>41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number-columns-repeated="21" office:value-type="float" office:value="729" calcext:value-type="float">
            <text:p>72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office:value-type="float" office:value="1820" calcext:value-type="float">
            <text:p>1820</text:p>
          </table:table-cell>
          <table:table-cell office:value-type="float" office:value="1147" calcext:value-type="float">
            <text:p>1147</text:p>
          </table:table-cell>
          <table:table-cell table:number-columns-repeated="17" office:value-type="float" office:value="1543" calcext:value-type="float">
            <text:p>1543</text:p>
          </table:table-cell>
          <table:table-cell table:number-columns-repeated="2" office:value-type="float" office:value="1820" calcext:value-type="float">
            <text:p>182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885" calcext:value-type="float">
            <text:p>30885</text:p>
          </table:table-cell>
          <table:table-cell table:number-columns-repeated="21" office:value-type="float" office:value="33333" calcext:value-type="float">
            <text:p>3333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497" calcext:value-type="float">
            <text:p>497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496" calcext:value-type="float">
            <text:p>496</text:p>
          </table:table-cell>
          <table:table-cell table:number-columns-repeated="17" office:value-type="float" office:value="497" calcext:value-type="float">
            <text:p>497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float" office:value="14" calcext:value-type="float">
            <text:p>1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1" office:value-type="float" office:value="516" calcext:value-type="float">
            <text:p>51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office:value-type="float" office:value="2166" calcext:value-type="float">
            <text:p>2166</text:p>
          </table:table-cell>
          <table:table-cell office:value-type="float" office:value="2157" calcext:value-type="float">
            <text:p>2157</text:p>
          </table:table-cell>
          <table:table-cell office:value-type="float" office:value="2165" calcext:value-type="float">
            <text:p>2165</text:p>
          </table:table-cell>
          <table:table-cell table:number-columns-repeated="18" office:value-type="float" office:value="2166" calcext:value-type="float">
            <text:p>216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0" office:value-type="float" office:value="129" calcext:value-type="float">
            <text:p>12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154" calcext:value-type="float">
            <text:p>4154</text:p>
          </table:table-cell>
          <table:table-cell table:number-columns-repeated="21" office:value-type="float" office:value="5098" calcext:value-type="float">
            <text:p>509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327" calcext:value-type="float">
            <text:p>327</text:p>
          </table:table-cell>
          <table:table-cell table:number-columns-repeated="17" office:value-type="float" office:value="328" calcext:value-type="float">
            <text:p>32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6129" calcext:value-type="float">
            <text:p>36129</text:p>
          </table:table-cell>
          <table:table-cell table:number-columns-repeated="21" office:value-type="float" office:value="37831" calcext:value-type="float">
            <text:p>3783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21" office:value-type="float" office:value="383" calcext:value-type="float">
            <text:p>38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9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396" calcext:value-type="float">
            <text:p>24396</text:p>
          </table:table-cell>
          <table:table-cell table:number-columns-repeated="21" office:value-type="float" office:value="25561" calcext:value-type="float">
            <text:p>2556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10" office:value-type="float" office:value="43" calcext:value-type="float">
            <text:p>43</text:p>
          </table:table-cell>
          <table:table-cell table:number-columns-repeated="10"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1519" calcext:value-type="float">
            <text:p>1519</text:p>
          </table:table-cell>
          <table:table-cell office:value-type="float" office:value="1604" calcext:value-type="float">
            <text:p>1604</text:p>
          </table:table-cell>
          <table:table-cell table:number-columns-repeated="19" office:value-type="float" office:value="1519" calcext:value-type="float">
            <text:p>151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number-columns-repeated="7" office:value-type="float" office:value="739" calcext:value-type="float">
            <text:p>739</text:p>
          </table:table-cell>
          <table:table-cell office:value-type="float" office:value="741" calcext:value-type="float">
            <text:p>741</text:p>
          </table:table-cell>
          <table:table-cell table:number-columns-repeated="13" office:value-type="float" office:value="739" calcext:value-type="float">
            <text:p>73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777" calcext:value-type="float">
            <text:p>21777</text:p>
          </table:table-cell>
          <table:table-cell table:number-columns-repeated="21" office:value-type="float" office:value="21886" calcext:value-type="float">
            <text:p>2188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98" calcext:value-type="float">
            <text:p>198</text:p>
          </table:table-cell>
          <table:table-cell table:number-columns-repeated="3" office:value-type="float" office:value="218" calcext:value-type="float">
            <text:p>218</text:p>
          </table:table-cell>
          <table:table-cell table:number-columns-repeated="14" office:value-type="float" office:value="191" calcext:value-type="float">
            <text:p>19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1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19" office:value-type="float" office:value="39" calcext:value-type="float">
            <text:p>3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69" calcext:value-type="float">
            <text:p>2269</text:p>
          </table:table-cell>
          <table:table-cell table:number-columns-repeated="21" office:value-type="float" office:value="2383" calcext:value-type="float">
            <text:p>238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table:number-columns-repeated="19" office:value-type="float" office:value="91" calcext:value-type="float">
            <text:p>9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number-columns-repeated="21" office:value-type="float" office:value="898" calcext:value-type="float">
            <text:p>89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office:value-type="float" office:value="1302" calcext:value-type="float">
            <text:p>1302</text:p>
          </table:table-cell>
          <table:table-cell office:value-type="float" office:value="1656" calcext:value-type="float">
            <text:p>1656</text:p>
          </table:table-cell>
          <table:table-cell office:value-type="float" office:value="1007" calcext:value-type="float">
            <text:p>1007</text:p>
          </table:table-cell>
          <table:table-cell table:number-columns-repeated="6" office:value-type="float" office:value="1289" calcext:value-type="float">
            <text:p>1289</text:p>
          </table:table-cell>
          <table:table-cell table:number-columns-repeated="2" office:value-type="float" office:value="1294" calcext:value-type="float">
            <text:p>1294</text:p>
          </table:table-cell>
          <table:table-cell table:number-columns-repeated="6" office:value-type="float" office:value="1304" calcext:value-type="float">
            <text:p>1304</text:p>
          </table:table-cell>
          <table:table-cell table:number-columns-repeated="4" office:value-type="float" office:value="1302" calcext:value-type="float">
            <text:p>130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05" calcext:value-type="float">
            <text:p>3005</text:p>
          </table:table-cell>
          <table:table-cell table:number-columns-repeated="2" office:value-type="float" office:value="3207" calcext:value-type="float">
            <text:p>3207</text:p>
          </table:table-cell>
          <table:table-cell office:value-type="float" office:value="3209" calcext:value-type="float">
            <text:p>3209</text:p>
          </table:table-cell>
          <table:table-cell table:number-columns-repeated="18" office:value-type="float" office:value="3207" calcext:value-type="float">
            <text:p>320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471" calcext:value-type="float">
            <text:p>14471</text:p>
          </table:table-cell>
          <table:table-cell table:number-columns-repeated="21" office:value-type="float" office:value="16070" calcext:value-type="float">
            <text:p>1607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number-columns-repeated="21" office:value-type="float" office:value="525" calcext:value-type="float">
            <text:p>52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780" calcext:value-type="float">
            <text:p>7780</text:p>
          </table:table-cell>
          <table:table-cell table:number-columns-repeated="21" office:value-type="float" office:value="7062" calcext:value-type="float">
            <text:p>706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float" office:value="1066" calcext:value-type="float">
            <text:p>1066</text:p>
          </table:table-cell>
          <table:table-cell table:number-columns-repeated="18" office:value-type="float" office:value="1068" calcext:value-type="float">
            <text:p>106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05" calcext:value-type="float">
            <text:p>3105</text:p>
          </table:table-cell>
          <table:table-cell table:number-columns-repeated="21" office:value-type="float" office:value="3155" calcext:value-type="float">
            <text:p>315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752" calcext:value-type="float">
            <text:p>752</text:p>
          </table:table-cell>
          <table:table-cell table:number-columns-repeated="16" office:value-type="float" office:value="723" calcext:value-type="float">
            <text:p>723</text:p>
          </table:table-cell>
          <table:table-cell table:number-columns-repeated="2" office:value-type="float" office:value="752" calcext:value-type="float">
            <text:p>752</text:p>
          </table:table-cell>
          <table:table-cell table:number-columns-repeated="2" office:value-type="float" office:value="723" calcext:value-type="float">
            <text:p>72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71" calcext:value-type="float">
            <text:p>71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table:number-columns-repeated="10"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21" office:value-type="float" office:value="340" calcext:value-type="float">
            <text:p>34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table:number-columns-repeated="18" office:value-type="float" office:value="232" calcext:value-type="float">
            <text:p>23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4863" calcext:value-type="float">
            <text:p>94863</text:p>
          </table:table-cell>
          <table:table-cell table:number-columns-repeated="21" office:value-type="float" office:value="96451" calcext:value-type="float">
            <text:p>9645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1" office:value-type="float" office:value="8402" calcext:value-type="float">
            <text:p>84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948" calcext:value-type="float">
            <text:p>11948</text:p>
          </table:table-cell>
          <table:table-cell table:number-columns-repeated="21" office:value-type="float" office:value="12935" calcext:value-type="float">
            <text:p>1293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 office:value-type="float" office:value="2515" calcext:value-type="float">
            <text:p>2515</text:p>
          </table:table-cell>
          <table:table-cell table:number-columns-repeated="3" office:value-type="float" office:value="2510" calcext:value-type="float">
            <text:p>2510</text:p>
          </table:table-cell>
          <table:table-cell table:number-columns-repeated="17" office:value-type="float" office:value="2515" calcext:value-type="float">
            <text:p>251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45" calcext:value-type="float">
            <text:p>45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9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781" calcext:value-type="float">
            <text:p>781</text:p>
          </table:table-cell>
          <table:table-cell table:number-columns-repeated="7" office:value-type="float" office:value="771" calcext:value-type="float">
            <text:p>771</text:p>
          </table:table-cell>
          <table:table-cell table:number-columns-repeated="13" office:value-type="float" office:value="781" calcext:value-type="float">
            <text:p>78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40" calcext:value-type="float">
            <text:p>2740</text:p>
          </table:table-cell>
          <table:table-cell office:value-type="float" office:value="3019" calcext:value-type="float">
            <text:p>3019</text:p>
          </table:table-cell>
          <table:table-cell office:value-type="float" office:value="2838" calcext:value-type="float">
            <text:p>2838</text:p>
          </table:table-cell>
          <table:table-cell table:number-columns-repeated="19" office:value-type="float" office:value="3019" calcext:value-type="float">
            <text:p>301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367" calcext:value-type="float">
            <text:p>9367</text:p>
          </table:table-cell>
          <table:table-cell office:value-type="float" office:value="9790" calcext:value-type="float">
            <text:p>9790</text:p>
          </table:table-cell>
          <table:table-cell office:value-type="float" office:value="9779" calcext:value-type="float">
            <text:p>9779</text:p>
          </table:table-cell>
          <table:table-cell table:number-columns-repeated="19" office:value-type="float" office:value="9790" calcext:value-type="float">
            <text:p>97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9" office:value-type="float" office:value="17" calcext:value-type="float">
            <text:p>17</text:p>
          </table:table-cell>
          <table:table-cell table:number-columns-repeated="10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051" calcext:value-type="float">
            <text:p>8051</text:p>
          </table:table-cell>
          <table:table-cell table:number-columns-repeated="21" office:value-type="float" office:value="8522" calcext:value-type="float">
            <text:p>852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21" office:value-type="float" office:value="280" calcext:value-type="float">
            <text:p>28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7" office:value-type="float" office:value="74" calcext:value-type="float">
            <text:p>74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number-columns-repeated="21" office:value-type="float" office:value="516" calcext:value-type="float">
            <text:p>51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float" office:value="1112" calcext:value-type="float">
            <text:p>1112</text:p>
          </table:table-cell>
          <table:table-cell table:number-columns-repeated="5" office:value-type="float" office:value="1114" calcext:value-type="float">
            <text:p>1114</text:p>
          </table:table-cell>
          <table:table-cell table:number-columns-repeated="2" office:value-type="float" office:value="1115" calcext:value-type="float">
            <text:p>1115</text:p>
          </table:table-cell>
          <table:table-cell table:number-columns-repeated="10" office:value-type="float" office:value="1105" calcext:value-type="float">
            <text:p>110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28" calcext:value-type="float">
            <text:p>62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8" office:value-type="float" office:value="90" calcext:value-type="float">
            <text:p>9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18" office:value-type="float" office:value="116" calcext:value-type="float">
            <text:p>11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006" calcext:value-type="float">
            <text:p>21006</text:p>
          </table:table-cell>
          <table:table-cell table:number-columns-repeated="21" office:value-type="float" office:value="25267" calcext:value-type="float">
            <text:p>2526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float" office:value="142" calcext:value-type="float">
            <text:p>142</text:p>
          </table:table-cell>
          <table:table-cell table:number-columns-repeated="14" office:value-type="float" office:value="140" calcext:value-type="float">
            <text:p>14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table:number-columns-repeated="21" office:value-type="float" office:value="1140" calcext:value-type="float">
            <text:p>114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7" calcext:value-type="float">
            <text:p>307</text:p>
          </table:table-cell>
          <table:table-cell table:number-columns-repeated="18" office:value-type="float" office:value="306" calcext:value-type="float">
            <text:p>30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1" office:value-type="float" office:value="478" calcext:value-type="float">
            <text:p>47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36" calcext:value-type="float">
            <text:p>3336</text:p>
          </table:table-cell>
          <table:table-cell table:number-columns-repeated="21" office:value-type="float" office:value="3659" calcext:value-type="float">
            <text:p>365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1" office:value-type="float" office:value="218" calcext:value-type="float">
            <text:p>21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1135" calcext:value-type="float">
            <text:p>1135</text:p>
          </table:table-cell>
          <table:table-cell table:number-columns-repeated="2" office:value-type="float" office:value="1126" calcext:value-type="float">
            <text:p>1126</text:p>
          </table:table-cell>
          <table:table-cell table:number-columns-repeated="18" office:value-type="float" office:value="1135" calcext:value-type="float">
            <text:p>113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64" calcext:value-type="float">
            <text:p>1564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float" office:value="1892" calcext:value-type="float">
            <text:p>1892</text:p>
          </table:table-cell>
          <table:table-cell table:number-columns-repeated="18" office:value-type="float" office:value="1899" calcext:value-type="float">
            <text:p>189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table:number-columns-repeated="9" office:value-type="float" office:value="189" calcext:value-type="float">
            <text:p>189</text:p>
          </table:table-cell>
          <table:table-cell table:number-columns-repeated="4" office:value-type="float" office:value="137" calcext:value-type="float">
            <text:p>137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81" calcext:value-type="float">
            <text:p>18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33" calcext:value-type="float">
            <text:p>233</text:p>
          </table:table-cell>
          <table:table-cell table:number-columns-repeated="18" office:value-type="float" office:value="226" calcext:value-type="float">
            <text:p>22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table:number-columns-repeated="21" office:value-type="float" office:value="2301" calcext:value-type="float">
            <text:p>230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1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office:value-type="float" office:value="2383" calcext:value-type="float">
            <text:p>2383</text:p>
          </table:table-cell>
          <table:table-cell table:number-columns-repeated="4" office:value-type="float" office:value="2421" calcext:value-type="float">
            <text:p>2421</text:p>
          </table:table-cell>
          <table:table-cell table:number-columns-repeated="16" office:value-type="float" office:value="2383" calcext:value-type="float">
            <text:p>238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1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703" calcext:value-type="float">
            <text:p>703</text:p>
          </table:table-cell>
          <table:table-cell table:number-columns-repeated="3" office:value-type="float" office:value="699" calcext:value-type="float">
            <text:p>699</text:p>
          </table:table-cell>
          <table:table-cell table:number-columns-repeated="17" office:value-type="float" office:value="703" calcext:value-type="float">
            <text:p>70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table:number-columns-repeated="19" office:value-type="float" office:value="83" calcext:value-type="float">
            <text:p>8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office:value-type="float" office:value="1408" calcext:value-type="float">
            <text:p>1408</text:p>
          </table:table-cell>
          <table:table-cell table:number-columns-repeated="6" office:value-type="float" office:value="1398" calcext:value-type="float">
            <text:p>1398</text:p>
          </table:table-cell>
          <table:table-cell table:number-columns-repeated="14" office:value-type="float" office:value="1408" calcext:value-type="float">
            <text:p>140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1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19" office:value-type="float" office:value="102" calcext:value-type="float">
            <text:p>1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222" calcext:value-type="float">
            <text:p>8222</text:p>
          </table:table-cell>
          <table:table-cell table:number-columns-repeated="21" office:value-type="float" office:value="8536" calcext:value-type="float">
            <text:p>853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number-columns-repeated="21" office:value-type="float" office:value="1116" calcext:value-type="float">
            <text:p>111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152" calcext:value-type="float">
            <text:p>7152</text:p>
          </table:table-cell>
          <table:table-cell table:number-columns-repeated="21" office:value-type="float" office:value="7111" calcext:value-type="float">
            <text:p>711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1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1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1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roads.B2:.B501])" office:value-type="float" office:value="809659" calcext:value-type="float">
            <text:p>809659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roads.C2:.C501] - [roads.B2:.B501]))" office:value-type="float" office:value="70606" calcext:value-type="float">
            <text:p>70606</text:p>
          </table:table-cell>
          <table:table-cell table:style-name="ce3" table:number-matrix-columns-spanned="1" table:number-matrix-rows-spanned="1" table:formula="of:=SUM(ABS([roads.D2:.D501] - [roads.B2:.B501]))" office:value-type="float" office:value="74921" calcext:value-type="float">
            <text:p>74921</text:p>
          </table:table-cell>
          <table:table-cell table:style-name="ce3" table:number-matrix-columns-spanned="1" table:number-matrix-rows-spanned="1" table:formula="of:=SUM(ABS([roads.E2:.E501] - [roads.B2:.B501]))" office:value-type="float" office:value="76554" calcext:value-type="float">
            <text:p>76554</text:p>
          </table:table-cell>
          <table:table-cell table:style-name="ce1" table:number-matrix-columns-spanned="1" table:number-matrix-rows-spanned="1" table:formula="of:=SUM(ABS([roads.F2:.F501] - [roads.B2:.B501]))" office:value-type="float" office:value="74249" calcext:value-type="float">
            <text:p>74249</text:p>
          </table:table-cell>
          <table:table-cell table:style-name="ce1" table:number-matrix-columns-spanned="1" table:number-matrix-rows-spanned="1" table:formula="of:=SUM(ABS([roads.G2:.G501] - [roads.B2:.B501]))" office:value-type="float" office:value="72467" calcext:value-type="float">
            <text:p>72467</text:p>
          </table:table-cell>
          <table:table-cell table:style-name="ce1" table:number-matrix-columns-spanned="1" table:number-matrix-rows-spanned="1" table:formula="of:=SUM(ABS([roads.H2:.H501] - [roads.B2:.B501]))" office:value-type="float" office:value="72368" calcext:value-type="float">
            <text:p>72368</text:p>
          </table:table-cell>
          <table:table-cell table:style-name="ce1" table:number-matrix-columns-spanned="1" table:number-matrix-rows-spanned="1" table:formula="of:=SUM(ABS([roads.I2:.I501] - [roads.B2:.B501]))" office:value-type="float" office:value="72392" calcext:value-type="float">
            <text:p>72392</text:p>
          </table:table-cell>
          <table:table-cell table:style-name="ce1" table:number-matrix-columns-spanned="1" table:number-matrix-rows-spanned="1" table:formula="of:=SUM(ABS([roads.J2:.J501] - [roads.B2:.B501]))" office:value-type="float" office:value="71331" calcext:value-type="float">
            <text:p>71331</text:p>
          </table:table-cell>
          <table:table-cell table:style-name="ce1" table:number-matrix-columns-spanned="1" table:number-matrix-rows-spanned="1" table:formula="of:=SUM(ABS([roads.K2:.K501] - [roads.B2:.B501]))" office:value-type="float" office:value="71315" calcext:value-type="float">
            <text:p>71315</text:p>
          </table:table-cell>
          <table:table-cell table:style-name="ce1" table:number-matrix-columns-spanned="1" table:number-matrix-rows-spanned="1" table:formula="of:=SUM(ABS([roads.L2:.L501] - [roads.B2:.B501]))" office:value-type="float" office:value="71304" calcext:value-type="float">
            <text:p>71304</text:p>
          </table:table-cell>
          <table:table-cell table:style-name="ce1" table:number-matrix-columns-spanned="1" table:number-matrix-rows-spanned="1" table:formula="of:=SUM(ABS([roads.M2:.M501] - [roads.B2:.B501]))" office:value-type="float" office:value="71333" calcext:value-type="float">
            <text:p>71333</text:p>
          </table:table-cell>
          <table:table-cell table:style-name="ce1" table:number-matrix-columns-spanned="1" table:number-matrix-rows-spanned="1" table:formula="of:=SUM(ABS([roads.N2:.N501] - [roads.B2:.B501]))" office:value-type="float" office:value="70896" calcext:value-type="float">
            <text:p>70896</text:p>
          </table:table-cell>
          <table:table-cell table:style-name="ce1" table:number-matrix-columns-spanned="1" table:number-matrix-rows-spanned="1" table:formula="of:=SUM(ABS([roads.O2:.O501] - [roads.B2:.B501]))" office:value-type="float" office:value="70905" calcext:value-type="float">
            <text:p>70905</text:p>
          </table:table-cell>
          <table:table-cell table:style-name="ce1" table:number-matrix-columns-spanned="1" table:number-matrix-rows-spanned="1" table:formula="of:=SUM(ABS([roads.P2:.P501] - [roads.B2:.B501]))" office:value-type="float" office:value="70909" calcext:value-type="float">
            <text:p>70909</text:p>
          </table:table-cell>
          <table:table-cell table:style-name="ce1" table:number-matrix-columns-spanned="1" table:number-matrix-rows-spanned="1" table:formula="of:=SUM(ABS([roads.Q2:.Q501] - [roads.B2:.B501]))" office:value-type="float" office:value="70904" calcext:value-type="float">
            <text:p>70904</text:p>
          </table:table-cell>
          <table:table-cell table:style-name="ce1" table:number-matrix-columns-spanned="1" table:number-matrix-rows-spanned="1" table:formula="of:=SUM(ABS([roads.R2:.R501] - [roads.B2:.B501]))" office:value-type="float" office:value="70951" calcext:value-type="float">
            <text:p>70951</text:p>
          </table:table-cell>
          <table:table-cell table:style-name="ce1" table:number-matrix-columns-spanned="1" table:number-matrix-rows-spanned="1" table:formula="of:=SUM(ABS([roads.S2:.S501] - [roads.B2:.B501]))" office:value-type="float" office:value="70952" calcext:value-type="float">
            <text:p>70952</text:p>
          </table:table-cell>
          <table:table-cell table:style-name="ce1" table:number-matrix-columns-spanned="1" table:number-matrix-rows-spanned="1" table:formula="of:=SUM(ABS([roads.T2:.T501] - [roads.B2:.B501]))" office:value-type="float" office:value="70997" calcext:value-type="float">
            <text:p>70997</text:p>
          </table:table-cell>
          <table:table-cell table:style-name="ce1" table:number-matrix-columns-spanned="1" table:number-matrix-rows-spanned="1" table:formula="of:=SUM(ABS([roads.U2:.U501] - [roads.B2:.B501]))" office:value-type="float" office:value="70988" calcext:value-type="float">
            <text:p>70988</text:p>
          </table:table-cell>
          <table:table-cell table:style-name="ce1" table:number-matrix-columns-spanned="1" table:number-matrix-rows-spanned="1" table:formula="of:=SUM(ABS([roads.V2:.V501] - [roads.B2:.B501]))" office:value-type="float" office:value="70682" calcext:value-type="float">
            <text:p>70682</text:p>
          </table:table-cell>
          <table:table-cell table:style-name="ce1" table:number-matrix-columns-spanned="1" table:number-matrix-rows-spanned="1" table:formula="of:=SUM(ABS([roads.W2:.W501] - [roads.B2:.B501]))" office:value-type="float" office:value="70682" calcext:value-type="float">
            <text:p>70682</text:p>
          </table:table-cell>
          <table:table-cell table:style-name="ce1" table:number-matrix-columns-spanned="1" table:number-matrix-rows-spanned="1" table:formula="of:=SUM(ABS([roads.X2:.X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Y2:.Y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Z2:.Z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A2:.AA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B2:.AB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C2:.AC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D2:.AD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E2:.AE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F2:.AF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G2:.AG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H2:.AH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I2:.AI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J2:.AJ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K2:.AK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L2:.AL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M2:.AM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N2:.AN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O2:.AO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P2:.AP501] - [roads.B2:.B501]))" office:value-type="float" office:value="809659" calcext:value-type="float">
            <text:p>809659</text:p>
          </table:table-cell>
          <table:table-cell table:style-name="ce1"/>
          <table:table-cell table:style-name="ce1" table:number-matrix-columns-spanned="1" table:number-matrix-rows-spanned="1" table:formula="of:=SUM(ABS([roads.AR2:.AR501] - [roads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roads.AS2:.AS501] - [roads.B2:.B501]))" office:value-type="float" office:value="809659" calcext:value-type="float">
            <text:p>809659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roads.C503] / [roads.B502]" office:value-type="float" office:value="0.0872046133001671" calcext:value-type="float">
            <text:p>0.087205</text:p>
          </table:table-cell>
          <table:table-cell table:style-name="ce4" table:formula="of:=[roads.D503] / [roads.B502]" office:value-type="float" office:value="0.0925340174073283" calcext:value-type="float">
            <text:p>0.092534</text:p>
          </table:table-cell>
          <table:table-cell table:style-name="ce4" table:formula="of:=[roads.E503] / [roads.B502]" office:value-type="float" office:value="0.0945509158794011" calcext:value-type="float">
            <text:p>0.094551</text:p>
          </table:table-cell>
          <table:table-cell table:style-name="ce4" table:formula="of:=[roads.F503] / [roads.B502]" office:value-type="float" office:value="0.0917040383667692" calcext:value-type="float">
            <text:p>0.091704</text:p>
          </table:table-cell>
          <table:table-cell table:style-name="ce4" table:formula="of:=[roads.G503] / [roads.B502]" office:value-type="float" office:value="0.0895031118038582" calcext:value-type="float">
            <text:p>0.089503</text:p>
          </table:table-cell>
          <table:table-cell table:style-name="ce4" table:formula="of:=[roads.H503] / [roads.B502]" office:value-type="float" office:value="0.0893808381059187" calcext:value-type="float">
            <text:p>0.089381</text:p>
          </table:table-cell>
          <table:table-cell table:style-name="ce4" table:formula="of:=[roads.I503] / [roads.B502]" office:value-type="float" office:value="0.0894104802145101" calcext:value-type="float">
            <text:p>0.089410</text:p>
          </table:table-cell>
          <table:table-cell table:style-name="ce4" table:formula="of:=[roads.J503] / [roads.B502]" office:value-type="float" office:value="0.0881000519971988" calcext:value-type="float">
            <text:p>0.088100</text:p>
          </table:table-cell>
          <table:table-cell table:style-name="ce4" table:formula="of:=[roads.K503] / [roads.B502]" office:value-type="float" office:value="0.0880802905914712" calcext:value-type="float">
            <text:p>0.088080</text:p>
          </table:table-cell>
          <table:table-cell table:style-name="ce4" table:formula="of:=[roads.L503] / [roads.B502]" office:value-type="float" office:value="0.0880667046250335" calcext:value-type="float">
            <text:p>0.088067</text:p>
          </table:table-cell>
          <table:table-cell table:style-name="ce4" table:formula="of:=[roads.M503] / [roads.B502]" office:value-type="float" office:value="0.0881025221729148" calcext:value-type="float">
            <text:p>0.088103</text:p>
          </table:table-cell>
          <table:table-cell table:style-name="ce4" table:formula="of:=[roads.N503] / [roads.B502]" office:value-type="float" office:value="0.0875627887789798" calcext:value-type="float">
            <text:p>0.087563</text:p>
          </table:table-cell>
          <table:table-cell table:style-name="ce4" table:formula="of:=[roads.O503] / [roads.B502]" office:value-type="float" office:value="0.0875739045697016" calcext:value-type="float">
            <text:p>0.087574</text:p>
          </table:table-cell>
          <table:table-cell table:style-name="ce4" table:formula="of:=[roads.P503] / [roads.B502]" office:value-type="float" office:value="0.0875788449211335" calcext:value-type="float">
            <text:p>0.087579</text:p>
          </table:table-cell>
          <table:table-cell table:style-name="ce4" table:formula="of:=[roads.Q503] / [roads.B502]" office:value-type="float" office:value="0.0875726694818436" calcext:value-type="float">
            <text:p>0.087573</text:p>
          </table:table-cell>
          <table:table-cell table:style-name="ce4" table:formula="of:=[roads.R503] / [roads.B502]" office:value-type="float" office:value="0.0876307186111684" calcext:value-type="float">
            <text:p>0.087631</text:p>
          </table:table-cell>
          <table:table-cell table:style-name="ce4" table:formula="of:=[roads.S503] / [roads.B502]" office:value-type="float" office:value="0.0876319536990264" calcext:value-type="float">
            <text:p>0.087632</text:p>
          </table:table-cell>
          <table:table-cell table:style-name="ce4" table:formula="of:=[roads.T503] / [roads.B502]" office:value-type="float" office:value="0.0876875326526353" calcext:value-type="float">
            <text:p>0.087688</text:p>
          </table:table-cell>
          <table:table-cell table:style-name="ce4" table:formula="of:=[roads.U503] / [roads.B502]" office:value-type="float" office:value="0.0876764168619135" calcext:value-type="float">
            <text:p>0.087676</text:p>
          </table:table-cell>
          <table:table-cell table:style-name="ce4" table:formula="of:=[roads.V503] / [roads.B502]" office:value-type="float" office:value="0.0872984799773732" calcext:value-type="float">
            <text:p>0.087298</text:p>
          </table:table-cell>
          <table:table-cell table:style-name="ce4" table:number-matrix-columns-spanned="1" table:number-matrix-rows-spanned="1" table:formula="of:=[roads.W503] / [roads.B502]" office:value-type="float" office:value="0.0872984799773732" calcext:value-type="float">
            <text:p>0.087298</text:p>
          </table:table-cell>
          <table:table-cell table:style-name="ce4" table:formula="of:=[roads.X503] / [roads.B502]" office:value-type="float" office:value="1" calcext:value-type="float">
            <text:p>1.000000</text:p>
          </table:table-cell>
          <table:table-cell table:style-name="ce4" table:formula="of:=[roads.Y503] / [road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oads.Z503] / [roads.B502]" office:value-type="float" office:value="1" calcext:value-type="float">
            <text:p>1.000000</text:p>
          </table:table-cell>
          <table:table-cell table:style-name="ce4" table:formula="of:=[roads.AA503] / [roads.B502]" office:value-type="float" office:value="1" calcext:value-type="float">
            <text:p>1.000000</text:p>
          </table:table-cell>
          <table:table-cell table:style-name="ce4" table:formula="of:=[roads.AB503] / [roads.B502]" office:value-type="float" office:value="1" calcext:value-type="float">
            <text:p>1.000000</text:p>
          </table:table-cell>
          <table:table-cell table:style-name="ce4" table:formula="of:=[roads.AC503] / [road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oads.AD503] / [roads.B502]" office:value-type="float" office:value="1" calcext:value-type="float">
            <text:p>1.000000</text:p>
          </table:table-cell>
          <table:table-cell table:style-name="ce4" table:formula="of:=[roads.AE503] / [roads.B502]" office:value-type="float" office:value="1" calcext:value-type="float">
            <text:p>1.000000</text:p>
          </table:table-cell>
          <table:table-cell table:style-name="ce4" table:formula="of:=[roads.AF503] / [roads.B502]" office:value-type="float" office:value="1" calcext:value-type="float">
            <text:p>1.000000</text:p>
          </table:table-cell>
          <table:table-cell table:style-name="ce4" table:formula="of:=[roads.AG503] / [road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oads.AH503] / [roads.B502]" office:value-type="float" office:value="1" calcext:value-type="float">
            <text:p>1.000000</text:p>
          </table:table-cell>
          <table:table-cell table:style-name="ce4" table:formula="of:=[roads.AI503] / [road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oads.AJ503] / [road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oads.AK503] / [road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oads.AL503] / [roads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oads.AM503] / [roads.B502]" office:value-type="float" office:value="1" calcext:value-type="float">
            <text:p>1.000000</text:p>
          </table:table-cell>
          <table:table-cell table:style-name="ce4" table:formula="of:=[roads.AN503] / [roads.B502]" office:value-type="float" office:value="1" calcext:value-type="float">
            <text:p>1.000000</text:p>
          </table:table-cell>
          <table:table-cell table:style-name="ce4" table:formula="of:=[roads.AO503] / [roads.B502]" office:value-type="float" office:value="1" calcext:value-type="float">
            <text:p>1.000000</text:p>
          </table:table-cell>
          <table:table-cell table:style-name="ce4" table:formula="of:=[roads.AP503] / [roads.B502]" office:value-type="float" office:value="1" calcext:value-type="float">
            <text:p>1.000000</text:p>
          </table:table-cell>
          <table:table-cell table:style-name="ce1"/>
          <table:table-cell table:style-name="ce4" table:formula="of:=[roads.AR503] / [roads.B502]" office:value-type="float" office:value="1" calcext:value-type="float">
            <text:p>1.000000</text:p>
          </table:table-cell>
          <table:table-cell table:style-name="ce4" table:formula="of:=[roads.AS503] / [roads.B502]" office:value-type="float" office:value="1" calcext:value-type="float">
            <text:p>1.00000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roads.C2:.C501] - [roads.B2:.B501]))" office:value-type="float" office:value="358.072404767527" calcext:value-type="float">
            <text:p>358.072405</text:p>
          </table:table-cell>
          <table:table-cell table:style-name="ce4" table:number-matrix-columns-spanned="1" table:number-matrix-rows-spanned="1" table:formula="of:=COM.MICROSOFT.STDEV.P(ABS([roads.D2:.D501] - [roads.B2:.B501]))" office:value-type="float" office:value="373.718087648965" calcext:value-type="float">
            <text:p>373.718088</text:p>
          </table:table-cell>
          <table:table-cell table:style-name="ce4" table:number-matrix-columns-spanned="1" table:number-matrix-rows-spanned="1" table:formula="of:=COM.MICROSOFT.STDEV.P(ABS([roads.E2:.E501] - [roads.B2:.B501]))" office:value-type="float" office:value="376.123485488477" calcext:value-type="float">
            <text:p>376.123485</text:p>
          </table:table-cell>
          <table:table-cell table:style-name="ce4" table:number-matrix-columns-spanned="1" table:number-matrix-rows-spanned="1" table:formula="of:=COM.MICROSOFT.STDEV.P(ABS([roads.F2:.F501] - [roads.B2:.B501]))" office:value-type="float" office:value="368.711293556354" calcext:value-type="float">
            <text:p>368.711294</text:p>
          </table:table-cell>
          <table:table-cell table:style-name="ce4" table:number-matrix-columns-spanned="1" table:number-matrix-rows-spanned="1" table:formula="of:=COM.MICROSOFT.STDEV.P(ABS([roads.G2:.G501] - [roads.B2:.B501]))" office:value-type="float" office:value="360.586990397602" calcext:value-type="float">
            <text:p>360.586990</text:p>
          </table:table-cell>
          <table:table-cell table:style-name="ce4" table:number-matrix-columns-spanned="1" table:number-matrix-rows-spanned="1" table:formula="of:=COM.MICROSOFT.STDEV.P(ABS([roads.H2:.H501] - [roads.B2:.B501]))" office:value-type="float" office:value="360.461235508064" calcext:value-type="float">
            <text:p>360.461236</text:p>
          </table:table-cell>
          <table:table-cell table:style-name="ce4" table:number-matrix-columns-spanned="1" table:number-matrix-rows-spanned="1" table:formula="of:=COM.MICROSOFT.STDEV.P(ABS([roads.I2:.I501] - [roads.B2:.B501]))" office:value-type="float" office:value="360.446269704653" calcext:value-type="float">
            <text:p>360.446270</text:p>
          </table:table-cell>
          <table:table-cell table:style-name="ce4" table:number-matrix-columns-spanned="1" table:number-matrix-rows-spanned="1" table:formula="of:=COM.MICROSOFT.STDEV.P(ABS([roads.J2:.J501] - [roads.B2:.B501]))" office:value-type="float" office:value="358.572318725247" calcext:value-type="float">
            <text:p>358.572319</text:p>
          </table:table-cell>
          <table:table-cell table:style-name="ce4" table:number-matrix-columns-spanned="1" table:number-matrix-rows-spanned="1" table:formula="of:=COM.MICROSOFT.STDEV.P(ABS([roads.K2:.K501] - [roads.B2:.B501]))" office:value-type="float" office:value="358.527824722154" calcext:value-type="float">
            <text:p>358.527825</text:p>
          </table:table-cell>
          <table:table-cell table:style-name="ce4" table:number-matrix-columns-spanned="1" table:number-matrix-rows-spanned="1" table:formula="of:=COM.MICROSOFT.STDEV.P(ABS([roads.L2:.L501] - [roads.B2:.B501]))" office:value-type="float" office:value="358.508563825189" calcext:value-type="float">
            <text:p>358.508564</text:p>
          </table:table-cell>
          <table:table-cell table:style-name="ce4" table:number-matrix-columns-spanned="1" table:number-matrix-rows-spanned="1" table:formula="of:=COM.MICROSOFT.STDEV.P(ABS([roads.M2:.M501] - [roads.B2:.B501]))" office:value-type="float" office:value="358.497451098331" calcext:value-type="float">
            <text:p>358.497451</text:p>
          </table:table-cell>
          <table:table-cell table:style-name="ce4" table:number-matrix-columns-spanned="1" table:number-matrix-rows-spanned="1" table:formula="of:=COM.MICROSOFT.STDEV.P(ABS([roads.N2:.N501] - [roads.B2:.B501]))" office:value-type="float" office:value="358.436048321035" calcext:value-type="float">
            <text:p>358.436048</text:p>
          </table:table-cell>
          <table:table-cell table:style-name="ce4" table:number-matrix-columns-spanned="1" table:number-matrix-rows-spanned="1" table:formula="of:=COM.MICROSOFT.STDEV.P(ABS([roads.O2:.O501] - [roads.B2:.B501]))" office:value-type="float" office:value="358.436585604762" calcext:value-type="float">
            <text:p>358.436586</text:p>
          </table:table-cell>
          <table:table-cell table:style-name="ce4" table:number-matrix-columns-spanned="1" table:number-matrix-rows-spanned="1" table:formula="of:=COM.MICROSOFT.STDEV.P(ABS([roads.P2:.P501] - [roads.B2:.B501]))" office:value-type="float" office:value="358.437527159196" calcext:value-type="float">
            <text:p>358.437527</text:p>
          </table:table-cell>
          <table:table-cell table:style-name="ce4" table:number-matrix-columns-spanned="1" table:number-matrix-rows-spanned="1" table:formula="of:=COM.MICROSOFT.STDEV.P(ABS([roads.Q2:.Q501] - [roads.B2:.B501]))" office:value-type="float" office:value="358.439092644762" calcext:value-type="float">
            <text:p>358.439093</text:p>
          </table:table-cell>
          <table:table-cell table:style-name="ce4" table:number-matrix-columns-spanned="1" table:number-matrix-rows-spanned="1" table:formula="of:=COM.MICROSOFT.STDEV.P(ABS([roads.R2:.R501] - [roads.B2:.B501]))" office:value-type="float" office:value="358.417980012164" calcext:value-type="float">
            <text:p>358.417980</text:p>
          </table:table-cell>
          <table:table-cell table:style-name="ce4" table:number-matrix-columns-spanned="1" table:number-matrix-rows-spanned="1" table:formula="of:=COM.MICROSOFT.STDEV.P(ABS([roads.S2:.S501] - [roads.B2:.B501]))" office:value-type="float" office:value="358.417882902067" calcext:value-type="float">
            <text:p>358.417883</text:p>
          </table:table-cell>
          <table:table-cell table:style-name="ce4" table:number-matrix-columns-spanned="1" table:number-matrix-rows-spanned="1" table:formula="of:=COM.MICROSOFT.STDEV.P(ABS([roads.T2:.T501] - [roads.B2:.B501]))" office:value-type="float" office:value="358.416804801337" calcext:value-type="float">
            <text:p>358.416805</text:p>
          </table:table-cell>
          <table:table-cell table:style-name="ce4" table:number-matrix-columns-spanned="1" table:number-matrix-rows-spanned="1" table:formula="of:=COM.MICROSOFT.STDEV.P(ABS([roads.U2:.U501] - [roads.B2:.B501]))" office:value-type="float" office:value="358.419808916862" calcext:value-type="float">
            <text:p>358.419809</text:p>
          </table:table-cell>
          <table:table-cell table:style-name="ce4" table:number-matrix-columns-spanned="1" table:number-matrix-rows-spanned="1" table:formula="of:=COM.MICROSOFT.STDEV.P(ABS([roads.V2:.V501] - [roads.B2:.B501]))" office:value-type="float" office:value="358.027015047748" calcext:value-type="float">
            <text:p>358.027015</text:p>
          </table:table-cell>
          <table:table-cell table:style-name="ce4" table:number-matrix-columns-spanned="1" table:number-matrix-rows-spanned="1" table:formula="of:=COM.MICROSOFT.STDEV.P(ABS([roads.W2:.W501] - [roads.B2:.B501]))" office:value-type="float" office:value="358.027015047748" calcext:value-type="float">
            <text:p>358.027015</text:p>
          </table:table-cell>
          <table:table-cell table:style-name="ce4" table:number-matrix-columns-spanned="1" table:number-matrix-rows-spanned="1" table:formula="of:=COM.MICROSOFT.STDEV.P(ABS([roads.X2:.X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Y2:.Y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Z2:.Z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A2:.AA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B2:.AB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C2:.AC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D2:.AD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E2:.AE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F2:.AF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G2:.AG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H2:.AH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I2:.AI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J2:.AJ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K2:.AK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L2:.AL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M2:.AM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N2:.AN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O2:.AO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P2:.AP501] - [roads.B2:.B501]))" office:value-type="float" office:value="6522.30410398627" calcext:value-type="float">
            <text:p>6522.304104</text:p>
          </table:table-cell>
          <table:table-cell table:style-name="ce1"/>
          <table:table-cell table:style-name="ce4" table:number-matrix-columns-spanned="1" table:number-matrix-rows-spanned="1" table:formula="of:=COM.MICROSOFT.STDEV.P(ABS([roads.AR2:.AR501] - [roads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roads.AS2:.AS501] - [roads.B2:.B501]))" office:value-type="float" office:value="6522.30410398627" calcext:value-type="float">
            <text:p>6522.304104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87205" calcext:value-type="float">
            <text:p>0.087205</text:p>
          </table:table-cell>
          <table:table-cell office:value-type="float" office:value="358.072405" calcext:value-type="float">
            <text:p>358.072405</text:p>
          </table:table-cell>
          <table:table-cell office:value-type="float" office:value="70606" calcext:value-type="float">
            <text:p>70606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oads.shp</text:p>
          </table:table-cell>
          <table:table-cell office:value-type="float" office:value="141.212" calcext:value-type="float">
            <text:p>141.212</text:p>
          </table:table-cell>
          <table:table-cell table:number-columns-repeated="1017"/>
        </table:table-row>
      </table:table>
      <table:table table:name="Sheet19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925340174073283" calcext:value-type="float">
            <text:p>0.092534017407328</text:p>
          </table:table-cell>
          <table:table-cell office:value-type="float" office:value="373.718087648965" calcext:value-type="float">
            <text:p>373.71808764896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945509158794011" calcext:value-type="float">
            <text:p>0.094550915879401</text:p>
          </table:table-cell>
          <table:table-cell office:value-type="float" office:value="376.123485488477" calcext:value-type="float">
            <text:p>376.12348548847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917040383667692" calcext:value-type="float">
            <text:p>0.091704038366769</text:p>
          </table:table-cell>
          <table:table-cell office:value-type="float" office:value="368.711293556354" calcext:value-type="float">
            <text:p>368.71129355635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895031118038582" calcext:value-type="float">
            <text:p>0.089503111803858</text:p>
          </table:table-cell>
          <table:table-cell office:value-type="float" office:value="360.586990397602" calcext:value-type="float">
            <text:p>360.58699039760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893808381059187" calcext:value-type="float">
            <text:p>0.089380838105919</text:p>
          </table:table-cell>
          <table:table-cell office:value-type="float" office:value="360.461235508064" calcext:value-type="float">
            <text:p>360.46123550806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894104802145101" calcext:value-type="float">
            <text:p>0.08941048021451</text:p>
          </table:table-cell>
          <table:table-cell office:value-type="float" office:value="360.446269704653" calcext:value-type="float">
            <text:p>360.44626970465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881000519971988" calcext:value-type="float">
            <text:p>0.088100051997199</text:p>
          </table:table-cell>
          <table:table-cell office:value-type="float" office:value="358.572318725247" calcext:value-type="float">
            <text:p>358.572318725247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880802905914712" calcext:value-type="float">
            <text:p>0.088080290591471</text:p>
          </table:table-cell>
          <table:table-cell office:value-type="float" office:value="358.527824722154" calcext:value-type="float">
            <text:p>358.52782472215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880667046250335" calcext:value-type="float">
            <text:p>0.088066704625034</text:p>
          </table:table-cell>
          <table:table-cell office:value-type="float" office:value="358.508563825189" calcext:value-type="float">
            <text:p>358.508563825189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881025221729148" calcext:value-type="float">
            <text:p>0.088102522172915</text:p>
          </table:table-cell>
          <table:table-cell office:value-type="float" office:value="358.497451098331" calcext:value-type="float">
            <text:p>358.49745109833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75627887789798" calcext:value-type="float">
            <text:p>0.08756278877898</text:p>
          </table:table-cell>
          <table:table-cell office:value-type="float" office:value="358.436048321035" calcext:value-type="float">
            <text:p>358.43604832103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875739045697016" calcext:value-type="float">
            <text:p>0.087573904569702</text:p>
          </table:table-cell>
          <table:table-cell office:value-type="float" office:value="358.436585604762" calcext:value-type="float">
            <text:p>358.43658560476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875788449211335" calcext:value-type="float">
            <text:p>0.087578844921134</text:p>
          </table:table-cell>
          <table:table-cell office:value-type="float" office:value="358.437527159196" calcext:value-type="float">
            <text:p>358.43752715919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875726694818436" calcext:value-type="float">
            <text:p>0.087572669481844</text:p>
          </table:table-cell>
          <table:table-cell office:value-type="float" office:value="358.439092644762" calcext:value-type="float">
            <text:p>358.43909264476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876307186111684" calcext:value-type="float">
            <text:p>0.087630718611168</text:p>
          </table:table-cell>
          <table:table-cell office:value-type="float" office:value="358.417980012164" calcext:value-type="float">
            <text:p>358.41798001216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876319536990264" calcext:value-type="float">
            <text:p>0.087631953699026</text:p>
          </table:table-cell>
          <table:table-cell office:value-type="float" office:value="358.417882902067" calcext:value-type="float">
            <text:p>358.41788290206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876875326526353" calcext:value-type="float">
            <text:p>0.087687532652635</text:p>
          </table:table-cell>
          <table:table-cell office:value-type="float" office:value="358.416804801337" calcext:value-type="float">
            <text:p>358.41680480133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876764168619135" calcext:value-type="float">
            <text:p>0.087676416861914</text:p>
          </table:table-cell>
          <table:table-cell office:value-type="float" office:value="358.419808916862" calcext:value-type="float">
            <text:p>358.41980891686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872984799773732" calcext:value-type="float">
            <text:p>0.087298479977373</text:p>
          </table:table-cell>
          <table:table-cell office:value-type="float" office:value="358.027015047748" calcext:value-type="float">
            <text:p>358.02701504774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872984799773732" calcext:value-type="float">
            <text:p>0.087298479977373</text:p>
          </table:table-cell>
          <table:table-cell office:value-type="float" office:value="358.027015047748" calcext:value-type="float">
            <text:p>358.02701504774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872984799773732" calcext:value-type="float">
            <text:p>0.087298479977373</text:p>
          </table:table-cell>
          <table:table-cell office:value-type="float" office:value="358.027015047748" calcext:value-type="float">
            <text:p>358.02701504774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872984799773732" calcext:value-type="float">
            <text:p>0.087298479977373</text:p>
          </table:table-cell>
          <table:table-cell office:value-type="float" office:value="358.027015047748" calcext:value-type="float">
            <text:p>358.02701504774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872984799773732" calcext:value-type="float">
            <text:p>0.087298479977373</text:p>
          </table:table-cell>
          <table:table-cell office:value-type="float" office:value="358.027015047748" calcext:value-type="float">
            <text:p>358.027015047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72046133001671" calcext:value-type="float">
            <text:p>0.087204613300167</text:p>
          </table:table-cell>
          <table:table-cell office:value-type="float" office:value="358.072404767527" calcext:value-type="float">
            <text:p>358.072404767527</text:p>
          </table:table-cell>
        </table:table-row>
      </table:table>
      <table:table table:name="rodovi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67x178</text:p>
          </table:table-cell>
          <table:table-cell office:value-type="string" calcext:value-type="string">
            <text:p>estimativaRG-0.52-171x181</text:p>
          </table:table-cell>
          <table:table-cell office:value-type="string" calcext:value-type="string">
            <text:p>estimativaRG-0.54-175x187</text:p>
          </table:table-cell>
          <table:table-cell office:value-type="string" calcext:value-type="string">
            <text:p>estimativaRG-0.56-180x188</text:p>
          </table:table-cell>
          <table:table-cell office:value-type="string" calcext:value-type="string">
            <text:p>estimativaRG-0.58-180x189</text:p>
          </table:table-cell>
          <table:table-cell office:value-type="string" calcext:value-type="string">
            <text:p>estimativaRG-0.60-182x189</text:p>
          </table:table-cell>
          <table:table-cell office:value-type="string" calcext:value-type="string">
            <text:p>estimativaRG-0.62-185x192</text:p>
          </table:table-cell>
          <table:table-cell office:value-type="string" calcext:value-type="string">
            <text:p>estimativaRG-0.64-185x193</text:p>
          </table:table-cell>
          <table:table-cell office:value-type="string" calcext:value-type="string">
            <text:p>estimativaRG-0.66-186x193</text:p>
          </table:table-cell>
          <table:table-cell office:value-type="string" calcext:value-type="string">
            <text:p>estimativaRG-0.68-187x194</text:p>
          </table:table-cell>
          <table:table-cell office:value-type="string" calcext:value-type="string">
            <text:p>estimativaRG-0.70-189x194</text:p>
          </table:table-cell>
          <table:table-cell office:value-type="string" calcext:value-type="string">
            <text:p>estimativaRG-0.72-190x196</text:p>
          </table:table-cell>
          <table:table-cell office:value-type="string" calcext:value-type="string">
            <text:p>estimativaRG-0.76-191x196</text:p>
          </table:table-cell>
          <table:table-cell office:value-type="string" calcext:value-type="string">
            <text:p>estimativaRG-0.78-192x196</text:p>
          </table:table-cell>
          <table:table-cell office:value-type="string" calcext:value-type="string">
            <text:p>estimativaRG-0.80-193x197</text:p>
          </table:table-cell>
          <table:table-cell office:value-type="string" calcext:value-type="string">
            <text:p>estimativaRG-0.82-194x197</text:p>
          </table:table-cell>
          <table:table-cell office:value-type="string" calcext:value-type="string">
            <text:p>estimativaRG-0.84-195x197</text:p>
          </table:table-cell>
          <table:table-cell/>
          <table:table-cell office:value-type="string" calcext:value-type="string">
            <text:p>estimativaRG-0.88-196x197</text:p>
          </table:table-cell>
          <table:table-cell/>
          <table:table-cell office:value-type="string" calcext:value-type="string">
            <text:p>estimativaRG-0.90-198x19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18" office:value-type="float" office:value="848" calcext:value-type="float">
            <text:p>848</text:p>
          </table:table-cell>
          <table:table-cell/>
          <table:table-cell office:value-type="float" office:value="848" calcext:value-type="float">
            <text:p>848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8"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860" calcext:value-type="float">
            <text:p>860</text:p>
          </table:table-cell>
          <table:table-cell table:number-columns-repeated="15" office:value-type="float" office:value="856" calcext:value-type="float">
            <text:p>856</text:p>
          </table:table-cell>
          <table:table-cell/>
          <table:table-cell office:value-type="float" office:value="856" calcext:value-type="float">
            <text:p>856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number-columns-repeated="18" office:value-type="float" office:value="866" calcext:value-type="float">
            <text:p>866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13"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14"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728" calcext:value-type="float">
            <text:p>728</text:p>
          </table:table-cell>
          <table:table-cell office:value-type="float" office:value="734" calcext:value-type="float">
            <text:p>734</text:p>
          </table:table-cell>
          <table:table-cell table:number-columns-repeated="16" office:value-type="float" office:value="728" calcext:value-type="float">
            <text:p>728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257" calcext:value-type="float">
            <text:p>257</text:p>
          </table:table-cell>
          <table:table-cell table:number-columns-repeated="11" office:value-type="float" office:value="252" calcext:value-type="float">
            <text:p>252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2" office:value-type="float" office:value="165" calcext:value-type="float">
            <text:p>165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14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table:number-columns-repeated="18" office:value-type="float" office:value="1219" calcext:value-type="float">
            <text:p>1219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19" calcext:value-type="float">
            <text:p>121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5"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number-columns-repeated="15"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11"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18" office:value-type="float" office:value="458" calcext:value-type="float">
            <text:p>458</text:p>
          </table:table-cell>
          <table:table-cell/>
          <table:table-cell office:value-type="float" office:value="458" calcext:value-type="float">
            <text:p>458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18" office:value-type="float" office:value="474" calcext:value-type="float">
            <text:p>474</text:p>
          </table:table-cell>
          <table:table-cell/>
          <table:table-cell office:value-type="float" office:value="474" calcext:value-type="float">
            <text:p>474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18" office:value-type="float" office:value="194" calcext:value-type="float">
            <text:p>194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number-columns-repeated="18" office:value-type="float" office:value="1164" calcext:value-type="float">
            <text:p>1164</text:p>
          </table:table-cell>
          <table:table-cell/>
          <table:table-cell office:value-type="float" office:value="1164" calcext:value-type="float">
            <text:p>1164</text:p>
          </table:table-cell>
          <table:table-cell/>
          <table:table-cell office:value-type="float" office:value="1164" calcext:value-type="float">
            <text:p>116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15" office:value-type="float" office:value="274" calcext:value-type="float">
            <text:p>274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8"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number-columns-repeated="18" office:value-type="float" office:value="845" calcext:value-type="float">
            <text:p>845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70" calcext:value-type="float">
            <text:p>170</text:p>
          </table:table-cell>
          <table:table-cell table:number-columns-repeated="6" office:value-type="float" office:value="169" calcext:value-type="float">
            <text:p>169</text:p>
          </table:table-cell>
          <table:table-cell table:number-columns-repeated="11" office:value-type="float" office:value="170" calcext:value-type="float">
            <text:p>170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57" calcext:value-type="float">
            <text:p>257</text:p>
          </table:table-cell>
          <table:table-cell table:number-columns-repeated="15" office:value-type="float" office:value="253" calcext:value-type="float">
            <text:p>253</text:p>
          </table:table-cell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number-columns-repeated="18" office:value-type="float" office:value="822" calcext:value-type="float">
            <text:p>822</text:p>
          </table:table-cell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18" office:value-type="float" office:value="493" calcext:value-type="float">
            <text:p>493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number-columns-repeated="18" office:value-type="float" office:value="877" calcext:value-type="float">
            <text:p>877</text:p>
          </table:table-cell>
          <table:table-cell/>
          <table:table-cell office:value-type="float" office:value="877" calcext:value-type="float">
            <text:p>877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8"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8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14"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5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216" calcext:value-type="float">
            <text:p>216</text:p>
          </table:table-cell>
          <table:table-cell office:value-type="float" office:value="241" calcext:value-type="float">
            <text:p>241</text:p>
          </table:table-cell>
          <table:table-cell office:value-type="float" office:value="217" calcext:value-type="float">
            <text:p>217</text:p>
          </table:table-cell>
          <table:table-cell table:number-columns-repeated="15" office:value-type="float" office:value="216" calcext:value-type="float">
            <text:p>216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number-columns-repeated="18" office:value-type="float" office:value="844" calcext:value-type="float">
            <text:p>844</text:p>
          </table:table-cell>
          <table:table-cell/>
          <table:table-cell office:value-type="float" office:value="844" calcext:value-type="float">
            <text:p>844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3" office:value-type="float" office:value="129" calcext:value-type="float">
            <text:p>129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table:number-columns-repeated="16"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18"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909" calcext:value-type="float">
            <text:p>909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float" office:value="905" calcext:value-type="float">
            <text:p>905</text:p>
          </table:table-cell>
          <table:table-cell table:number-columns-repeated="13" office:value-type="float" office:value="909" calcext:value-type="float">
            <text:p>909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8"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18" office:value-type="float" office:value="642" calcext:value-type="float">
            <text:p>642</text:p>
          </table:table-cell>
          <table:table-cell/>
          <table:table-cell office:value-type="float" office:value="642" calcext:value-type="float">
            <text:p>642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1"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table:number-columns-repeated="16" office:value-type="float" office:value="293" calcext:value-type="float">
            <text:p>293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383" calcext:value-type="float">
            <text:p>383</text:p>
          </table:table-cell>
          <table:table-cell table:number-columns-repeated="12" office:value-type="float" office:value="380" calcext:value-type="float">
            <text:p>380</text:p>
          </table:table-cell>
          <table:table-cell table:number-columns-repeated="5" office:value-type="float" office:value="381" calcext:value-type="float">
            <text:p>381</text:p>
          </table:table-cell>
          <table:table-cell/>
          <table:table-cell office:value-type="float" office:value="381" calcext:value-type="float">
            <text:p>381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18" office:value-type="float" office:value="549" calcext:value-type="float">
            <text:p>549</text:p>
          </table:table-cell>
          <table:table-cell/>
          <table:table-cell office:value-type="float" office:value="549" calcext:value-type="float">
            <text:p>549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18" office:value-type="float" office:value="451" calcext:value-type="float">
            <text:p>451</text:p>
          </table:table-cell>
          <table:table-cell/>
          <table:table-cell office:value-type="float" office:value="451" calcext:value-type="float">
            <text:p>451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float" office:value="1386" calcext:value-type="float">
            <text:p>1386</text:p>
          </table:table-cell>
          <table:table-cell office:value-type="float" office:value="1388" calcext:value-type="float">
            <text:p>1388</text:p>
          </table:table-cell>
          <table:table-cell office:value-type="float" office:value="1378" calcext:value-type="float">
            <text:p>1378</text:p>
          </table:table-cell>
          <table:table-cell table:number-columns-repeated="15" office:value-type="float" office:value="1386" calcext:value-type="float">
            <text:p>1386</text:p>
          </table:table-cell>
          <table:table-cell/>
          <table:table-cell office:value-type="float" office:value="1386" calcext:value-type="float">
            <text:p>1386</text:p>
          </table:table-cell>
          <table:table-cell/>
          <table:table-cell office:value-type="float" office:value="1386" calcext:value-type="float">
            <text:p>138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table:number-columns-repeated="16" office:value-type="float" office:value="178" calcext:value-type="float">
            <text:p>178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8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8"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18" office:value-type="float" office:value="451" calcext:value-type="float">
            <text:p>451</text:p>
          </table:table-cell>
          <table:table-cell/>
          <table:table-cell office:value-type="float" office:value="451" calcext:value-type="float">
            <text:p>451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18" office:value-type="float" office:value="558" calcext:value-type="float">
            <text:p>558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18" office:value-type="float" office:value="755" calcext:value-type="float">
            <text:p>755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283" calcext:value-type="float">
            <text:p>283</text:p>
          </table:table-cell>
          <table:table-cell table:number-columns-repeated="13" office:value-type="float" office:value="282" calcext:value-type="float">
            <text:p>282</text:p>
          </table:table-cell>
          <table:table-cell table:number-columns-repeated="4"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18" office:value-type="float" office:value="181" calcext:value-type="float">
            <text:p>181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number-columns-repeated="18" office:value-type="float" office:value="1345" calcext:value-type="float">
            <text:p>1345</text:p>
          </table:table-cell>
          <table:table-cell/>
          <table:table-cell office:value-type="float" office:value="1345" calcext:value-type="float">
            <text:p>1345</text:p>
          </table:table-cell>
          <table:table-cell/>
          <table:table-cell office:value-type="float" office:value="1345" calcext:value-type="float">
            <text:p>134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8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94" calcext:value-type="float">
            <text:p>494</text:p>
          </table:table-cell>
          <table:table-cell office:value-type="float" office:value="501" calcext:value-type="float">
            <text:p>501</text:p>
          </table:table-cell>
          <table:table-cell table:number-columns-repeated="16" office:value-type="float" office:value="494" calcext:value-type="float">
            <text:p>494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8"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table:number-columns-repeated="12" office:value-type="float" office:value="132" calcext:value-type="float">
            <text:p>132</text:p>
          </table:table-cell>
          <table:table-cell table:number-columns-repeated="5"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table:number-columns-repeated="18"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271" calcext:value-type="float">
            <text:p>271</text:p>
          </table:table-cell>
          <table:table-cell table:number-columns-repeated="17" office:value-type="float" office:value="273" calcext:value-type="float">
            <text:p>273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8" calcext:value-type="float">
            <text:p>258</text:p>
          </table:table-cell>
          <table:table-cell table:number-columns-repeated="14"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number-columns-repeated="18" office:value-type="float" office:value="1392" calcext:value-type="float">
            <text:p>1392</text:p>
          </table:table-cell>
          <table:table-cell/>
          <table:table-cell office:value-type="float" office:value="1392" calcext:value-type="float">
            <text:p>1392</text:p>
          </table:table-cell>
          <table:table-cell/>
          <table:table-cell office:value-type="float" office:value="1392" calcext:value-type="float">
            <text:p>139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table:number-columns-repeated="16" office:value-type="float" office:value="278" calcext:value-type="float">
            <text:p>278</text:p>
          </table:table-cell>
          <table:table-cell/>
          <table:table-cell office:value-type="float" office:value="278" calcext:value-type="float">
            <text:p>278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18" office:value-type="float" office:value="146" calcext:value-type="float">
            <text:p>146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11"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number-columns-repeated="18" office:value-type="float" office:value="778" calcext:value-type="float">
            <text:p>778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number-columns-repeated="18" office:value-type="float" office:value="745" calcext:value-type="float">
            <text:p>745</text:p>
          </table:table-cell>
          <table:table-cell/>
          <table:table-cell office:value-type="float" office:value="745" calcext:value-type="float">
            <text:p>745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number-columns-repeated="18" office:value-type="float" office:value="805" calcext:value-type="float">
            <text:p>805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14"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number-columns-repeated="18" office:value-type="float" office:value="1045" calcext:value-type="float">
            <text:p>1045</text:p>
          </table:table-cell>
          <table:table-cell/>
          <table:table-cell office:value-type="float" office:value="1045" calcext:value-type="float">
            <text:p>1045</text:p>
          </table:table-cell>
          <table:table-cell/>
          <table:table-cell office:value-type="float" office:value="1045" calcext:value-type="float">
            <text:p>104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number-columns-repeated="18" office:value-type="float" office:value="643" calcext:value-type="float">
            <text:p>643</text:p>
          </table:table-cell>
          <table:table-cell/>
          <table:table-cell office:value-type="float" office:value="643" calcext:value-type="float">
            <text:p>643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8"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18"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424" calcext:value-type="float">
            <text:p>424</text:p>
          </table:table-cell>
          <table:table-cell table:number-columns-repeated="15" office:value-type="float" office:value="425" calcext:value-type="float">
            <text:p>425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number-columns-repeated="18" office:value-type="float" office:value="875" calcext:value-type="float">
            <text:p>875</text:p>
          </table:table-cell>
          <table:table-cell/>
          <table:table-cell office:value-type="float" office:value="875" calcext:value-type="float">
            <text:p>875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number-columns-repeated="18" office:value-type="float" office:value="1281" calcext:value-type="float">
            <text:p>1281</text:p>
          </table:table-cell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1281" calcext:value-type="float">
            <text:p>128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356" calcext:value-type="float">
            <text:p>356</text:p>
          </table:table-cell>
          <table:table-cell table:number-columns-repeated="15" office:value-type="float" office:value="373" calcext:value-type="float">
            <text:p>373</text:p>
          </table:table-cell>
          <table:table-cell/>
          <table:table-cell office:value-type="float" office:value="373" calcext:value-type="float">
            <text:p>373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809" calcext:value-type="float">
            <text:p>809</text:p>
          </table:table-cell>
          <table:table-cell office:value-type="float" office:value="827" calcext:value-type="float">
            <text:p>827</text:p>
          </table:table-cell>
          <table:table-cell table:number-columns-repeated="16" office:value-type="float" office:value="809" calcext:value-type="float">
            <text:p>809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number-columns-repeated="18"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0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float" office:value="1179" calcext:value-type="float">
            <text:p>1179</text:p>
          </table:table-cell>
          <table:table-cell table:number-columns-repeated="15" office:value-type="float" office:value="1169" calcext:value-type="float">
            <text:p>1169</text:p>
          </table:table-cell>
          <table:table-cell/>
          <table:table-cell office:value-type="float" office:value="1169" calcext:value-type="float">
            <text:p>1169</text:p>
          </table:table-cell>
          <table:table-cell/>
          <table:table-cell office:value-type="float" office:value="1169" calcext:value-type="float">
            <text:p>116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number-columns-repeated="16" office:value-type="float" office:value="121" calcext:value-type="float">
            <text:p>121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8"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11"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1628" calcext:value-type="float">
            <text:p>1628</text:p>
          </table:table-cell>
          <table:table-cell office:value-type="float" office:value="1621" calcext:value-type="float">
            <text:p>1621</text:p>
          </table:table-cell>
          <table:table-cell table:number-columns-repeated="16" office:value-type="float" office:value="1628" calcext:value-type="float">
            <text:p>1628</text:p>
          </table:table-cell>
          <table:table-cell/>
          <table:table-cell office:value-type="float" office:value="1628" calcext:value-type="float">
            <text:p>1628</text:p>
          </table:table-cell>
          <table:table-cell/>
          <table:table-cell office:value-type="float" office:value="1628" calcext:value-type="float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1001" calcext:value-type="float">
            <text:p>1001</text:p>
          </table:table-cell>
          <table:table-cell office:value-type="float" office:value="994" calcext:value-type="float">
            <text:p>994</text:p>
          </table:table-cell>
          <table:table-cell table:number-columns-repeated="5" office:value-type="float" office:value="996" calcext:value-type="float">
            <text:p>996</text:p>
          </table:table-cell>
          <table:table-cell table:number-columns-repeated="3" office:value-type="float" office:value="1002" calcext:value-type="float">
            <text:p>1002</text:p>
          </table:table-cell>
          <table:table-cell table:number-columns-repeated="8"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number-columns-repeated="16" office:value-type="float" office:value="696" calcext:value-type="float">
            <text:p>696</text:p>
          </table:table-cell>
          <table:table-cell/>
          <table:table-cell office:value-type="float" office:value="696" calcext:value-type="float">
            <text:p>696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number-columns-repeated="18" office:value-type="float" office:value="931" calcext:value-type="float">
            <text:p>931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18" office:value-type="float" office:value="175" calcext:value-type="float">
            <text:p>175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18" office:value-type="float" office:value="246" calcext:value-type="float">
            <text:p>246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4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number-columns-repeated="18"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409" calcext:value-type="float">
            <text:p>409</text:p>
          </table:table-cell>
          <table:table-cell table:number-columns-repeated="17" office:value-type="float" office:value="404" calcext:value-type="float">
            <text:p>404</text:p>
          </table:table-cell>
          <table:table-cell/>
          <table:table-cell office:value-type="float" office:value="404" calcext:value-type="float">
            <text:p>404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8" office:value-type="float" office:value="695" calcext:value-type="float">
            <text:p>695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table:number-columns-repeated="18" office:value-type="float" office:value="1661" calcext:value-type="float">
            <text:p>1661</text:p>
          </table:table-cell>
          <table:table-cell/>
          <table:table-cell office:value-type="float" office:value="1661" calcext:value-type="float">
            <text:p>1661</text:p>
          </table:table-cell>
          <table:table-cell/>
          <table:table-cell office:value-type="float" office:value="1661" calcext:value-type="float">
            <text:p>166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number-columns-repeated="18" office:value-type="float" office:value="570" calcext:value-type="float">
            <text:p>570</text:p>
          </table:table-cell>
          <table:table-cell/>
          <table:table-cell office:value-type="float" office:value="570" calcext:value-type="float">
            <text:p>570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number-columns-repeated="18"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8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18"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18" office:value-type="float" office:value="380" calcext:value-type="float">
            <text:p>380</text:p>
          </table:table-cell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number-columns-repeated="18" office:value-type="float" office:value="1232" calcext:value-type="float">
            <text:p>1232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32" calcext:value-type="float">
            <text:p>123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18" office:value-type="float" office:value="683" calcext:value-type="float">
            <text:p>683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4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18" office:value-type="float" office:value="498" calcext:value-type="float">
            <text:p>498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8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1295" calcext:value-type="float">
            <text:p>1295</text:p>
          </table:table-cell>
          <table:table-cell table:number-columns-repeated="2" office:value-type="float" office:value="1294" calcext:value-type="float">
            <text:p>1294</text:p>
          </table:table-cell>
          <table:table-cell table:number-columns-repeated="15" office:value-type="float" office:value="1295" calcext:value-type="float">
            <text:p>1295</text:p>
          </table:table-cell>
          <table:table-cell/>
          <table:table-cell office:value-type="float" office:value="1295" calcext:value-type="float">
            <text:p>1295</text:p>
          </table:table-cell>
          <table:table-cell/>
          <table:table-cell office:value-type="float" office:value="1295" calcext:value-type="float">
            <text:p>129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number-columns-repeated="18" office:value-type="float" office:value="1066" calcext:value-type="float">
            <text:p>1066</text:p>
          </table:table-cell>
          <table:table-cell/>
          <table:table-cell office:value-type="float" office:value="1066" calcext:value-type="float">
            <text:p>1066</text:p>
          </table:table-cell>
          <table:table-cell/>
          <table:table-cell office:value-type="float" office:value="1066" calcext:value-type="float">
            <text:p>106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number-columns-repeated="18" office:value-type="float" office:value="655" calcext:value-type="float">
            <text:p>655</text:p>
          </table:table-cell>
          <table:table-cell/>
          <table:table-cell office:value-type="float" office:value="655" calcext:value-type="float">
            <text:p>655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16"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7" office:value-type="float" office:value="84" calcext:value-type="float">
            <text:p>84</text:p>
          </table:table-cell>
          <table:table-cell table:number-columns-repeated="8"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389" calcext:value-type="float">
            <text:p>389</text:p>
          </table:table-cell>
          <table:table-cell table:number-columns-repeated="16"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1224" calcext:value-type="float">
            <text:p>1224</text:p>
          </table:table-cell>
          <table:table-cell table:number-columns-repeated="2" office:value-type="float" office:value="1227" calcext:value-type="float">
            <text:p>1227</text:p>
          </table:table-cell>
          <table:table-cell table:number-columns-repeated="15" office:value-type="float" office:value="1224" calcext:value-type="float">
            <text:p>1224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24" calcext:value-type="float">
            <text:p>122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14" office:value-type="float" office:value="119" calcext:value-type="float">
            <text:p>119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584" calcext:value-type="float">
            <text:p>584</text:p>
          </table:table-cell>
          <table:table-cell office:value-type="float" office:value="583" calcext:value-type="float">
            <text:p>583</text:p>
          </table:table-cell>
          <table:table-cell table:number-columns-repeated="16" office:value-type="float" office:value="584" calcext:value-type="float">
            <text:p>58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number-columns-repeated="18" office:value-type="float" office:value="886" calcext:value-type="float">
            <text:p>886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18" office:value-type="float" office:value="475" calcext:value-type="float">
            <text:p>475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18" office:value-type="float" office:value="214" calcext:value-type="float">
            <text:p>214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18"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18" office:value-type="float" office:value="402" calcext:value-type="float">
            <text:p>402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14"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8" office:value-type="float" office:value="119" calcext:value-type="float">
            <text:p>119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18" office:value-type="float" office:value="490" calcext:value-type="float">
            <text:p>490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18" office:value-type="float" office:value="770" calcext:value-type="float">
            <text:p>770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8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8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18" office:value-type="float" office:value="629" calcext:value-type="float">
            <text:p>629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number-columns-repeated="18" office:value-type="float" office:value="701" calcext:value-type="float">
            <text:p>701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13" calcext:value-type="float">
            <text:p>1313</text:p>
          </table:table-cell>
          <table:table-cell table:number-columns-repeated="18" office:value-type="float" office:value="1868" calcext:value-type="float">
            <text:p>1868</text:p>
          </table:table-cell>
          <table:table-cell/>
          <table:table-cell office:value-type="float" office:value="1868" calcext:value-type="float">
            <text:p>1868</text:p>
          </table:table-cell>
          <table:table-cell/>
          <table:table-cell office:value-type="float" office:value="1868" calcext:value-type="float">
            <text:p>186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584" calcext:value-type="float">
            <text:p>584</text:p>
          </table:table-cell>
          <table:table-cell table:number-columns-repeated="15" office:value-type="float" office:value="588" calcext:value-type="float">
            <text:p>588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18" office:value-type="float" office:value="166" calcext:value-type="float">
            <text:p>166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11"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15" office:value-type="float" office:value="287" calcext:value-type="float">
            <text:p>287</text:p>
          </table:table-cell>
          <table:table-cell/>
          <table:table-cell office:value-type="float" office:value="287" calcext:value-type="float">
            <text:p>287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18" office:value-type="float" office:value="728" calcext:value-type="float">
            <text:p>728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18"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number-columns-repeated="18" office:value-type="float" office:value="818" calcext:value-type="float">
            <text:p>818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539" calcext:value-type="float">
            <text:p>539</text:p>
          </table:table-cell>
          <table:table-cell table:number-columns-repeated="3" office:value-type="float" office:value="516" calcext:value-type="float">
            <text:p>516</text:p>
          </table:table-cell>
          <table:table-cell table:number-columns-repeated="14"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11"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number-columns-repeated="18" office:value-type="float" office:value="984" calcext:value-type="float">
            <text:p>984</text:p>
          </table:table-cell>
          <table:table-cell/>
          <table:table-cell office:value-type="float" office:value="984" calcext:value-type="float">
            <text:p>984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18" office:value-type="float" office:value="442" calcext:value-type="float">
            <text:p>442</text:p>
          </table:table-cell>
          <table:table-cell/>
          <table:table-cell office:value-type="float" office:value="442" calcext:value-type="float">
            <text:p>442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18"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18" office:value-type="float" office:value="793" calcext:value-type="float">
            <text:p>793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number-columns-repeated="18" office:value-type="float" office:value="495" calcext:value-type="float">
            <text:p>495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8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3" office:value-type="float" office:value="97" calcext:value-type="float">
            <text:p>97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number-columns-repeated="18" office:value-type="float" office:value="1361" calcext:value-type="float">
            <text:p>1361</text:p>
          </table:table-cell>
          <table:table-cell/>
          <table:table-cell office:value-type="float" office:value="1361" calcext:value-type="float">
            <text:p>1361</text:p>
          </table:table-cell>
          <table:table-cell/>
          <table:table-cell office:value-type="float" office:value="1361" calcext:value-type="float">
            <text:p>136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8"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18"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18" office:value-type="float" office:value="311" calcext:value-type="float">
            <text:p>311</text:p>
          </table:table-cell>
          <table:table-cell/>
          <table:table-cell office:value-type="float" office:value="311" calcext:value-type="float">
            <text:p>311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13" office:value-type="float" office:value="151" calcext:value-type="float">
            <text:p>151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number-columns-repeated="18" office:value-type="float" office:value="795" calcext:value-type="float">
            <text:p>795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8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9"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1288" calcext:value-type="float">
            <text:p>1288</text:p>
          </table:table-cell>
          <table:table-cell office:value-type="float" office:value="1289" calcext:value-type="float">
            <text:p>1289</text:p>
          </table:table-cell>
          <table:table-cell office:value-type="float" office:value="1286" calcext:value-type="float">
            <text:p>1286</text:p>
          </table:table-cell>
          <table:table-cell table:number-columns-repeated="15" office:value-type="float" office:value="1288" calcext:value-type="float">
            <text:p>1288</text:p>
          </table:table-cell>
          <table:table-cell/>
          <table:table-cell office:value-type="float" office:value="1288" calcext:value-type="float">
            <text:p>1288</text:p>
          </table:table-cell>
          <table:table-cell/>
          <table:table-cell office:value-type="float" office:value="1288" calcext:value-type="float">
            <text:p>128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8"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table:number-columns-repeated="16" office:value-type="float" office:value="446" calcext:value-type="float">
            <text:p>446</text:p>
          </table:table-cell>
          <table:table-cell/>
          <table:table-cell office:value-type="float" office:value="446" calcext:value-type="float">
            <text:p>446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4" office:value-type="float" office:value="161" calcext:value-type="float">
            <text:p>161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18" office:value-type="float" office:value="814" calcext:value-type="float">
            <text:p>814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8"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18"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number-columns-repeated="18" office:value-type="float" office:value="709" calcext:value-type="float">
            <text:p>709</text:p>
          </table:table-cell>
          <table:table-cell/>
          <table:table-cell office:value-type="float" office:value="709" calcext:value-type="float">
            <text:p>709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18"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18"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18" office:value-type="float" office:value="402" calcext:value-type="float">
            <text:p>402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number-columns-repeated="18" office:value-type="float" office:value="1209" calcext:value-type="float">
            <text:p>1209</text:p>
          </table:table-cell>
          <table:table-cell/>
          <table:table-cell office:value-type="float" office:value="1209" calcext:value-type="float">
            <text:p>1209</text:p>
          </table:table-cell>
          <table:table-cell/>
          <table:table-cell office:value-type="float" office:value="1209" calcext:value-type="float">
            <text:p>12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number-columns-repeated="18" office:value-type="float" office:value="992" calcext:value-type="float">
            <text:p>992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8"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18" office:value-type="float" office:value="188" calcext:value-type="float">
            <text:p>188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number-columns-repeated="18" office:value-type="float" office:value="829" calcext:value-type="float">
            <text:p>829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8"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15" office:value-type="float" office:value="328" calcext:value-type="float">
            <text:p>328</text:p>
          </table:table-cell>
          <table:table-cell/>
          <table:table-cell office:value-type="float" office:value="328" calcext:value-type="float">
            <text:p>328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18" office:value-type="float" office:value="485" calcext:value-type="float">
            <text:p>485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18" office:value-type="float" office:value="536" calcext:value-type="float">
            <text:p>536</text:p>
          </table:table-cell>
          <table:table-cell/>
          <table:table-cell office:value-type="float" office:value="536" calcext:value-type="float">
            <text:p>536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number-columns-repeated="18"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8"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8"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table:number-columns-repeated="16"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number-columns-repeated="18" office:value-type="float" office:value="1123" calcext:value-type="float">
            <text:p>1123</text:p>
          </table:table-cell>
          <table:table-cell/>
          <table:table-cell office:value-type="float" office:value="1123" calcext:value-type="float">
            <text:p>1123</text:p>
          </table:table-cell>
          <table:table-cell/>
          <table:table-cell office:value-type="float" office:value="1123" calcext:value-type="float">
            <text:p>112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16"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number-columns-repeated="18" office:value-type="float" office:value="739" calcext:value-type="float">
            <text:p>739</text:p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table:number-columns-repeated="10" office:value-type="float" office:value="133" calcext:value-type="float">
            <text:p>133</text:p>
          </table:table-cell>
          <table:table-cell table:number-columns-repeated="7"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number-columns-repeated="18" office:value-type="float" office:value="829" calcext:value-type="float">
            <text:p>829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761" calcext:value-type="float">
            <text:p>761</text:p>
          </table:table-cell>
          <table:table-cell office:value-type="float" office:value="760" calcext:value-type="float">
            <text:p>760</text:p>
          </table:table-cell>
          <table:table-cell table:number-columns-repeated="16" office:value-type="float" office:value="761" calcext:value-type="float">
            <text:p>761</text:p>
          </table:table-cell>
          <table:table-cell/>
          <table:table-cell office:value-type="float" office:value="761" calcext:value-type="float">
            <text:p>761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number-columns-repeated="18" office:value-type="float" office:value="686" calcext:value-type="float">
            <text:p>686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18" office:value-type="float" office:value="507" calcext:value-type="float">
            <text:p>507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number-columns-repeated="18" office:value-type="float" office:value="1356" calcext:value-type="float">
            <text:p>1356</text:p>
          </table:table-cell>
          <table:table-cell/>
          <table:table-cell office:value-type="float" office:value="1356" calcext:value-type="float">
            <text:p>1356</text:p>
          </table:table-cell>
          <table:table-cell/>
          <table:table-cell office:value-type="float" office:value="1356" calcext:value-type="float">
            <text:p>135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467" calcext:value-type="float">
            <text:p>467</text:p>
          </table:table-cell>
          <table:table-cell table:number-columns-repeated="15" office:value-type="float" office:value="464" calcext:value-type="float">
            <text:p>464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8"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18" office:value-type="float" office:value="470" calcext:value-type="float">
            <text:p>470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570" calcext:value-type="float">
            <text:p>570</text:p>
          </table:table-cell>
          <table:table-cell office:value-type="float" office:value="586" calcext:value-type="float">
            <text:p>586</text:p>
          </table:table-cell>
          <table:table-cell table:number-columns-repeated="9" office:value-type="float" office:value="588" calcext:value-type="float">
            <text:p>588</text:p>
          </table:table-cell>
          <table:table-cell table:number-columns-repeated="2" office:value-type="float" office:value="592" calcext:value-type="float">
            <text:p>592</text:p>
          </table:table-cell>
          <table:table-cell table:number-columns-repeated="3" office:value-type="float" office:value="591" calcext:value-type="float">
            <text:p>591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55" calcext:value-type="float">
            <text:p>355</text:p>
          </table:table-cell>
          <table:table-cell table:number-columns-repeated="15" office:value-type="float" office:value="358" calcext:value-type="float">
            <text:p>358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636" calcext:value-type="float">
            <text:p>636</text:p>
          </table:table-cell>
          <table:table-cell office:value-type="float" office:value="673" calcext:value-type="float">
            <text:p>673</text:p>
          </table:table-cell>
          <table:table-cell table:number-columns-repeated="16" office:value-type="float" office:value="636" calcext:value-type="float">
            <text:p>636</text:p>
          </table:table-cell>
          <table:table-cell/>
          <table:table-cell office:value-type="float" office:value="636" calcext:value-type="float">
            <text:p>636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18" office:value-type="float" office:value="269" calcext:value-type="float">
            <text:p>269</text:p>
          </table:table-cell>
          <table:table-cell/>
          <table:table-cell office:value-type="float" office:value="269" calcext:value-type="float">
            <text:p>269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15"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632" calcext:value-type="float">
            <text:p>632</text:p>
          </table:table-cell>
          <table:table-cell table:number-columns-repeated="15" office:value-type="float" office:value="634" calcext:value-type="float">
            <text:p>634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8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974" calcext:value-type="float">
            <text:p>974</text:p>
          </table:table-cell>
          <table:table-cell table:number-columns-repeated="15" office:value-type="float" office:value="955" calcext:value-type="float">
            <text:p>955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18" office:value-type="float" office:value="189" calcext:value-type="float">
            <text:p>189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18" office:value-type="float" office:value="528" calcext:value-type="float">
            <text:p>528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15" office:value-type="float" office:value="426" calcext:value-type="float">
            <text:p>426</text:p>
          </table:table-cell>
          <table:table-cell/>
          <table:table-cell office:value-type="float" office:value="426" calcext:value-type="float">
            <text:p>426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304" calcext:value-type="float">
            <text:p>304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300" calcext:value-type="float">
            <text:p>300</text:p>
          </table:table-cell>
          <table:table-cell table:number-columns-repeated="8" office:value-type="float" office:value="301" calcext:value-type="float">
            <text:p>301</text:p>
          </table:table-cell>
          <table:table-cell table:number-columns-repeated="6" office:value-type="float" office:value="304" calcext:value-type="float">
            <text:p>304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number-columns-repeated="18" office:value-type="float" office:value="1181" calcext:value-type="float">
            <text:p>1181</text:p>
          </table:table-cell>
          <table:table-cell/>
          <table:table-cell office:value-type="float" office:value="1181" calcext:value-type="float">
            <text:p>1181</text:p>
          </table:table-cell>
          <table:table-cell/>
          <table:table-cell office:value-type="float" office:value="1181" calcext:value-type="float">
            <text:p>118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18" office:value-type="float" office:value="421" calcext:value-type="float">
            <text:p>421</text:p>
          </table:table-cell>
          <table:table-cell/>
          <table:table-cell office:value-type="float" office:value="421" calcext:value-type="float">
            <text:p>421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number-columns-repeated="18" office:value-type="float" office:value="626" calcext:value-type="float">
            <text:p>626</text:p>
          </table:table-cell>
          <table:table-cell/>
          <table:table-cell office:value-type="float" office:value="626" calcext:value-type="float">
            <text:p>626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number-columns-repeated="18" office:value-type="float" office:value="828" calcext:value-type="float">
            <text:p>828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table:number-columns-repeated="18" office:value-type="float" office:value="1226" calcext:value-type="float">
            <text:p>1226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26" calcext:value-type="float">
            <text:p>122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8" office:value-type="float" office:value="91" calcext:value-type="float">
            <text:p>91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8" office:value-type="float" office:value="183" calcext:value-type="float">
            <text:p>183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393" calcext:value-type="float">
            <text:p>393</text:p>
          </table:table-cell>
          <table:table-cell table:number-columns-repeated="15"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347" calcext:value-type="float">
            <text:p>347</text:p>
          </table:table-cell>
          <table:table-cell table:number-columns-repeated="3" office:value-type="float" office:value="365" calcext:value-type="float">
            <text:p>365</text:p>
          </table:table-cell>
          <table:table-cell table:number-columns-repeated="3" office:value-type="float" office:value="343" calcext:value-type="float">
            <text:p>343</text:p>
          </table:table-cell>
          <table:table-cell table:number-columns-repeated="11" office:value-type="float" office:value="347" calcext:value-type="float">
            <text:p>347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number-columns-repeated="18" office:value-type="float" office:value="809" calcext:value-type="float">
            <text:p>809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8"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8"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8"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table:number-columns-repeated="18" office:value-type="float" office:value="1402" calcext:value-type="float">
            <text:p>1402</text:p>
          </table:table-cell>
          <table:table-cell/>
          <table:table-cell office:value-type="float" office:value="1402" calcext:value-type="float">
            <text:p>1402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15"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number-columns-repeated="18" office:value-type="float" office:value="819" calcext:value-type="float">
            <text:p>819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number-columns-repeated="18" office:value-type="float" office:value="423" calcext:value-type="float">
            <text:p>423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18" office:value-type="float" office:value="672" calcext:value-type="float">
            <text:p>672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15"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8"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table:number-columns-repeated="3"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16"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18" office:value-type="float" office:value="315" calcext:value-type="float">
            <text:p>315</text:p>
          </table:table-cell>
          <table:table-cell/>
          <table:table-cell office:value-type="float" office:value="315" calcext:value-type="float">
            <text:p>315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7"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number-columns-repeated="18" office:value-type="float" office:value="749" calcext:value-type="float">
            <text:p>749</text:p>
          </table:table-cell>
          <table:table-cell/>
          <table:table-cell office:value-type="float" office:value="749" calcext:value-type="float">
            <text:p>749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number-columns-repeated="18" office:value-type="float" office:value="689" calcext:value-type="float">
            <text:p>689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number-columns-repeated="18" office:value-type="float" office:value="1224" calcext:value-type="float">
            <text:p>1224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24" calcext:value-type="float">
            <text:p>122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18" office:value-type="float" office:value="343" calcext:value-type="float">
            <text:p>34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number-columns-repeated="18" office:value-type="float" office:value="728" calcext:value-type="float">
            <text:p>728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18" office:value-type="float" office:value="554" calcext:value-type="float">
            <text:p>554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18" office:value-type="float" office:value="751" calcext:value-type="float">
            <text:p>751</text:p>
          </table:table-cell>
          <table:table-cell/>
          <table:table-cell office:value-type="float" office:value="751" calcext:value-type="float">
            <text:p>751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number-columns-repeated="16" office:value-type="float" office:value="173" calcext:value-type="float">
            <text:p>173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table:number-columns-repeated="16" office:value-type="float" office:value="302" calcext:value-type="float">
            <text:p>302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60" calcext:value-type="float">
            <text:p>160</text:p>
          </table:table-cell>
          <table:table-cell table:number-columns-repeated="6" office:value-type="float" office:value="158" calcext:value-type="float">
            <text:p>158</text:p>
          </table:table-cell>
          <table:table-cell table:number-columns-repeated="11" office:value-type="float" office:value="160" calcext:value-type="float">
            <text:p>160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419" calcext:value-type="float">
            <text:p>419</text:p>
          </table:table-cell>
          <table:table-cell table:number-columns-repeated="15"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7" office:value-type="float" office:value="146" calcext:value-type="float">
            <text:p>146</text:p>
          </table:table-cell>
          <table:table-cell table:number-columns-repeated="7"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18" office:value-type="float" office:value="620" calcext:value-type="float">
            <text:p>620</text:p>
          </table:table-cell>
          <table:table-cell/>
          <table:table-cell office:value-type="float" office:value="620" calcext:value-type="float">
            <text:p>620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1"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5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table:number-columns-repeated="18" office:value-type="float" office:value="1705" calcext:value-type="float">
            <text:p>1705</text:p>
          </table:table-cell>
          <table:table-cell/>
          <table:table-cell office:value-type="float" office:value="1705" calcext:value-type="float">
            <text:p>1705</text:p>
          </table:table-cell>
          <table:table-cell/>
          <table:table-cell office:value-type="float" office:value="1705" calcext:value-type="float">
            <text:p>170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8"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8"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table:number-columns-repeated="16" office:value-type="float" office:value="496" calcext:value-type="float">
            <text:p>496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513" calcext:value-type="float">
            <text:p>513</text:p>
          </table:table-cell>
          <table:table-cell table:number-columns-repeated="15" office:value-type="float" office:value="506" calcext:value-type="float">
            <text:p>506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18" office:value-type="float" office:value="345" calcext:value-type="float">
            <text:p>345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1395" calcext:value-type="float">
            <text:p>1395</text:p>
          </table:table-cell>
          <table:table-cell office:value-type="float" office:value="1401" calcext:value-type="float">
            <text:p>1401</text:p>
          </table:table-cell>
          <table:table-cell office:value-type="float" office:value="1393" calcext:value-type="float">
            <text:p>1393</text:p>
          </table:table-cell>
          <table:table-cell table:number-columns-repeated="15" office:value-type="float" office:value="1395" calcext:value-type="float">
            <text:p>1395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float" office:value="1395" calcext:value-type="float">
            <text:p>139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8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number-columns-repeated="18" office:value-type="float" office:value="1129" calcext:value-type="float">
            <text:p>1129</text:p>
          </table:table-cell>
          <table:table-cell/>
          <table:table-cell office:value-type="float" office:value="1129" calcext:value-type="float">
            <text:p>1129</text:p>
          </table:table-cell>
          <table:table-cell/>
          <table:table-cell office:value-type="float" office:value="1129" calcext:value-type="float">
            <text:p>112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number-columns-repeated="18" office:value-type="float" office:value="701" calcext:value-type="float">
            <text:p>701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rodovia.B2:.B501])" office:value-type="float" office:value="71225" calcext:value-type="float">
            <text:p>71225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rodovia.C2:.C501] - [rodovia.B2:.B501]))" office:value-type="float" office:value="47852" calcext:value-type="float">
            <text:p>47852</text:p>
          </table:table-cell>
          <table:table-cell table:style-name="ce3" table:number-matrix-columns-spanned="1" table:number-matrix-rows-spanned="1" table:formula="of:=SUM(ABS([rodovia.D2:.D501] - [rodovia.B2:.B501]))" office:value-type="float" office:value="47899" calcext:value-type="float">
            <text:p>47899</text:p>
          </table:table-cell>
          <table:table-cell table:style-name="ce3" table:number-matrix-columns-spanned="1" table:number-matrix-rows-spanned="1" table:formula="of:=SUM(ABS([rodovia.E2:.E501] - [rodovia.B2:.B501]))" office:value-type="float" office:value="47811" calcext:value-type="float">
            <text:p>47811</text:p>
          </table:table-cell>
          <table:table-cell table:style-name="ce1" table:number-matrix-columns-spanned="1" table:number-matrix-rows-spanned="1" table:formula="of:=SUM(ABS([rodovia.F2:.F501] - [rodovia.B2:.B501]))" office:value-type="float" office:value="47844" calcext:value-type="float">
            <text:p>47844</text:p>
          </table:table-cell>
          <table:table-cell table:style-name="ce1" table:number-matrix-columns-spanned="1" table:number-matrix-rows-spanned="1" table:formula="of:=SUM(ABS([rodovia.G2:.G501] - [rodovia.B2:.B501]))" office:value-type="float" office:value="47820" calcext:value-type="float">
            <text:p>47820</text:p>
          </table:table-cell>
          <table:table-cell table:style-name="ce1" table:number-matrix-columns-spanned="1" table:number-matrix-rows-spanned="1" table:formula="of:=SUM(ABS([rodovia.H2:.H501] - [rodovia.B2:.B501]))" office:value-type="float" office:value="47823" calcext:value-type="float">
            <text:p>47823</text:p>
          </table:table-cell>
          <table:table-cell table:style-name="ce1" table:number-matrix-columns-spanned="1" table:number-matrix-rows-spanned="1" table:formula="of:=SUM(ABS([rodovia.I2:.I501] - [rodovia.B2:.B501]))" office:value-type="float" office:value="47831" calcext:value-type="float">
            <text:p>47831</text:p>
          </table:table-cell>
          <table:table-cell table:style-name="ce1" table:number-matrix-columns-spanned="1" table:number-matrix-rows-spanned="1" table:formula="of:=SUM(ABS([rodovia.J2:.J501] - [rodovia.B2:.B501]))" office:value-type="float" office:value="47840" calcext:value-type="float">
            <text:p>47840</text:p>
          </table:table-cell>
          <table:table-cell table:style-name="ce1" table:number-matrix-columns-spanned="1" table:number-matrix-rows-spanned="1" table:formula="of:=SUM(ABS([rodovia.K2:.K501] - [rodovia.B2:.B501]))" office:value-type="float" office:value="47838" calcext:value-type="float">
            <text:p>47838</text:p>
          </table:table-cell>
          <table:table-cell table:style-name="ce1" table:number-matrix-columns-spanned="1" table:number-matrix-rows-spanned="1" table:formula="of:=SUM(ABS([rodovia.L2:.L501] - [rodovia.B2:.B501]))" office:value-type="float" office:value="47846" calcext:value-type="float">
            <text:p>47846</text:p>
          </table:table-cell>
          <table:table-cell table:style-name="ce1" table:number-matrix-columns-spanned="1" table:number-matrix-rows-spanned="1" table:formula="of:=SUM(ABS([rodovia.M2:.M501] - [rodovia.B2:.B501]))" office:value-type="float" office:value="47840" calcext:value-type="float">
            <text:p>47840</text:p>
          </table:table-cell>
          <table:table-cell table:style-name="ce1" table:number-matrix-columns-spanned="1" table:number-matrix-rows-spanned="1" table:formula="of:=SUM(ABS([rodovia.N2:.N501] - [rodovia.B2:.B501]))" office:value-type="float" office:value="47846" calcext:value-type="float">
            <text:p>47846</text:p>
          </table:table-cell>
          <table:table-cell table:style-name="ce1" table:number-matrix-columns-spanned="1" table:number-matrix-rows-spanned="1" table:formula="of:=SUM(ABS([rodovia.O2:.O501] - [rodovia.B2:.B501]))" office:value-type="float" office:value="47850" calcext:value-type="float">
            <text:p>47850</text:p>
          </table:table-cell>
          <table:table-cell table:style-name="ce1" table:number-matrix-columns-spanned="1" table:number-matrix-rows-spanned="1" table:formula="of:=SUM(ABS([rodovia.P2:.P501] - [rodovia.B2:.B501]))" office:value-type="float" office:value="47848" calcext:value-type="float">
            <text:p>47848</text:p>
          </table:table-cell>
          <table:table-cell table:style-name="ce1" table:number-matrix-columns-spanned="1" table:number-matrix-rows-spanned="1" table:formula="of:=SUM(ABS([rodovia.Q2:.Q501] - [rodovia.B2:.B501]))" office:value-type="float" office:value="47849" calcext:value-type="float">
            <text:p>47849</text:p>
          </table:table-cell>
          <table:table-cell table:style-name="ce1" table:number-matrix-columns-spanned="1" table:number-matrix-rows-spanned="1" table:formula="of:=SUM(ABS([rodovia.R2:.R501] - [rodovia.B2:.B501]))" office:value-type="float" office:value="47849" calcext:value-type="float">
            <text:p>47849</text:p>
          </table:table-cell>
          <table:table-cell table:style-name="ce1" table:number-matrix-columns-spanned="1" table:number-matrix-rows-spanned="1" table:formula="of:=SUM(ABS([rodovia.S2:.S501] - [rodovia.B2:.B501]))" office:value-type="float" office:value="47846" calcext:value-type="float">
            <text:p>47846</text:p>
          </table:table-cell>
          <table:table-cell table:style-name="ce1" table:number-matrix-columns-spanned="1" table:number-matrix-rows-spanned="1" table:formula="of:=SUM(ABS([rodovia.T2:.T501] - [rodovia.B2:.B501]))" office:value-type="float" office:value="47846" calcext:value-type="float">
            <text:p>47846</text:p>
          </table:table-cell>
          <table:table-cell table:style-name="ce1" table:number-matrix-columns-spanned="1" table:number-matrix-rows-spanned="1" table:formula="of:=SUM(ABS([rodovia.U2:.U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V2:.V501] - [rodovia.B2:.B501]))" office:value-type="float" office:value="47846" calcext:value-type="float">
            <text:p>47846</text:p>
          </table:table-cell>
          <table:table-cell table:style-name="ce1" table:number-matrix-columns-spanned="1" table:number-matrix-rows-spanned="1" table:formula="of:=SUM(ABS([rodovia.W2:.W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X2:.X501] - [rodovia.B2:.B501]))" office:value-type="float" office:value="47851" calcext:value-type="float">
            <text:p>47851</text:p>
          </table:table-cell>
          <table:table-cell table:style-name="ce1" table:number-matrix-columns-spanned="1" table:number-matrix-rows-spanned="1" table:formula="of:=SUM(ABS([rodovia.Y2:.Y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Z2:.Z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A2:.AA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B2:.AB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C2:.AC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D2:.AD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E2:.AE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F2:.AF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G2:.AG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H2:.AH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I2:.AI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J2:.AJ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K2:.AK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L2:.AL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M2:.AM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N2:.AN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O2:.AO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P2:.AP501] - [rodovia.B2:.B501]))" office:value-type="float" office:value="71225" calcext:value-type="float">
            <text:p>71225</text:p>
          </table:table-cell>
          <table:table-cell table:style-name="ce1"/>
          <table:table-cell table:style-name="ce1" table:number-matrix-columns-spanned="1" table:number-matrix-rows-spanned="1" table:formula="of:=SUM(ABS([rodovia.AR2:.AR501] - [rodovia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rodovia.AS2:.AS501] - [rodovia.B2:.B501]))" office:value-type="float" office:value="71225" calcext:value-type="float">
            <text:p>71225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rodovia.C503] / [rodovia.B502]" office:value-type="float" office:value="0.671842751842752" calcext:value-type="float">
            <text:p>0.671843</text:p>
          </table:table-cell>
          <table:table-cell table:style-name="ce4" table:formula="of:=[rodovia.D503] / [rodovia.B502]" office:value-type="float" office:value="0.672502632502633" calcext:value-type="float">
            <text:p>0.672503</text:p>
          </table:table-cell>
          <table:table-cell table:style-name="ce4" table:formula="of:=[rodovia.E503] / [rodovia.B502]" office:value-type="float" office:value="0.671267111267111" calcext:value-type="float">
            <text:p>0.671267</text:p>
          </table:table-cell>
          <table:table-cell table:style-name="ce4" table:formula="of:=[rodovia.F503] / [rodovia.B502]" office:value-type="float" office:value="0.671730431730432" calcext:value-type="float">
            <text:p>0.671730</text:p>
          </table:table-cell>
          <table:table-cell table:style-name="ce4" table:formula="of:=[rodovia.G503] / [rodovia.B502]" office:value-type="float" office:value="0.671393471393471" calcext:value-type="float">
            <text:p>0.671393</text:p>
          </table:table-cell>
          <table:table-cell table:style-name="ce4" table:formula="of:=[rodovia.H503] / [rodovia.B502]" office:value-type="float" office:value="0.671435591435591" calcext:value-type="float">
            <text:p>0.671436</text:p>
          </table:table-cell>
          <table:table-cell table:style-name="ce4" table:formula="of:=[rodovia.I503] / [rodovia.B502]" office:value-type="float" office:value="0.671547911547912" calcext:value-type="float">
            <text:p>0.671548</text:p>
          </table:table-cell>
          <table:table-cell table:style-name="ce4" table:formula="of:=[rodovia.J503] / [rodovia.B502]" office:value-type="float" office:value="0.671674271674272" calcext:value-type="float">
            <text:p>0.671674</text:p>
          </table:table-cell>
          <table:table-cell table:style-name="ce4" table:formula="of:=[rodovia.K503] / [rodovia.B502]" office:value-type="float" office:value="0.671646191646192" calcext:value-type="float">
            <text:p>0.671646</text:p>
          </table:table-cell>
          <table:table-cell table:style-name="ce4" table:formula="of:=[rodovia.L503] / [rodovia.B502]" office:value-type="float" office:value="0.671758511758512" calcext:value-type="float">
            <text:p>0.671759</text:p>
          </table:table-cell>
          <table:table-cell table:style-name="ce4" table:formula="of:=[rodovia.M503] / [rodovia.B502]" office:value-type="float" office:value="0.671674271674272" calcext:value-type="float">
            <text:p>0.671674</text:p>
          </table:table-cell>
          <table:table-cell table:style-name="ce4" table:formula="of:=[rodovia.N503] / [rodovia.B502]" office:value-type="float" office:value="0.671758511758512" calcext:value-type="float">
            <text:p>0.671759</text:p>
          </table:table-cell>
          <table:table-cell table:style-name="ce4" table:formula="of:=[rodovia.O503] / [rodovia.B502]" office:value-type="float" office:value="0.671814671814672" calcext:value-type="float">
            <text:p>0.671815</text:p>
          </table:table-cell>
          <table:table-cell table:style-name="ce4" table:formula="of:=[rodovia.P503] / [rodovia.B502]" office:value-type="float" office:value="0.671786591786592" calcext:value-type="float">
            <text:p>0.671787</text:p>
          </table:table-cell>
          <table:table-cell table:style-name="ce4" table:formula="of:=[rodovia.Q503] / [rodovia.B502]" office:value-type="float" office:value="0.671800631800632" calcext:value-type="float">
            <text:p>0.671801</text:p>
          </table:table-cell>
          <table:table-cell table:style-name="ce4" table:formula="of:=[rodovia.R503] / [rodovia.B502]" office:value-type="float" office:value="0.671800631800632" calcext:value-type="float">
            <text:p>0.671801</text:p>
          </table:table-cell>
          <table:table-cell table:style-name="ce4" table:formula="of:=[rodovia.S503] / [rodovia.B502]" office:value-type="float" office:value="0.671758511758512" calcext:value-type="float">
            <text:p>0.671759</text:p>
          </table:table-cell>
          <table:table-cell table:style-name="ce4" table:formula="of:=[rodovia.T503] / [rodovia.B502]" office:value-type="float" office:value="0.671758511758512" calcext:value-type="float">
            <text:p>0.671759</text:p>
          </table:table-cell>
          <table:table-cell table:style-name="ce4" table:formula="of:=[rodovia.U503] / [rodovia.B502]" office:value-type="float" office:value="1" calcext:value-type="float">
            <text:p>1.000000</text:p>
          </table:table-cell>
          <table:table-cell table:style-name="ce4" table:formula="of:=[rodovia.V503] / [rodovia.B502]" office:value-type="float" office:value="0.671758511758512" calcext:value-type="float">
            <text:p>0.671759</text:p>
          </table:table-cell>
          <table:table-cell table:style-name="ce4" table:number-matrix-columns-spanned="1" table:number-matrix-rows-spanned="1" table:formula="of:=[rodovia.W503] / [rodovia.B502]" office:value-type="float" office:value="1" calcext:value-type="float">
            <text:p>1.000000</text:p>
          </table:table-cell>
          <table:table-cell table:style-name="ce4" table:formula="of:=[rodovia.X503] / [rodovia.B502]" office:value-type="float" office:value="0.671828711828712" calcext:value-type="float">
            <text:p>0.671829</text:p>
          </table:table-cell>
          <table:table-cell table:style-name="ce4" table:formula="of:=[rodovia.Y503] / [rodovia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odovia.Z503] / [rodovia.B502]" office:value-type="float" office:value="1" calcext:value-type="float">
            <text:p>1.000000</text:p>
          </table:table-cell>
          <table:table-cell table:style-name="ce4" table:formula="of:=[rodovia.AA503] / [rodovia.B502]" office:value-type="float" office:value="1" calcext:value-type="float">
            <text:p>1.000000</text:p>
          </table:table-cell>
          <table:table-cell table:style-name="ce4" table:formula="of:=[rodovia.AB503] / [rodovia.B502]" office:value-type="float" office:value="1" calcext:value-type="float">
            <text:p>1.000000</text:p>
          </table:table-cell>
          <table:table-cell table:style-name="ce4" table:formula="of:=[rodovia.AC503] / [rodovia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odovia.AD503] / [rodovia.B502]" office:value-type="float" office:value="1" calcext:value-type="float">
            <text:p>1.000000</text:p>
          </table:table-cell>
          <table:table-cell table:style-name="ce4" table:formula="of:=[rodovia.AE503] / [rodovia.B502]" office:value-type="float" office:value="1" calcext:value-type="float">
            <text:p>1.000000</text:p>
          </table:table-cell>
          <table:table-cell table:style-name="ce4" table:formula="of:=[rodovia.AF503] / [rodovia.B502]" office:value-type="float" office:value="1" calcext:value-type="float">
            <text:p>1.000000</text:p>
          </table:table-cell>
          <table:table-cell table:style-name="ce4" table:formula="of:=[rodovia.AG503] / [rodovia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odovia.AH503] / [rodovia.B502]" office:value-type="float" office:value="1" calcext:value-type="float">
            <text:p>1.000000</text:p>
          </table:table-cell>
          <table:table-cell table:style-name="ce4" table:formula="of:=[rodovia.AI503] / [rodovia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odovia.AJ503] / [rodovia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odovia.AK503] / [rodovia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odovia.AL503] / [rodovia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rodovia.AM503] / [rodovia.B502]" office:value-type="float" office:value="1" calcext:value-type="float">
            <text:p>1.000000</text:p>
          </table:table-cell>
          <table:table-cell table:style-name="ce4" table:formula="of:=[rodovia.AN503] / [rodovia.B502]" office:value-type="float" office:value="1" calcext:value-type="float">
            <text:p>1.000000</text:p>
          </table:table-cell>
          <table:table-cell table:style-name="ce4" table:formula="of:=[rodovia.AO503] / [rodovia.B502]" office:value-type="float" office:value="1" calcext:value-type="float">
            <text:p>1.000000</text:p>
          </table:table-cell>
          <table:table-cell table:style-name="ce4" table:formula="of:=[rodovia.AP503] / [rodovia.B502]" office:value-type="float" office:value="1" calcext:value-type="float">
            <text:p>1.000000</text:p>
          </table:table-cell>
          <table:table-cell table:style-name="ce1"/>
          <table:table-cell table:style-name="ce4" table:formula="of:=[rodovia.AR503] / [rodovia.B502]" office:value-type="float" office:value="1" calcext:value-type="float">
            <text:p>1.000000</text:p>
          </table:table-cell>
          <table:table-cell table:style-name="ce4" table:formula="of:=[rodovia.AS503] / [rodovia.B502]" office:value-type="float" office:value="1" calcext:value-type="float">
            <text:p>1.00000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rodovia.C2:.C501] - [rodovia.B2:.B501]))" office:value-type="float" office:value="138.730329719207" calcext:value-type="float">
            <text:p>138.730330</text:p>
          </table:table-cell>
          <table:table-cell table:style-name="ce4" table:number-matrix-columns-spanned="1" table:number-matrix-rows-spanned="1" table:formula="of:=COM.MICROSOFT.STDEV.P(ABS([rodovia.D2:.D501] - [rodovia.B2:.B501]))" office:value-type="float" office:value="138.902689664383" calcext:value-type="float">
            <text:p>138.902690</text:p>
          </table:table-cell>
          <table:table-cell table:style-name="ce4" table:number-matrix-columns-spanned="1" table:number-matrix-rows-spanned="1" table:formula="of:=COM.MICROSOFT.STDEV.P(ABS([rodovia.E2:.E501] - [rodovia.B2:.B501]))" office:value-type="float" office:value="138.644621662724" calcext:value-type="float">
            <text:p>138.644622</text:p>
          </table:table-cell>
          <table:table-cell table:style-name="ce4" table:number-matrix-columns-spanned="1" table:number-matrix-rows-spanned="1" table:formula="of:=COM.MICROSOFT.STDEV.P(ABS([rodovia.F2:.F501] - [rodovia.B2:.B501]))" office:value-type="float" office:value="138.652207541027" calcext:value-type="float">
            <text:p>138.652208</text:p>
          </table:table-cell>
          <table:table-cell table:style-name="ce4" table:number-matrix-columns-spanned="1" table:number-matrix-rows-spanned="1" table:formula="of:=COM.MICROSOFT.STDEV.P(ABS([rodovia.G2:.G501] - [rodovia.B2:.B501]))" office:value-type="float" office:value="138.687109711033" calcext:value-type="float">
            <text:p>138.687110</text:p>
          </table:table-cell>
          <table:table-cell table:style-name="ce4" table:number-matrix-columns-spanned="1" table:number-matrix-rows-spanned="1" table:formula="of:=COM.MICROSOFT.STDEV.P(ABS([rodovia.H2:.H501] - [rodovia.B2:.B501]))" office:value-type="float" office:value="138.699331952248" calcext:value-type="float">
            <text:p>138.699332</text:p>
          </table:table-cell>
          <table:table-cell table:style-name="ce4" table:number-matrix-columns-spanned="1" table:number-matrix-rows-spanned="1" table:formula="of:=COM.MICROSOFT.STDEV.P(ABS([rodovia.I2:.I501] - [rodovia.B2:.B501]))" office:value-type="float" office:value="138.699588160888" calcext:value-type="float">
            <text:p>138.699588</text:p>
          </table:table-cell>
          <table:table-cell table:style-name="ce4" table:number-matrix-columns-spanned="1" table:number-matrix-rows-spanned="1" table:formula="of:=COM.MICROSOFT.STDEV.P(ABS([rodovia.J2:.J501] - [rodovia.B2:.B501]))" office:value-type="float" office:value="138.716926148181" calcext:value-type="float">
            <text:p>138.716926</text:p>
          </table:table-cell>
          <table:table-cell table:style-name="ce4" table:number-matrix-columns-spanned="1" table:number-matrix-rows-spanned="1" table:formula="of:=COM.MICROSOFT.STDEV.P(ABS([rodovia.K2:.K501] - [rodovia.B2:.B501]))" office:value-type="float" office:value="138.71948321703" calcext:value-type="float">
            <text:p>138.719483</text:p>
          </table:table-cell>
          <table:table-cell table:style-name="ce4" table:number-matrix-columns-spanned="1" table:number-matrix-rows-spanned="1" table:formula="of:=COM.MICROSOFT.STDEV.P(ABS([rodovia.L2:.L501] - [rodovia.B2:.B501]))" office:value-type="float" office:value="138.719735928237" calcext:value-type="float">
            <text:p>138.719736</text:p>
          </table:table-cell>
          <table:table-cell table:style-name="ce4" table:number-matrix-columns-spanned="1" table:number-matrix-rows-spanned="1" table:formula="of:=COM.MICROSOFT.STDEV.P(ABS([rodovia.M2:.M501] - [rodovia.B2:.B501]))" office:value-type="float" office:value="138.716868476764" calcext:value-type="float">
            <text:p>138.716868</text:p>
          </table:table-cell>
          <table:table-cell table:style-name="ce4" table:number-matrix-columns-spanned="1" table:number-matrix-rows-spanned="1" table:formula="of:=COM.MICROSOFT.STDEV.P(ABS([rodovia.N2:.N501] - [rodovia.B2:.B501]))" office:value-type="float" office:value="138.718279747119" calcext:value-type="float">
            <text:p>138.718280</text:p>
          </table:table-cell>
          <table:table-cell table:style-name="ce4" table:number-matrix-columns-spanned="1" table:number-matrix-rows-spanned="1" table:formula="of:=COM.MICROSOFT.STDEV.P(ABS([rodovia.O2:.O501] - [rodovia.B2:.B501]))" office:value-type="float" office:value="138.71904699788" calcext:value-type="float">
            <text:p>138.719047</text:p>
          </table:table-cell>
          <table:table-cell table:style-name="ce4" table:number-matrix-columns-spanned="1" table:number-matrix-rows-spanned="1" table:formula="of:=COM.MICROSOFT.STDEV.P(ABS([rodovia.P2:.P501] - [rodovia.B2:.B501]))" office:value-type="float" office:value="138.726405503783" calcext:value-type="float">
            <text:p>138.726406</text:p>
          </table:table-cell>
          <table:table-cell table:style-name="ce4" table:number-matrix-columns-spanned="1" table:number-matrix-rows-spanned="1" table:formula="of:=COM.MICROSOFT.STDEV.P(ABS([rodovia.Q2:.Q501] - [rodovia.B2:.B501]))" office:value-type="float" office:value="138.726849585795" calcext:value-type="float">
            <text:p>138.726850</text:p>
          </table:table-cell>
          <table:table-cell table:style-name="ce4" table:number-matrix-columns-spanned="1" table:number-matrix-rows-spanned="1" table:formula="of:=COM.MICROSOFT.STDEV.P(ABS([rodovia.R2:.R501] - [rodovia.B2:.B501]))" office:value-type="float" office:value="138.725970156997" calcext:value-type="float">
            <text:p>138.725970</text:p>
          </table:table-cell>
          <table:table-cell table:style-name="ce4" table:number-matrix-columns-spanned="1" table:number-matrix-rows-spanned="1" table:formula="of:=COM.MICROSOFT.STDEV.P(ABS([rodovia.S2:.S501] - [rodovia.B2:.B501]))" office:value-type="float" office:value="138.72551724899" calcext:value-type="float">
            <text:p>138.725517</text:p>
          </table:table-cell>
          <table:table-cell table:style-name="ce4" table:number-matrix-columns-spanned="1" table:number-matrix-rows-spanned="1" table:formula="of:=COM.MICROSOFT.STDEV.P(ABS([rodovia.T2:.T501] - [rodovia.B2:.B501]))" office:value-type="float" office:value="138.72551724899" calcext:value-type="float">
            <text:p>138.725517</text:p>
          </table:table-cell>
          <table:table-cell table:style-name="ce4" table:number-matrix-columns-spanned="1" table:number-matrix-rows-spanned="1" table:formula="of:=COM.MICROSOFT.STDEV.P(ABS([rodovia.U2:.U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V2:.V501] - [rodovia.B2:.B501]))" office:value-type="float" office:value="138.72551724899" calcext:value-type="float">
            <text:p>138.725517</text:p>
          </table:table-cell>
          <table:table-cell table:style-name="ce4" table:number-matrix-columns-spanned="1" table:number-matrix-rows-spanned="1" table:formula="of:=COM.MICROSOFT.STDEV.P(ABS([rodovia.W2:.W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X2:.X501] - [rodovia.B2:.B501]))" office:value-type="float" office:value="138.731269712347" calcext:value-type="float">
            <text:p>138.731270</text:p>
          </table:table-cell>
          <table:table-cell table:style-name="ce4" table:number-matrix-columns-spanned="1" table:number-matrix-rows-spanned="1" table:formula="of:=COM.MICROSOFT.STDEV.P(ABS([rodovia.Y2:.Y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Z2:.Z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A2:.AA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B2:.AB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C2:.AC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D2:.AD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E2:.AE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F2:.AF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G2:.AG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H2:.AH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I2:.AI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J2:.AJ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K2:.AK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L2:.AL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M2:.AM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N2:.AN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O2:.AO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P2:.AP501] - [rodovia.B2:.B501]))" office:value-type="float" office:value="243.730054568574" calcext:value-type="float">
            <text:p>243.730055</text:p>
          </table:table-cell>
          <table:table-cell table:style-name="ce1"/>
          <table:table-cell table:style-name="ce4" table:number-matrix-columns-spanned="1" table:number-matrix-rows-spanned="1" table:formula="of:=COM.MICROSOFT.STDEV.P(ABS([rodovia.AR2:.AR501] - [rodovia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rodovia.AS2:.AS501] - [rodovia.B2:.B501]))" office:value-type="float" office:value="243.730054568574" calcext:value-type="float">
            <text:p>243.730055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71843" calcext:value-type="float">
            <text:p>0.671843</text:p>
          </table:table-cell>
          <table:table-cell office:value-type="float" office:value="138.73033" calcext:value-type="float">
            <text:p>138.73033</text:p>
          </table:table-cell>
          <table:table-cell office:value-type="float" office:value="47852" calcext:value-type="float">
            <text:p>47852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odovia.shp</text:p>
          </table:table-cell>
          <table:table-cell office:value-type="float" office:value="95.704" calcext:value-type="float">
            <text:p>95.704</text:p>
          </table:table-cell>
          <table:table-cell table:number-columns-repeated="1017"/>
        </table:table-row>
      </table:table>
      <table:table table:name="Sheet20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72502632502633" calcext:value-type="float">
            <text:p>0.672502632502633</text:p>
          </table:table-cell>
          <table:table-cell office:value-type="float" office:value="138.902689664383" calcext:value-type="float">
            <text:p>138.90268966438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671267111267111" calcext:value-type="float">
            <text:p>0.671267111267111</text:p>
          </table:table-cell>
          <table:table-cell office:value-type="float" office:value="138.644621662724" calcext:value-type="float">
            <text:p>138.64462166272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671730431730432" calcext:value-type="float">
            <text:p>0.671730431730432</text:p>
          </table:table-cell>
          <table:table-cell office:value-type="float" office:value="138.652207541027" calcext:value-type="float">
            <text:p>138.652207541027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671393471393471" calcext:value-type="float">
            <text:p>0.671393471393471</text:p>
          </table:table-cell>
          <table:table-cell office:value-type="float" office:value="138.687109711033" calcext:value-type="float">
            <text:p>138.68710971103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671435591435591" calcext:value-type="float">
            <text:p>0.671435591435591</text:p>
          </table:table-cell>
          <table:table-cell office:value-type="float" office:value="138.699331952248" calcext:value-type="float">
            <text:p>138.69933195224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71547911547912" calcext:value-type="float">
            <text:p>0.671547911547912</text:p>
          </table:table-cell>
          <table:table-cell office:value-type="float" office:value="138.699588160888" calcext:value-type="float">
            <text:p>138.699588160888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671674271674272" calcext:value-type="float">
            <text:p>0.671674271674272</text:p>
          </table:table-cell>
          <table:table-cell office:value-type="float" office:value="138.716926148181" calcext:value-type="float">
            <text:p>138.716926148181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671646191646192" calcext:value-type="float">
            <text:p>0.671646191646192</text:p>
          </table:table-cell>
          <table:table-cell office:value-type="float" office:value="138.71948321703" calcext:value-type="float">
            <text:p>138.71948321703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71758511758512" calcext:value-type="float">
            <text:p>0.671758511758512</text:p>
          </table:table-cell>
          <table:table-cell office:value-type="float" office:value="138.719735928237" calcext:value-type="float">
            <text:p>138.71973592823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71674271674272" calcext:value-type="float">
            <text:p>0.671674271674272</text:p>
          </table:table-cell>
          <table:table-cell office:value-type="float" office:value="138.716868476764" calcext:value-type="float">
            <text:p>138.71686847676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71758511758512" calcext:value-type="float">
            <text:p>0.671758511758512</text:p>
          </table:table-cell>
          <table:table-cell office:value-type="float" office:value="138.718279747119" calcext:value-type="float">
            <text:p>138.718279747119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671814671814672" calcext:value-type="float">
            <text:p>0.671814671814672</text:p>
          </table:table-cell>
          <table:table-cell office:value-type="float" office:value="138.71904699788" calcext:value-type="float">
            <text:p>138.7190469978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671814671814672" calcext:value-type="float">
            <text:p>0.671814671814672</text:p>
          </table:table-cell>
          <table:table-cell office:value-type="float" office:value="138.71904699788" calcext:value-type="float">
            <text:p>138.7190469978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671786591786592" calcext:value-type="float">
            <text:p>0.671786591786592</text:p>
          </table:table-cell>
          <table:table-cell office:value-type="float" office:value="138.726405503783" calcext:value-type="float">
            <text:p>138.72640550378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71800631800632" calcext:value-type="float">
            <text:p>0.671800631800632</text:p>
          </table:table-cell>
          <table:table-cell office:value-type="float" office:value="138.726849585795" calcext:value-type="float">
            <text:p>138.72684958579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71800631800632" calcext:value-type="float">
            <text:p>0.671800631800632</text:p>
          </table:table-cell>
          <table:table-cell office:value-type="float" office:value="138.725970156997" calcext:value-type="float">
            <text:p>138.72597015699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671758511758512" calcext:value-type="float">
            <text:p>0.671758511758512</text:p>
          </table:table-cell>
          <table:table-cell office:value-type="float" office:value="138.72551724899" calcext:value-type="float">
            <text:p>138.7255172489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671758511758512" calcext:value-type="float">
            <text:p>0.671758511758512</text:p>
          </table:table-cell>
          <table:table-cell office:value-type="float" office:value="138.72551724899" calcext:value-type="float">
            <text:p>138.7255172489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671758511758512" calcext:value-type="float">
            <text:p>0.671758511758512</text:p>
          </table:table-cell>
          <table:table-cell office:value-type="float" office:value="138.72551724899" calcext:value-type="float">
            <text:p>138.72551724899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671758511758512" calcext:value-type="float">
            <text:p>0.671758511758512</text:p>
          </table:table-cell>
          <table:table-cell office:value-type="float" office:value="138.72551724899" calcext:value-type="float">
            <text:p>138.7255172489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71828711828712" calcext:value-type="float">
            <text:p>0.671828711828712</text:p>
          </table:table-cell>
          <table:table-cell office:value-type="float" office:value="138.72551724899" calcext:value-type="float">
            <text:p>138.72551724899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671828711828712" calcext:value-type="float">
            <text:p>0.671828711828712</text:p>
          </table:table-cell>
          <table:table-cell office:value-type="float" office:value="138.72551724899" calcext:value-type="float">
            <text:p>138.7255172489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671828711828712" calcext:value-type="float">
            <text:p>0.671828711828712</text:p>
          </table:table-cell>
          <table:table-cell office:value-type="float" office:value="138.72551724899" calcext:value-type="float">
            <text:p>138.72551724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1842751842752" calcext:value-type="float">
            <text:p>0.671842751842752</text:p>
          </table:table-cell>
          <table:table-cell office:value-type="float" office:value="138.730329719207" calcext:value-type="float">
            <text:p>138.730329719207</text:p>
          </table:table-cell>
        </table:table-row>
      </table:table>
      <table:table table:name="vege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01x100</text:p>
          </table:table-cell>
          <table:table-cell office:value-type="string" calcext:value-type="string">
            <text:p>estimativaRG-0.52-101x100</text:p>
          </table:table-cell>
          <table:table-cell office:value-type="string" calcext:value-type="string">
            <text:p>estimativaRG-0.54-101x100</text:p>
          </table:table-cell>
          <table:table-cell office:value-type="string" calcext:value-type="string">
            <text:p>estimativaRG-0.56-101x100</text:p>
          </table:table-cell>
          <table:table-cell/>
          <table:table-cell office:value-type="string" calcext:value-type="string">
            <text:p>estimativaRG-0.70-102x101</text:p>
          </table:table-cell>
          <table:table-cell office:value-type="string" calcext:value-type="string">
            <text:p>estimativaRG-0.72-102x102</text:p>
          </table:table-cell>
          <table:table-cell office:value-type="string" calcext:value-type="string">
            <text:p>estimativaRG-0.76-102x103</text:p>
          </table:table-cell>
          <table:table-cell office:value-type="string" calcext:value-type="string">
            <text:p>estimativaRG-0.78-102x104</text:p>
          </table:table-cell>
          <table:table-cell office:value-type="string" calcext:value-type="string">
            <text:p>estimativaRG-0.80-103x104</text:p>
          </table:table-cell>
          <table:table-cell office:value-type="string" calcext:value-type="string">
            <text:p>estimativaRG-0.82-104x105</text:p>
          </table:table-cell>
          <table:table-cell office:value-type="string" calcext:value-type="string">
            <text:p>estimativaRG-0.84-107x106</text:p>
          </table:table-cell>
          <table:table-cell office:value-type="string" calcext:value-type="string">
            <text:p>estimativaRG-0.86-109x112</text:p>
          </table:table-cell>
          <table:table-cell office:value-type="string" calcext:value-type="string">
            <text:p>estimativaRG-0.88-115x119</text:p>
          </table:table-cell>
          <table:table-cell office:value-type="string" calcext:value-type="string">
            <text:p>estimativaRG-0.90-136x128</text:p>
          </table:table-cell>
          <table:table-cell office:value-type="string" calcext:value-type="string">
            <text:p>estimativaRG-0.92-160x147</text:p>
          </table:table-cell>
          <table:table-cell office:value-type="string" calcext:value-type="string">
            <text:p>estimativaRG-0.94-174x1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 table:number-columns-repeated="4" office:value-type="float" office:value="350" calcext:value-type="float">
            <text:p>350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3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table:number-columns-repeated="3"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19" calcext:value-type="float">
            <text:p>419</text:p>
          </table:table-cell>
          <table:table-cell table:number-columns-repeated="4" office:value-type="float" office:value="411" calcext:value-type="float">
            <text:p>411</text:p>
          </table:table-cell>
          <table:table-cell/>
          <table:table-cell table:number-columns-repeated="4" office:value-type="float" office:value="411" calcext:value-type="float">
            <text:p>411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0" calcext:value-type="float">
            <text:p>410</text:p>
          </table:table-cell>
          <table:table-cell table:number-columns-repeated="3" office:value-type="float" office:value="414" calcext:value-type="float">
            <text:p>414</text:p>
          </table:table-cell>
          <table:table-cell office:value-type="float" office:value="422" calcext:value-type="float">
            <text:p>4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257" calcext:value-type="float">
            <text:p>257</text:p>
          </table:table-cell>
          <table:table-cell/>
          <table:table-cell table:number-columns-repeated="5" office:value-type="float" office:value="257" calcext:value-type="float">
            <text:p>257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329" calcext:value-type="float">
            <text:p>329</text:p>
          </table:table-cell>
          <table:table-cell/>
          <table:table-cell table:number-columns-repeated="4" office:value-type="float" office:value="329" calcext:value-type="float">
            <text:p>329</text:p>
          </table:table-cell>
          <table:table-cell table:number-columns-repeated="3"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329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float" office:value="327" calcext:value-type="float">
            <text:p>327</text:p>
          </table:table-cell>
          <table:table-cell/>
          <table:table-cell table:number-columns-repeated="4" office:value-type="float" office:value="327" calcext:value-type="float">
            <text:p>327</text:p>
          </table:table-cell>
          <table:table-cell table:number-columns-repeated="3" office:value-type="float" office:value="324" calcext:value-type="float">
            <text:p>324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4" calcext:value-type="float">
            <text:p>3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230" calcext:value-type="float">
            <text:p>230</text:p>
          </table:table-cell>
          <table:table-cell/>
          <table:table-cell table:number-columns-repeated="4" office:value-type="float" office:value="230" calcext:value-type="float">
            <text:p>230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29" calcext:value-type="float">
            <text:p>229</text:p>
          </table:table-cell>
          <table:table-cell table:number-columns-repeated="3" office:value-type="float" office:value="230" calcext:value-type="float">
            <text:p>23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table:number-columns-repeated="4" office:value-type="float" office:value="346" calcext:value-type="float">
            <text:p>346</text:p>
          </table:table-cell>
          <table:table-cell/>
          <table:table-cell table:number-columns-repeated="4" office:value-type="float" office:value="346" calcext:value-type="float">
            <text:p>346</text:p>
          </table:table-cell>
          <table:table-cell table:number-columns-repeated="3" office:value-type="float" office:value="347" calcext:value-type="float">
            <text:p>347</text:p>
          </table:table-cell>
          <table:table-cell table:number-columns-repeated="3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81" calcext:value-type="float">
            <text:p>81</text:p>
          </table:table-cell>
          <table:table-cell/>
          <table:table-cell table:number-columns-repeated="6" office:value-type="float" office:value="81" calcext:value-type="float">
            <text:p>81</text:p>
          </table:table-cell>
          <table:table-cell table:number-columns-repeated="6"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float" office:value="398" calcext:value-type="float">
            <text:p>398</text:p>
          </table:table-cell>
          <table:table-cell/>
          <table:table-cell table:number-columns-repeated="4" office:value-type="float" office:value="398" calcext:value-type="float">
            <text:p>398</text:p>
          </table:table-cell>
          <table:table-cell table:number-columns-repeated="3"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402" calcext:value-type="float">
            <text:p>402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7" calcext:value-type="float">
            <text:p>27</text:p>
          </table:table-cell>
          <table:table-cell/>
          <table:table-cell table:number-columns-repeated="5"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16" calcext:value-type="float">
            <text:p>116</text:p>
          </table:table-cell>
          <table:table-cell/>
          <table:table-cell table:number-columns-repeated="6" office:value-type="float" office:value="116" calcext:value-type="float">
            <text:p>116</text:p>
          </table:table-cell>
          <table:table-cell table:number-columns-repeated="6" office:value-type="float" office:value="117" calcext:value-type="float">
            <text:p>1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280" calcext:value-type="float">
            <text:p>280</text:p>
          </table:table-cell>
          <table:table-cell/>
          <table:table-cell table:number-columns-repeated="4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6"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286" calcext:value-type="float">
            <text:p>286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3" office:value-type="float" office:value="286" calcext:value-type="float">
            <text:p>286</text:p>
          </table:table-cell>
          <table:table-cell table:number-columns-repeated="3"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86" calcext:value-type="float">
            <text:p>28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97" calcext:value-type="float">
            <text:p>597</text:p>
          </table:table-cell>
          <table:table-cell table:number-columns-repeated="4" office:value-type="float" office:value="606" calcext:value-type="float">
            <text:p>606</text:p>
          </table:table-cell>
          <table:table-cell/>
          <table:table-cell table:number-columns-repeated="7" office:value-type="float" office:value="606" calcext:value-type="float">
            <text:p>606</text:p>
          </table:table-cell>
          <table:table-cell table:number-columns-repeated="2" office:value-type="float" office:value="601" calcext:value-type="float">
            <text:p>601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597" calcext:value-type="float">
            <text:p>59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113" calcext:value-type="float">
            <text:p>113</text:p>
          </table:table-cell>
          <table:table-cell/>
          <table:table-cell table:number-columns-repeated="7" office:value-type="float" office:value="113" calcext:value-type="float">
            <text:p>113</text:p>
          </table:table-cell>
          <table:table-cell table:number-columns-repeated="4"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float" office:value="329" calcext:value-type="float">
            <text:p>329</text:p>
          </table:table-cell>
          <table:table-cell/>
          <table:table-cell table:number-columns-repeated="5" office:value-type="float" office:value="329" calcext:value-type="float">
            <text:p>329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8" calcext:value-type="float">
            <text:p>338</text:p>
          </table:table-cell>
          <table:table-cell table:number-columns-repeated="4" office:value-type="float" office:value="335" calcext:value-type="float">
            <text:p>335</text:p>
          </table:table-cell>
          <table:table-cell/>
          <table:table-cell table:number-columns-repeated="7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128" calcext:value-type="float">
            <text:p>128</text:p>
          </table:table-cell>
          <table:table-cell/>
          <table:table-cell table:number-columns-repeated="4" office:value-type="float" office:value="128" calcext:value-type="float">
            <text:p>128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07" calcext:value-type="float">
            <text:p>407</text:p>
          </table:table-cell>
          <table:table-cell table:number-columns-repeated="4" office:value-type="float" office:value="408" calcext:value-type="float">
            <text:p>408</text:p>
          </table:table-cell>
          <table:table-cell/>
          <table:table-cell table:number-columns-repeated="4" office:value-type="float" office:value="408" calcext:value-type="float">
            <text:p>408</text:p>
          </table:table-cell>
          <table:table-cell table:number-columns-repeated="3" office:value-type="float" office:value="410" calcext:value-type="float">
            <text:p>410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407" calcext:value-type="float">
            <text:p>4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79" calcext:value-type="float">
            <text:p>479</text:p>
          </table:table-cell>
          <table:table-cell table:number-columns-repeated="4" office:value-type="float" office:value="477" calcext:value-type="float">
            <text:p>477</text:p>
          </table:table-cell>
          <table:table-cell/>
          <table:table-cell table:number-columns-repeated="4" office:value-type="float" office:value="477" calcext:value-type="float">
            <text:p>477</text:p>
          </table:table-cell>
          <table:table-cell table:number-columns-repeated="5" office:value-type="float" office:value="478" calcext:value-type="float">
            <text:p>478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314" calcext:value-type="float">
            <text:p>314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3"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12" calcext:value-type="float">
            <text:p>312</text:p>
          </table:table-cell>
          <table:table-cell table:number-columns-repeated="5" office:value-type="float" office:value="311" calcext:value-type="float">
            <text:p>31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77" calcext:value-type="float">
            <text:p>77</text:p>
          </table:table-cell>
          <table:table-cell/>
          <table:table-cell table:number-columns-repeated="4" office:value-type="float" office:value="77" calcext:value-type="float">
            <text:p>77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53" calcext:value-type="float">
            <text:p>553</text:p>
          </table:table-cell>
          <table:table-cell table:number-columns-repeated="4" office:value-type="float" office:value="547" calcext:value-type="float">
            <text:p>547</text:p>
          </table:table-cell>
          <table:table-cell/>
          <table:table-cell table:number-columns-repeated="5" office:value-type="float" office:value="547" calcext:value-type="float">
            <text:p>547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552" calcext:value-type="float">
            <text:p>5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95" calcext:value-type="float">
            <text:p>395</text:p>
          </table:table-cell>
          <table:table-cell table:number-columns-repeated="4" office:value-type="float" office:value="384" calcext:value-type="float">
            <text:p>384</text:p>
          </table:table-cell>
          <table:table-cell/>
          <table:table-cell table:number-columns-repeated="4" office:value-type="float" office:value="384" calcext:value-type="float">
            <text:p>384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395" calcext:value-type="float">
            <text:p>39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107" calcext:value-type="float">
            <text:p>107</text:p>
          </table:table-cell>
          <table:table-cell/>
          <table:table-cell table:number-columns-repeated="12" office:value-type="float" office:value="107" calcext:value-type="float">
            <text:p>1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77" calcext:value-type="float">
            <text:p>277</text:p>
          </table:table-cell>
          <table:table-cell table:number-columns-repeated="4" office:value-type="float" office:value="273" calcext:value-type="float">
            <text:p>273</text:p>
          </table:table-cell>
          <table:table-cell/>
          <table:table-cell table:number-columns-repeated="5" office:value-type="float" office:value="273" calcext:value-type="float">
            <text:p>273</text:p>
          </table:table-cell>
          <table:table-cell table:number-columns-repeated="2" office:value-type="float" office:value="276" calcext:value-type="float">
            <text:p>276</text:p>
          </table:table-cell>
          <table:table-cell table:number-columns-repeated="2" office:value-type="float" office:value="273" calcext:value-type="float">
            <text:p>273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69" calcext:value-type="float">
            <text:p>369</text:p>
          </table:table-cell>
          <table:table-cell table:number-columns-repeated="4" office:value-type="float" office:value="366" calcext:value-type="float">
            <text:p>366</text:p>
          </table:table-cell>
          <table:table-cell/>
          <table:table-cell table:number-columns-repeated="5" office:value-type="float" office:value="366" calcext:value-type="float">
            <text:p>366</text:p>
          </table:table-cell>
          <table:table-cell table:number-columns-repeated="4" office:value-type="float" office:value="370" calcext:value-type="float">
            <text:p>370</text:p>
          </table:table-cell>
          <table:table-cell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98" calcext:value-type="float">
            <text:p>98</text:p>
          </table:table-cell>
          <table:table-cell/>
          <table:table-cell table:number-columns-repeated="8"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float" office:value="316" calcext:value-type="float">
            <text:p>316</text:p>
          </table:table-cell>
          <table:table-cell/>
          <table:table-cell table:number-columns-repeated="6"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114" calcext:value-type="float">
            <text:p>114</text:p>
          </table:table-cell>
          <table:table-cell/>
          <table:table-cell table:number-columns-repeated="4" office:value-type="float" office:value="114" calcext:value-type="float">
            <text:p>114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609" calcext:value-type="float">
            <text:p>609</text:p>
          </table:table-cell>
          <table:table-cell/>
          <table:table-cell table:number-columns-repeated="4" office:value-type="float" office:value="609" calcext:value-type="float">
            <text:p>609</text:p>
          </table:table-cell>
          <table:table-cell table:number-columns-repeated="3" office:value-type="float" office:value="608" calcext:value-type="float">
            <text:p>608</text:p>
          </table:table-cell>
          <table:table-cell office:value-type="float" office:value="606" calcext:value-type="float">
            <text:p>606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606" calcext:value-type="float">
            <text:p>606</text:p>
          </table:table-cell>
          <table:table-cell office:value-type="float" office:value="609" calcext:value-type="float">
            <text:p>60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73" calcext:value-type="float">
            <text:p>373</text:p>
          </table:table-cell>
          <table:table-cell table:number-columns-repeated="4" office:value-type="float" office:value="374" calcext:value-type="float">
            <text:p>374</text:p>
          </table:table-cell>
          <table:table-cell/>
          <table:table-cell table:number-columns-repeated="5" office:value-type="float" office:value="374" calcext:value-type="float">
            <text:p>374</text:p>
          </table:table-cell>
          <table:table-cell table:number-columns-repeated="2" office:value-type="float" office:value="375" calcext:value-type="float">
            <text:p>375</text:p>
          </table:table-cell>
          <table:table-cell table:number-columns-repeated="2" office:value-type="float" office:value="377" calcext:value-type="float">
            <text:p>377</text:p>
          </table:table-cell>
          <table:table-cell table:number-columns-repeated="3" office:value-type="float" office:value="373" calcext:value-type="float">
            <text:p>37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number-columns-repeated="4" office:value-type="float" office:value="231" calcext:value-type="float">
            <text:p>231</text:p>
          </table:table-cell>
          <table:table-cell/>
          <table:table-cell table:number-columns-repeated="7" office:value-type="float" office:value="231" calcext:value-type="float">
            <text:p>231</text:p>
          </table:table-cell>
          <table:table-cell table:number-columns-repeated="2" office:value-type="float" office:value="233" calcext:value-type="float">
            <text:p>233</text:p>
          </table:table-cell>
          <table:table-cell table:number-columns-repeated="3" office:value-type="float" office:value="229" calcext:value-type="float">
            <text:p>2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146" calcext:value-type="float">
            <text:p>146</text:p>
          </table:table-cell>
          <table:table-cell/>
          <table:table-cell table:number-columns-repeated="4" office:value-type="float" office:value="146" calcext:value-type="float">
            <text:p>146</text:p>
          </table:table-cell>
          <table:table-cell table:number-columns-repeated="5" office:value-type="float" office:value="147" calcext:value-type="float">
            <text:p>147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88" calcext:value-type="float">
            <text:p>388</text:p>
          </table:table-cell>
          <table:table-cell table:number-columns-repeated="4" office:value-type="float" office:value="394" calcext:value-type="float">
            <text:p>394</text:p>
          </table:table-cell>
          <table:table-cell/>
          <table:table-cell table:number-columns-repeated="5" office:value-type="float" office:value="394" calcext:value-type="float">
            <text:p>394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table:number-columns-repeated="3" office:value-type="float" office:value="388" calcext:value-type="float">
            <text:p>3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9" calcext:value-type="float">
            <text:p>19</text:p>
          </table:table-cell>
          <table:table-cell/>
          <table:table-cell table:number-columns-repeated="12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676" calcext:value-type="float">
            <text:p>676</text:p>
          </table:table-cell>
          <table:table-cell table:number-columns-repeated="4" office:value-type="float" office:value="678" calcext:value-type="float">
            <text:p>678</text:p>
          </table:table-cell>
          <table:table-cell/>
          <table:table-cell table:number-columns-repeated="7" office:value-type="float" office:value="678" calcext:value-type="float">
            <text:p>678</text:p>
          </table:table-cell>
          <table:table-cell table:number-columns-repeated="2"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78" calcext:value-type="float">
            <text:p>678</text:p>
          </table:table-cell>
          <table:table-cell office:value-type="float" office:value="676" calcext:value-type="float">
            <text:p>6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89" calcext:value-type="float">
            <text:p>489</text:p>
          </table:table-cell>
          <table:table-cell table:number-columns-repeated="4" office:value-type="float" office:value="487" calcext:value-type="float">
            <text:p>487</text:p>
          </table:table-cell>
          <table:table-cell/>
          <table:table-cell table:number-columns-repeated="4" office:value-type="float" office:value="487" calcext:value-type="float">
            <text:p>487</text:p>
          </table:table-cell>
          <table:table-cell table:number-columns-repeated="3" office:value-type="float" office:value="485" calcext:value-type="float">
            <text:p>485</text:p>
          </table:table-cell>
          <table:table-cell table:number-columns-repeated="2" office:value-type="float" office:value="488" calcext:value-type="float">
            <text:p>488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/>
          <table:table-cell table:number-columns-repeated="3" office:value-type="float" office:value="15" calcext:value-type="float">
            <text:p>15</text:p>
          </table:table-cell>
          <table:table-cell table:number-columns-repeated="9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33" calcext:value-type="float">
            <text:p>433</text:p>
          </table:table-cell>
          <table:table-cell table:number-columns-repeated="4" office:value-type="float" office:value="436" calcext:value-type="float">
            <text:p>436</text:p>
          </table:table-cell>
          <table:table-cell/>
          <table:table-cell table:number-columns-repeated="4" office:value-type="float" office:value="436" calcext:value-type="float">
            <text:p>436</text:p>
          </table:table-cell>
          <table:table-cell table:number-columns-repeated="3" office:value-type="float" office:value="431" calcext:value-type="float">
            <text:p>431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433" calcext:value-type="float">
            <text:p>43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467" calcext:value-type="float">
            <text:p>467</text:p>
          </table:table-cell>
          <table:table-cell/>
          <table:table-cell table:number-columns-repeated="5" office:value-type="float" office:value="467" calcext:value-type="float">
            <text:p>467</text:p>
          </table:table-cell>
          <table:table-cell table:number-columns-repeated="2" office:value-type="float" office:value="470" calcext:value-type="float">
            <text:p>470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470" calcext:value-type="float">
            <text:p>4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number-columns-repeated="7"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95" calcext:value-type="float">
            <text:p>95</text:p>
          </table:table-cell>
          <table:table-cell/>
          <table:table-cell table:number-columns-repeated="12" office:value-type="float" office:value="95" calcext:value-type="float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165" calcext:value-type="float">
            <text:p>165</text:p>
          </table:table-cell>
          <table:table-cell/>
          <table:table-cell table:number-columns-repeated="4" office:value-type="float" office:value="165" calcext:value-type="float">
            <text:p>165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4" office:value-type="float" office:value="167" calcext:value-type="float">
            <text:p>1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78" calcext:value-type="float">
            <text:p>378</text:p>
          </table:table-cell>
          <table:table-cell table:number-columns-repeated="4" office:value-type="float" office:value="377" calcext:value-type="float">
            <text:p>377</text:p>
          </table:table-cell>
          <table:table-cell/>
          <table:table-cell table:number-columns-repeated="5" office:value-type="float" office:value="377" calcext:value-type="float">
            <text:p>377</text:p>
          </table:table-cell>
          <table:table-cell table:number-columns-repeated="2" office:value-type="float" office:value="381" calcext:value-type="float">
            <text:p>381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98" calcext:value-type="float">
            <text:p>98</text:p>
          </table:table-cell>
          <table:table-cell/>
          <table:table-cell table:number-columns-repeated="7"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5" calcext:value-type="float">
            <text:p>345</text:p>
          </table:table-cell>
          <table:table-cell table:number-columns-repeated="4" office:value-type="float" office:value="348" calcext:value-type="float">
            <text:p>348</text:p>
          </table:table-cell>
          <table:table-cell/>
          <table:table-cell table:number-columns-repeated="7" office:value-type="float" office:value="348" calcext:value-type="float">
            <text:p>348</text:p>
          </table:table-cell>
          <table:table-cell table:number-columns-repeated="4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88" calcext:value-type="float">
            <text:p>388</text:p>
          </table:table-cell>
          <table:table-cell table:number-columns-repeated="4" office:value-type="float" office:value="396" calcext:value-type="float">
            <text:p>396</text:p>
          </table:table-cell>
          <table:table-cell/>
          <table:table-cell table:number-columns-repeated="4" office:value-type="float" office:value="396" calcext:value-type="float">
            <text:p>396</text:p>
          </table:table-cell>
          <table:table-cell table:number-columns-repeated="3" office:value-type="float" office:value="394" calcext:value-type="float">
            <text:p>394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388" calcext:value-type="float">
            <text:p>38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table:number-columns-repeated="4" office:value-type="float" office:value="344" calcext:value-type="float">
            <text:p>344</text:p>
          </table:table-cell>
          <table:table-cell/>
          <table:table-cell table:number-columns-repeated="4" office:value-type="float" office:value="349" calcext:value-type="float">
            <text:p>349</text:p>
          </table:table-cell>
          <table:table-cell table:number-columns-repeated="3" office:value-type="float" office:value="353" calcext:value-type="float">
            <text:p>353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344" calcext:value-type="float">
            <text:p>344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42" calcext:value-type="float">
            <text:p>42</text:p>
          </table:table-cell>
          <table:table-cell/>
          <table:table-cell table:number-columns-repeated="4" office:value-type="float" office:value="41" calcext:value-type="float">
            <text:p>41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462" calcext:value-type="float">
            <text:p>462</text:p>
          </table:table-cell>
          <table:table-cell/>
          <table:table-cell table:number-columns-repeated="4" office:value-type="float" office:value="459" calcext:value-type="float">
            <text:p>459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number-columns-repeated="3" office:value-type="float" office:value="463" calcext:value-type="float">
            <text:p>46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315" calcext:value-type="float">
            <text:p>315</text:p>
          </table:table-cell>
          <table:table-cell/>
          <table:table-cell table:number-columns-repeated="5" office:value-type="float" office:value="315" calcext:value-type="float">
            <text:p>315</text:p>
          </table:table-cell>
          <table:table-cell table:number-columns-repeated="2" office:value-type="float" office:value="316" calcext:value-type="float">
            <text:p>316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float" office:value="452" calcext:value-type="float">
            <text:p>452</text:p>
          </table:table-cell>
          <table:table-cell/>
          <table:table-cell table:number-columns-repeated="4" office:value-type="float" office:value="452" calcext:value-type="float">
            <text:p>452</text:p>
          </table:table-cell>
          <table:table-cell table:number-columns-repeated="3" office:value-type="float" office:value="449" calcext:value-type="float">
            <text:p>449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448" calcext:value-type="float">
            <text:p>448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105" calcext:value-type="float">
            <text:p>105</text:p>
          </table:table-cell>
          <table:table-cell/>
          <table:table-cell table:number-columns-repeated="4" office:value-type="float" office:value="105" calcext:value-type="float">
            <text:p>105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292" calcext:value-type="float">
            <text:p>292</text:p>
          </table:table-cell>
          <table:table-cell/>
          <table:table-cell table:number-columns-repeated="5" office:value-type="float" office:value="292" calcext:value-type="float">
            <text:p>292</text:p>
          </table:table-cell>
          <table:table-cell table:number-columns-repeated="5" office:value-type="float" office:value="291" calcext:value-type="float">
            <text:p>291</text:p>
          </table:table-cell>
          <table:table-cell table:number-columns-repeated="2" office:value-type="float" office:value="292" calcext:value-type="float">
            <text:p>2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342" calcext:value-type="float">
            <text:p>342</text:p>
          </table:table-cell>
          <table:table-cell/>
          <table:table-cell table:number-columns-repeated="4" office:value-type="float" office:value="342" calcext:value-type="float">
            <text:p>342</text:p>
          </table:table-cell>
          <table:table-cell table:number-columns-repeated="3"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342" calcext:value-type="float">
            <text:p>3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17" calcext:value-type="float">
            <text:p>417</text:p>
          </table:table-cell>
          <table:table-cell table:number-columns-repeated="4" office:value-type="float" office:value="414" calcext:value-type="float">
            <text:p>414</text:p>
          </table:table-cell>
          <table:table-cell/>
          <table:table-cell table:number-columns-repeated="5" office:value-type="float" office:value="414" calcext:value-type="float">
            <text:p>414</text:p>
          </table:table-cell>
          <table:table-cell table:number-columns-repeated="2" office:value-type="float" office:value="417" calcext:value-type="float">
            <text:p>417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415" calcext:value-type="float">
            <text:p>4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 office:value-type="float" office:value="209" calcext:value-type="float">
            <text:p>209</text:p>
          </table:table-cell>
          <table:table-cell/>
          <table:table-cell table:number-columns-repeated="4" office:value-type="float" office:value="209" calcext:value-type="float">
            <text:p>209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460" calcext:value-type="float">
            <text:p>460</text:p>
          </table:table-cell>
          <table:table-cell/>
          <table:table-cell table:number-columns-repeated="4" office:value-type="float" office:value="460" calcext:value-type="float">
            <text:p>460</text:p>
          </table:table-cell>
          <table:table-cell table:number-columns-repeated="4"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60" calcext:value-type="float">
            <text:p>4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59" calcext:value-type="float">
            <text:p>459</text:p>
          </table:table-cell>
          <table:table-cell table:number-columns-repeated="4" office:value-type="float" office:value="457" calcext:value-type="float">
            <text:p>457</text:p>
          </table:table-cell>
          <table:table-cell/>
          <table:table-cell table:number-columns-repeated="4" office:value-type="float" office:value="457" calcext:value-type="float">
            <text:p>457</text:p>
          </table:table-cell>
          <table:table-cell table:number-columns-repeated="3" office:value-type="float" office:value="466" calcext:value-type="float">
            <text:p>466</text:p>
          </table:table-cell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455" calcext:value-type="float">
            <text:p>4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60" calcext:value-type="float">
            <text:p>460</text:p>
          </table:table-cell>
          <table:table-cell table:number-columns-repeated="4" office:value-type="float" office:value="464" calcext:value-type="float">
            <text:p>464</text:p>
          </table:table-cell>
          <table:table-cell/>
          <table:table-cell table:number-columns-repeated="4" office:value-type="float" office:value="464" calcext:value-type="float">
            <text:p>464</text:p>
          </table:table-cell>
          <table:table-cell table:number-columns-repeated="3" office:value-type="float" office:value="459" calcext:value-type="float">
            <text:p>459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36" calcext:value-type="float">
            <text:p>336</text:p>
          </table:table-cell>
          <table:table-cell table:number-columns-repeated="4" office:value-type="float" office:value="334" calcext:value-type="float">
            <text:p>334</text:p>
          </table:table-cell>
          <table:table-cell/>
          <table:table-cell table:number-columns-repeated="5" office:value-type="float" office:value="334" calcext:value-type="float">
            <text:p>334</text:p>
          </table:table-cell>
          <table:table-cell table:number-columns-repeated="4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23" calcext:value-type="float">
            <text:p>423</text:p>
          </table:table-cell>
          <table:table-cell table:number-columns-repeated="4" office:value-type="float" office:value="422" calcext:value-type="float">
            <text:p>422</text:p>
          </table:table-cell>
          <table:table-cell/>
          <table:table-cell table:number-columns-repeated="4" office:value-type="float" office:value="422" calcext:value-type="float">
            <text:p>422</text:p>
          </table:table-cell>
          <table:table-cell table:number-columns-repeated="3"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423" calcext:value-type="float">
            <text:p>42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 office:value-type="float" office:value="398" calcext:value-type="float">
            <text:p>398</text:p>
          </table:table-cell>
          <table:table-cell/>
          <table:table-cell table:number-columns-repeated="7"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7" calcext:value-type="float">
            <text:p>39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84" calcext:value-type="float">
            <text:p>84</text:p>
          </table:table-cell>
          <table:table-cell/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34" calcext:value-type="float">
            <text:p>234</text:p>
          </table:table-cell>
          <table:table-cell/>
          <table:table-cell table:number-columns-repeated="7" office:value-type="float" office:value="234" calcext:value-type="float">
            <text:p>234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3" office:value-type="float" office:value="239" calcext:value-type="float">
            <text:p>2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105" calcext:value-type="float">
            <text:p>105</text:p>
          </table:table-cell>
          <table:table-cell/>
          <table:table-cell table:number-columns-repeated="4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43" calcext:value-type="float">
            <text:p>343</text:p>
          </table:table-cell>
          <table:table-cell table:number-columns-repeated="4" office:value-type="float" office:value="345" calcext:value-type="float">
            <text:p>345</text:p>
          </table:table-cell>
          <table:table-cell/>
          <table:table-cell table:number-columns-repeated="5" office:value-type="float" office:value="345" calcext:value-type="float">
            <text:p>345</text:p>
          </table:table-cell>
          <table:table-cell table:number-columns-repeated="2" office:value-type="float" office:value="343" calcext:value-type="float">
            <text:p>343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54" calcext:value-type="float">
            <text:p>554</text:p>
          </table:table-cell>
          <table:table-cell table:number-columns-repeated="4" office:value-type="float" office:value="542" calcext:value-type="float">
            <text:p>542</text:p>
          </table:table-cell>
          <table:table-cell/>
          <table:table-cell table:number-columns-repeated="4" office:value-type="float" office:value="542" calcext:value-type="float">
            <text:p>542</text:p>
          </table:table-cell>
          <table:table-cell table:number-columns-repeated="3" office:value-type="float" office:value="551" calcext:value-type="float">
            <text:p>551</text:p>
          </table:table-cell>
          <table:table-cell office:value-type="float" office:value="547" calcext:value-type="float">
            <text:p>547</text:p>
          </table:table-cell>
          <table:table-cell office:value-type="float" office:value="545" calcext:value-type="float">
            <text:p>545</text:p>
          </table:table-cell>
          <table:table-cell office:value-type="float" office:value="547" calcext:value-type="float">
            <text:p>547</text:p>
          </table:table-cell>
          <table:table-cell office:value-type="float" office:value="543" calcext:value-type="float">
            <text:p>543</text:p>
          </table:table-cell>
          <table:table-cell office:value-type="float" office:value="554" calcext:value-type="float">
            <text:p>55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53" calcext:value-type="float">
            <text:p>453</text:p>
          </table:table-cell>
          <table:table-cell table:number-columns-repeated="4" office:value-type="float" office:value="460" calcext:value-type="float">
            <text:p>460</text:p>
          </table:table-cell>
          <table:table-cell/>
          <table:table-cell table:number-columns-repeated="4" office:value-type="float" office:value="460" calcext:value-type="float">
            <text:p>460</text:p>
          </table:table-cell>
          <table:table-cell table:number-columns-repeated="3" office:value-type="float" office:value="459" calcext:value-type="float">
            <text:p>459</text:p>
          </table:table-cell>
          <table:table-cell table:number-columns-repeated="2" office:value-type="float" office:value="458" calcext:value-type="float">
            <text:p>458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449" calcext:value-type="float">
            <text:p>4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339" calcext:value-type="float">
            <text:p>339</text:p>
          </table:table-cell>
          <table:table-cell/>
          <table:table-cell table:number-columns-repeated="4" office:value-type="float" office:value="339" calcext:value-type="float">
            <text:p>339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/>
          <table:table-cell table:number-columns-repeated="9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2" calcext:value-type="float">
            <text:p>292</text:p>
          </table:table-cell>
          <table:table-cell table:number-columns-repeated="4" office:value-type="float" office:value="295" calcext:value-type="float">
            <text:p>295</text:p>
          </table:table-cell>
          <table:table-cell/>
          <table:table-cell table:number-columns-repeated="4" office:value-type="float" office:value="292" calcext:value-type="float">
            <text:p>292</text:p>
          </table:table-cell>
          <table:table-cell table:number-columns-repeated="3" office:value-type="float" office:value="289" calcext:value-type="float">
            <text:p>289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97" calcext:value-type="float">
            <text:p>497</text:p>
          </table:table-cell>
          <table:table-cell table:number-columns-repeated="4" office:value-type="float" office:value="493" calcext:value-type="float">
            <text:p>493</text:p>
          </table:table-cell>
          <table:table-cell/>
          <table:table-cell table:number-columns-repeated="9" office:value-type="float" office:value="493" calcext:value-type="float">
            <text:p>493</text:p>
          </table:table-cell>
          <table:table-cell office:value-type="float" office:value="500" calcext:value-type="float">
            <text:p>500</text:p>
          </table:table-cell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  <table:table-cell table:number-columns-repeated="4" office:value-type="float" office:value="421" calcext:value-type="float">
            <text:p>421</text:p>
          </table:table-cell>
          <table:table-cell/>
          <table:table-cell table:number-columns-repeated="8" office:value-type="float" office:value="421" calcext:value-type="float">
            <text:p>421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58" calcext:value-type="float">
            <text:p>458</text:p>
          </table:table-cell>
          <table:table-cell table:number-columns-repeated="4" office:value-type="float" office:value="453" calcext:value-type="float">
            <text:p>453</text:p>
          </table:table-cell>
          <table:table-cell/>
          <table:table-cell table:number-columns-repeated="5" office:value-type="float" office:value="453" calcext:value-type="float">
            <text:p>453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454" calcext:value-type="float">
            <text:p>454</text:p>
          </table:table-cell>
          <table:table-cell office:value-type="float" office:value="452" calcext:value-type="float">
            <text:p>452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76" calcext:value-type="float">
            <text:p>476</text:p>
          </table:table-cell>
          <table:table-cell table:number-columns-repeated="4" office:value-type="float" office:value="484" calcext:value-type="float">
            <text:p>484</text:p>
          </table:table-cell>
          <table:table-cell/>
          <table:table-cell table:number-columns-repeated="5"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78" calcext:value-type="float">
            <text:p>478</text:p>
          </table:table-cell>
          <table:table-cell table:number-columns-repeated="3" office:value-type="float" office:value="476" calcext:value-type="float">
            <text:p>47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301" calcext:value-type="float">
            <text:p>301</text:p>
          </table:table-cell>
          <table:table-cell/>
          <table:table-cell table:number-columns-repeated="5" office:value-type="float" office:value="301" calcext:value-type="float">
            <text:p>301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75" calcext:value-type="float">
            <text:p>475</text:p>
          </table:table-cell>
          <table:table-cell table:number-columns-repeated="4" office:value-type="float" office:value="468" calcext:value-type="float">
            <text:p>468</text:p>
          </table:table-cell>
          <table:table-cell/>
          <table:table-cell table:number-columns-repeated="4"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75" calcext:value-type="float">
            <text:p>4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219" calcext:value-type="float">
            <text:p>219</text:p>
          </table:table-cell>
          <table:table-cell/>
          <table:table-cell table:number-columns-repeated="4" office:value-type="float" office:value="219" calcext:value-type="float">
            <text:p>219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table:number-columns-repeated="4" office:value-type="float" office:value="223" calcext:value-type="float">
            <text:p>2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71" calcext:value-type="float">
            <text:p>71</text:p>
          </table:table-cell>
          <table:table-cell/>
          <table:table-cell table:number-columns-repeated="7"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  <table:table-cell table:number-columns-repeated="4" office:value-type="float" office:value="435" calcext:value-type="float">
            <text:p>435</text:p>
          </table:table-cell>
          <table:table-cell/>
          <table:table-cell table:number-columns-repeated="4" office:value-type="float" office:value="435" calcext:value-type="float">
            <text:p>435</text:p>
          </table:table-cell>
          <table:table-cell table:number-columns-repeated="3"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36" calcext:value-type="float">
            <text:p>436</text:p>
          </table:table-cell>
          <table:table-cell table:number-columns-repeated="4" office:value-type="float" office:value="432" calcext:value-type="float">
            <text:p>432</text:p>
          </table:table-cell>
          <table:table-cell/>
          <table:table-cell table:number-columns-repeated="7" office:value-type="float" office:value="432" calcext:value-type="float">
            <text:p>432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40" calcext:value-type="float">
            <text:p>40</text:p>
          </table:table-cell>
          <table:table-cell/>
          <table:table-cell table:number-columns-repeated="12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70" calcext:value-type="float">
            <text:p>470</text:p>
          </table:table-cell>
          <table:table-cell table:number-columns-repeated="4" office:value-type="float" office:value="472" calcext:value-type="float">
            <text:p>472</text:p>
          </table:table-cell>
          <table:table-cell/>
          <table:table-cell table:number-columns-repeated="7" office:value-type="float" office:value="472" calcext:value-type="float">
            <text:p>472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470" calcext:value-type="float">
            <text:p>4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414" calcext:value-type="float">
            <text:p>414</text:p>
          </table:table-cell>
          <table:table-cell/>
          <table:table-cell table:number-columns-repeated="4" office:value-type="float" office:value="414" calcext:value-type="float">
            <text:p>414</text:p>
          </table:table-cell>
          <table:table-cell table:number-columns-repeated="3" office:value-type="float" office:value="409" calcext:value-type="float">
            <text:p>409</text:p>
          </table:table-cell>
          <table:table-cell table:number-columns-repeated="2" office:value-type="float" office:value="410" calcext:value-type="float">
            <text:p>410</text:p>
          </table:table-cell>
          <table:table-cell table:number-columns-repeated="3" office:value-type="float" office:value="414" calcext:value-type="float">
            <text:p>41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117" calcext:value-type="float">
            <text:p>117</text:p>
          </table:table-cell>
          <table:table-cell/>
          <table:table-cell table:number-columns-repeated="5" office:value-type="float" office:value="117" calcext:value-type="float">
            <text:p>117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7" calcext:value-type="float">
            <text:p>487</text:p>
          </table:table-cell>
          <table:table-cell table:number-columns-repeated="4" office:value-type="float" office:value="486" calcext:value-type="float">
            <text:p>486</text:p>
          </table:table-cell>
          <table:table-cell/>
          <table:table-cell table:number-columns-repeated="4" office:value-type="float" office:value="486" calcext:value-type="float">
            <text:p>486</text:p>
          </table:table-cell>
          <table:table-cell table:number-columns-repeated="3" office:value-type="float" office:value="488" calcext:value-type="float">
            <text:p>488</text:p>
          </table:table-cell>
          <table:table-cell table:number-columns-repeated="2" office:value-type="float" office:value="485" calcext:value-type="float">
            <text:p>485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9" calcext:value-type="float">
            <text:p>19</text:p>
          </table:table-cell>
          <table:table-cell/>
          <table:table-cell table:number-columns-repeated="12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35" calcext:value-type="float">
            <text:p>535</text:p>
          </table:table-cell>
          <table:table-cell table:number-columns-repeated="4" office:value-type="float" office:value="532" calcext:value-type="float">
            <text:p>532</text:p>
          </table:table-cell>
          <table:table-cell/>
          <table:table-cell table:number-columns-repeated="4" office:value-type="float" office:value="532" calcext:value-type="float">
            <text:p>532</text:p>
          </table:table-cell>
          <table:table-cell table:number-columns-repeated="2" office:value-type="float" office:value="529" calcext:value-type="float">
            <text:p>529</text:p>
          </table:table-cell>
          <table:table-cell office:value-type="float" office:value="528" calcext:value-type="float">
            <text:p>528</text:p>
          </table:table-cell>
          <table:table-cell office:value-type="float" office:value="531" calcext:value-type="float">
            <text:p>531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197" calcext:value-type="float">
            <text:p>197</text:p>
          </table:table-cell>
          <table:table-cell/>
          <table:table-cell table:number-columns-repeated="7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24" calcext:value-type="float">
            <text:p>524</text:p>
          </table:table-cell>
          <table:table-cell table:number-columns-repeated="4" office:value-type="float" office:value="522" calcext:value-type="float">
            <text:p>522</text:p>
          </table:table-cell>
          <table:table-cell/>
          <table:table-cell table:number-columns-repeated="4" office:value-type="float" office:value="522" calcext:value-type="float">
            <text:p>522</text:p>
          </table:table-cell>
          <table:table-cell table:number-columns-repeated="3"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6" calcext:value-type="float">
            <text:p>16</text:p>
          </table:table-cell>
          <table:table-cell/>
          <table:table-cell table:number-columns-repeated="12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float" office:value="349" calcext:value-type="float">
            <text:p>349</text:p>
          </table:table-cell>
          <table:table-cell/>
          <table:table-cell table:number-columns-repeated="3"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353" calcext:value-type="float">
            <text:p>353</text:p>
          </table:table-cell>
          <table:table-cell table:number-columns-repeated="3" office:value-type="float" office:value="352" calcext:value-type="float">
            <text:p>352</text:p>
          </table:table-cell>
          <table:table-cell table:number-columns-repeated="3" office:value-type="float" office:value="353" calcext:value-type="float">
            <text:p>35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23" calcext:value-type="float">
            <text:p>423</text:p>
          </table:table-cell>
          <table:table-cell table:number-columns-repeated="4" office:value-type="float" office:value="421" calcext:value-type="float">
            <text:p>421</text:p>
          </table:table-cell>
          <table:table-cell/>
          <table:table-cell table:number-columns-repeated="5" office:value-type="float" office:value="421" calcext:value-type="float">
            <text:p>421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5" office:value-type="float" office:value="423" calcext:value-type="float">
            <text:p>4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79" calcext:value-type="float">
            <text:p>279</text:p>
          </table:table-cell>
          <table:table-cell table:number-columns-repeated="4" office:value-type="float" office:value="284" calcext:value-type="float">
            <text:p>284</text:p>
          </table:table-cell>
          <table:table-cell/>
          <table:table-cell table:number-columns-repeated="4" office:value-type="float" office:value="284" calcext:value-type="float">
            <text:p>284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25" calcext:value-type="float">
            <text:p>425</text:p>
          </table:table-cell>
          <table:table-cell table:number-columns-repeated="4" office:value-type="float" office:value="428" calcext:value-type="float">
            <text:p>428</text:p>
          </table:table-cell>
          <table:table-cell/>
          <table:table-cell table:number-columns-repeated="7" office:value-type="float" office:value="428" calcext:value-type="float">
            <text:p>428</text:p>
          </table:table-cell>
          <table:table-cell table:number-columns-repeated="3"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5" calcext:value-type="float">
            <text:p>4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107" calcext:value-type="float">
            <text:p>107</text:p>
          </table:table-cell>
          <table:table-cell/>
          <table:table-cell table:number-columns-repeated="12" office:value-type="float" office:value="107" calcext:value-type="float">
            <text:p>1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13" calcext:value-type="float">
            <text:p>13</text:p>
          </table:table-cell>
          <table:table-cell/>
          <table:table-cell table:number-columns-repeated="12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211" calcext:value-type="float">
            <text:p>211</text:p>
          </table:table-cell>
          <table:table-cell/>
          <table:table-cell table:number-columns-repeated="5" office:value-type="float" office:value="211" calcext:value-type="float">
            <text:p>211</text:p>
          </table:table-cell>
          <table:table-cell table:number-columns-repeated="4"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74" calcext:value-type="float">
            <text:p>74</text:p>
          </table:table-cell>
          <table:table-cell/>
          <table:table-cell table:number-columns-repeated="8" office:value-type="float" office:value="74" calcext:value-type="float">
            <text:p>74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288" calcext:value-type="float">
            <text:p>288</text:p>
          </table:table-cell>
          <table:table-cell/>
          <table:table-cell table:number-columns-repeated="4"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91" calcext:value-type="float">
            <text:p>291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7" calcext:value-type="float">
            <text:p>2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19" calcext:value-type="float">
            <text:p>419</text:p>
          </table:table-cell>
          <table:table-cell table:number-columns-repeated="4" office:value-type="float" office:value="420" calcext:value-type="float">
            <text:p>420</text:p>
          </table:table-cell>
          <table:table-cell/>
          <table:table-cell table:number-columns-repeated="4" office:value-type="float" office:value="420" calcext:value-type="float">
            <text:p>420</text:p>
          </table:table-cell>
          <table:table-cell table:number-columns-repeated="3" office:value-type="float" office:value="416" calcext:value-type="float">
            <text:p>416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385" calcext:value-type="float">
            <text:p>385</text:p>
          </table:table-cell>
          <table:table-cell/>
          <table:table-cell table:number-columns-repeated="4" office:value-type="float" office:value="385" calcext:value-type="float">
            <text:p>385</text:p>
          </table:table-cell>
          <table:table-cell table:number-columns-repeated="3"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table:number-columns-repeated="4" office:value-type="float" office:value="385" calcext:value-type="float">
            <text:p>38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table:number-columns-repeated="4" office:value-type="float" office:value="134" calcext:value-type="float">
            <text:p>134</text:p>
          </table:table-cell>
          <table:table-cell/>
          <table:table-cell table:number-columns-repeated="5" office:value-type="float" office:value="134" calcext:value-type="float">
            <text:p>134</text:p>
          </table:table-cell>
          <table:table-cell table:number-columns-repeated="5"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46" calcext:value-type="float">
            <text:p>46</text:p>
          </table:table-cell>
          <table:table-cell/>
          <table:table-cell table:number-columns-repeated="7" office:value-type="float" office:value="46" calcext:value-type="float">
            <text:p>46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17" calcext:value-type="float">
            <text:p>417</text:p>
          </table:table-cell>
          <table:table-cell table:number-columns-repeated="4" office:value-type="float" office:value="412" calcext:value-type="float">
            <text:p>412</text:p>
          </table:table-cell>
          <table:table-cell/>
          <table:table-cell table:number-columns-repeated="4" office:value-type="float" office:value="412" calcext:value-type="float">
            <text:p>412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417" calcext:value-type="float">
            <text:p>417</text:p>
          </table:table-cell>
          <table:table-cell table:number-columns-repeated="3" office:value-type="float" office:value="418" calcext:value-type="float">
            <text:p>4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57" calcext:value-type="float">
            <text:p>457</text:p>
          </table:table-cell>
          <table:table-cell table:number-columns-repeated="4" office:value-type="float" office:value="461" calcext:value-type="float">
            <text:p>461</text:p>
          </table:table-cell>
          <table:table-cell/>
          <table:table-cell table:number-columns-repeated="4" office:value-type="float" office:value="461" calcext:value-type="float">
            <text:p>461</text:p>
          </table:table-cell>
          <table:table-cell table:number-columns-repeated="3"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34" calcext:value-type="float">
            <text:p>34</text:p>
          </table:table-cell>
          <table:table-cell/>
          <table:table-cell table:number-columns-repeated="12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83" calcext:value-type="float">
            <text:p>483</text:p>
          </table:table-cell>
          <table:table-cell table:number-columns-repeated="4" office:value-type="float" office:value="479" calcext:value-type="float">
            <text:p>479</text:p>
          </table:table-cell>
          <table:table-cell/>
          <table:table-cell table:number-columns-repeated="4" office:value-type="float" office:value="479" calcext:value-type="float">
            <text:p>479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float" office:value="471" calcext:value-type="float">
            <text:p>471</text:p>
          </table:table-cell>
          <table:table-cell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482" calcext:value-type="float">
            <text:p>482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242" calcext:value-type="float">
            <text:p>242</text:p>
          </table:table-cell>
          <table:table-cell/>
          <table:table-cell table:number-columns-repeated="8" office:value-type="float" office:value="242" calcext:value-type="float">
            <text:p>242</text:p>
          </table:table-cell>
          <table:table-cell table:number-columns-repeated="2" office:value-type="float" office:value="239" calcext:value-type="float">
            <text:p>239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247" calcext:value-type="float">
            <text:p>247</text:p>
          </table:table-cell>
          <table:table-cell/>
          <table:table-cell table:number-columns-repeated="5" office:value-type="float" office:value="247" calcext:value-type="float">
            <text:p>247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247" calcext:value-type="float">
            <text:p>247</text:p>
          </table:table-cell>
          <table:table-cell/>
          <table:table-cell table:number-columns-repeated="4" office:value-type="float" office:value="247" calcext:value-type="float">
            <text:p>247</text:p>
          </table:table-cell>
          <table:table-cell table:number-columns-repeated="3"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78" calcext:value-type="float">
            <text:p>578</text:p>
          </table:table-cell>
          <table:table-cell table:number-columns-repeated="4" office:value-type="float" office:value="573" calcext:value-type="float">
            <text:p>573</text:p>
          </table:table-cell>
          <table:table-cell/>
          <table:table-cell table:number-columns-repeated="4" office:value-type="float" office:value="573" calcext:value-type="float">
            <text:p>573</text:p>
          </table:table-cell>
          <table:table-cell table:number-columns-repeated="3"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table:number-columns-repeated="3"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13" calcext:value-type="float">
            <text:p>413</text:p>
          </table:table-cell>
          <table:table-cell table:number-columns-repeated="4" office:value-type="float" office:value="409" calcext:value-type="float">
            <text:p>409</text:p>
          </table:table-cell>
          <table:table-cell/>
          <table:table-cell table:number-columns-repeated="4" office:value-type="float" office:value="409" calcext:value-type="float">
            <text:p>409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413" calcext:value-type="float">
            <text:p>413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26" calcext:value-type="float">
            <text:p>426</text:p>
          </table:table-cell>
          <table:table-cell table:number-columns-repeated="4" office:value-type="float" office:value="416" calcext:value-type="float">
            <text:p>416</text:p>
          </table:table-cell>
          <table:table-cell/>
          <table:table-cell table:number-columns-repeated="4" office:value-type="float" office:value="416" calcext:value-type="float">
            <text:p>416</text:p>
          </table:table-cell>
          <table:table-cell table:number-columns-repeated="3" office:value-type="float" office:value="426" calcext:value-type="float">
            <text:p>426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table:number-columns-repeated="3" office:value-type="float" office:value="426" calcext:value-type="float">
            <text:p>4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float" office:value="364" calcext:value-type="float">
            <text:p>364</text:p>
          </table:table-cell>
          <table:table-cell/>
          <table:table-cell table:number-columns-repeated="5" office:value-type="float" office:value="364" calcext:value-type="float">
            <text:p>364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360" calcext:value-type="float">
            <text:p>36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float" office:value="409" calcext:value-type="float">
            <text:p>409</text:p>
          </table:table-cell>
          <table:table-cell/>
          <table:table-cell table:number-columns-repeated="4" office:value-type="float" office:value="409" calcext:value-type="float">
            <text:p>409</text:p>
          </table:table-cell>
          <table:table-cell table:number-columns-repeated="3" office:value-type="float" office:value="410" calcext:value-type="float">
            <text:p>410</text:p>
          </table:table-cell>
          <table:table-cell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403" calcext:value-type="float">
            <text:p>4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96" calcext:value-type="float">
            <text:p>396</text:p>
          </table:table-cell>
          <table:table-cell table:number-columns-repeated="4" office:value-type="float" office:value="405" calcext:value-type="float">
            <text:p>405</text:p>
          </table:table-cell>
          <table:table-cell/>
          <table:table-cell table:number-columns-repeated="4" office:value-type="float" office:value="405" calcext:value-type="float">
            <text:p>405</text:p>
          </table:table-cell>
          <table:table-cell table:number-columns-repeated="3" office:value-type="float" office:value="408" calcext:value-type="float">
            <text:p>408</text:p>
          </table:table-cell>
          <table:table-cell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396" calcext:value-type="float">
            <text:p>39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7" calcext:value-type="float">
            <text:p>267</text:p>
          </table:table-cell>
          <table:table-cell table:number-columns-repeated="4" office:value-type="float" office:value="281" calcext:value-type="float">
            <text:p>281</text:p>
          </table:table-cell>
          <table:table-cell/>
          <table:table-cell table:number-columns-repeated="5" office:value-type="float" office:value="281" calcext:value-type="float">
            <text:p>281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67" calcext:value-type="float">
            <text:p>2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160" calcext:value-type="float">
            <text:p>160</text:p>
          </table:table-cell>
          <table:table-cell/>
          <table:table-cell table:number-columns-repeated="7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85" calcext:value-type="float">
            <text:p>385</text:p>
          </table:table-cell>
          <table:table-cell table:number-columns-repeated="4" office:value-type="float" office:value="387" calcext:value-type="float">
            <text:p>387</text:p>
          </table:table-cell>
          <table:table-cell/>
          <table:table-cell table:number-columns-repeated="5" office:value-type="float" office:value="387" calcext:value-type="float">
            <text:p>387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381" calcext:value-type="float">
            <text:p>38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21" calcext:value-type="float">
            <text:p>521</text:p>
          </table:table-cell>
          <table:table-cell table:number-columns-repeated="4" office:value-type="float" office:value="513" calcext:value-type="float">
            <text:p>513</text:p>
          </table:table-cell>
          <table:table-cell/>
          <table:table-cell table:number-columns-repeated="8"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521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02" calcext:value-type="float">
            <text:p>502</text:p>
          </table:table-cell>
          <table:table-cell table:number-columns-repeated="4" office:value-type="float" office:value="503" calcext:value-type="float">
            <text:p>503</text:p>
          </table:table-cell>
          <table:table-cell/>
          <table:table-cell table:number-columns-repeated="9"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2" calcext:value-type="float">
            <text:p>5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9" calcext:value-type="float">
            <text:p>9</text:p>
          </table:table-cell>
          <table:table-cell/>
          <table:table-cell table:number-columns-repeated="1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table:number-columns-repeated="1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13" calcext:value-type="float">
            <text:p>413</text:p>
          </table:table-cell>
          <table:table-cell table:number-columns-repeated="4" office:value-type="float" office:value="412" calcext:value-type="float">
            <text:p>412</text:p>
          </table:table-cell>
          <table:table-cell/>
          <table:table-cell table:number-columns-repeated="4" office:value-type="float" office:value="412" calcext:value-type="float">
            <text:p>412</text:p>
          </table:table-cell>
          <table:table-cell table:number-columns-repeated="3" office:value-type="float" office:value="407" calcext:value-type="float">
            <text:p>407</text:p>
          </table:table-cell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413" calcext:value-type="float">
            <text:p>41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01" calcext:value-type="float">
            <text:p>501</text:p>
          </table:table-cell>
          <table:table-cell table:number-columns-repeated="4" office:value-type="float" office:value="504" calcext:value-type="float">
            <text:p>504</text:p>
          </table:table-cell>
          <table:table-cell/>
          <table:table-cell table:number-columns-repeated="4" office:value-type="float" office:value="504" calcext:value-type="float">
            <text:p>504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3" office:value-type="float" office:value="505" calcext:value-type="float">
            <text:p>505</text:p>
          </table:table-cell>
          <table:table-cell table:number-columns-repeated="2" office:value-type="float" office:value="501" calcext:value-type="float">
            <text:p>5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22" calcext:value-type="float">
            <text:p>322</text:p>
          </table:table-cell>
          <table:table-cell table:number-columns-repeated="4" office:value-type="float" office:value="324" calcext:value-type="float">
            <text:p>324</text:p>
          </table:table-cell>
          <table:table-cell/>
          <table:table-cell table:number-columns-repeated="4" office:value-type="float" office:value="324" calcext:value-type="float">
            <text:p>324</text:p>
          </table:table-cell>
          <table:table-cell table:number-columns-repeated="3"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4" calcext:value-type="float">
            <text:p>324</text:p>
          </table:table-cell>
          <table:table-cell table:number-columns-repeated="2" office:value-type="float" office:value="323" calcext:value-type="float">
            <text:p>3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116" calcext:value-type="float">
            <text:p>116</text:p>
          </table:table-cell>
          <table:table-cell/>
          <table:table-cell table:number-columns-repeated="4" office:value-type="float" office:value="116" calcext:value-type="float">
            <text:p>116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0" calcext:value-type="float">
            <text:p>410</text:p>
          </table:table-cell>
          <table:table-cell table:number-columns-repeated="4" office:value-type="float" office:value="407" calcext:value-type="float">
            <text:p>407</text:p>
          </table:table-cell>
          <table:table-cell/>
          <table:table-cell table:number-columns-repeated="4" office:value-type="float" office:value="407" calcext:value-type="float">
            <text:p>407</text:p>
          </table:table-cell>
          <table:table-cell table:number-columns-repeated="3"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27" calcext:value-type="float">
            <text:p>427</text:p>
          </table:table-cell>
          <table:table-cell table:number-columns-repeated="4" office:value-type="float" office:value="431" calcext:value-type="float">
            <text:p>431</text:p>
          </table:table-cell>
          <table:table-cell/>
          <table:table-cell table:number-columns-repeated="7"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427" calcext:value-type="float">
            <text:p>4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243" calcext:value-type="float">
            <text:p>243</text:p>
          </table:table-cell>
          <table:table-cell/>
          <table:table-cell table:number-columns-repeated="5" office:value-type="float" office:value="243" calcext:value-type="float">
            <text:p>243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3"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6" calcext:value-type="float">
            <text:p>306</text:p>
          </table:table-cell>
          <table:table-cell table:number-columns-repeated="4" office:value-type="float" office:value="312" calcext:value-type="float">
            <text:p>312</text:p>
          </table:table-cell>
          <table:table-cell/>
          <table:table-cell table:number-columns-repeated="4" office:value-type="float" office:value="312" calcext:value-type="float">
            <text:p>312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185" calcext:value-type="float">
            <text:p>185</text:p>
          </table:table-cell>
          <table:table-cell/>
          <table:table-cell table:number-columns-repeated="3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182" calcext:value-type="float">
            <text:p>182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07" calcext:value-type="float">
            <text:p>407</text:p>
          </table:table-cell>
          <table:table-cell table:number-columns-repeated="4"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3" office:value-type="float" office:value="397" calcext:value-type="float">
            <text:p>397</text:p>
          </table:table-cell>
          <table:table-cell table:number-columns-repeated="3"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401" calcext:value-type="float">
            <text:p>401</text:p>
          </table:table-cell>
          <table:table-cell table:number-columns-repeated="2" office:value-type="float" office:value="406" calcext:value-type="float">
            <text:p>4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117" calcext:value-type="float">
            <text:p>117</text:p>
          </table:table-cell>
          <table:table-cell/>
          <table:table-cell table:number-columns-repeated="5"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21" calcext:value-type="float">
            <text:p>421</text:p>
          </table:table-cell>
          <table:table-cell table:number-columns-repeated="4" office:value-type="float" office:value="416" calcext:value-type="float">
            <text:p>416</text:p>
          </table:table-cell>
          <table:table-cell/>
          <table:table-cell table:number-columns-repeated="4" office:value-type="float" office:value="416" calcext:value-type="float">
            <text:p>416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15" calcext:value-type="float">
            <text:p>215</text:p>
          </table:table-cell>
          <table:table-cell/>
          <table:table-cell table:number-columns-repeated="5" office:value-type="float" office:value="215" calcext:value-type="float">
            <text:p>215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3" office:value-type="float" office:value="217" calcext:value-type="float">
            <text:p>21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54" calcext:value-type="float">
            <text:p>454</text:p>
          </table:table-cell>
          <table:table-cell table:number-columns-repeated="4" office:value-type="float" office:value="455" calcext:value-type="float">
            <text:p>455</text:p>
          </table:table-cell>
          <table:table-cell/>
          <table:table-cell table:number-columns-repeated="4" office:value-type="float" office:value="455" calcext:value-type="float">
            <text:p>455</text:p>
          </table:table-cell>
          <table:table-cell table:number-columns-repeated="3"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447" calcext:value-type="float">
            <text:p>447</text:p>
          </table:table-cell>
          <table:table-cell table:number-columns-repeated="2" office:value-type="float" office:value="454" calcext:value-type="float">
            <text:p>45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73" calcext:value-type="float">
            <text:p>373</text:p>
          </table:table-cell>
          <table:table-cell table:number-columns-repeated="4" office:value-type="float" office:value="370" calcext:value-type="float">
            <text:p>370</text:p>
          </table:table-cell>
          <table:table-cell/>
          <table:table-cell table:number-columns-repeated="4" office:value-type="float" office:value="370" calcext:value-type="float">
            <text:p>370</text:p>
          </table:table-cell>
          <table:table-cell table:number-columns-repeated="3"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232" calcext:value-type="float">
            <text:p>232</text:p>
          </table:table-cell>
          <table:table-cell/>
          <table:table-cell table:number-columns-repeated="6" office:value-type="float" office:value="232" calcext:value-type="float">
            <text:p>23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float" office:value="345" calcext:value-type="float">
            <text:p>345</text:p>
          </table:table-cell>
          <table:table-cell/>
          <table:table-cell table:number-columns-repeated="4" office:value-type="float" office:value="345" calcext:value-type="float">
            <text:p>345</text:p>
          </table:table-cell>
          <table:table-cell table:number-columns-repeated="3"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 office:value-type="float" office:value="476" calcext:value-type="float">
            <text:p>476</text:p>
          </table:table-cell>
          <table:table-cell/>
          <table:table-cell table:number-columns-repeated="4" office:value-type="float" office:value="476" calcext:value-type="float">
            <text:p>476</text:p>
          </table:table-cell>
          <table:table-cell table:number-columns-repeated="3" office:value-type="float" office:value="469" calcext:value-type="float">
            <text:p>469</text:p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476" calcext:value-type="float">
            <text:p>47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8" calcext:value-type="float">
            <text:p>8</text:p>
          </table:table-cell>
          <table:table-cell/>
          <table:table-cell table:number-columns-repeated="12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74" calcext:value-type="float">
            <text:p>274</text:p>
          </table:table-cell>
          <table:table-cell table:number-columns-repeated="4" office:value-type="float" office:value="280" calcext:value-type="float">
            <text:p>280</text:p>
          </table:table-cell>
          <table:table-cell/>
          <table:table-cell table:number-columns-repeated="4" office:value-type="float" office:value="280" calcext:value-type="float">
            <text:p>280</text:p>
          </table:table-cell>
          <table:table-cell table:number-columns-repeated="3" office:value-type="float" office:value="283" calcext:value-type="float">
            <text:p>283</text:p>
          </table:table-cell>
          <table:table-cell table:number-columns-repeated="3"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54" calcext:value-type="float">
            <text:p>354</text:p>
          </table:table-cell>
          <table:table-cell table:number-columns-repeated="4" office:value-type="float" office:value="352" calcext:value-type="float">
            <text:p>352</text:p>
          </table:table-cell>
          <table:table-cell/>
          <table:table-cell table:number-columns-repeated="4" office:value-type="float" office:value="352" calcext:value-type="float">
            <text:p>352</text:p>
          </table:table-cell>
          <table:table-cell table:number-columns-repeated="2" office:value-type="float" office:value="346" calcext:value-type="float">
            <text:p>346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table:number-columns-repeated="6" office:value-type="float" office:value="71" calcext:value-type="float">
            <text:p>71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18" calcext:value-type="float">
            <text:p>518</text:p>
          </table:table-cell>
          <table:table-cell table:number-columns-repeated="4" office:value-type="float" office:value="521" calcext:value-type="float">
            <text:p>521</text:p>
          </table:table-cell>
          <table:table-cell/>
          <table:table-cell table:number-columns-repeated="4" office:value-type="float" office:value="521" calcext:value-type="float">
            <text:p>521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18" calcext:value-type="float">
            <text:p>51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264" calcext:value-type="float">
            <text:p>264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8" office:value-type="float" office:value="264" calcext:value-type="float">
            <text:p>264</text:p>
          </table:table-cell>
          <table:table-cell table:number-columns-repeated="3" office:value-type="float" office:value="265" calcext:value-type="float">
            <text:p>2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91" calcext:value-type="float">
            <text:p>391</text:p>
          </table:table-cell>
          <table:table-cell table:number-columns-repeated="4" office:value-type="float" office:value="390" calcext:value-type="float">
            <text:p>390</text:p>
          </table:table-cell>
          <table:table-cell/>
          <table:table-cell table:number-columns-repeated="7" office:value-type="float" office:value="390" calcext:value-type="float">
            <text:p>390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91" calcext:value-type="float">
            <text:p>3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49" calcext:value-type="float">
            <text:p>49</text:p>
          </table:table-cell>
          <table:table-cell/>
          <table:table-cell table:number-columns-repeated="4" office:value-type="float" office:value="49" calcext:value-type="float">
            <text:p>49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72" calcext:value-type="float">
            <text:p>372</text:p>
          </table:table-cell>
          <table:table-cell table:number-columns-repeated="4" office:value-type="float" office:value="368" calcext:value-type="float">
            <text:p>368</text:p>
          </table:table-cell>
          <table:table-cell/>
          <table:table-cell table:number-columns-repeated="5" office:value-type="float" office:value="368" calcext:value-type="float">
            <text:p>368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93" calcext:value-type="float">
            <text:p>593</text:p>
          </table:table-cell>
          <table:table-cell table:number-columns-repeated="4" office:value-type="float" office:value="592" calcext:value-type="float">
            <text:p>592</text:p>
          </table:table-cell>
          <table:table-cell/>
          <table:table-cell table:number-columns-repeated="4" office:value-type="float" office:value="592" calcext:value-type="float">
            <text:p>592</text:p>
          </table:table-cell>
          <table:table-cell table:number-columns-repeated="3" office:value-type="float" office:value="596" calcext:value-type="float">
            <text:p>596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1" calcext:value-type="float">
            <text:p>591</text:p>
          </table:table-cell>
          <table:table-cell office:value-type="float" office:value="594" calcext:value-type="float">
            <text:p>5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18" calcext:value-type="float">
            <text:p>518</text:p>
          </table:table-cell>
          <table:table-cell table:number-columns-repeated="4" office:value-type="float" office:value="525" calcext:value-type="float">
            <text:p>525</text:p>
          </table:table-cell>
          <table:table-cell/>
          <table:table-cell table:number-columns-repeated="4" office:value-type="float" office:value="525" calcext:value-type="float">
            <text:p>525</text:p>
          </table:table-cell>
          <table:table-cell table:number-columns-repeated="3" office:value-type="float" office:value="522" calcext:value-type="float">
            <text:p>522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519" calcext:value-type="float">
            <text:p>519</text:p>
          </table:table-cell>
          <table:table-cell table:number-columns-repeated="2" office:value-type="float" office:value="518" calcext:value-type="float">
            <text:p>5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31" calcext:value-type="float">
            <text:p>31</text:p>
          </table:table-cell>
          <table:table-cell/>
          <table:table-cell table:number-columns-repeated="12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34" calcext:value-type="float">
            <text:p>34</text:p>
          </table:table-cell>
          <table:table-cell/>
          <table:table-cell table:number-columns-repeated="12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table:number-columns-repeated="4" office:value-type="float" office:value="203" calcext:value-type="float">
            <text:p>203</text:p>
          </table:table-cell>
          <table:table-cell/>
          <table:table-cell table:number-columns-repeated="7" office:value-type="float" office:value="203" calcext:value-type="float">
            <text:p>203</text:p>
          </table:table-cell>
          <table:table-cell table:number-columns-repeated="3" office:value-type="float" office:value="202" calcext:value-type="float">
            <text:p>202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722" calcext:value-type="float">
            <text:p>722</text:p>
          </table:table-cell>
          <table:table-cell table:number-columns-repeated="4" office:value-type="float" office:value="721" calcext:value-type="float">
            <text:p>721</text:p>
          </table:table-cell>
          <table:table-cell/>
          <table:table-cell table:number-columns-repeated="5" office:value-type="float" office:value="721" calcext:value-type="float">
            <text:p>721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727" calcext:value-type="float">
            <text:p>727</text:p>
          </table:table-cell>
          <table:table-cell office:value-type="float" office:value="725" calcext:value-type="float">
            <text:p>725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722" calcext:value-type="float">
            <text:p>722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314" calcext:value-type="float">
            <text:p>314</text:p>
          </table:table-cell>
          <table:table-cell/>
          <table:table-cell table:number-columns-repeated="4" office:value-type="float" office:value="314" calcext:value-type="float">
            <text:p>314</text:p>
          </table:table-cell>
          <table:table-cell table:number-columns-repeated="3"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296" calcext:value-type="float">
            <text:p>296</text:p>
          </table:table-cell>
          <table:table-cell/>
          <table:table-cell table:number-columns-repeated="4" office:value-type="float" office:value="296" calcext:value-type="float">
            <text:p>296</text:p>
          </table:table-cell>
          <table:table-cell table:number-columns-repeated="4"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291" calcext:value-type="float">
            <text:p>291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table:number-columns-repeated="4" office:value-type="float" office:value="264" calcext:value-type="float">
            <text:p>264</text:p>
          </table:table-cell>
          <table:table-cell/>
          <table:table-cell table:number-columns-repeated="3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262" calcext:value-type="float">
            <text:p>2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 office:value-type="float" office:value="398" calcext:value-type="float">
            <text:p>398</text:p>
          </table:table-cell>
          <table:table-cell/>
          <table:table-cell table:number-columns-repeated="5" office:value-type="float" office:value="398" calcext:value-type="float">
            <text:p>398</text:p>
          </table:table-cell>
          <table:table-cell table:number-columns-repeated="2" office:value-type="float" office:value="396" calcext:value-type="float">
            <text:p>396</text:p>
          </table:table-cell>
          <table:table-cell table:number-columns-repeated="2" office:value-type="float" office:value="397" calcext:value-type="float">
            <text:p>397</text:p>
          </table:table-cell>
          <table:table-cell table:number-columns-repeated="3" office:value-type="float" office:value="398" calcext:value-type="float">
            <text:p>39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63" calcext:value-type="float">
            <text:p>563</text:p>
          </table:table-cell>
          <table:table-cell table:number-columns-repeated="4" office:value-type="float" office:value="559" calcext:value-type="float">
            <text:p>559</text:p>
          </table:table-cell>
          <table:table-cell/>
          <table:table-cell table:number-columns-repeated="4" office:value-type="float" office:value="559" calcext:value-type="float">
            <text:p>559</text:p>
          </table:table-cell>
          <table:table-cell table:number-columns-repeated="2" office:value-type="float" office:value="553" calcext:value-type="float">
            <text:p>553</text:p>
          </table:table-cell>
          <table:table-cell table:number-columns-repeated="2" office:value-type="float" office:value="557" calcext:value-type="float">
            <text:p>557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float" office:value="562" calcext:value-type="float">
            <text:p>562</text:p>
          </table:table-cell>
          <table:table-cell office:value-type="float" office:value="561" calcext:value-type="float">
            <text:p>56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 office:value-type="float" office:value="488" calcext:value-type="float">
            <text:p>488</text:p>
          </table:table-cell>
          <table:table-cell/>
          <table:table-cell table:number-columns-repeated="4" office:value-type="float" office:value="488" calcext:value-type="float">
            <text:p>488</text:p>
          </table:table-cell>
          <table:table-cell table:number-columns-repeated="2" office:value-type="float" office:value="486" calcext:value-type="float">
            <text:p>486</text:p>
          </table:table-cell>
          <table:table-cell table:number-columns-repeated="5"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8" calcext:value-type="float">
            <text:p>208</text:p>
          </table:table-cell>
          <table:table-cell table:number-columns-repeated="4" office:value-type="float" office:value="210" calcext:value-type="float">
            <text:p>210</text:p>
          </table:table-cell>
          <table:table-cell/>
          <table:table-cell table:number-columns-repeated="8"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table:number-columns-repeated="3" office:value-type="float" office:value="208" calcext:value-type="float">
            <text:p>20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93" calcext:value-type="float">
            <text:p>293</text:p>
          </table:table-cell>
          <table:table-cell table:number-columns-repeated="4" office:value-type="float" office:value="292" calcext:value-type="float">
            <text:p>292</text:p>
          </table:table-cell>
          <table:table-cell/>
          <table:table-cell table:number-columns-repeated="4" office:value-type="float" office:value="292" calcext:value-type="float">
            <text:p>292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3"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95" calcext:value-type="float">
            <text:p>2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89" calcext:value-type="float">
            <text:p>89</text:p>
          </table:table-cell>
          <table:table-cell/>
          <table:table-cell table:number-columns-repeated="5" office:value-type="float" office:value="89" calcext:value-type="float">
            <text:p>89</text:p>
          </table:table-cell>
          <table:table-cell table:number-columns-repeated="5"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67" calcext:value-type="float">
            <text:p>467</text:p>
          </table:table-cell>
          <table:table-cell table:number-columns-repeated="4" office:value-type="float" office:value="457" calcext:value-type="float">
            <text:p>457</text:p>
          </table:table-cell>
          <table:table-cell/>
          <table:table-cell table:number-columns-repeated="4" office:value-type="float" office:value="467" calcext:value-type="float">
            <text:p>467</text:p>
          </table:table-cell>
          <table:table-cell table:number-columns-repeated="3" office:value-type="float" office:value="463" calcext:value-type="float">
            <text:p>463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57" calcext:value-type="float">
            <text:p>4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88" calcext:value-type="float">
            <text:p>388</text:p>
          </table:table-cell>
          <table:table-cell table:number-columns-repeated="4" office:value-type="float" office:value="382" calcext:value-type="float">
            <text:p>382</text:p>
          </table:table-cell>
          <table:table-cell/>
          <table:table-cell table:number-columns-repeated="4" office:value-type="float" office:value="382" calcext:value-type="float">
            <text:p>382</text:p>
          </table:table-cell>
          <table:table-cell table:number-columns-repeated="3" office:value-type="float" office:value="388" calcext:value-type="float">
            <text:p>388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table:number-columns-repeated="3" office:value-type="float" office:value="388" calcext:value-type="float">
            <text:p>3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82" calcext:value-type="float">
            <text:p>382</text:p>
          </table:table-cell>
          <table:table-cell table:number-columns-repeated="4" office:value-type="float" office:value="380" calcext:value-type="float">
            <text:p>380</text:p>
          </table:table-cell>
          <table:table-cell/>
          <table:table-cell table:number-columns-repeated="4" office:value-type="float" office:value="380" calcext:value-type="float">
            <text:p>380</text:p>
          </table:table-cell>
          <table:table-cell table:number-columns-repeated="4"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338" calcext:value-type="float">
            <text:p>338</text:p>
          </table:table-cell>
          <table:table-cell/>
          <table:table-cell table:number-columns-repeated="4" office:value-type="float" office:value="338" calcext:value-type="float">
            <text:p>338</text:p>
          </table:table-cell>
          <table:table-cell table:number-columns-repeated="3" office:value-type="float" office:value="339" calcext:value-type="float">
            <text:p>339</text:p>
          </table:table-cell>
          <table:table-cell table:number-columns-repeated="2" office:value-type="float" office:value="341" calcext:value-type="float">
            <text:p>341</text:p>
          </table:table-cell>
          <table:table-cell table:number-columns-repeated="3" office:value-type="float" office:value="338" calcext:value-type="float">
            <text:p>3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394" calcext:value-type="float">
            <text:p>394</text:p>
          </table:table-cell>
          <table:table-cell/>
          <table:table-cell table:number-columns-repeated="10"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290" calcext:value-type="float">
            <text:p>290</text:p>
          </table:table-cell>
          <table:table-cell/>
          <table:table-cell table:number-columns-repeated="4" office:value-type="float" office:value="290" calcext:value-type="float">
            <text:p>290</text:p>
          </table:table-cell>
          <table:table-cell table:number-columns-repeated="3" office:value-type="float" office:value="289" calcext:value-type="float">
            <text:p>289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3" office:value-type="float" office:value="289" calcext:value-type="float">
            <text:p>2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table:number-columns-repeated="4" office:value-type="float" office:value="362" calcext:value-type="float">
            <text:p>362</text:p>
          </table:table-cell>
          <table:table-cell/>
          <table:table-cell table:number-columns-repeated="5" office:value-type="float" office:value="362" calcext:value-type="float">
            <text:p>362</text:p>
          </table:table-cell>
          <table:table-cell table:number-columns-repeated="3" office:value-type="float" office:value="359" calcext:value-type="float">
            <text:p>359</text:p>
          </table:table-cell>
          <table:table-cell office:value-type="float" office:value="356" calcext:value-type="float">
            <text:p>356</text:p>
          </table:table-cell>
          <table:table-cell table:number-columns-repeated="3" office:value-type="float" office:value="363" calcext:value-type="float">
            <text:p>3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22" calcext:value-type="float">
            <text:p>322</text:p>
          </table:table-cell>
          <table:table-cell table:number-columns-repeated="4" office:value-type="float" office:value="324" calcext:value-type="float">
            <text:p>324</text:p>
          </table:table-cell>
          <table:table-cell/>
          <table:table-cell table:number-columns-repeated="4" office:value-type="float" office:value="324" calcext:value-type="float">
            <text:p>324</text:p>
          </table:table-cell>
          <table:table-cell table:number-columns-repeated="4"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22" calcext:value-type="float">
            <text:p>522</text:p>
          </table:table-cell>
          <table:table-cell table:number-columns-repeated="4" office:value-type="float" office:value="524" calcext:value-type="float">
            <text:p>524</text:p>
          </table:table-cell>
          <table:table-cell/>
          <table:table-cell table:number-columns-repeated="4" office:value-type="float" office:value="524" calcext:value-type="float">
            <text:p>524</text:p>
          </table:table-cell>
          <table:table-cell table:number-columns-repeated="3" office:value-type="float" office:value="521" calcext:value-type="float">
            <text:p>521</text:p>
          </table:table-cell>
          <table:table-cell office:value-type="float" office:value="524" calcext:value-type="float">
            <text:p>524</text:p>
          </table:table-cell>
          <table:table-cell office:value-type="float" office:value="527" calcext:value-type="float">
            <text:p>527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524" calcext:value-type="float">
            <text:p>52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table:number-columns-repeated="4" office:value-type="float" office:value="380" calcext:value-type="float">
            <text:p>380</text:p>
          </table:table-cell>
          <table:table-cell/>
          <table:table-cell table:number-columns-repeated="4" office:value-type="float" office:value="380" calcext:value-type="float">
            <text:p>380</text:p>
          </table:table-cell>
          <table:table-cell table:number-columns-repeated="3" office:value-type="float" office:value="384" calcext:value-type="float">
            <text:p>384</text:p>
          </table:table-cell>
          <table:table-cell table:number-columns-repeated="4"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87" calcext:value-type="float">
            <text:p>387</text:p>
          </table:table-cell>
          <table:table-cell table:number-columns-repeated="4" office:value-type="float" office:value="386" calcext:value-type="float">
            <text:p>386</text:p>
          </table:table-cell>
          <table:table-cell/>
          <table:table-cell table:number-columns-repeated="7" office:value-type="float" office:value="386" calcext:value-type="float">
            <text:p>386</text:p>
          </table:table-cell>
          <table:table-cell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office:value-type="float" office:value="394" calcext:value-type="float">
            <text:p>394</text:p>
          </table:table-cell>
          <table:table-cell office:value-type="float" office:value="386" calcext:value-type="float">
            <text:p>386</text:p>
          </table:table-cell>
          <table:table-cell office:value-type="float" office:value="383" calcext:value-type="float">
            <text:p>38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float" office:value="159" calcext:value-type="float">
            <text:p>159</text:p>
          </table:table-cell>
          <table:table-cell/>
          <table:table-cell table:number-columns-repeated="6" office:value-type="float" office:value="159" calcext:value-type="float">
            <text:p>159</text:p>
          </table:table-cell>
          <table:table-cell table:number-columns-repeated="4" office:value-type="float" office:value="156" calcext:value-type="float">
            <text:p>156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127" calcext:value-type="float">
            <text:p>127</text:p>
          </table:table-cell>
          <table:table-cell/>
          <table:table-cell table:number-columns-repeated="4" office:value-type="float" office:value="127" calcext:value-type="float">
            <text:p>127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126" calcext:value-type="float">
            <text:p>12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32" calcext:value-type="float">
            <text:p>332</text:p>
          </table:table-cell>
          <table:table-cell table:number-columns-repeated="4" office:value-type="float" office:value="335" calcext:value-type="float">
            <text:p>335</text:p>
          </table:table-cell>
          <table:table-cell/>
          <table:table-cell table:number-columns-repeated="4" office:value-type="float" office:value="335" calcext:value-type="float">
            <text:p>335</text:p>
          </table:table-cell>
          <table:table-cell table:number-columns-repeated="3"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95" calcext:value-type="float">
            <text:p>395</text:p>
          </table:table-cell>
          <table:table-cell table:number-columns-repeated="4" office:value-type="float" office:value="398" calcext:value-type="float">
            <text:p>398</text:p>
          </table:table-cell>
          <table:table-cell/>
          <table:table-cell table:number-columns-repeated="4" office:value-type="float" office:value="398" calcext:value-type="float">
            <text:p>398</text:p>
          </table:table-cell>
          <table:table-cell table:number-columns-repeated="3" office:value-type="float" office:value="395" calcext:value-type="float">
            <text:p>395</text:p>
          </table:table-cell>
          <table:table-cell table:number-columns-repeated="3" office:value-type="float" office:value="394" calcext:value-type="float">
            <text:p>394</text:p>
          </table:table-cell>
          <table:table-cell table:number-columns-repeated="2" office:value-type="float" office:value="395" calcext:value-type="float">
            <text:p>3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625" calcext:value-type="float">
            <text:p>625</text:p>
          </table:table-cell>
          <table:table-cell table:number-columns-repeated="4" office:value-type="float" office:value="628" calcext:value-type="float">
            <text:p>628</text:p>
          </table:table-cell>
          <table:table-cell/>
          <table:table-cell table:number-columns-repeated="6" office:value-type="float" office:value="628" calcext:value-type="float">
            <text:p>628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629" calcext:value-type="float">
            <text:p>629</text:p>
          </table:table-cell>
          <table:table-cell office:value-type="float" office:value="618" calcext:value-type="float">
            <text:p>618</text:p>
          </table:table-cell>
          <table:table-cell office:value-type="float" office:value="626" calcext:value-type="float">
            <text:p>626</text:p>
          </table:table-cell>
          <table:table-cell office:value-type="float" office:value="625" calcext:value-type="float">
            <text:p>62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table:number-columns-repeated="1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15" calcext:value-type="float">
            <text:p>415</text:p>
          </table:table-cell>
          <table:table-cell table:number-columns-repeated="4" office:value-type="float" office:value="412" calcext:value-type="float">
            <text:p>412</text:p>
          </table:table-cell>
          <table:table-cell/>
          <table:table-cell table:number-columns-repeated="5" office:value-type="float" office:value="412" calcext:value-type="float">
            <text:p>412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table:number-columns-repeated="4" office:value-type="float" office:value="415" calcext:value-type="float">
            <text:p>4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7" calcext:value-type="float">
            <text:p>17</text:p>
          </table:table-cell>
          <table:table-cell/>
          <table:table-cell table:number-columns-repeated="7"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55" calcext:value-type="float">
            <text:p>55</text:p>
          </table:table-cell>
          <table:table-cell/>
          <table:table-cell table:number-columns-repeated="9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49" calcext:value-type="float">
            <text:p>49</text:p>
          </table:table-cell>
          <table:table-cell/>
          <table:table-cell table:number-columns-repeated="12"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85" calcext:value-type="float">
            <text:p>485</text:p>
          </table:table-cell>
          <table:table-cell table:number-columns-repeated="4" office:value-type="float" office:value="482" calcext:value-type="float">
            <text:p>482</text:p>
          </table:table-cell>
          <table:table-cell/>
          <table:table-cell table:number-columns-repeated="7"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47" calcext:value-type="float">
            <text:p>247</text:p>
          </table:table-cell>
          <table:table-cell table:number-columns-repeated="4" office:value-type="float" office:value="244" calcext:value-type="float">
            <text:p>244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3" office:value-type="float" office:value="244" calcext:value-type="float">
            <text:p>244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  <table:table-cell table:number-columns-repeated="4" office:value-type="float" office:value="247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table:number-columns-repeated="4" office:value-type="float" office:value="512" calcext:value-type="float">
            <text:p>512</text:p>
          </table:table-cell>
          <table:table-cell/>
          <table:table-cell table:number-columns-repeated="4"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513" calcext:value-type="float">
            <text:p>5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84" calcext:value-type="float">
            <text:p>584</text:p>
          </table:table-cell>
          <table:table-cell table:number-columns-repeated="4" office:value-type="float" office:value="578" calcext:value-type="float">
            <text:p>578</text:p>
          </table:table-cell>
          <table:table-cell/>
          <table:table-cell table:number-columns-repeated="5" office:value-type="float" office:value="578" calcext:value-type="float">
            <text:p>578</text:p>
          </table:table-cell>
          <table:table-cell table:number-columns-repeated="2" office:value-type="float" office:value="577" calcext:value-type="float">
            <text:p>577</text:p>
          </table:table-cell>
          <table:table-cell table:number-columns-repeated="2" office:value-type="float" office:value="581" calcext:value-type="float">
            <text:p>581</text:p>
          </table:table-cell>
          <table:table-cell table:number-columns-repeated="3" office:value-type="float" office:value="583" calcext:value-type="float">
            <text:p>58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126" calcext:value-type="float">
            <text:p>126</text:p>
          </table:table-cell>
          <table:table-cell/>
          <table:table-cell table:number-columns-repeated="8"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7" calcext:value-type="float">
            <text:p>17</text:p>
          </table:table-cell>
          <table:table-cell/>
          <table:table-cell table:number-columns-repeated="7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8" calcext:value-type="float">
            <text:p>318</text:p>
          </table:table-cell>
          <table:table-cell table:number-columns-repeated="4" office:value-type="float" office:value="315" calcext:value-type="float">
            <text:p>315</text:p>
          </table:table-cell>
          <table:table-cell/>
          <table:table-cell table:number-columns-repeated="5"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table:number-columns-repeated="3" office:value-type="float" office:value="321" calcext:value-type="float">
            <text:p>32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377" calcext:value-type="float">
            <text:p>377</text:p>
          </table:table-cell>
          <table:table-cell/>
          <table:table-cell table:number-columns-repeated="4" office:value-type="float" office:value="377" calcext:value-type="float">
            <text:p>377</text:p>
          </table:table-cell>
          <table:table-cell table:number-columns-repeated="3" office:value-type="float" office:value="381" calcext:value-type="float">
            <text:p>381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377" calcext:value-type="float">
            <text:p>37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 office:value-type="float" office:value="495" calcext:value-type="float">
            <text:p>495</text:p>
          </table:table-cell>
          <table:table-cell/>
          <table:table-cell table:number-columns-repeated="5" office:value-type="float" office:value="495" calcext:value-type="float">
            <text:p>495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495" calcext:value-type="float">
            <text:p>495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 office:value-type="float" office:value="442" calcext:value-type="float">
            <text:p>442</text:p>
          </table:table-cell>
          <table:table-cell/>
          <table:table-cell table:number-columns-repeated="4" office:value-type="float" office:value="442" calcext:value-type="float">
            <text:p>442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445" calcext:value-type="float">
            <text:p>445</text:p>
          </table:table-cell>
          <table:table-cell table:number-columns-repeated="5" office:value-type="float" office:value="441" calcext:value-type="float">
            <text:p>4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49" calcext:value-type="float">
            <text:p>449</text:p>
          </table:table-cell>
          <table:table-cell table:number-columns-repeated="4" office:value-type="float" office:value="450" calcext:value-type="float">
            <text:p>450</text:p>
          </table:table-cell>
          <table:table-cell/>
          <table:table-cell table:number-columns-repeated="5" office:value-type="float" office:value="450" calcext:value-type="float">
            <text:p>450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448" calcext:value-type="float">
            <text:p>448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449" calcext:value-type="float">
            <text:p>4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table:number-columns-repeated="4" office:value-type="float" office:value="154" calcext:value-type="float">
            <text:p>154</text:p>
          </table:table-cell>
          <table:table-cell/>
          <table:table-cell table:number-columns-repeated="10" office:value-type="float" office:value="154" calcext:value-type="float">
            <text:p>154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94" calcext:value-type="float">
            <text:p>494</text:p>
          </table:table-cell>
          <table:table-cell table:number-columns-repeated="4" office:value-type="float" office:value="488" calcext:value-type="float">
            <text:p>488</text:p>
          </table:table-cell>
          <table:table-cell/>
          <table:table-cell table:number-columns-repeated="4" office:value-type="float" office:value="488" calcext:value-type="float">
            <text:p>488</text:p>
          </table:table-cell>
          <table:table-cell table:number-columns-repeated="3" office:value-type="float" office:value="487" calcext:value-type="float">
            <text:p>487</text:p>
          </table:table-cell>
          <table:table-cell table:number-columns-repeated="3" office:value-type="float" office:value="488" calcext:value-type="float">
            <text:p>488</text:p>
          </table:table-cell>
          <table:table-cell table:number-columns-repeated="2" office:value-type="float" office:value="489" calcext:value-type="float">
            <text:p>48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table:number-columns-repeated="4" office:value-type="float" office:value="330" calcext:value-type="float">
            <text:p>330</text:p>
          </table:table-cell>
          <table:table-cell/>
          <table:table-cell table:number-columns-repeated="4" office:value-type="float" office:value="330" calcext:value-type="float">
            <text:p>330</text:p>
          </table:table-cell>
          <table:table-cell table:number-columns-repeated="3"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  <table:table-cell table:number-columns-repeated="3"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26" calcext:value-type="float">
            <text:p>26</text:p>
          </table:table-cell>
          <table:table-cell/>
          <table:table-cell table:number-columns-repeated="12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4" calcext:value-type="float">
            <text:p>314</text:p>
          </table:table-cell>
          <table:table-cell table:number-columns-repeated="4" office:value-type="float" office:value="327" calcext:value-type="float">
            <text:p>327</text:p>
          </table:table-cell>
          <table:table-cell/>
          <table:table-cell table:number-columns-repeated="4" office:value-type="float" office:value="327" calcext:value-type="float">
            <text:p>327</text:p>
          </table:table-cell>
          <table:table-cell table:number-columns-repeated="3"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92" calcext:value-type="float">
            <text:p>492</text:p>
          </table:table-cell>
          <table:table-cell table:number-columns-repeated="4" office:value-type="float" office:value="495" calcext:value-type="float">
            <text:p>495</text:p>
          </table:table-cell>
          <table:table-cell/>
          <table:table-cell table:number-columns-repeated="5" office:value-type="float" office:value="495" calcext:value-type="float">
            <text:p>495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2" calcext:value-type="float">
            <text:p>4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6" office:value-type="float" office:value="73" calcext:value-type="float">
            <text:p>73</text:p>
          </table:table-cell>
          <table:table-cell table:number-columns-repeated="5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323" calcext:value-type="float">
            <text:p>323</text:p>
          </table:table-cell>
          <table:table-cell/>
          <table:table-cell table:number-columns-repeated="4" office:value-type="float" office:value="323" calcext:value-type="float">
            <text:p>323</text:p>
          </table:table-cell>
          <table:table-cell table:number-columns-repeated="3" office:value-type="float" office:value="317" calcext:value-type="float">
            <text:p>317</text:p>
          </table:table-cell>
          <table:table-cell table:number-columns-repeated="3" office:value-type="float" office:value="323" calcext:value-type="float">
            <text:p>323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11" calcext:value-type="float">
            <text:p>411</text:p>
          </table:table-cell>
          <table:table-cell table:number-columns-repeated="4" office:value-type="float" office:value="418" calcext:value-type="float">
            <text:p>418</text:p>
          </table:table-cell>
          <table:table-cell/>
          <table:table-cell table:number-columns-repeated="5" office:value-type="float" office:value="418" calcext:value-type="float">
            <text:p>418</text:p>
          </table:table-cell>
          <table:table-cell table:number-columns-repeated="3" office:value-type="float" office:value="419" calcext:value-type="float">
            <text:p>419</text:p>
          </table:table-cell>
          <table:table-cell table:number-columns-repeated="2" office:value-type="float" office:value="418" calcext:value-type="float">
            <text:p>418</text:p>
          </table:table-cell>
          <table:table-cell table:number-columns-repeated="2" office:value-type="float" office:value="411" calcext:value-type="float">
            <text:p>4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table:number-columns-repeated="4" office:value-type="float" office:value="248" calcext:value-type="float">
            <text:p>248</text:p>
          </table:table-cell>
          <table:table-cell/>
          <table:table-cell table:number-columns-repeated="4" office:value-type="float" office:value="248" calcext:value-type="float">
            <text:p>248</text:p>
          </table:table-cell>
          <table:table-cell table:number-columns-repeated="4"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58" calcext:value-type="float">
            <text:p>458</text:p>
          </table:table-cell>
          <table:table-cell table:number-columns-repeated="4" office:value-type="float" office:value="460" calcext:value-type="float">
            <text:p>460</text:p>
          </table:table-cell>
          <table:table-cell/>
          <table:table-cell table:number-columns-repeated="4" office:value-type="float" office:value="460" calcext:value-type="float">
            <text:p>460</text:p>
          </table:table-cell>
          <table:table-cell table:number-columns-repeated="3"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office:value-type="float" office:value="460" calcext:value-type="float">
            <text:p>460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57" calcext:value-type="float">
            <text:p>157</text:p>
          </table:table-cell>
          <table:table-cell/>
          <table:table-cell table:number-columns-repeated="4"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6" calcext:value-type="float">
            <text:p>16</text:p>
          </table:table-cell>
          <table:table-cell/>
          <table:table-cell table:number-columns-repeated="4" office:value-type="float" office:value="16" calcext:value-type="float">
            <text:p>16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83" calcext:value-type="float">
            <text:p>383</text:p>
          </table:table-cell>
          <table:table-cell table:number-columns-repeated="4" office:value-type="float" office:value="388" calcext:value-type="float">
            <text:p>388</text:p>
          </table:table-cell>
          <table:table-cell/>
          <table:table-cell table:number-columns-repeated="5" office:value-type="float" office:value="388" calcext:value-type="float">
            <text:p>388</text:p>
          </table:table-cell>
          <table:table-cell table:number-columns-repeated="2" office:value-type="float" office:value="389" calcext:value-type="float">
            <text:p>389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42" calcext:value-type="float">
            <text:p>542</text:p>
          </table:table-cell>
          <table:table-cell table:number-columns-repeated="4" office:value-type="float" office:value="534" calcext:value-type="float">
            <text:p>534</text:p>
          </table:table-cell>
          <table:table-cell/>
          <table:table-cell table:number-columns-repeated="6" office:value-type="float" office:value="534" calcext:value-type="float">
            <text:p>534</text:p>
          </table:table-cell>
          <table:table-cell table:number-columns-repeated="3" office:value-type="float" office:value="542" calcext:value-type="float">
            <text:p>542</text:p>
          </table:table-cell>
          <table:table-cell table:number-columns-repeated="3" office:value-type="float" office:value="537" calcext:value-type="float">
            <text:p>53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table:number-columns-repeated="4" office:value-type="float" office:value="204" calcext:value-type="float">
            <text:p>204</text:p>
          </table:table-cell>
          <table:table-cell/>
          <table:table-cell table:number-columns-repeated="4" office:value-type="float" office:value="204" calcext:value-type="float">
            <text:p>204</text:p>
          </table:table-cell>
          <table:table-cell table:number-columns-repeated="3"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34" calcext:value-type="float">
            <text:p>34</text:p>
          </table:table-cell>
          <table:table-cell/>
          <table:table-cell table:number-columns-repeated="12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457" calcext:value-type="float">
            <text:p>457</text:p>
          </table:table-cell>
          <table:table-cell/>
          <table:table-cell table:number-columns-repeated="12" office:value-type="float" office:value="457" calcext:value-type="float">
            <text:p>4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431" calcext:value-type="float">
            <text:p>431</text:p>
          </table:table-cell>
          <table:table-cell/>
          <table:table-cell table:number-columns-repeated="4" office:value-type="float" office:value="428" calcext:value-type="float">
            <text:p>428</text:p>
          </table:table-cell>
          <table:table-cell table:number-columns-repeated="3"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number-columns-repeated="3" office:value-type="float" office:value="431" calcext:value-type="float">
            <text:p>43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7" calcext:value-type="float">
            <text:p>297</text:p>
          </table:table-cell>
          <table:table-cell table:number-columns-repeated="4" office:value-type="float" office:value="296" calcext:value-type="float">
            <text:p>296</text:p>
          </table:table-cell>
          <table:table-cell/>
          <table:table-cell table:number-columns-repeated="4" office:value-type="float" office:value="296" calcext:value-type="float">
            <text:p>296</text:p>
          </table:table-cell>
          <table:table-cell table:number-columns-repeated="3" office:value-type="float" office:value="293" calcext:value-type="float">
            <text:p>293</text:p>
          </table:table-cell>
          <table:table-cell table:number-columns-repeated="4"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82" calcext:value-type="float">
            <text:p>482</text:p>
          </table:table-cell>
          <table:table-cell table:number-columns-repeated="4" office:value-type="float" office:value="487" calcext:value-type="float">
            <text:p>487</text:p>
          </table:table-cell>
          <table:table-cell/>
          <table:table-cell table:number-columns-repeated="4" office:value-type="float" office:value="487" calcext:value-type="float">
            <text:p>487</text:p>
          </table:table-cell>
          <table:table-cell table:number-columns-repeated="3" office:value-type="float" office:value="492" calcext:value-type="float">
            <text:p>492</text:p>
          </table:table-cell>
          <table:table-cell office:value-type="float" office:value="480" calcext:value-type="float">
            <text:p>480</text:p>
          </table:table-cell>
          <table:table-cell office:value-type="float" office:value="487" calcext:value-type="float">
            <text:p>487</text:p>
          </table:table-cell>
          <table:table-cell table:number-columns-repeated="3" office:value-type="float" office:value="482" calcext:value-type="float">
            <text:p>4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float" office:value="415" calcext:value-type="float">
            <text:p>415</text:p>
          </table:table-cell>
          <table:table-cell/>
          <table:table-cell table:number-columns-repeated="11"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02" calcext:value-type="float">
            <text:p>502</text:p>
          </table:table-cell>
          <table:table-cell table:number-columns-repeated="4" office:value-type="float" office:value="498" calcext:value-type="float">
            <text:p>498</text:p>
          </table:table-cell>
          <table:table-cell/>
          <table:table-cell table:number-columns-repeated="4" office:value-type="float" office:value="498" calcext:value-type="float">
            <text:p>498</text:p>
          </table:table-cell>
          <table:table-cell table:number-columns-repeated="3" office:value-type="float" office:value="501" calcext:value-type="float">
            <text:p>501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19" calcext:value-type="float">
            <text:p>419</text:p>
          </table:table-cell>
          <table:table-cell table:number-columns-repeated="4" office:value-type="float" office:value="418" calcext:value-type="float">
            <text:p>418</text:p>
          </table:table-cell>
          <table:table-cell/>
          <table:table-cell table:number-columns-repeated="4" office:value-type="float" office:value="418" calcext:value-type="float">
            <text:p>418</text:p>
          </table:table-cell>
          <table:table-cell table:number-columns-repeated="3" office:value-type="float" office:value="420" calcext:value-type="float">
            <text:p>420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67" calcext:value-type="float">
            <text:p>467</text:p>
          </table:table-cell>
          <table:table-cell table:number-columns-repeated="4" office:value-type="float" office:value="457" calcext:value-type="float">
            <text:p>457</text:p>
          </table:table-cell>
          <table:table-cell/>
          <table:table-cell table:number-columns-repeated="4" office:value-type="float" office:value="456" calcext:value-type="float">
            <text:p>456</text:p>
          </table:table-cell>
          <table:table-cell table:number-columns-repeated="3" office:value-type="float" office:value="466" calcext:value-type="float">
            <text:p>466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float" office:value="460" calcext:value-type="float">
            <text:p>460</text:p>
          </table:table-cell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float" office:value="346" calcext:value-type="float">
            <text:p>346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3" office:value-type="float" office:value="345" calcext:value-type="float">
            <text:p>345</text:p>
          </table:table-cell>
          <table:table-cell table:number-columns-repeated="3" office:value-type="float" office:value="346" calcext:value-type="float">
            <text:p>346</text:p>
          </table:table-cell>
          <table:table-cell table:number-columns-repeated="3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52" calcext:value-type="float">
            <text:p>3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434" calcext:value-type="float">
            <text:p>434</text:p>
          </table:table-cell>
          <table:table-cell/>
          <table:table-cell table:number-columns-repeated="5" office:value-type="float" office:value="434" calcext:value-type="float">
            <text:p>434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3" office:value-type="float" office:value="434" calcext:value-type="float">
            <text:p>434</text:p>
          </table:table-cell>
          <table:table-cell table:number-columns-repeated="2" office:value-type="float" office:value="433" calcext:value-type="float">
            <text:p>4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11" calcext:value-type="float">
            <text:p>611</text:p>
          </table:table-cell>
          <table:table-cell table:number-columns-repeated="4" office:value-type="float" office:value="608" calcext:value-type="float">
            <text:p>608</text:p>
          </table:table-cell>
          <table:table-cell/>
          <table:table-cell table:number-columns-repeated="4" office:value-type="float" office:value="608" calcext:value-type="float">
            <text:p>608</text:p>
          </table:table-cell>
          <table:table-cell table:number-columns-repeated="3" office:value-type="float" office:value="607" calcext:value-type="float">
            <text:p>607</text:p>
          </table:table-cell>
          <table:table-cell table:number-columns-repeated="3"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3" calcext:value-type="float">
            <text:p>6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26" calcext:value-type="float">
            <text:p>26</text:p>
          </table:table-cell>
          <table:table-cell/>
          <table:table-cell table:number-columns-repeated="12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float" office:value="332" calcext:value-type="float">
            <text:p>332</text:p>
          </table:table-cell>
          <table:table-cell/>
          <table:table-cell table:number-columns-repeated="5" office:value-type="float" office:value="332" calcext:value-type="float">
            <text:p>332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325" calcext:value-type="float">
            <text:p>32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36" calcext:value-type="float">
            <text:p>336</text:p>
          </table:table-cell>
          <table:table-cell table:number-columns-repeated="4" office:value-type="float" office:value="335" calcext:value-type="float">
            <text:p>335</text:p>
          </table:table-cell>
          <table:table-cell/>
          <table:table-cell table:number-columns-repeated="4" office:value-type="float" office:value="335" calcext:value-type="float">
            <text:p>335</text:p>
          </table:table-cell>
          <table:table-cell table:number-columns-repeated="3"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30" calcext:value-type="float">
            <text:p>30</text:p>
          </table:table-cell>
          <table:table-cell/>
          <table:table-cell table:number-columns-repeated="12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365" calcext:value-type="float">
            <text:p>365</text:p>
          </table:table-cell>
          <table:table-cell/>
          <table:table-cell table:number-columns-repeated="5" office:value-type="float" office:value="365" calcext:value-type="float">
            <text:p>365</text:p>
          </table:table-cell>
          <table:table-cell table:number-columns-repeated="2" office:value-type="float" office:value="361" calcext:value-type="float">
            <text:p>361</text:p>
          </table:table-cell>
          <table:table-cell table:number-columns-repeated="3" office:value-type="float" office:value="364" calcext:value-type="float">
            <text:p>364</text:p>
          </table:table-cell>
          <table:table-cell table:number-columns-repeated="2" office:value-type="float" office:value="363" calcext:value-type="float">
            <text:p>36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304" calcext:value-type="float">
            <text:p>304</text:p>
          </table:table-cell>
          <table:table-cell/>
          <table:table-cell table:number-columns-repeated="5" office:value-type="float" office:value="304" calcext:value-type="float">
            <text:p>304</text:p>
          </table:table-cell>
          <table:table-cell table:number-columns-repeated="2" office:value-type="float" office:value="303" calcext:value-type="float">
            <text:p>303</text:p>
          </table:table-cell>
          <table:table-cell table:number-columns-repeated="2" office:value-type="float" office:value="305" calcext:value-type="float">
            <text:p>305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float" office:value="281" calcext:value-type="float">
            <text:p>281</text:p>
          </table:table-cell>
          <table:table-cell/>
          <table:table-cell table:number-columns-repeated="4" office:value-type="float" office:value="281" calcext:value-type="float">
            <text:p>281</text:p>
          </table:table-cell>
          <table:table-cell table:number-columns-repeated="3"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24" calcext:value-type="float">
            <text:p>424</text:p>
          </table:table-cell>
          <table:table-cell table:number-columns-repeated="4" office:value-type="float" office:value="425" calcext:value-type="float">
            <text:p>425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3" office:value-type="float" office:value="422" calcext:value-type="float">
            <text:p>422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418" calcext:value-type="float">
            <text:p>418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19" calcext:value-type="float">
            <text:p>419</text:p>
          </table:table-cell>
          <table:table-cell office:value-type="float" office:value="422" calcext:value-type="float">
            <text:p>4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/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45" calcext:value-type="float">
            <text:p>745</text:p>
          </table:table-cell>
          <table:table-cell table:number-columns-repeated="4" office:value-type="float" office:value="742" calcext:value-type="float">
            <text:p>742</text:p>
          </table:table-cell>
          <table:table-cell/>
          <table:table-cell table:number-columns-repeated="7" office:value-type="float" office:value="742" calcext:value-type="float">
            <text:p>742</text:p>
          </table:table-cell>
          <table:table-cell table:number-columns-repeated="2" office:value-type="float" office:value="738" calcext:value-type="float">
            <text:p>738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46" calcext:value-type="float">
            <text:p>446</text:p>
          </table:table-cell>
          <table:table-cell table:number-columns-repeated="4" office:value-type="float" office:value="441" calcext:value-type="float">
            <text:p>441</text:p>
          </table:table-cell>
          <table:table-cell/>
          <table:table-cell table:number-columns-repeated="4" office:value-type="float" office:value="441" calcext:value-type="float">
            <text:p>441</text:p>
          </table:table-cell>
          <table:table-cell table:number-columns-repeated="3" office:value-type="float" office:value="442" calcext:value-type="float">
            <text:p>442</text:p>
          </table:table-cell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46" calcext:value-type="float">
            <text:p>4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30" calcext:value-type="float">
            <text:p>530</text:p>
          </table:table-cell>
          <table:table-cell table:number-columns-repeated="4" office:value-type="float" office:value="532" calcext:value-type="float">
            <text:p>532</text:p>
          </table:table-cell>
          <table:table-cell/>
          <table:table-cell table:number-columns-repeated="4" office:value-type="float" office:value="532" calcext:value-type="float">
            <text:p>532</text:p>
          </table:table-cell>
          <table:table-cell table:number-columns-repeated="3" office:value-type="float" office:value="528" calcext:value-type="float">
            <text:p>528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table:number-columns-repeated="3" office:value-type="float" office:value="530" calcext:value-type="float">
            <text:p>53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87" calcext:value-type="float">
            <text:p>387</text:p>
          </table:table-cell>
          <table:table-cell table:number-columns-repeated="4" office:value-type="float" office:value="391" calcext:value-type="float">
            <text:p>391</text:p>
          </table:table-cell>
          <table:table-cell/>
          <table:table-cell table:number-columns-repeated="5" office:value-type="float" office:value="391" calcext:value-type="float">
            <text:p>391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387" calcext:value-type="float">
            <text:p>3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32" calcext:value-type="float">
            <text:p>432</text:p>
          </table:table-cell>
          <table:table-cell table:number-columns-repeated="4" office:value-type="float" office:value="426" calcext:value-type="float">
            <text:p>426</text:p>
          </table:table-cell>
          <table:table-cell/>
          <table:table-cell table:number-columns-repeated="4" office:value-type="float" office:value="426" calcext:value-type="float">
            <text:p>426</text:p>
          </table:table-cell>
          <table:table-cell table:number-columns-repeated="3" office:value-type="float" office:value="435" calcext:value-type="float">
            <text:p>435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05" calcext:value-type="float">
            <text:p>105</text:p>
          </table:table-cell>
          <table:table-cell/>
          <table:table-cell table:number-columns-repeated="4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301" calcext:value-type="float">
            <text:p>301</text:p>
          </table:table-cell>
          <table:table-cell/>
          <table:table-cell table:number-columns-repeated="5" office:value-type="float" office:value="301" calcext:value-type="float">
            <text:p>30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299" calcext:value-type="float">
            <text:p>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35" calcext:value-type="float">
            <text:p>35</text:p>
          </table:table-cell>
          <table:table-cell/>
          <table:table-cell table:number-columns-repeated="12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/>
          <table:table-cell table:number-columns-repeated="1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 office:value-type="float" office:value="536" calcext:value-type="float">
            <text:p>536</text:p>
          </table:table-cell>
          <table:table-cell/>
          <table:table-cell table:number-columns-repeated="9" office:value-type="float" office:value="536" calcext:value-type="float">
            <text:p>536</text:p>
          </table:table-cell>
          <table:table-cell office:value-type="float" office:value="540" calcext:value-type="float">
            <text:p>540</text:p>
          </table:table-cell>
          <table:table-cell office:value-type="float" office:value="537" calcext:value-type="float">
            <text:p>537</text:p>
          </table:table-cell>
          <table:table-cell office:value-type="float" office:value="536" calcext:value-type="float">
            <text:p>53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322" calcext:value-type="float">
            <text:p>322</text:p>
          </table:table-cell>
          <table:table-cell/>
          <table:table-cell table:number-columns-repeated="7" office:value-type="float" office:value="322" calcext:value-type="float">
            <text:p>322</text:p>
          </table:table-cell>
          <table:table-cell table:number-columns-repeated="2" office:value-type="float" office:value="323" calcext:value-type="float">
            <text:p>323</text:p>
          </table:table-cell>
          <table:table-cell table:number-columns-repeated="3" office:value-type="float" office:value="321" calcext:value-type="float">
            <text:p>3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2" calcext:value-type="float">
            <text:p>442</text:p>
          </table:table-cell>
          <table:table-cell table:number-columns-repeated="4" office:value-type="float" office:value="447" calcext:value-type="float">
            <text:p>447</text:p>
          </table:table-cell>
          <table:table-cell/>
          <table:table-cell table:number-columns-repeated="7" office:value-type="float" office:value="447" calcext:value-type="float">
            <text:p>447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2" calcext:value-type="float">
            <text:p>4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02" calcext:value-type="float">
            <text:p>502</text:p>
          </table:table-cell>
          <table:table-cell table:number-columns-repeated="4" office:value-type="float" office:value="494" calcext:value-type="float">
            <text:p>494</text:p>
          </table:table-cell>
          <table:table-cell/>
          <table:table-cell table:number-columns-repeated="4" office:value-type="float" office:value="494" calcext:value-type="float">
            <text:p>494</text:p>
          </table:table-cell>
          <table:table-cell table:number-columns-repeated="3" office:value-type="float" office:value="497" calcext:value-type="float">
            <text:p>497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office:value-type="float" office:value="502" calcext:value-type="float">
            <text:p>5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9" calcext:value-type="float">
            <text:p>9</text:p>
          </table:table-cell>
          <table:table-cell/>
          <table:table-cell table:number-columns-repeated="1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86" calcext:value-type="float">
            <text:p>486</text:p>
          </table:table-cell>
          <table:table-cell table:number-columns-repeated="4" office:value-type="float" office:value="485" calcext:value-type="float">
            <text:p>485</text:p>
          </table:table-cell>
          <table:table-cell/>
          <table:table-cell table:number-columns-repeated="4" office:value-type="float" office:value="485" calcext:value-type="float">
            <text:p>485</text:p>
          </table:table-cell>
          <table:table-cell table:number-columns-repeated="3" office:value-type="float" office:value="483" calcext:value-type="float">
            <text:p>483</text:p>
          </table:table-cell>
          <table:table-cell table:number-columns-repeated="5" office:value-type="float" office:value="485" calcext:value-type="float">
            <text:p>4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15" calcext:value-type="float">
            <text:p>415</text:p>
          </table:table-cell>
          <table:table-cell table:number-columns-repeated="4" office:value-type="float" office:value="420" calcext:value-type="float">
            <text:p>420</text:p>
          </table:table-cell>
          <table:table-cell/>
          <table:table-cell table:number-columns-repeated="9"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5" calcext:value-type="float">
            <text:p>41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291" calcext:value-type="float">
            <text:p>291</text:p>
          </table:table-cell>
          <table:table-cell/>
          <table:table-cell table:number-columns-repeated="4" office:value-type="float" office:value="291" calcext:value-type="float">
            <text:p>291</text:p>
          </table:table-cell>
          <table:table-cell table:number-columns-repeated="3"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434" calcext:value-type="float">
            <text:p>434</text:p>
          </table:table-cell>
          <table:table-cell/>
          <table:table-cell table:number-columns-repeated="7"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434" calcext:value-type="float">
            <text:p>4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401" calcext:value-type="float">
            <text:p>401</text:p>
          </table:table-cell>
          <table:table-cell/>
          <table:table-cell table:number-columns-repeated="4" office:value-type="float" office:value="399" calcext:value-type="float">
            <text:p>399</text:p>
          </table:table-cell>
          <table:table-cell table:number-columns-repeated="3" office:value-type="float" office:value="402" calcext:value-type="float">
            <text:p>402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2" calcext:value-type="float">
            <text:p>4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64" calcext:value-type="float">
            <text:p>264</text:p>
          </table:table-cell>
          <table:table-cell table:number-columns-repeated="4" office:value-type="float" office:value="267" calcext:value-type="float">
            <text:p>267</text:p>
          </table:table-cell>
          <table:table-cell/>
          <table:table-cell table:number-columns-repeated="7"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90" calcext:value-type="float">
            <text:p>390</text:p>
          </table:table-cell>
          <table:table-cell table:number-columns-repeated="4" office:value-type="float" office:value="401" calcext:value-type="float">
            <text:p>401</text:p>
          </table:table-cell>
          <table:table-cell/>
          <table:table-cell table:number-columns-repeated="4" office:value-type="float" office:value="401" calcext:value-type="float">
            <text:p>401</text:p>
          </table:table-cell>
          <table:table-cell table:number-columns-repeated="3" office:value-type="float" office:value="399" calcext:value-type="float">
            <text:p>399</text:p>
          </table:table-cell>
          <table:table-cell office:value-type="float" office:value="393" calcext:value-type="float">
            <text:p>393</text:p>
          </table:table-cell>
          <table:table-cell office:value-type="float" office:value="398" calcext:value-type="float">
            <text:p>398</text:p>
          </table:table-cell>
          <table:table-cell table:number-columns-repeated="3" office:value-type="float" office:value="390" calcext:value-type="float">
            <text:p>3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68" calcext:value-type="float">
            <text:p>68</text:p>
          </table:table-cell>
          <table:table-cell/>
          <table:table-cell table:number-columns-repeated="11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314" calcext:value-type="float">
            <text:p>314</text:p>
          </table:table-cell>
          <table:table-cell/>
          <table:table-cell table:number-columns-repeated="5" office:value-type="float" office:value="314" calcext:value-type="float">
            <text:p>314</text:p>
          </table:table-cell>
          <table:table-cell table:number-columns-repeated="4" office:value-type="float" office:value="309" calcext:value-type="float">
            <text:p>309</text:p>
          </table:table-cell>
          <table:table-cell table:number-columns-repeated="3" office:value-type="float" office:value="310" calcext:value-type="float">
            <text:p>3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149" calcext:value-type="float">
            <text:p>149</text:p>
          </table:table-cell>
          <table:table-cell/>
          <table:table-cell table:number-columns-repeated="4" office:value-type="float" office:value="149" calcext:value-type="float">
            <text:p>149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147" calcext:value-type="float">
            <text:p>1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312" calcext:value-type="float">
            <text:p>312</text:p>
          </table:table-cell>
          <table:table-cell/>
          <table:table-cell table:number-columns-repeated="4" office:value-type="float" office:value="312" calcext:value-type="float">
            <text:p>312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2" office:value-type="float" office:value="312" calcext:value-type="float">
            <text:p>3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392" calcext:value-type="float">
            <text:p>392</text:p>
          </table:table-cell>
          <table:table-cell/>
          <table:table-cell table:number-columns-repeated="7"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83" calcext:value-type="float">
            <text:p>3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335" calcext:value-type="float">
            <text:p>335</text:p>
          </table:table-cell>
          <table:table-cell/>
          <table:table-cell table:number-columns-repeated="5" office:value-type="float" office:value="335" calcext:value-type="float">
            <text:p>335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5" calcext:value-type="float">
            <text:p>3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table:number-columns-repeated="4" office:value-type="float" office:value="381" calcext:value-type="float">
            <text:p>381</text:p>
          </table:table-cell>
          <table:table-cell/>
          <table:table-cell table:number-columns-repeated="7" office:value-type="float" office:value="381" calcext:value-type="float">
            <text:p>381</text:p>
          </table:table-cell>
          <table:table-cell table:number-columns-repeated="2" office:value-type="float" office:value="382" calcext:value-type="float">
            <text:p>382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51" calcext:value-type="float">
            <text:p>51</text:p>
          </table:table-cell>
          <table:table-cell/>
          <table:table-cell table:number-columns-repeated="5" office:value-type="float" office:value="51" calcext:value-type="float">
            <text:p>51</text:p>
          </table:table-cell>
          <table:table-cell table:number-columns-repeated="7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21" calcext:value-type="float">
            <text:p>21</text:p>
          </table:table-cell>
          <table:table-cell/>
          <table:table-cell table:number-columns-repeated="5" office:value-type="float" office:value="22" calcext:value-type="float">
            <text:p>22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262" calcext:value-type="float">
            <text:p>262</text:p>
          </table:table-cell>
          <table:table-cell/>
          <table:table-cell table:number-columns-repeated="5"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92" calcext:value-type="float">
            <text:p>492</text:p>
          </table:table-cell>
          <table:table-cell table:number-columns-repeated="4" office:value-type="float" office:value="491" calcext:value-type="float">
            <text:p>491</text:p>
          </table:table-cell>
          <table:table-cell/>
          <table:table-cell table:number-columns-repeated="5" office:value-type="float" office:value="491" calcext:value-type="float">
            <text:p>491</text:p>
          </table:table-cell>
          <table:table-cell table:number-columns-repeated="2" office:value-type="float" office:value="492" calcext:value-type="float">
            <text:p>492</text:p>
          </table:table-cell>
          <table:table-cell table:number-columns-repeated="2"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2" calcext:value-type="float">
            <text:p>4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32" calcext:value-type="float">
            <text:p>332</text:p>
          </table:table-cell>
          <table:table-cell table:number-columns-repeated="4" office:value-type="float" office:value="329" calcext:value-type="float">
            <text:p>329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3"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table:number-columns-repeated="4" office:value-type="float" office:value="332" calcext:value-type="float">
            <text:p>3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4" calcext:value-type="float">
            <text:p>274</text:p>
          </table:table-cell>
          <table:table-cell table:number-columns-repeated="4" office:value-type="float" office:value="271" calcext:value-type="float">
            <text:p>271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6" office:value-type="float" office:value="274" calcext:value-type="float">
            <text:p>274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339" calcext:value-type="float">
            <text:p>339</text:p>
          </table:table-cell>
          <table:table-cell/>
          <table:table-cell table:number-columns-repeated="4" office:value-type="float" office:value="339" calcext:value-type="float">
            <text:p>339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40" calcext:value-type="float">
            <text:p>3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43" calcext:value-type="float">
            <text:p>543</text:p>
          </table:table-cell>
          <table:table-cell table:number-columns-repeated="4" office:value-type="float" office:value="542" calcext:value-type="float">
            <text:p>542</text:p>
          </table:table-cell>
          <table:table-cell/>
          <table:table-cell table:number-columns-repeated="4" office:value-type="float" office:value="542" calcext:value-type="float">
            <text:p>542</text:p>
          </table:table-cell>
          <table:table-cell table:number-columns-repeated="3" office:value-type="float" office:value="541" calcext:value-type="float">
            <text:p>541</text:p>
          </table:table-cell>
          <table:table-cell office:value-type="float" office:value="546" calcext:value-type="float">
            <text:p>546</text:p>
          </table:table-cell>
          <table:table-cell office:value-type="float" office:value="544" calcext:value-type="float">
            <text:p>544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543" calcext:value-type="float">
            <text:p>5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397" calcext:value-type="float">
            <text:p>397</text:p>
          </table:table-cell>
          <table:table-cell/>
          <table:table-cell table:number-columns-repeated="4" office:value-type="float" office:value="397" calcext:value-type="float">
            <text:p>397</text:p>
          </table:table-cell>
          <table:table-cell table:number-columns-repeated="3"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number-columns-repeated="3" office:value-type="float" office:value="397" calcext:value-type="float">
            <text:p>39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55" calcext:value-type="float">
            <text:p>355</text:p>
          </table:table-cell>
          <table:table-cell table:number-columns-repeated="4" office:value-type="float" office:value="358" calcext:value-type="float">
            <text:p>358</text:p>
          </table:table-cell>
          <table:table-cell/>
          <table:table-cell table:number-columns-repeated="5" office:value-type="float" office:value="358" calcext:value-type="float">
            <text:p>358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86" calcext:value-type="float">
            <text:p>86</text:p>
          </table:table-cell>
          <table:table-cell/>
          <table:table-cell table:number-columns-repeated="4" office:value-type="float" office:value="86" calcext:value-type="float">
            <text:p>86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5" office:value-type="float" office:value="86" calcext:value-type="float">
            <text:p>8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table:number-columns-repeated="4" office:value-type="float" office:value="532" calcext:value-type="float">
            <text:p>532</text:p>
          </table:table-cell>
          <table:table-cell/>
          <table:table-cell table:number-columns-repeated="4" office:value-type="float" office:value="532" calcext:value-type="float">
            <text:p>532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table:number-columns-repeated="4" office:value-type="float" office:value="533" calcext:value-type="float">
            <text:p>53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1" calcext:value-type="float">
            <text:p>461</text:p>
          </table:table-cell>
          <table:table-cell table:number-columns-repeated="4" office:value-type="float" office:value="460" calcext:value-type="float">
            <text:p>460</text:p>
          </table:table-cell>
          <table:table-cell/>
          <table:table-cell table:number-columns-repeated="4" office:value-type="float" office:value="460" calcext:value-type="float">
            <text:p>460</text:p>
          </table:table-cell>
          <table:table-cell table:number-columns-repeated="3" office:value-type="float" office:value="462" calcext:value-type="float">
            <text:p>462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06" calcext:value-type="float">
            <text:p>506</text:p>
          </table:table-cell>
          <table:table-cell table:number-columns-repeated="4" office:value-type="float" office:value="504" calcext:value-type="float">
            <text:p>504</text:p>
          </table:table-cell>
          <table:table-cell/>
          <table:table-cell table:number-columns-repeated="5" office:value-type="float" office:value="504" calcext:value-type="float">
            <text:p>504</text:p>
          </table:table-cell>
          <table:table-cell table:number-columns-repeated="2" office:value-type="float" office:value="508" calcext:value-type="float">
            <text:p>508</text:p>
          </table:table-cell>
          <table:table-cell table:number-columns-repeated="2" office:value-type="float" office:value="505" calcext:value-type="float">
            <text:p>505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60" calcext:value-type="float">
            <text:p>460</text:p>
          </table:table-cell>
          <table:table-cell table:number-columns-repeated="4" office:value-type="float" office:value="461" calcext:value-type="float">
            <text:p>461</text:p>
          </table:table-cell>
          <table:table-cell/>
          <table:table-cell table:number-columns-repeated="7" office:value-type="float" office:value="461" calcext:value-type="float">
            <text:p>461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462" calcext:value-type="float">
            <text:p>46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40" calcext:value-type="float">
            <text:p>40</text:p>
          </table:table-cell>
          <table:table-cell/>
          <table:table-cell table:number-columns-repeated="4" office:value-type="float" office:value="40" calcext:value-type="float">
            <text:p>4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347" calcext:value-type="float">
            <text:p>347</text:p>
          </table:table-cell>
          <table:table-cell/>
          <table:table-cell table:number-columns-repeated="4" office:value-type="float" office:value="347" calcext:value-type="float">
            <text:p>347</text:p>
          </table:table-cell>
          <table:table-cell table:number-columns-repeated="3" office:value-type="float" office:value="349" calcext:value-type="float">
            <text:p>349</text:p>
          </table:table-cell>
          <table:table-cell table:number-columns-repeated="5" office:value-type="float" office:value="347" calcext:value-type="float">
            <text:p>3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55" calcext:value-type="float">
            <text:p>655</text:p>
          </table:table-cell>
          <table:table-cell table:number-columns-repeated="4" office:value-type="float" office:value="653" calcext:value-type="float">
            <text:p>653</text:p>
          </table:table-cell>
          <table:table-cell/>
          <table:table-cell table:number-columns-repeated="4" office:value-type="float" office:value="653" calcext:value-type="float">
            <text:p>653</text:p>
          </table:table-cell>
          <table:table-cell table:number-columns-repeated="3" office:value-type="float" office:value="652" calcext:value-type="float">
            <text:p>652</text:p>
          </table:table-cell>
          <table:table-cell office:value-type="float" office:value="648" calcext:value-type="float">
            <text:p>648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655" calcext:value-type="float">
            <text:p>65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table:number-columns-repeated="4" office:value-type="float" office:value="447" calcext:value-type="float">
            <text:p>447</text:p>
          </table:table-cell>
          <table:table-cell/>
          <table:table-cell table:number-columns-repeated="4" office:value-type="float" office:value="447" calcext:value-type="float">
            <text:p>447</text:p>
          </table:table-cell>
          <table:table-cell table:number-columns-repeated="3" office:value-type="float" office:value="446" calcext:value-type="float">
            <text:p>446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90" calcext:value-type="float">
            <text:p>390</text:p>
          </table:table-cell>
          <table:table-cell table:number-columns-repeated="4" office:value-type="float" office:value="386" calcext:value-type="float">
            <text:p>386</text:p>
          </table:table-cell>
          <table:table-cell/>
          <table:table-cell table:number-columns-repeated="4" office:value-type="float" office:value="386" calcext:value-type="float">
            <text:p>386</text:p>
          </table:table-cell>
          <table:table-cell table:number-columns-repeated="3" office:value-type="float" office:value="391" calcext:value-type="float">
            <text:p>391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67" calcext:value-type="float">
            <text:p>67</text:p>
          </table:table-cell>
          <table:table-cell/>
          <table:table-cell table:number-columns-repeated="12" office:value-type="float" office:value="67" calcext:value-type="float">
            <text:p>6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03" calcext:value-type="float">
            <text:p>603</text:p>
          </table:table-cell>
          <table:table-cell table:number-columns-repeated="4" office:value-type="float" office:value="602" calcext:value-type="float">
            <text:p>602</text:p>
          </table:table-cell>
          <table:table-cell/>
          <table:table-cell table:number-columns-repeated="4" office:value-type="float" office:value="602" calcext:value-type="float">
            <text:p>602</text:p>
          </table:table-cell>
          <table:table-cell table:number-columns-repeated="3"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603" calcext:value-type="float">
            <text:p>603</text:p>
          </table:table-cell>
          <table:table-cell office:value-type="float" office:value="599" calcext:value-type="float">
            <text:p>5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57" calcext:value-type="float">
            <text:p>357</text:p>
          </table:table-cell>
          <table:table-cell table:number-columns-repeated="4" office:value-type="float" office:value="358" calcext:value-type="float">
            <text:p>358</text:p>
          </table:table-cell>
          <table:table-cell/>
          <table:table-cell table:number-columns-repeated="4" office:value-type="float" office:value="358" calcext:value-type="float">
            <text:p>358</text:p>
          </table:table-cell>
          <table:table-cell table:number-columns-repeated="3"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table:number-columns-repeated="4" office:value-type="float" office:value="357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398" calcext:value-type="float">
            <text:p>398</text:p>
          </table:table-cell>
          <table:table-cell/>
          <table:table-cell table:number-columns-repeated="4" office:value-type="float" office:value="398" calcext:value-type="float">
            <text:p>398</text:p>
          </table:table-cell>
          <table:table-cell table:number-columns-repeated="3"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399" calcext:value-type="float">
            <text:p>399</text:p>
          </table:table-cell>
          <table:table-cell table:number-columns-repeated="2" office:value-type="float" office:value="406" calcext:value-type="float">
            <text:p>4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11" calcext:value-type="float">
            <text:p>511</text:p>
          </table:table-cell>
          <table:table-cell table:number-columns-repeated="4" office:value-type="float" office:value="505" calcext:value-type="float">
            <text:p>505</text:p>
          </table:table-cell>
          <table:table-cell/>
          <table:table-cell table:number-columns-repeated="4" office:value-type="float" office:value="505" calcext:value-type="float">
            <text:p>505</text:p>
          </table:table-cell>
          <table:table-cell table:number-columns-repeated="4"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507" calcext:value-type="float">
            <text:p>5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8" calcext:value-type="float">
            <text:p>258</text:p>
          </table:table-cell>
          <table:table-cell table:number-columns-repeated="4" office:value-type="float" office:value="257" calcext:value-type="float">
            <text:p>257</text:p>
          </table:table-cell>
          <table:table-cell/>
          <table:table-cell table:number-columns-repeated="4" office:value-type="float" office:value="257" calcext:value-type="float">
            <text:p>257</text:p>
          </table:table-cell>
          <table:table-cell table:number-columns-repeated="3" office:value-type="float" office:value="258" calcext:value-type="float">
            <text:p>258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3" office:value-type="float" office:value="258" calcext:value-type="float">
            <text:p>25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42" calcext:value-type="float">
            <text:p>242</text:p>
          </table:table-cell>
          <table:table-cell/>
          <table:table-cell table:number-columns-repeated="7" office:value-type="float" office:value="242" calcext:value-type="float">
            <text:p>242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89" calcext:value-type="float">
            <text:p>389</text:p>
          </table:table-cell>
          <table:table-cell table:number-columns-repeated="4" office:value-type="float" office:value="387" calcext:value-type="float">
            <text:p>387</text:p>
          </table:table-cell>
          <table:table-cell/>
          <table:table-cell table:number-columns-repeated="7" office:value-type="float" office:value="387" calcext:value-type="float">
            <text:p>387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389" calcext:value-type="float">
            <text:p>3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91" calcext:value-type="float">
            <text:p>491</text:p>
          </table:table-cell>
          <table:table-cell table:number-columns-repeated="4" office:value-type="float" office:value="493" calcext:value-type="float">
            <text:p>493</text:p>
          </table:table-cell>
          <table:table-cell/>
          <table:table-cell table:number-columns-repeated="4" office:value-type="float" office:value="493" calcext:value-type="float">
            <text:p>493</text:p>
          </table:table-cell>
          <table:table-cell table:number-columns-repeated="3"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 table:number-columns-repeated="4" office:value-type="float" office:value="490" calcext:value-type="float">
            <text:p>490</text:p>
          </table:table-cell>
          <table:table-cell/>
          <table:table-cell table:number-columns-repeated="4" office:value-type="float" office:value="490" calcext:value-type="float">
            <text:p>490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table:number-columns-repeated="3" office:value-type="float" office:value="485" calcext:value-type="float">
            <text:p>4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76" calcext:value-type="float">
            <text:p>76</text:p>
          </table:table-cell>
          <table:table-cell/>
          <table:table-cell table:number-columns-repeated="4" office:value-type="float" office:value="76" calcext:value-type="float">
            <text:p>76</text:p>
          </table:table-cell>
          <table:table-cell table:number-columns-repeated="7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71" calcext:value-type="float">
            <text:p>371</text:p>
          </table:table-cell>
          <table:table-cell table:number-columns-repeated="4" office:value-type="float" office:value="374" calcext:value-type="float">
            <text:p>374</text:p>
          </table:table-cell>
          <table:table-cell/>
          <table:table-cell table:number-columns-repeated="4" office:value-type="float" office:value="374" calcext:value-type="float">
            <text:p>374</text:p>
          </table:table-cell>
          <table:table-cell table:number-columns-repeated="3" office:value-type="float" office:value="371" calcext:value-type="float">
            <text:p>371</text:p>
          </table:table-cell>
          <table:table-cell table:number-columns-repeated="2" office:value-type="float" office:value="374" calcext:value-type="float">
            <text:p>374</text:p>
          </table:table-cell>
          <table:table-cell table:number-columns-repeated="3" office:value-type="float" office:value="370" calcext:value-type="float">
            <text:p>37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398" calcext:value-type="float">
            <text:p>398</text:p>
          </table:table-cell>
          <table:table-cell/>
          <table:table-cell table:number-columns-repeated="7"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75" calcext:value-type="float">
            <text:p>375</text:p>
          </table:table-cell>
          <table:table-cell table:number-columns-repeated="4" office:value-type="float" office:value="373" calcext:value-type="float">
            <text:p>373</text:p>
          </table:table-cell>
          <table:table-cell/>
          <table:table-cell table:number-columns-repeated="4" office:value-type="float" office:value="373" calcext:value-type="float">
            <text:p>373</text:p>
          </table:table-cell>
          <table:table-cell table:number-columns-repeated="3"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601" calcext:value-type="float">
            <text:p>601</text:p>
          </table:table-cell>
          <table:table-cell table:number-columns-repeated="4" office:value-type="float" office:value="611" calcext:value-type="float">
            <text:p>611</text:p>
          </table:table-cell>
          <table:table-cell/>
          <table:table-cell table:number-columns-repeated="5"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office:value-type="float" office:value="605" calcext:value-type="float">
            <text:p>605</text:p>
          </table:table-cell>
          <table:table-cell office:value-type="float" office:value="601" calcext:value-type="float">
            <text:p>6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float" office:value="224" calcext:value-type="float">
            <text:p>224</text:p>
          </table:table-cell>
          <table:table-cell/>
          <table:table-cell table:number-columns-repeated="7" office:value-type="float" office:value="224" calcext:value-type="float">
            <text:p>224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27" calcext:value-type="float">
            <text:p>2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316" calcext:value-type="float">
            <text:p>316</text:p>
          </table:table-cell>
          <table:table-cell/>
          <table:table-cell table:number-columns-repeated="4" office:value-type="float" office:value="316" calcext:value-type="float">
            <text:p>316</text:p>
          </table:table-cell>
          <table:table-cell table:number-columns-repeated="3"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312" calcext:value-type="float">
            <text:p>312</text:p>
          </table:table-cell>
          <table:table-cell/>
          <table:table-cell table:number-columns-repeated="4" office:value-type="float" office:value="312" calcext:value-type="float">
            <text:p>312</text:p>
          </table:table-cell>
          <table:table-cell table:number-columns-repeated="3" office:value-type="float" office:value="313" calcext:value-type="float">
            <text:p>313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76" calcext:value-type="float">
            <text:p>476</text:p>
          </table:table-cell>
          <table:table-cell table:number-columns-repeated="4" office:value-type="float" office:value="474" calcext:value-type="float">
            <text:p>474</text:p>
          </table:table-cell>
          <table:table-cell/>
          <table:table-cell table:number-columns-repeated="7"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9" calcext:value-type="float">
            <text:p>4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433" calcext:value-type="float">
            <text:p>433</text:p>
          </table:table-cell>
          <table:table-cell/>
          <table:table-cell table:number-columns-repeated="5" office:value-type="float" office:value="433" calcext:value-type="float">
            <text:p>433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float" office:value="363" calcext:value-type="float">
            <text:p>363</text:p>
          </table:table-cell>
          <table:table-cell/>
          <table:table-cell table:number-columns-repeated="4"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150" calcext:value-type="float">
            <text:p>150</text:p>
          </table:table-cell>
          <table:table-cell/>
          <table:table-cell table:number-columns-repeated="5" office:value-type="float" office:value="150" calcext:value-type="float">
            <text:p>150</text:p>
          </table:table-cell>
          <table:table-cell table:number-columns-repeated="4"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84" calcext:value-type="float">
            <text:p>484</text:p>
          </table:table-cell>
          <table:table-cell table:number-columns-repeated="4" office:value-type="float" office:value="483" calcext:value-type="float">
            <text:p>483</text:p>
          </table:table-cell>
          <table:table-cell/>
          <table:table-cell table:number-columns-repeated="4" office:value-type="float" office:value="483" calcext:value-type="float">
            <text:p>483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81" calcext:value-type="float">
            <text:p>48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58" calcext:value-type="float">
            <text:p>358</text:p>
          </table:table-cell>
          <table:table-cell table:number-columns-repeated="4" office:value-type="float" office:value="353" calcext:value-type="float">
            <text:p>353</text:p>
          </table:table-cell>
          <table:table-cell/>
          <table:table-cell table:number-columns-repeated="4" office:value-type="float" office:value="353" calcext:value-type="float">
            <text:p>353</text:p>
          </table:table-cell>
          <table:table-cell table:number-columns-repeated="3" office:value-type="float" office:value="358" calcext:value-type="float">
            <text:p>358</text:p>
          </table:table-cell>
          <table:table-cell table:number-columns-repeated="4" office:value-type="float" office:value="354" calcext:value-type="float">
            <text:p>354</text:p>
          </table:table-cell>
          <table:table-cell office:value-type="float" office:value="358" calcext:value-type="float">
            <text:p>35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31" calcext:value-type="float">
            <text:p>431</text:p>
          </table:table-cell>
          <table:table-cell table:number-columns-repeated="4" office:value-type="float" office:value="429" calcext:value-type="float">
            <text:p>429</text:p>
          </table:table-cell>
          <table:table-cell/>
          <table:table-cell table:number-columns-repeated="4" office:value-type="float" office:value="429" calcext:value-type="float">
            <text:p>429</text:p>
          </table:table-cell>
          <table:table-cell table:number-columns-repeated="3"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428" calcext:value-type="float">
            <text:p>428</text:p>
          </table:table-cell>
          <table:table-cell table:number-columns-repeated="2" office:value-type="float" office:value="431" calcext:value-type="float">
            <text:p>43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vegeta.B2:.B501])" office:value-type="float" office:value="5057" calcext:value-type="float">
            <text:p>5057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vegeta.C2:.C501] - [vegeta.B2:.B501]))" office:value-type="float" office:value="93865" calcext:value-type="float">
            <text:p>93865</text:p>
          </table:table-cell>
          <table:table-cell table:style-name="ce3" table:number-matrix-columns-spanned="1" table:number-matrix-rows-spanned="1" table:formula="of:=SUM(ABS([vegeta.D2:.D501] - [vegeta.B2:.B501]))" office:value-type="float" office:value="93885" calcext:value-type="float">
            <text:p>93885</text:p>
          </table:table-cell>
          <table:table-cell table:style-name="ce3" table:number-matrix-columns-spanned="1" table:number-matrix-rows-spanned="1" table:formula="of:=SUM(ABS([vegeta.E2:.E501] - [vegeta.B2:.B501]))" office:value-type="float" office:value="93885" calcext:value-type="float">
            <text:p>93885</text:p>
          </table:table-cell>
          <table:table-cell table:style-name="ce1" table:number-matrix-columns-spanned="1" table:number-matrix-rows-spanned="1" table:formula="of:=SUM(ABS([vegeta.F2:.F501] - [vegeta.B2:.B501]))" office:value-type="float" office:value="93885" calcext:value-type="float">
            <text:p>93885</text:p>
          </table:table-cell>
          <table:table-cell table:style-name="ce1" table:number-matrix-columns-spanned="1" table:number-matrix-rows-spanned="1" table:formula="of:=SUM(ABS([vegeta.G2:.G501] - [vegeta.B2:.B501]))" office:value-type="float" office:value="93885" calcext:value-type="float">
            <text:p>93885</text:p>
          </table:table-cell>
          <table:table-cell table:style-name="ce1" table:number-matrix-columns-spanned="1" table:number-matrix-rows-spanned="1" table:formula="of:=SUM(ABS([vegeta.H2:.H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I2:.I501] - [vegeta.B2:.B501]))" office:value-type="float" office:value="93903" calcext:value-type="float">
            <text:p>93903</text:p>
          </table:table-cell>
          <table:table-cell table:style-name="ce1" table:number-matrix-columns-spanned="1" table:number-matrix-rows-spanned="1" table:formula="of:=SUM(ABS([vegeta.J2:.J501] - [vegeta.B2:.B501]))" office:value-type="float" office:value="93882" calcext:value-type="float">
            <text:p>93882</text:p>
          </table:table-cell>
          <table:table-cell table:style-name="ce1" table:number-matrix-columns-spanned="1" table:number-matrix-rows-spanned="1" table:formula="of:=SUM(ABS([vegeta.K2:.K501] - [vegeta.B2:.B501]))" office:value-type="float" office:value="93880" calcext:value-type="float">
            <text:p>93880</text:p>
          </table:table-cell>
          <table:table-cell table:style-name="ce1" table:number-matrix-columns-spanned="1" table:number-matrix-rows-spanned="1" table:formula="of:=SUM(ABS([vegeta.L2:.L501] - [vegeta.B2:.B501]))" office:value-type="float" office:value="93881" calcext:value-type="float">
            <text:p>93881</text:p>
          </table:table-cell>
          <table:table-cell table:style-name="ce1" table:number-matrix-columns-spanned="1" table:number-matrix-rows-spanned="1" table:formula="of:=SUM(ABS([vegeta.M2:.M501] - [vegeta.B2:.B501]))" office:value-type="float" office:value="93917" calcext:value-type="float">
            <text:p>93917</text:p>
          </table:table-cell>
          <table:table-cell table:style-name="ce1" table:number-matrix-columns-spanned="1" table:number-matrix-rows-spanned="1" table:formula="of:=SUM(ABS([vegeta.N2:.N501] - [vegeta.B2:.B501]))" office:value-type="float" office:value="93909" calcext:value-type="float">
            <text:p>93909</text:p>
          </table:table-cell>
          <table:table-cell table:style-name="ce1" table:number-matrix-columns-spanned="1" table:number-matrix-rows-spanned="1" table:formula="of:=SUM(ABS([vegeta.O2:.O501] - [vegeta.B2:.B501]))" office:value-type="float" office:value="93936" calcext:value-type="float">
            <text:p>93936</text:p>
          </table:table-cell>
          <table:table-cell table:style-name="ce1" table:number-matrix-columns-spanned="1" table:number-matrix-rows-spanned="1" table:formula="of:=SUM(ABS([vegeta.P2:.P501] - [vegeta.B2:.B501]))" office:value-type="float" office:value="93865" calcext:value-type="float">
            <text:p>93865</text:p>
          </table:table-cell>
          <table:table-cell table:style-name="ce1" table:number-matrix-columns-spanned="1" table:number-matrix-rows-spanned="1" table:formula="of:=SUM(ABS([vegeta.Q2:.Q501] - [vegeta.B2:.B501]))" office:value-type="float" office:value="93901" calcext:value-type="float">
            <text:p>93901</text:p>
          </table:table-cell>
          <table:table-cell table:style-name="ce1" table:number-matrix-columns-spanned="1" table:number-matrix-rows-spanned="1" table:formula="of:=SUM(ABS([vegeta.R2:.R501] - [vegeta.B2:.B501]))" office:value-type="float" office:value="93839" calcext:value-type="float">
            <text:p>93839</text:p>
          </table:table-cell>
          <table:table-cell table:style-name="ce1" table:number-matrix-columns-spanned="1" table:number-matrix-rows-spanned="1" table:formula="of:=SUM(ABS([vegeta.S2:.S501] - [vegeta.B2:.B501]))" office:value-type="float" office:value="93825" calcext:value-type="float">
            <text:p>93825</text:p>
          </table:table-cell>
          <table:table-cell table:style-name="ce1" table:number-matrix-columns-spanned="1" table:number-matrix-rows-spanned="1" table:formula="of:=SUM(ABS([vegeta.T2:.T501] - [vegeta.B2:.B501]))" office:value-type="float" office:value="93833" calcext:value-type="float">
            <text:p>93833</text:p>
          </table:table-cell>
          <table:table-cell table:style-name="ce1" table:number-matrix-columns-spanned="1" table:number-matrix-rows-spanned="1" table:formula="of:=SUM(ABS([vegeta.U2:.U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V2:.V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W2:.W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X2:.X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Y2:.Y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Z2:.Z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A2:.AA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B2:.AB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C2:.AC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D2:.AD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E2:.AE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F2:.AF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G2:.AG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H2:.AH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I2:.AI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J2:.AJ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K2:.AK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L2:.AL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M2:.AM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N2:.AN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O2:.AO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P2:.AP501] - [vegeta.B2:.B501]))" office:value-type="float" office:value="5057" calcext:value-type="float">
            <text:p>5057</text:p>
          </table:table-cell>
          <table:table-cell table:style-name="ce1"/>
          <table:table-cell table:style-name="ce1" table:number-matrix-columns-spanned="1" table:number-matrix-rows-spanned="1" table:formula="of:=SUM(ABS([vegeta.AR2:.AR501] - [vegeta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vegeta.AS2:.AS501] - [vegeta.B2:.B501]))" office:value-type="float" office:value="5057" calcext:value-type="float">
            <text:p>5057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vegeta.C503] / [vegeta.B502]" office:value-type="float" office:value="18.5614000395491" calcext:value-type="float">
            <text:p>18.561400</text:p>
          </table:table-cell>
          <table:table-cell table:style-name="ce4" table:formula="of:=[vegeta.D503] / [vegeta.B502]" office:value-type="float" office:value="18.5653549535298" calcext:value-type="float">
            <text:p>18.565355</text:p>
          </table:table-cell>
          <table:table-cell table:style-name="ce4" table:formula="of:=[vegeta.E503] / [vegeta.B502]" office:value-type="float" office:value="18.5653549535298" calcext:value-type="float">
            <text:p>18.565355</text:p>
          </table:table-cell>
          <table:table-cell table:style-name="ce4" table:formula="of:=[vegeta.F503] / [vegeta.B502]" office:value-type="float" office:value="18.5653549535298" calcext:value-type="float">
            <text:p>18.565355</text:p>
          </table:table-cell>
          <table:table-cell table:style-name="ce4" table:formula="of:=[vegeta.G503] / [vegeta.B502]" office:value-type="float" office:value="18.5653549535298" calcext:value-type="float">
            <text:p>18.565355</text:p>
          </table:table-cell>
          <table:table-cell table:style-name="ce4" table:formula="of:=[vegeta.H503] / [vegeta.B502]" office:value-type="float" office:value="1" calcext:value-type="float">
            <text:p>1.000000</text:p>
          </table:table-cell>
          <table:table-cell table:style-name="ce4" table:formula="of:=[vegeta.I503] / [vegeta.B502]" office:value-type="float" office:value="18.5689143761123" calcext:value-type="float">
            <text:p>18.568914</text:p>
          </table:table-cell>
          <table:table-cell table:style-name="ce4" table:formula="of:=[vegeta.J503] / [vegeta.B502]" office:value-type="float" office:value="18.5647617164327" calcext:value-type="float">
            <text:p>18.564762</text:p>
          </table:table-cell>
          <table:table-cell table:style-name="ce4" table:formula="of:=[vegeta.K503] / [vegeta.B502]" office:value-type="float" office:value="18.5643662250346" calcext:value-type="float">
            <text:p>18.564366</text:p>
          </table:table-cell>
          <table:table-cell table:style-name="ce4" table:formula="of:=[vegeta.L503] / [vegeta.B502]" office:value-type="float" office:value="18.5645639707336" calcext:value-type="float">
            <text:p>18.564564</text:p>
          </table:table-cell>
          <table:table-cell table:style-name="ce4" table:formula="of:=[vegeta.M503] / [vegeta.B502]" office:value-type="float" office:value="18.5716828158988" calcext:value-type="float">
            <text:p>18.571683</text:p>
          </table:table-cell>
          <table:table-cell table:style-name="ce4" table:formula="of:=[vegeta.N503] / [vegeta.B502]" office:value-type="float" office:value="18.5701008503065" calcext:value-type="float">
            <text:p>18.570101</text:p>
          </table:table-cell>
          <table:table-cell table:style-name="ce4" table:formula="of:=[vegeta.O503] / [vegeta.B502]" office:value-type="float" office:value="18.5754399841803" calcext:value-type="float">
            <text:p>18.575440</text:p>
          </table:table-cell>
          <table:table-cell table:style-name="ce4" table:formula="of:=[vegeta.P503] / [vegeta.B502]" office:value-type="float" office:value="18.5614000395491" calcext:value-type="float">
            <text:p>18.561400</text:p>
          </table:table-cell>
          <table:table-cell table:style-name="ce4" table:formula="of:=[vegeta.Q503] / [vegeta.B502]" office:value-type="float" office:value="18.5685188847143" calcext:value-type="float">
            <text:p>18.568519</text:p>
          </table:table-cell>
          <table:table-cell table:style-name="ce4" table:formula="of:=[vegeta.R503] / [vegeta.B502]" office:value-type="float" office:value="18.5562586513743" calcext:value-type="float">
            <text:p>18.556259</text:p>
          </table:table-cell>
          <table:table-cell table:style-name="ce4" table:formula="of:=[vegeta.S503] / [vegeta.B502]" office:value-type="float" office:value="18.5534902115879" calcext:value-type="float">
            <text:p>18.553490</text:p>
          </table:table-cell>
          <table:table-cell table:style-name="ce4" table:formula="of:=[vegeta.T503] / [vegeta.B502]" office:value-type="float" office:value="18.5550721771801" calcext:value-type="float">
            <text:p>18.555072</text:p>
          </table:table-cell>
          <table:table-cell table:style-name="ce4" table:formula="of:=[vegeta.U503] / [vegeta.B502]" office:value-type="float" office:value="1" calcext:value-type="float">
            <text:p>1.000000</text:p>
          </table:table-cell>
          <table:table-cell table:style-name="ce4" table:formula="of:=[vegeta.V503] / [vegeta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vegeta.W503] / [vegeta.B502]" office:value-type="float" office:value="1" calcext:value-type="float">
            <text:p>1.000000</text:p>
          </table:table-cell>
          <table:table-cell table:style-name="ce4" table:formula="of:=[vegeta.X503] / [vegeta.B502]" office:value-type="float" office:value="1" calcext:value-type="float">
            <text:p>1.000000</text:p>
          </table:table-cell>
          <table:table-cell table:style-name="ce4" table:formula="of:=[vegeta.Y503] / [vegeta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vegeta.Z503] / [vegeta.B502]" office:value-type="float" office:value="1" calcext:value-type="float">
            <text:p>1.000000</text:p>
          </table:table-cell>
          <table:table-cell table:style-name="ce4" table:formula="of:=[vegeta.AA503] / [vegeta.B502]" office:value-type="float" office:value="1" calcext:value-type="float">
            <text:p>1.000000</text:p>
          </table:table-cell>
          <table:table-cell table:style-name="ce4" table:formula="of:=[vegeta.AB503] / [vegeta.B502]" office:value-type="float" office:value="1" calcext:value-type="float">
            <text:p>1.000000</text:p>
          </table:table-cell>
          <table:table-cell table:style-name="ce4" table:formula="of:=[vegeta.AC503] / [vegeta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vegeta.AD503] / [vegeta.B502]" office:value-type="float" office:value="1" calcext:value-type="float">
            <text:p>1.000000</text:p>
          </table:table-cell>
          <table:table-cell table:style-name="ce4" table:formula="of:=[vegeta.AE503] / [vegeta.B502]" office:value-type="float" office:value="1" calcext:value-type="float">
            <text:p>1.000000</text:p>
          </table:table-cell>
          <table:table-cell table:style-name="ce4" table:formula="of:=[vegeta.AF503] / [vegeta.B502]" office:value-type="float" office:value="1" calcext:value-type="float">
            <text:p>1.000000</text:p>
          </table:table-cell>
          <table:table-cell table:style-name="ce4" table:formula="of:=[vegeta.AG503] / [vegeta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vegeta.AH503] / [vegeta.B502]" office:value-type="float" office:value="1" calcext:value-type="float">
            <text:p>1.000000</text:p>
          </table:table-cell>
          <table:table-cell table:style-name="ce4" table:formula="of:=[vegeta.AI503] / [vegeta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vegeta.AJ503] / [vegeta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vegeta.AK503] / [vegeta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vegeta.AL503] / [vegeta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vegeta.AM503] / [vegeta.B502]" office:value-type="float" office:value="1" calcext:value-type="float">
            <text:p>1.000000</text:p>
          </table:table-cell>
          <table:table-cell table:style-name="ce4" table:formula="of:=[vegeta.AN503] / [vegeta.B502]" office:value-type="float" office:value="1" calcext:value-type="float">
            <text:p>1.000000</text:p>
          </table:table-cell>
          <table:table-cell table:style-name="ce4" table:formula="of:=[vegeta.AO503] / [vegeta.B502]" office:value-type="float" office:value="1" calcext:value-type="float">
            <text:p>1.000000</text:p>
          </table:table-cell>
          <table:table-cell table:style-name="ce4" table:formula="of:=[vegeta.AP503] / [vegeta.B502]" office:value-type="float" office:value="1" calcext:value-type="float">
            <text:p>1.000000</text:p>
          </table:table-cell>
          <table:table-cell table:style-name="ce1"/>
          <table:table-cell table:style-name="ce4" table:formula="of:=[vegeta.AR503] / [vegeta.B502]" office:value-type="float" office:value="1" calcext:value-type="float">
            <text:p>1.000000</text:p>
          </table:table-cell>
          <table:table-cell table:style-name="ce4" table:formula="of:=[vegeta.AS503] / [vegeta.B502]" office:value-type="float" office:value="1" calcext:value-type="float">
            <text:p>1.00000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vegeta.C2:.C501] - [vegeta.B2:.B501]))" office:value-type="float" office:value="193.157865747165" calcext:value-type="float">
            <text:p>193.157866</text:p>
          </table:table-cell>
          <table:table-cell table:style-name="ce4" table:number-matrix-columns-spanned="1" table:number-matrix-rows-spanned="1" table:formula="of:=COM.MICROSOFT.STDEV.P(ABS([vegeta.D2:.D501] - [vegeta.B2:.B501]))" office:value-type="float" office:value="192.903419098781" calcext:value-type="float">
            <text:p>192.903419</text:p>
          </table:table-cell>
          <table:table-cell table:style-name="ce4" table:number-matrix-columns-spanned="1" table:number-matrix-rows-spanned="1" table:formula="of:=COM.MICROSOFT.STDEV.P(ABS([vegeta.E2:.E501] - [vegeta.B2:.B501]))" office:value-type="float" office:value="192.903419098781" calcext:value-type="float">
            <text:p>192.903419</text:p>
          </table:table-cell>
          <table:table-cell table:style-name="ce4" table:number-matrix-columns-spanned="1" table:number-matrix-rows-spanned="1" table:formula="of:=COM.MICROSOFT.STDEV.P(ABS([vegeta.F2:.F501] - [vegeta.B2:.B501]))" office:value-type="float" office:value="192.903419098781" calcext:value-type="float">
            <text:p>192.903419</text:p>
          </table:table-cell>
          <table:table-cell table:style-name="ce4" table:number-matrix-columns-spanned="1" table:number-matrix-rows-spanned="1" table:formula="of:=COM.MICROSOFT.STDEV.P(ABS([vegeta.G2:.G501] - [vegeta.B2:.B501]))" office:value-type="float" office:value="192.903419098781" calcext:value-type="float">
            <text:p>192.903419</text:p>
          </table:table-cell>
          <table:table-cell table:style-name="ce4" table:number-matrix-columns-spanned="1" table:number-matrix-rows-spanned="1" table:formula="of:=COM.MICROSOFT.STDEV.P(ABS([vegeta.H2:.H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I2:.I501] - [vegeta.B2:.B501]))" office:value-type="float" office:value="192.920782612968" calcext:value-type="float">
            <text:p>192.920783</text:p>
          </table:table-cell>
          <table:table-cell table:style-name="ce4" table:number-matrix-columns-spanned="1" table:number-matrix-rows-spanned="1" table:formula="of:=COM.MICROSOFT.STDEV.P(ABS([vegeta.J2:.J501] - [vegeta.B2:.B501]))" office:value-type="float" office:value="192.889969422985" calcext:value-type="float">
            <text:p>192.889969</text:p>
          </table:table-cell>
          <table:table-cell table:style-name="ce4" table:number-matrix-columns-spanned="1" table:number-matrix-rows-spanned="1" table:formula="of:=COM.MICROSOFT.STDEV.P(ABS([vegeta.K2:.K501] - [vegeta.B2:.B501]))" office:value-type="float" office:value="192.887393056156" calcext:value-type="float">
            <text:p>192.887393</text:p>
          </table:table-cell>
          <table:table-cell table:style-name="ce4" table:number-matrix-columns-spanned="1" table:number-matrix-rows-spanned="1" table:formula="of:=COM.MICROSOFT.STDEV.P(ABS([vegeta.L2:.L501] - [vegeta.B2:.B501]))" office:value-type="float" office:value="192.896514628958" calcext:value-type="float">
            <text:p>192.896515</text:p>
          </table:table-cell>
          <table:table-cell table:style-name="ce4" table:number-matrix-columns-spanned="1" table:number-matrix-rows-spanned="1" table:formula="of:=COM.MICROSOFT.STDEV.P(ABS([vegeta.M2:.M501] - [vegeta.B2:.B501]))" office:value-type="float" office:value="192.935290820523" calcext:value-type="float">
            <text:p>192.935291</text:p>
          </table:table-cell>
          <table:table-cell table:style-name="ce4" table:number-matrix-columns-spanned="1" table:number-matrix-rows-spanned="1" table:formula="of:=COM.MICROSOFT.STDEV.P(ABS([vegeta.N2:.N501] - [vegeta.B2:.B501]))" office:value-type="float" office:value="192.940138063597" calcext:value-type="float">
            <text:p>192.940138</text:p>
          </table:table-cell>
          <table:table-cell table:style-name="ce4" table:number-matrix-columns-spanned="1" table:number-matrix-rows-spanned="1" table:formula="of:=COM.MICROSOFT.STDEV.P(ABS([vegeta.O2:.O501] - [vegeta.B2:.B501]))" office:value-type="float" office:value="193.013594381328" calcext:value-type="float">
            <text:p>193.013594</text:p>
          </table:table-cell>
          <table:table-cell table:style-name="ce4" table:number-matrix-columns-spanned="1" table:number-matrix-rows-spanned="1" table:formula="of:=COM.MICROSOFT.STDEV.P(ABS([vegeta.P2:.P501] - [vegeta.B2:.B501]))" office:value-type="float" office:value="192.809504693104" calcext:value-type="float">
            <text:p>192.809505</text:p>
          </table:table-cell>
          <table:table-cell table:style-name="ce4" table:number-matrix-columns-spanned="1" table:number-matrix-rows-spanned="1" table:formula="of:=COM.MICROSOFT.STDEV.P(ABS([vegeta.Q2:.Q501] - [vegeta.B2:.B501]))" office:value-type="float" office:value="192.945460677364" calcext:value-type="float">
            <text:p>192.945461</text:p>
          </table:table-cell>
          <table:table-cell table:style-name="ce4" table:number-matrix-columns-spanned="1" table:number-matrix-rows-spanned="1" table:formula="of:=COM.MICROSOFT.STDEV.P(ABS([vegeta.R2:.R501] - [vegeta.B2:.B501]))" office:value-type="float" office:value="192.909425161136" calcext:value-type="float">
            <text:p>192.909425</text:p>
          </table:table-cell>
          <table:table-cell table:style-name="ce4" table:number-matrix-columns-spanned="1" table:number-matrix-rows-spanned="1" table:formula="of:=COM.MICROSOFT.STDEV.P(ABS([vegeta.S2:.S501] - [vegeta.B2:.B501]))" office:value-type="float" office:value="192.977323797384" calcext:value-type="float">
            <text:p>192.977324</text:p>
          </table:table-cell>
          <table:table-cell table:style-name="ce4" table:number-matrix-columns-spanned="1" table:number-matrix-rows-spanned="1" table:formula="of:=COM.MICROSOFT.STDEV.P(ABS([vegeta.T2:.T501] - [vegeta.B2:.B501]))" office:value-type="float" office:value="192.987819418739" calcext:value-type="float">
            <text:p>192.987819</text:p>
          </table:table-cell>
          <table:table-cell table:style-name="ce4" table:number-matrix-columns-spanned="1" table:number-matrix-rows-spanned="1" table:formula="of:=COM.MICROSOFT.STDEV.P(ABS([vegeta.U2:.U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V2:.V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W2:.W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X2:.X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Y2:.Y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Z2:.Z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A2:.AA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B2:.AB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C2:.AC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D2:.AD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E2:.AE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F2:.AF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G2:.AG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H2:.AH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I2:.AI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J2:.AJ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K2:.AK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L2:.AL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M2:.AM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N2:.AN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O2:.AO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P2:.AP501] - [vegeta.B2:.B501]))" office:value-type="float" office:value="11.7223292907169" calcext:value-type="float">
            <text:p>11.722329</text:p>
          </table:table-cell>
          <table:table-cell table:style-name="ce1"/>
          <table:table-cell table:style-name="ce4" table:number-matrix-columns-spanned="1" table:number-matrix-rows-spanned="1" table:formula="of:=COM.MICROSOFT.STDEV.P(ABS([vegeta.AR2:.AR501] - [vegeta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vegeta.AS2:.AS501] - [vegeta.B2:.B501]))" office:value-type="float" office:value="11.7223292907169" calcext:value-type="float">
            <text:p>11.722329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8.5614" calcext:value-type="float">
            <text:p>18.5614</text:p>
          </table:table-cell>
          <table:table-cell office:value-type="float" office:value="193.157866" calcext:value-type="float">
            <text:p>193.157866</text:p>
          </table:table-cell>
          <table:table-cell office:value-type="float" office:value="93865" calcext:value-type="float">
            <text:p>93865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vegeta.shp</text:p>
          </table:table-cell>
          <table:table-cell office:value-type="float" office:value="187.73" calcext:value-type="float">
            <text:p>187.73</text:p>
          </table:table-cell>
          <table:table-cell table:number-columns-repeated="1017"/>
        </table:table-row>
      </table:table>
      <table:table table:name="Sheet21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.5653549535298" calcext:value-type="float">
            <text:p>18.5653549535298</text:p>
          </table:table-cell>
          <table:table-cell office:value-type="float" office:value="192.903419098781" calcext:value-type="float">
            <text:p>192.90341909878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8.5653549535298" calcext:value-type="float">
            <text:p>18.5653549535298</text:p>
          </table:table-cell>
          <table:table-cell office:value-type="float" office:value="192.903419098781" calcext:value-type="float">
            <text:p>192.90341909878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8.5653549535298" calcext:value-type="float">
            <text:p>18.5653549535298</text:p>
          </table:table-cell>
          <table:table-cell office:value-type="float" office:value="192.903419098781" calcext:value-type="float">
            <text:p>192.90341909878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8.5653549535298" calcext:value-type="float">
            <text:p>18.5653549535298</text:p>
          </table:table-cell>
          <table:table-cell office:value-type="float" office:value="192.903419098781" calcext:value-type="float">
            <text:p>192.903419098781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8.5653549535298" calcext:value-type="float">
            <text:p>18.5653549535298</text:p>
          </table:table-cell>
          <table:table-cell office:value-type="float" office:value="192.903419098781" calcext:value-type="float">
            <text:p>192.90341909878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8.5653549535298" calcext:value-type="float">
            <text:p>18.5653549535298</text:p>
          </table:table-cell>
          <table:table-cell office:value-type="float" office:value="192.903419098781" calcext:value-type="float">
            <text:p>192.90341909878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8.5653549535298" calcext:value-type="float">
            <text:p>18.5653549535298</text:p>
          </table:table-cell>
          <table:table-cell office:value-type="float" office:value="192.903419098781" calcext:value-type="float">
            <text:p>192.903419098781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8.5653549535298" calcext:value-type="float">
            <text:p>18.5653549535298</text:p>
          </table:table-cell>
          <table:table-cell office:value-type="float" office:value="192.903419098781" calcext:value-type="float">
            <text:p>192.90341909878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8.5653549535298" calcext:value-type="float">
            <text:p>18.5653549535298</text:p>
          </table:table-cell>
          <table:table-cell office:value-type="float" office:value="192.903419098781" calcext:value-type="float">
            <text:p>192.90341909878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8.5653549535298" calcext:value-type="float">
            <text:p>18.5653549535298</text:p>
          </table:table-cell>
          <table:table-cell office:value-type="float" office:value="192.903419098781" calcext:value-type="float">
            <text:p>192.90341909878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8.5689143761123" calcext:value-type="float">
            <text:p>18.5689143761123</text:p>
          </table:table-cell>
          <table:table-cell office:value-type="float" office:value="192.920782612968" calcext:value-type="float">
            <text:p>192.92078261296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8.5647617164327" calcext:value-type="float">
            <text:p>18.5647617164327</text:p>
          </table:table-cell>
          <table:table-cell office:value-type="float" office:value="192.889969422985" calcext:value-type="float">
            <text:p>192.88996942298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8.5647617164327" calcext:value-type="float">
            <text:p>18.5647617164327</text:p>
          </table:table-cell>
          <table:table-cell office:value-type="float" office:value="192.889969422985" calcext:value-type="float">
            <text:p>192.88996942298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8.5643662250346" calcext:value-type="float">
            <text:p>18.5643662250346</text:p>
          </table:table-cell>
          <table:table-cell office:value-type="float" office:value="192.887393056156" calcext:value-type="float">
            <text:p>192.88739305615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8.5645639707336" calcext:value-type="float">
            <text:p>18.5645639707336</text:p>
          </table:table-cell>
          <table:table-cell office:value-type="float" office:value="192.896514628958" calcext:value-type="float">
            <text:p>192.89651462895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8.5716828158988" calcext:value-type="float">
            <text:p>18.5716828158988</text:p>
          </table:table-cell>
          <table:table-cell office:value-type="float" office:value="192.935290820523" calcext:value-type="float">
            <text:p>192.93529082052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8.5701008503065" calcext:value-type="float">
            <text:p>18.5701008503065</text:p>
          </table:table-cell>
          <table:table-cell office:value-type="float" office:value="192.940138063597" calcext:value-type="float">
            <text:p>192.94013806359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8.5754399841803" calcext:value-type="float">
            <text:p>18.5754399841803</text:p>
          </table:table-cell>
          <table:table-cell office:value-type="float" office:value="193.013594381328" calcext:value-type="float">
            <text:p>193.01359438132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8.5614000395491" calcext:value-type="float">
            <text:p>18.5614000395491</text:p>
          </table:table-cell>
          <table:table-cell office:value-type="float" office:value="192.809504693104" calcext:value-type="float">
            <text:p>192.80950469310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8.5685188847143" calcext:value-type="float">
            <text:p>18.5685188847143</text:p>
          </table:table-cell>
          <table:table-cell office:value-type="float" office:value="192.945460677364" calcext:value-type="float">
            <text:p>192.94546067736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8.5562586513743" calcext:value-type="float">
            <text:p>18.5562586513743</text:p>
          </table:table-cell>
          <table:table-cell office:value-type="float" office:value="192.909425161136" calcext:value-type="float">
            <text:p>192.90942516113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8.5534902115879" calcext:value-type="float">
            <text:p>18.5534902115879</text:p>
          </table:table-cell>
          <table:table-cell office:value-type="float" office:value="192.977323797384" calcext:value-type="float">
            <text:p>192.97732379738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8.5550721771801" calcext:value-type="float">
            <text:p>18.5550721771801</text:p>
          </table:table-cell>
          <table:table-cell office:value-type="float" office:value="192.987819418739" calcext:value-type="float">
            <text:p>192.9878194187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8.5614000395491" calcext:value-type="float">
            <text:p>18.561400</text:p>
          </table:table-cell>
          <table:table-cell office:value-type="float" office:value="193.157865747165" calcext:value-type="float">
            <text:p>193.157865747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1:34:41.656428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5:47:59.576470221</meta:creation-date>
    <dc:date>2017-03-07T02:46:56.887044257</dc:date>
    <meta:editing-duration>PT2H40M22S</meta:editing-duration>
    <meta:editing-cycles>21</meta:editing-cycles>
    <meta:generator>LibreOffice/5.2.4.2.1$Linux_X86_64 LibreOffice_project/20m0$Build-2</meta:generator>
    <meta:document-statistic meta:table-count="16" meta:cell-count="67649" meta:object-count="0"/>
  </office:meta>
</office:document-meta>
</file>